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54pt"/>
    </style:style>
    <style:style style:name="co2" style:family="table-column">
      <style:table-column-properties fo:break-before="auto" style:column-width="126.06pt"/>
    </style:style>
    <style:style style:name="co3" style:family="table-column">
      <style:table-column-properties fo:break-before="auto" style:column-width="508.25pt"/>
    </style:style>
    <style:style style:name="co4" style:family="table-column">
      <style:table-column-properties fo:break-before="auto" style:column-width="56.95pt"/>
    </style:style>
    <style:style style:name="co5" style:family="table-column">
      <style:table-column-properties fo:break-before="auto" style:column-width="161.15pt"/>
    </style:style>
    <style:style style:name="co6" style:family="table-column">
      <style:table-column-properties fo:break-before="auto" style:column-width="293.1pt"/>
    </style:style>
    <style:style style:name="co7" style:family="table-column">
      <style:table-column-properties fo:break-before="auto" style:column-width="98.11pt"/>
    </style:style>
    <style:style style:name="co8" style:family="table-column">
      <style:table-column-properties fo:break-before="auto" style:column-width="104.46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482.71pt"/>
    </style:style>
    <style:style style:name="co11" style:family="table-column">
      <style:table-column-properties fo:break-before="auto" style:column-width="95.95pt"/>
    </style:style>
    <style:style style:name="co12" style:family="table-column">
      <style:table-column-properties fo:break-before="auto" style:column-width="73.56pt"/>
    </style:style>
    <style:style style:name="co13" style:family="table-column">
      <style:table-column-properties fo:break-before="auto" style:column-width="108.2pt"/>
    </style:style>
    <style:style style:name="co14" style:family="table-column">
      <style:table-column-properties fo:break-before="auto" style:column-width="48.25pt"/>
    </style:style>
    <style:style style:name="co15" style:family="table-column">
      <style:table-column-properties fo:break-before="auto" style:column-width="56.89pt"/>
    </style:style>
    <style:style style:name="co16" style:family="table-column">
      <style:table-column-properties fo:break-before="auto" style:column-width="574.55pt"/>
    </style:style>
    <style:style style:name="ro1" style:family="table-row">
      <style:table-row-properties style:row-height="28.8pt" fo:break-before="auto" style:use-optimal-row-height="false"/>
    </style:style>
    <style:style style:name="ro2" style:family="table-row">
      <style:table-row-properties style:row-height="41.7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order-bottom="0.74pt solid #000000" fo:background-color="#00599d" style:diagonal-bl-tr="none" style:diagonal-tl-br="none" style:text-align-source="fix" style:repeat-content="false" fo:wrap-option="no-wrap" fo:border-left="none" style:direction="ltr" fo:padding="0.99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ce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599d" style:direction="ltr" fo:padding="0.99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599d" style:direction="ltr" fo:padding="0.99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599d" style:direction="ltr" fo:padding="0.99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order-bottom="0.74pt solid #000000" fo:background-color="#00599d" style:diagonal-bl-tr="none" style:diagonal-tl-br="none" style:text-align-source="fix" style:repeat-content="false" fo:wrap-option="no-wrap" fo:border-left="0.74pt solid #000000" style:direction="ltr" fo:padding="0.99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000000" style:direction="ltr" fo:padding="0.99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0.74pt solid #000000" style:direction="ltr" fo:padding="0.99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Normal_20_2" style:data-style-name="N0">
      <style:table-cell-properties fo:background-color="#dddddd" style:diagonal-bl-tr="none" style:diagonal-tl-br="none" style:text-align-source="fix" style:repeat-content="false" fo:wrap-option="no-wrap" fo:border="0.74pt solid #000000" style:direction="ltr" fo:padding="0.99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99pt" fo:border-right="0.74pt solid #000000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Normal_20_2" style:data-style-name="N0">
      <style:table-cell-properties style:diagonal-bl-tr="none" style:diagonal-tl-br="none" style:text-align-source="fix" style:repeat-content="false" fo:background-color="transparent" fo:wrap-option="no-wrap" fo:border="0.74pt solid #000000" style:direction="ltr" fo:padding="0.99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Currency" style:data-style-name="N0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fo:padding="0.99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order-bottom="0.74pt solid #00599d" fo:background-color="#00599d" style:diagonal-bl-tr="none" style:diagonal-tl-br="none" style:text-align-source="fix" style:repeat-content="false" fo:wrap-option="no-wrap" fo:border-left="none" style:direction="ltr" fo:padding="0.99pt" fo:border-right="none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ce2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Normal_20_2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Normal_20_2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26" style:family="table-cell" style:parent-style-name="Normal_20_2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100">
      <style:table-cell-properties fo:border-bottom="0.74pt solid #000000" fo:background-color="#00599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ce30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0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3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133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599d" style:rotation-angle="0" style:rotation-align="none" style:shrink-to-fit="false" fo:border-top="non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99pt" fo:border-right="0.74pt solid #00599d" style:rotation-angle="0" style:rotation-align="none" style:shrink-to-fit="false" fo:border-top="non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9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3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3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2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99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99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Normal_20_2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99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Normal_20_2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99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Normal_20_2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99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0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99pt" fo:border-right="0.74pt solid #00599d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99pt" fo:border-right="0.74pt solid #00599d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start" fo:margin-left="0pt"/>
    </style:style>
    <style:style style:name="T1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Feuil1" table:style-name="ta1" table:print-ranges="Feuil1.A1:Feuil1.G162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13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5" table:default-cell-style-name="ce7"/>
        <table:table-column table:style-name="co9" table:number-columns-repeated="1011" table:default-cell-style-name="ce7"/>
        <table:table-row table:style-name="ro1">
          <table:table-cell table:style-name="ce1" office:value-type="string" calcext:value-type="string" table:number-columns-spanned="7" table:number-rows-spanned="1">
            <text:p>Hiérarchisation des vœux</text:p>
          </table:table-cell>
          <table:covered-table-cell table:number-columns-repeated="6" table:style-name="ce1"/>
          <table:table-cell table:style-name="ce1" table:number-columns-repeated="5"/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style-name="ce8" office:value-type="string" calcext:value-type="string">
            <text:p>CIRCONSCRIPTION</text:p>
          </table:table-cell>
          <table:table-cell table:style-name="ce8" office:value-type="string" calcext:value-type="string">
            <text:p>ECOLE(S) D'AFFECTATION <text:s text:c="130"/>Ecoles de rattachement des postes fractionnés sont en caractères gras</text:p>
          </table:table-cell>
          <table:table-cell table:style-name="ce8" office:value-type="string" calcext:value-type="string">
            <text:p>RNE</text:p>
          </table:table-cell>
          <table:table-cell table:style-name="ce8" office:value-type="string" calcext:value-type="string">
            <text:p>Quotité d'affectation</text:p>
          </table:table-cell>
          <table:table-cell table:style-name="ce8" office:value-type="string" calcext:value-type="string">
            <text:p>OBSERVATION</text:p>
          </table:table-cell>
          <table:table-cell table:style-name="ce8" office:value-type="string" calcext:value-type="string">
            <text:p>Rang des voeux</text:p>
          </table:table-cell>
          <table:table-cell table:style-name="ce8" office:value-type="string" calcext:value-type="string">
            <text:p>Niveau de classe </text:p>
          </table:table-cell>
          <table:table-cell table:style-name="ce8" office:value-type="string" calcext:value-type="string">
            <text:p>Quotité</text:p>
          </table:table-cell>
          <table:table-cell table:style-name="ce8" office:value-type="string" calcext:value-type="string">
            <text:p>Distance (note)</text:p>
          </table:table-cell>
          <table:table-cell table:style-name="ce8" office:value-type="string" calcext:value-type="string">
            <text:p>Distance (km)</text:p>
          </table:table-cell>
          <table:table-cell table:style-name="ce8" office:value-type="string" calcext:value-type="string">
            <text:p>Trajet (min)</text:p>
          </table:table-cell>
          <table:table-cell table:style-name="ce21"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BLANVILLE</text:p>
          </table:table-cell>
          <table:table-cell table:style-name="ce9" office:value-type="string" calcext:value-type="string">
            <text:p>BAYON, Elém. F. Dolto, MS/GS</text:p>
          </table:table-cell>
          <table:table-cell table:style-name="ce9" office:value-type="string" calcext:value-type="string">
            <text:p>0224A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4]))+10*ISNUMBER(SEARCH(&quot;25%&quot;;[.E4]))" office:value-type="float" office:value="1" calcext:value-type="float">
            <text:p>1</text:p>
          </table:table-cell>
          <table:table-cell table:style-name="ce9" table:formula="of:=IF([.K4]&lt;=12;100;IF([.K4]&gt;=60;100;1))" office:value-type="float" office:value="1" calcext:value-type="float">
            <text:p>1</text:p>
          </table:table-cell>
          <table:table-cell table:style-name="ce9" table:formula="of:=[$distances.C2]" office:value-type="float" office:value="39.8" calcext:value-type="float">
            <text:p>39.8</text:p>
          </table:table-cell>
          <table:table-cell table:style-name="ce9" table:formula="of:=[$distances.D2]" office:value-type="float" office:value="34" calcext:value-type="float">
            <text:p>3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BLANVILLE</text:p>
          </table:table-cell>
          <table:table-cell table:style-name="ce10" office:value-type="string" calcext:value-type="string">
            <text:p>FLAVIGNY-S/MOSELLE, Prim village, MS/GS</text:p>
          </table:table-cell>
          <table:table-cell table:style-name="ce10" office:value-type="string" calcext:value-type="string">
            <text:p>1903A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5]))+10*ISNUMBER(SEARCH(&quot;25%&quot;;[.E5]))" office:value-type="float" office:value="1" calcext:value-type="float">
            <text:p>1</text:p>
          </table:table-cell>
          <table:table-cell table:style-name="ce10" table:formula="of:=IF([.K5]&lt;=12;100;IF([.K5]&gt;=60;100;1))" office:value-type="float" office:value="1" calcext:value-type="float">
            <text:p>1</text:p>
          </table:table-cell>
          <table:table-cell table:style-name="ce10" table:formula="of:=[$distances.C3]" office:value-type="float" office:value="21.8" calcext:value-type="float">
            <text:p>21.8</text:p>
          </table:table-cell>
          <table:table-cell table:style-name="ce10" table:formula="of:=[$distances.D3]" office:value-type="float" office:value="22" calcext:value-type="float">
            <text:p>2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LANVILLE</text:p>
          </table:table-cell>
          <table:table-cell table:style-name="ce9" office:value-type="string" calcext:value-type="string">
            <text:p>MAGNIERES, Prim (mat 3 niveaux PS/MS/GS + élém 3 niveaux CE2/CM1/CM2)</text:p>
          </table:table-cell>
          <table:table-cell table:style-name="ce9" office:value-type="string" calcext:value-type="string">
            <text:p>0703W</text:p>
          </table:table-cell>
          <table:table-cell table:style-name="ce9" office:value-type="string" calcext:value-type="string">
            <text:p>Complément TP 25% </text:p>
            <text:p>Complément TP 25% 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1*ISNUMBER(SEARCH(&quot;50%&quot;;[.E6]))+10*ISNUMBER(SEARCH(&quot;25%&quot;;[.E6]))" office:value-type="float" office:value="10" calcext:value-type="float">
            <text:p>10</text:p>
          </table:table-cell>
          <table:table-cell table:style-name="ce9" table:formula="of:=IF([.K6]&lt;=12;100;IF([.K6]&gt;=60;100;1))" office:value-type="float" office:value="1" calcext:value-type="float">
            <text:p>1</text:p>
          </table:table-cell>
          <table:table-cell table:style-name="ce9" table:formula="of:=[$distances.C4]" office:value-type="float" office:value="59.9" calcext:value-type="float">
            <text:p>59.9</text:p>
          </table:table-cell>
          <table:table-cell table:style-name="ce9" table:formula="of:=[$distances.D4]" office:value-type="float" office:value="49" calcext:value-type="float">
            <text:p>49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BLAINVILLE</text:p>
          </table:table-cell>
          <table:table-cell table:style-name="ce10" office:value-type="string" calcext:value-type="string">
            <text:p>DAMELEVIERES Louis Aragon élémentaire-CE2/CM1</text:p>
          </table:table-cell>
          <table:table-cell table:style-name="ce10" office:value-type="string" calcext:value-type="string">
            <text:p>1692W</text:p>
          </table:table-cell>
          <table:table-cell table:style-name="ce10" office:value-type="string" calcext:value-type="string">
            <text:p>Complément <text:s/>TP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7]))+10*ISNUMBER(SEARCH(&quot;25%&quot;;[.E7]))" office:value-type="float" office:value="1" calcext:value-type="float">
            <text:p>1</text:p>
          </table:table-cell>
          <table:table-cell table:style-name="ce10" table:formula="of:=IF([.K7]&lt;=12;100;IF([.K7]&gt;=60;100;1))" office:value-type="float" office:value="1" calcext:value-type="float">
            <text:p>1</text:p>
          </table:table-cell>
          <table:table-cell table:style-name="ce10" table:formula="of:=[$distances.C5]" office:value-type="float" office:value="36.5" calcext:value-type="float">
            <text:p>36.5</text:p>
          </table:table-cell>
          <table:table-cell table:style-name="ce10" table:formula="of:=[$distances.D5]" office:value-type="float" office:value="33" calcext:value-type="float">
            <text:p>33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BLAINVILLE</text:p>
          </table:table-cell>
          <table:table-cell table:style-name="ce9" office:value-type="string" calcext:value-type="string">
            <text:p>AZERAILLES, Prim, classe de CP/CE1</text:p>
          </table:table-cell>
          <table:table-cell table:style-name="ce9" office:value-type="string" calcext:value-type="string">
            <text:p>0194T</text:p>
          </table:table-cell>
          <table:table-cell table:style-name="ce9" office:value-type="string" calcext:value-type="string">
            <text:p>Complément TP 25% </text:p>
            <text:p>Déchage de direction 25%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1*ISNUMBER(SEARCH(&quot;50%&quot;;[.E8]))+10*ISNUMBER(SEARCH(&quot;25%&quot;;[.E8]))" office:value-type="float" office:value="10" calcext:value-type="float">
            <text:p>10</text:p>
          </table:table-cell>
          <table:table-cell table:style-name="ce9" table:formula="of:=IF([.K8]&lt;=12;100;IF([.K8]&gt;=60;100;1))" office:value-type="float" office:value="1" calcext:value-type="float">
            <text:p>1</text:p>
          </table:table-cell>
          <table:table-cell table:style-name="ce9" table:formula="of:=[$distances.C6]" office:value-type="float" office:value="59.7" calcext:value-type="float">
            <text:p>59.7</text:p>
          </table:table-cell>
          <table:table-cell table:style-name="ce9" table:formula="of:=[$distances.D6]" office:value-type="float" office:value="45" calcext:value-type="float">
            <text:p>4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BRIEY</text:p>
          </table:table-cell>
          <table:table-cell table:style-name="ce10" office:value-type="string" calcext:value-type="string">
            <text:p>PIENNES, Elém J Zay</text:p>
            <text:p>MERCY LE BAS, Elém J Curie </text:p>
          </table:table-cell>
          <table:table-cell table:style-name="ce10" office:value-type="string" calcext:value-type="string">
            <text:p>0917D</text:p>
            <text:p>0749W</text:p>
          </table:table-cell>
          <table:table-cell table:style-name="ce10" office:value-type="string" calcext:value-type="string">
            <text:p>Déchage de direction 25%                    </text:p>
            <text:p>Déchage de direction 25%</text:p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1*ISNUMBER(SEARCH(&quot;50%&quot;;[.E9]))+10*ISNUMBER(SEARCH(&quot;25%&quot;;[.E9]))" office:value-type="float" office:value="10" calcext:value-type="float">
            <text:p>10</text:p>
          </table:table-cell>
          <table:table-cell table:style-name="ce10" table:formula="of:=IF([.K9]&lt;=12;100;IF([.K9]&gt;=60;100;1))" office:value-type="float" office:value="100" calcext:value-type="float">
            <text:p>100</text:p>
          </table:table-cell>
          <table:table-cell table:style-name="ce10" table:formula="of:=[$distances.C7]" office:value-type="float" office:value="107.8" calcext:value-type="float">
            <text:p>107.8</text:p>
          </table:table-cell>
          <table:table-cell table:style-name="ce10" table:formula="of:=[$distances.D7]" office:value-type="float" office:value="73" calcext:value-type="float">
            <text:p>73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BRIEY</text:p>
          </table:table-cell>
          <table:table-cell table:style-name="ce9" office:value-type="string" calcext:value-type="string">
            <text:p>AUDUN LE ROMAN Mat. F. Poulbot</text:p>
            <text:p>MONT BONVILLERS EPPU</text:p>
          </table:table-cell>
          <table:table-cell table:style-name="ce9" office:value-type="string" calcext:value-type="string">
            <text:p>0182E</text:p>
            <text:p>1942T</text:p>
          </table:table-cell>
          <table:table-cell table:style-name="ce9" office:value-type="string" calcext:value-type="string">
            <text:p>Déchage de direction 25%</text:p>
            <text:p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10]))+10*ISNUMBER(SEARCH(&quot;25%&quot;;[.E10]))" office:value-type="float" office:value="10" calcext:value-type="float">
            <text:p>10</text:p>
          </table:table-cell>
          <table:table-cell table:style-name="ce9" table:formula="of:=IF([.K10]&lt;=12;100;IF([.K10]&gt;=60;100;1))" office:value-type="float" office:value="100" calcext:value-type="float">
            <text:p>100</text:p>
          </table:table-cell>
          <table:table-cell table:style-name="ce9" table:formula="of:=[$distances.C8]" office:value-type="float" office:value="96.1" calcext:value-type="float">
            <text:p>96.1</text:p>
          </table:table-cell>
          <table:table-cell table:style-name="ce9" table:formula="of:=[$distances.D8]" office:value-type="float" office:value="62" calcext:value-type="float">
            <text:p>62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BRIEY</text:p>
          </table:table-cell>
          <table:table-cell table:style-name="ce10" office:value-type="string" calcext:value-type="string">
            <text:p>MANCIEULLES / VAL-DE-BRIEY, Elém <text:s/>Hervé Bazin</text:p>
          </table:table-cell>
          <table:table-cell table:style-name="ce10" office:value-type="string" calcext:value-type="string">
            <text:p>1945W</text:p>
          </table:table-cell>
          <table:table-cell table:style-name="ce10" office:value-type="string" calcext:value-type="string">
            <text:p>Déchage de direction 50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11]))+10*ISNUMBER(SEARCH(&quot;25%&quot;;[.E11]))" office:value-type="float" office:value="1" calcext:value-type="float">
            <text:p>1</text:p>
          </table:table-cell>
          <table:table-cell table:style-name="ce10" table:formula="of:=IF([.K11]&lt;=12;100;IF([.K11]&gt;=60;100;1))" office:value-type="float" office:value="100" calcext:value-type="float">
            <text:p>100</text:p>
          </table:table-cell>
          <table:table-cell table:style-name="ce10" table:formula="of:=[$distances.C9]" office:value-type="float" office:value="93" calcext:value-type="float">
            <text:p>93</text:p>
          </table:table-cell>
          <table:table-cell table:style-name="ce10" table:formula="of:=[$distances.D9]" office:value-type="float" office:value="67" calcext:value-type="float">
            <text:p>67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9" office:value-type="string" calcext:value-type="string">
            <text:p>BRIEY</text:p>
          </table:table-cell>
          <table:table-cell table:style-name="ce9" office:value-type="string" calcext:value-type="string">
            <text:p>VALLEROY Mat, Emile Duhamel</text:p>
          </table:table-cell>
          <table:table-cell table:style-name="ce9" office:value-type="string" calcext:value-type="string">
            <text:p>1862F</text:p>
          </table:table-cell>
          <table:table-cell table:style-name="ce9" office:value-type="string" calcext:value-type="string">
            <text:p>Déchage de direction 25%</text:p>
            <text:p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12]))+10*ISNUMBER(SEARCH(&quot;25%&quot;;[.E12]))" office:value-type="float" office:value="10" calcext:value-type="float">
            <text:p>10</text:p>
          </table:table-cell>
          <table:table-cell table:style-name="ce9" table:formula="of:=IF([.K12]&lt;=12;100;IF([.K12]&gt;=60;100;1))" office:value-type="float" office:value="100" calcext:value-type="float">
            <text:p>100</text:p>
          </table:table-cell>
          <table:table-cell table:style-name="ce9" table:formula="of:=[$distances.C10]" office:value-type="float" office:value="83.1" calcext:value-type="float">
            <text:p>83.1</text:p>
          </table:table-cell>
          <table:table-cell table:style-name="ce9" table:formula="of:=[$distances.D10]" office:value-type="float" office:value="55" calcext:value-type="float">
            <text:p>5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0" office:value-type="string" calcext:value-type="string">
            <text:p>BRIEY</text:p>
          </table:table-cell>
          <table:table-cell table:style-name="ce10" office:value-type="string" calcext:value-type="string">
            <text:p>PIENNES, Mat. Elsa. Triolet</text:p>
          </table:table-cell>
          <table:table-cell table:style-name="ce10" office:value-type="string" calcext:value-type="string">
            <text:p>1730M</text:p>
          </table:table-cell>
          <table:table-cell table:style-name="ce10" office:value-type="string" calcext:value-type="string">
            <text:p>Complément TP 50% <text:s text:c="34"/>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13]))+10*ISNUMBER(SEARCH(&quot;25%&quot;;[.E13]))" office:value-type="float" office:value="1" calcext:value-type="float">
            <text:p>1</text:p>
          </table:table-cell>
          <table:table-cell table:style-name="ce10" table:formula="of:=IF([.K13]&lt;=12;100;IF([.K13]&gt;=60;100;1))" office:value-type="float" office:value="100" calcext:value-type="float">
            <text:p>100</text:p>
          </table:table-cell>
          <table:table-cell table:style-name="ce10" table:formula="of:=[$distances.C11]" office:value-type="float" office:value="89.3" calcext:value-type="float">
            <text:p>89.3</text:p>
          </table:table-cell>
          <table:table-cell table:style-name="ce10" table:formula="of:=[$distances.D11]" office:value-type="float" office:value="74" calcext:value-type="float">
            <text:p>7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JARNY</text:p>
          </table:table-cell>
          <table:table-cell table:style-name="ce9" office:value-type="string" calcext:value-type="string">
            <text:p>MARS LA TOUR, Primaire Albert Lebrun</text:p>
          </table:table-cell>
          <table:table-cell table:style-name="ce9" office:value-type="string" calcext:value-type="string">
            <text:p>1981K</text:p>
          </table:table-cell>
          <table:table-cell table:style-name="ce9" office:value-type="string" calcext:value-type="string">
            <text:p>Complément TP 50% <text:s text:c="37"/>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1*ISNUMBER(SEARCH(&quot;50%&quot;;[.E14]))+10*ISNUMBER(SEARCH(&quot;25%&quot;;[.E14]))" office:value-type="float" office:value="1" calcext:value-type="float">
            <text:p>1</text:p>
          </table:table-cell>
          <table:table-cell table:style-name="ce9" table:formula="of:=IF([.K14]&lt;=12;100;IF([.K14]&gt;=60;100;1))" office:value-type="float" office:value="100" calcext:value-type="float">
            <text:p>100</text:p>
          </table:table-cell>
          <table:table-cell table:style-name="ce9" table:formula="of:=[$distances.C12]" office:value-type="float" office:value="64.2" calcext:value-type="float">
            <text:p>64.2</text:p>
          </table:table-cell>
          <table:table-cell table:style-name="ce9" table:formula="of:=[$distances.D12]" office:value-type="float" office:value="49" calcext:value-type="float">
            <text:p>49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JARNY</text:p>
          </table:table-cell>
          <table:table-cell table:style-name="ce10" office:value-type="string" calcext:value-type="string">
            <text:p>HOMECOURT, Mat H. Defaut</text:p>
          </table:table-cell>
          <table:table-cell table:style-name="ce10" office:value-type="string" calcext:value-type="string">
            <text:p>0531J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15]))+10*ISNUMBER(SEARCH(&quot;25%&quot;;[.E15]))" office:value-type="float" office:value="1" calcext:value-type="float">
            <text:p>1</text:p>
          </table:table-cell>
          <table:table-cell table:style-name="ce10" table:formula="of:=IF([.K15]&lt;=12;100;IF([.K15]&gt;=60;100;1))" office:value-type="float" office:value="100" calcext:value-type="float">
            <text:p>100</text:p>
          </table:table-cell>
          <table:table-cell table:style-name="ce10" table:formula="of:=[$distances.C13]" office:value-type="float" office:value="82.3" calcext:value-type="float">
            <text:p>82.3</text:p>
          </table:table-cell>
          <table:table-cell table:style-name="ce10" table:formula="of:=[$distances.D13]" office:value-type="float" office:value="54" calcext:value-type="float">
            <text:p>5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JARNY</text:p>
          </table:table-cell>
          <table:table-cell table:style-name="ce9" office:value-type="string" calcext:value-type="string">
            <text:p>JARNY, Prim Jules Ferry (mat)</text:p>
          </table:table-cell>
          <table:table-cell table:style-name="ce9" office:value-type="string" calcext:value-type="string">
            <text:p>0552G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16]))+10*ISNUMBER(SEARCH(&quot;25%&quot;;[.E16]))" office:value-type="float" office:value="1" calcext:value-type="float">
            <text:p>1</text:p>
          </table:table-cell>
          <table:table-cell table:style-name="ce9" table:formula="of:=IF([.K16]&lt;=12;100;IF([.K16]&gt;=60;100;1))" office:value-type="float" office:value="100" calcext:value-type="float">
            <text:p>100</text:p>
          </table:table-cell>
          <table:table-cell table:style-name="ce9" table:formula="of:=[$distances.C14]" office:value-type="float" office:value="70.3" calcext:value-type="float">
            <text:p>70.3</text:p>
          </table:table-cell>
          <table:table-cell table:style-name="ce9" table:formula="of:=[$distances.D14]" office:value-type="float" office:value="55" calcext:value-type="float">
            <text:p>5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ROSIERES-AUX-SALINES, Elémentaire</text:p>
            <text:p/>
          </table:table-cell>
          <table:table-cell table:style-name="ce10" office:value-type="string" calcext:value-type="string">
            <text:p>1880A</text:p>
          </table:table-cell>
          <table:table-cell table:style-name="ce10" office:value-type="string" calcext:value-type="string">
            <text:p>Déchage de direction 25%                    </text:p>
            <text:p>Complément TP 25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17]))+10*ISNUMBER(SEARCH(&quot;25%&quot;;[.E17]))" office:value-type="float" office:value="10" calcext:value-type="float">
            <text:p>10</text:p>
          </table:table-cell>
          <table:table-cell table:style-name="ce10" table:formula="of:=IF([.K17]&lt;=12;100;IF([.K17]&gt;=60;100;1))" office:value-type="float" office:value="1" calcext:value-type="float">
            <text:p>1</text:p>
          </table:table-cell>
          <table:table-cell table:style-name="ce10" table:formula="of:=[$distances.C15]" office:value-type="float" office:value="30.2" calcext:value-type="float">
            <text:p>30.2</text:p>
          </table:table-cell>
          <table:table-cell table:style-name="ce10" table:formula="of:=[$distances.D15]" office:value-type="float" office:value="28" calcext:value-type="float">
            <text:p>2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DOMBASLE, Mat J. L'hôte</text:p>
          </table:table-cell>
          <table:table-cell table:style-name="ce9" office:value-type="string" calcext:value-type="string">
            <text:p>0382X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18]))+10*ISNUMBER(SEARCH(&quot;25%&quot;;[.E18]))" office:value-type="float" office:value="1" calcext:value-type="float">
            <text:p>1</text:p>
          </table:table-cell>
          <table:table-cell table:style-name="ce9" table:formula="of:=IF([.K18]&lt;=12;100;IF([.K18]&gt;=60;100;1))" office:value-type="float" office:value="1" calcext:value-type="float">
            <text:p>1</text:p>
          </table:table-cell>
          <table:table-cell table:style-name="ce9" table:formula="of:=[$distances.C16]" office:value-type="float" office:value="31.6" calcext:value-type="float">
            <text:p>31.6</text:p>
          </table:table-cell>
          <table:table-cell table:style-name="ce9" table:formula="of:=[$distances.D16]" office:value-type="float" office:value="30" calcext:value-type="float">
            <text:p>30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JARVILLE, Elem L. Majorelle</text:p>
            <text:p>HEILLECOURT, Prim. E. Gallé</text:p>
          </table:table-cell>
          <table:table-cell table:style-name="ce10" office:value-type="string" calcext:value-type="string">
            <text:p>1797K</text:p>
            <text:p>1693X</text:p>
          </table:table-cell>
          <table:table-cell table:style-name="ce10" office:value-type="string" calcext:value-type="string">
            <text:p>Complément TP 25% </text:p>
            <text:p>Dech Synd 25% </text:p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1*ISNUMBER(SEARCH(&quot;50%&quot;;[.E19]))+10*ISNUMBER(SEARCH(&quot;25%&quot;;[.E19]))" office:value-type="float" office:value="10" calcext:value-type="float">
            <text:p>10</text:p>
          </table:table-cell>
          <table:table-cell table:style-name="ce10" table:formula="of:=IF([.K19]&lt;=12;100;IF([.K19]&gt;=60;100;1))" office:value-type="float" office:value="100" calcext:value-type="float">
            <text:p>100</text:p>
          </table:table-cell>
          <table:table-cell table:style-name="ce10" table:formula="of:=[$distances.C17]" office:value-type="float" office:value="5.3" calcext:value-type="float">
            <text:p>5.3</text:p>
          </table:table-cell>
          <table:table-cell table:style-name="ce10" table:formula="of:=[$distances.D17]" office:value-type="float" office:value="15" calcext:value-type="float">
            <text:p>15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JARVILLE, Mat Florian <text:s text:c="36"/>JARVILLE, Mat E. Chatrian</text:p>
          </table:table-cell>
          <table:table-cell table:style-name="ce9" office:value-type="string" calcext:value-type="string">
            <text:p>0565W 0564V</text:p>
          </table:table-cell>
          <table:table-cell table:style-name="ce9" office:value-type="string" calcext:value-type="string">
            <text:p>Déchage de direction 25%                    </text:p>
            <text:p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20]))+10*ISNUMBER(SEARCH(&quot;25%&quot;;[.E20]))" office:value-type="float" office:value="10" calcext:value-type="float">
            <text:p>10</text:p>
          </table:table-cell>
          <table:table-cell table:style-name="ce9" table:formula="of:=IF([.K20]&lt;=12;100;IF([.K20]&gt;=60;100;1))" office:value-type="float" office:value="100" calcext:value-type="float">
            <text:p>100</text:p>
          </table:table-cell>
          <table:table-cell table:style-name="ce9" table:formula="of:=[$distances.C18]" office:value-type="float" office:value="5.7" calcext:value-type="float">
            <text:p>5.7</text:p>
          </table:table-cell>
          <table:table-cell table:style-name="ce9" table:formula="of:=[$distances.D18]" office:value-type="float" office:value="17" calcext:value-type="float">
            <text:p>17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LANEUVEVILLE-DVT-NANCY, Elém Montaigu</text:p>
          </table:table-cell>
          <table:table-cell table:style-name="ce10" office:value-type="string" calcext:value-type="string">
            <text:p>2137E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21]))+10*ISNUMBER(SEARCH(&quot;25%&quot;;[.E21]))" office:value-type="float" office:value="1" calcext:value-type="float">
            <text:p>1</text:p>
          </table:table-cell>
          <table:table-cell table:style-name="ce10" table:formula="of:=IF([.K21]&lt;=12;100;IF([.K21]&gt;=60;100;1))" office:value-type="float" office:value="100" calcext:value-type="float">
            <text:p>100</text:p>
          </table:table-cell>
          <table:table-cell table:style-name="ce10" table:formula="of:=[$distances.C19]" office:value-type="float" office:value="8.3" calcext:value-type="float">
            <text:p>8.3</text:p>
          </table:table-cell>
          <table:table-cell table:style-name="ce10" table:formula="of:=[$distances.D19]" office:value-type="float" office:value="18" calcext:value-type="float">
            <text:p>1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LANEUVEVILLE-DVT-NANCY, Mat du Centre</text:p>
            <text:p>LANEUVEVILLE-DVT-NANCY, Mat du Centre</text:p>
          </table:table-cell>
          <table:table-cell table:style-name="ce9" office:value-type="string" calcext:value-type="string">
            <text:p>1484V</text:p>
            <text:p>1484V</text:p>
          </table:table-cell>
          <table:table-cell table:style-name="ce9" office:value-type="string" calcext:value-type="string">
            <text:p>Complément TP 25% </text:p>
            <text:p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22]))+10*ISNUMBER(SEARCH(&quot;25%&quot;;[.E22]))" office:value-type="float" office:value="10" calcext:value-type="float">
            <text:p>10</text:p>
          </table:table-cell>
          <table:table-cell table:style-name="ce9" table:formula="of:=IF([.K22]&lt;=12;100;IF([.K22]&gt;=60;100;1))" office:value-type="float" office:value="100" calcext:value-type="float">
            <text:p>100</text:p>
          </table:table-cell>
          <table:table-cell table:style-name="ce9" table:formula="of:=[$distances.C20]" office:value-type="float" office:value="8.8" calcext:value-type="float">
            <text:p>8.8</text:p>
          </table:table-cell>
          <table:table-cell table:style-name="ce9" table:formula="of:=[$distances.D20]" office:value-type="float" office:value="19" calcext:value-type="float">
            <text:p>19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LANEUVEVILLE-DVT-NANCY, Mat Montaigu</text:p>
            <text:p>HEILLECOURT, Prim E. Gallé</text:p>
          </table:table-cell>
          <table:table-cell table:style-name="ce10" office:value-type="string" calcext:value-type="string">
            <text:p>1656G</text:p>
            <text:p>1693X</text:p>
          </table:table-cell>
          <table:table-cell table:style-name="ce10" office:value-type="string" calcext:value-type="string">
            <text:p>Déchage de direction 25%</text:p>
            <text:p>Complément TP 25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23]))+10*ISNUMBER(SEARCH(&quot;25%&quot;;[.E23]))" office:value-type="float" office:value="10" calcext:value-type="float">
            <text:p>10</text:p>
          </table:table-cell>
          <table:table-cell table:style-name="ce10" table:formula="of:=IF([.K23]&lt;=12;100;IF([.K23]&gt;=60;100;1))" office:value-type="float" office:value="100" calcext:value-type="float">
            <text:p>100</text:p>
          </table:table-cell>
          <table:table-cell table:style-name="ce10" table:formula="of:=[$distances.C21]" office:value-type="float" office:value="8.3" calcext:value-type="float">
            <text:p>8.3</text:p>
          </table:table-cell>
          <table:table-cell table:style-name="ce10" table:formula="of:=[$distances.D21]" office:value-type="float" office:value="18" calcext:value-type="float">
            <text:p>1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ROSIERES-AUX-SALINES, Mat</text:p>
            <text:p>VARANGEVILLE, Mat L. Michel</text:p>
          </table:table-cell>
          <table:table-cell table:style-name="ce9" office:value-type="string" calcext:value-type="string">
            <text:p>0973P</text:p>
            <text:p>1213A</text:p>
          </table:table-cell>
          <table:table-cell table:style-name="ce9" office:value-type="string" calcext:value-type="string">
            <text:p>Déchage de direction 25%</text:p>
            <text:p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24]))+10*ISNUMBER(SEARCH(&quot;25%&quot;;[.E24]))" office:value-type="float" office:value="10" calcext:value-type="float">
            <text:p>10</text:p>
          </table:table-cell>
          <table:table-cell table:style-name="ce9" table:formula="of:=IF([.K24]&lt;=12;100;IF([.K24]&gt;=60;100;1))" office:value-type="float" office:value="1" calcext:value-type="float">
            <text:p>1</text:p>
          </table:table-cell>
          <table:table-cell table:style-name="ce9" table:formula="of:=[$distances.C22]" office:value-type="float" office:value="29.8" calcext:value-type="float">
            <text:p>29.8</text:p>
          </table:table-cell>
          <table:table-cell table:style-name="ce9" table:formula="of:=[$distances.D22]" office:value-type="float" office:value="26" calcext:value-type="float">
            <text:p>2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ST-NICOLAS-DE-PORT, Elém P et M Curie</text:p>
          </table:table-cell>
          <table:table-cell table:style-name="ce10" office:value-type="string" calcext:value-type="string">
            <text:p>2006M</text:p>
          </table:table-cell>
          <table:table-cell table:style-name="ce10" office:value-type="string" calcext:value-type="string">
            <text:p>Déchage de direction 50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25]))+10*ISNUMBER(SEARCH(&quot;25%&quot;;[.E25]))" office:value-type="float" office:value="1" calcext:value-type="float">
            <text:p>1</text:p>
          </table:table-cell>
          <table:table-cell table:style-name="ce10" table:formula="of:=IF([.K25]&lt;=12;100;IF([.K25]&gt;=60;100;1))" office:value-type="float" office:value="1" calcext:value-type="float">
            <text:p>1</text:p>
          </table:table-cell>
          <table:table-cell table:style-name="ce10" table:formula="of:=[$distances.C23]" office:value-type="float" office:value="23.9" calcext:value-type="float">
            <text:p>23.9</text:p>
          </table:table-cell>
          <table:table-cell table:style-name="ce10" table:formula="of:=[$distances.D23]" office:value-type="float" office:value="25" calcext:value-type="float">
            <text:p>25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ST-NICOLAS-DE-PORT, Mat P. Castel</text:p>
          </table:table-cell>
          <table:table-cell table:style-name="ce9" office:value-type="string" calcext:value-type="string">
            <text:p>1002W <text:s text:c="67"/>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26]))+10*ISNUMBER(SEARCH(&quot;25%&quot;;[.E26]))" office:value-type="float" office:value="1" calcext:value-type="float">
            <text:p>1</text:p>
          </table:table-cell>
          <table:table-cell table:style-name="ce9" table:formula="of:=IF([.K26]&lt;=12;100;IF([.K26]&gt;=60;100;1))" office:value-type="float" office:value="1" calcext:value-type="float">
            <text:p>1</text:p>
          </table:table-cell>
          <table:table-cell table:style-name="ce9" table:formula="of:=[$distances.C24]" office:value-type="float" office:value="24" calcext:value-type="float">
            <text:p>24</text:p>
          </table:table-cell>
          <table:table-cell table:style-name="ce9" table:formula="of:=[$distances.D24]" office:value-type="float" office:value="24" calcext:value-type="float">
            <text:p>2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ST-NICOLAS-DE-PORT, Mat P. Castel</text:p>
            <text:p>ST-NICOLAS-DE-PORT, Mat M. Marvingt</text:p>
          </table:table-cell>
          <table:table-cell table:style-name="ce10" office:value-type="string" calcext:value-type="string">
            <text:p>1002W</text:p>
            <text:p>1418Y</text:p>
          </table:table-cell>
          <table:table-cell table:style-name="ce10" office:value-type="string" calcext:value-type="string">
            <text:p>Déchage de direction 25%                    </text:p>
            <text:p>Déchage de direction 25%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27]))+10*ISNUMBER(SEARCH(&quot;25%&quot;;[.E27]))" office:value-type="float" office:value="10" calcext:value-type="float">
            <text:p>10</text:p>
          </table:table-cell>
          <table:table-cell table:style-name="ce10" table:formula="of:=IF([.K27]&lt;=12;100;IF([.K27]&gt;=60;100;1))" office:value-type="float" office:value="1" calcext:value-type="float">
            <text:p>1</text:p>
          </table:table-cell>
          <table:table-cell table:style-name="ce10" table:formula="of:=[$distances.C25]" office:value-type="float" office:value="24" calcext:value-type="float">
            <text:p>24</text:p>
          </table:table-cell>
          <table:table-cell table:style-name="ce10" table:formula="of:=[$distances.D25]" office:value-type="float" office:value="24" calcext:value-type="float">
            <text:p>2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VILLE-EN-VERMOIS, Prim Sonnini</text:p>
          </table:table-cell>
          <table:table-cell table:style-name="ce9" office:value-type="string" calcext:value-type="string">
            <text:p>1135R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1*ISNUMBER(SEARCH(&quot;50%&quot;;[.E28]))+10*ISNUMBER(SEARCH(&quot;25%&quot;;[.E28]))" office:value-type="float" office:value="1" calcext:value-type="float">
            <text:p>1</text:p>
          </table:table-cell>
          <table:table-cell table:style-name="ce9" table:formula="of:=IF([.K28]&lt;=12;100;IF([.K28]&gt;=60;100;1))" office:value-type="float" office:value="1" calcext:value-type="float">
            <text:p>1</text:p>
          </table:table-cell>
          <table:table-cell table:style-name="ce9" table:formula="of:=[$distances.C26]" office:value-type="float" office:value="23.6" calcext:value-type="float">
            <text:p>23.6</text:p>
          </table:table-cell>
          <table:table-cell table:style-name="ce9" table:formula="of:=[$distances.D26]" office:value-type="float" office:value="24" calcext:value-type="float">
            <text:p>2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ST-NICOLAS-DE-PORT, Elem J. Moulin</text:p>
          </table:table-cell>
          <table:table-cell table:style-name="ce10" office:value-type="string" calcext:value-type="string">
            <text:p>1001V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29]))+10*ISNUMBER(SEARCH(&quot;25%&quot;;[.E29]))" office:value-type="float" office:value="1" calcext:value-type="float">
            <text:p>1</text:p>
          </table:table-cell>
          <table:table-cell table:style-name="ce10" table:formula="of:=IF([.K29]&lt;=12;100;IF([.K29]&gt;=60;100;1))" office:value-type="float" office:value="1" calcext:value-type="float">
            <text:p>1</text:p>
          </table:table-cell>
          <table:table-cell table:style-name="ce10" table:formula="of:=[$distances.C27]" office:value-type="float" office:value="24" calcext:value-type="float">
            <text:p>24</text:p>
          </table:table-cell>
          <table:table-cell table:style-name="ce10" table:formula="of:=[$distances.D27]" office:value-type="float" office:value="24" calcext:value-type="float">
            <text:p>2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JARVILLE, Mat Calmette et Guérin                                     </text:p>
            <text:p>ST-NICOLAS-DE-PORT , Mat. P. Castel</text:p>
          </table:table-cell>
          <table:table-cell table:style-name="ce9" office:value-type="string" calcext:value-type="string">
            <text:p>2246Y</text:p>
            <text:p>1002W</text:p>
          </table:table-cell>
          <table:table-cell table:style-name="ce9" office:value-type="string" calcext:value-type="string">
            <text:p>Déchage de direction 25%</text:p>
            <text:p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30]))+10*ISNUMBER(SEARCH(&quot;25%&quot;;[.E30]))" office:value-type="float" office:value="10" calcext:value-type="float">
            <text:p>10</text:p>
          </table:table-cell>
          <table:table-cell table:style-name="ce9" table:formula="of:=IF([.K30]&lt;=12;100;IF([.K30]&gt;=60;100;1))" office:value-type="float" office:value="100" calcext:value-type="float">
            <text:p>100</text:p>
          </table:table-cell>
          <table:table-cell table:style-name="ce9" table:formula="of:=[$distances.C28]" office:value-type="float" office:value="6.3" calcext:value-type="float">
            <text:p>6.3</text:p>
          </table:table-cell>
          <table:table-cell table:style-name="ce9" table:formula="of:=[$distances.D28]" office:value-type="float" office:value="16" calcext:value-type="float">
            <text:p>1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LONGWY I</text:p>
          </table:table-cell>
          <table:table-cell table:style-name="ce10" office:value-type="string" calcext:value-type="string">
            <text:p>LONGWY, Prim Chadelle</text:p>
          </table:table-cell>
          <table:table-cell table:style-name="ce10" office:value-type="string" calcext:value-type="string">
            <text:p>2154Y</text:p>
          </table:table-cell>
          <table:table-cell table:style-name="ce10" office:value-type="string" calcext:value-type="string">
            <text:p>Décharge EMF 25%</text:p>
            <text:p>Complément TP 25% </text:p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1*ISNUMBER(SEARCH(&quot;50%&quot;;[.E31]))+10*ISNUMBER(SEARCH(&quot;25%&quot;;[.E31]))" office:value-type="float" office:value="10" calcext:value-type="float">
            <text:p>10</text:p>
          </table:table-cell>
          <table:table-cell table:style-name="ce10" table:formula="of:=IF([.K31]&lt;=12;100;IF([.K31]&gt;=60;100;1))" office:value-type="float" office:value="100" calcext:value-type="float">
            <text:p>100</text:p>
          </table:table-cell>
          <table:table-cell table:style-name="ce10" table:formula="of:=[$distances.C29]" office:value-type="float" office:value="117.7" calcext:value-type="float">
            <text:p>117.7</text:p>
          </table:table-cell>
          <table:table-cell table:style-name="ce10" table:formula="of:=[$distances.D29]" office:value-type="float" office:value="74" calcext:value-type="float">
            <text:p>7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LONGWY I</text:p>
          </table:table-cell>
          <table:table-cell table:style-name="ce9" office:value-type="string" calcext:value-type="string">
            <text:p>LONGWY, Prim Chadelle</text:p>
            <text:p>LONGWY, Mat porte de Bourgogne</text:p>
          </table:table-cell>
          <table:table-cell table:style-name="ce9" office:value-type="string" calcext:value-type="string">
            <text:p>2154Y</text:p>
            <text:p>0672M</text:p>
          </table:table-cell>
          <table:table-cell table:style-name="ce9" office:value-type="string" calcext:value-type="string">
            <text:p>Décharge EMF 25%</text:p>
            <text:p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32]))+10*ISNUMBER(SEARCH(&quot;25%&quot;;[.E32]))" office:value-type="float" office:value="10" calcext:value-type="float">
            <text:p>10</text:p>
          </table:table-cell>
          <table:table-cell table:style-name="ce9" table:formula="of:=IF([.K32]&lt;=12;100;IF([.K32]&gt;=60;100;1))" office:value-type="float" office:value="100" calcext:value-type="float">
            <text:p>100</text:p>
          </table:table-cell>
          <table:table-cell table:style-name="ce9" table:formula="of:=[$distances.C30]" office:value-type="float" office:value="117.7" calcext:value-type="float">
            <text:p>117.7</text:p>
          </table:table-cell>
          <table:table-cell table:style-name="ce9" table:formula="of:=[$distances.D30]" office:value-type="float" office:value="74" calcext:value-type="float">
            <text:p>7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LONGWY I</text:p>
          </table:table-cell>
          <table:table-cell table:style-name="ce10" office:value-type="string" calcext:value-type="string">
            <text:p>LONGWY, Mat Dartein</text:p>
          </table:table-cell>
          <table:table-cell table:style-name="ce10" office:value-type="string" calcext:value-type="string">
            <text:p>0671L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33]))+10*ISNUMBER(SEARCH(&quot;25%&quot;;[.E33]))" office:value-type="float" office:value="1" calcext:value-type="float">
            <text:p>1</text:p>
          </table:table-cell>
          <table:table-cell table:style-name="ce10" table:formula="of:=IF([.K33]&lt;=12;100;IF([.K33]&gt;=60;100;1))" office:value-type="float" office:value="100" calcext:value-type="float">
            <text:p>100</text:p>
          </table:table-cell>
          <table:table-cell table:style-name="ce10" table:formula="of:=[$distances.C31]" office:value-type="float" office:value="116" calcext:value-type="float">
            <text:p>116</text:p>
          </table:table-cell>
          <table:table-cell table:style-name="ce10" table:formula="of:=[$distances.D31]" office:value-type="float" office:value="74" calcext:value-type="float">
            <text:p>7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LONGWY I</text:p>
          </table:table-cell>
          <table:table-cell table:style-name="ce9" office:value-type="string" calcext:value-type="string">
            <text:p>MONT-ST-MARTIN, Mat J. Macé </text:p>
          </table:table-cell>
          <table:table-cell table:style-name="ce9" office:value-type="string" calcext:value-type="string">
            <text:p>1217E</text:p>
          </table:table-cell>
          <table:table-cell table:style-name="ce9" office:value-type="string" calcext:value-type="string">
            <text:p>Décharge EMF 25%</text:p>
            <text:p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34]))+10*ISNUMBER(SEARCH(&quot;25%&quot;;[.E34]))" office:value-type="float" office:value="10" calcext:value-type="float">
            <text:p>10</text:p>
          </table:table-cell>
          <table:table-cell table:style-name="ce9" table:formula="of:=IF([.K34]&lt;=12;100;IF([.K34]&gt;=60;100;1))" office:value-type="float" office:value="100" calcext:value-type="float">
            <text:p>100</text:p>
          </table:table-cell>
          <table:table-cell table:style-name="ce9" table:formula="of:=[$distances.C32]" office:value-type="float" office:value="121.7" calcext:value-type="float">
            <text:p>121.7</text:p>
          </table:table-cell>
          <table:table-cell table:style-name="ce9" table:formula="of:=[$distances.D32]" office:value-type="float" office:value="77" calcext:value-type="float">
            <text:p>77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LONGWY II</text:p>
          </table:table-cell>
          <table:table-cell table:style-name="ce10" office:value-type="string" calcext:value-type="string">
            <text:p>CONS-LA-GRANDVILLE, Prim</text:p>
          </table:table-cell>
          <table:table-cell table:style-name="ce10" office:value-type="string" calcext:value-type="string">
            <text:p>0337Y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1*ISNUMBER(SEARCH(&quot;50%&quot;;[.E35]))+10*ISNUMBER(SEARCH(&quot;25%&quot;;[.E35]))" office:value-type="float" office:value="1" calcext:value-type="float">
            <text:p>1</text:p>
          </table:table-cell>
          <table:table-cell table:style-name="ce10" table:formula="of:=IF([.K35]&lt;=12;100;IF([.K35]&gt;=60;100;1))" office:value-type="float" office:value="100" calcext:value-type="float">
            <text:p>100</text:p>
          </table:table-cell>
          <table:table-cell table:style-name="ce10" table:formula="of:=[$distances.C33]" office:value-type="float" office:value="117.4" calcext:value-type="float">
            <text:p>117.4</text:p>
          </table:table-cell>
          <table:table-cell table:style-name="ce10" table:formula="of:=[$distances.D33]" office:value-type="float" office:value="78" calcext:value-type="float">
            <text:p>7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LONGWY II</text:p>
          </table:table-cell>
          <table:table-cell table:style-name="ce9" office:value-type="string" calcext:value-type="string">
            <text:p>HERSERANGE- Elém J. Simon</text:p>
          </table:table-cell>
          <table:table-cell table:style-name="ce9" office:value-type="string" calcext:value-type="string">
            <text:p>2271A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36]))+10*ISNUMBER(SEARCH(&quot;25%&quot;;[.E36]))" office:value-type="float" office:value="1" calcext:value-type="float">
            <text:p>1</text:p>
          </table:table-cell>
          <table:table-cell table:style-name="ce9" table:formula="of:=IF([.K36]&lt;=12;100;IF([.K36]&gt;=60;100;1))" office:value-type="float" office:value="100" calcext:value-type="float">
            <text:p>100</text:p>
          </table:table-cell>
          <table:table-cell table:style-name="ce9" table:formula="of:=[$distances.C34]" office:value-type="float" office:value="115.2" calcext:value-type="float">
            <text:p>115.2</text:p>
          </table:table-cell>
          <table:table-cell table:style-name="ce9" table:formula="of:=[$distances.D34]" office:value-type="float" office:value="74" calcext:value-type="float">
            <text:p>7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LONGWY II</text:p>
          </table:table-cell>
          <table:table-cell table:style-name="ce10" office:value-type="string" calcext:value-type="string">
            <text:p>LEXY, Elém J. Macé</text:p>
          </table:table-cell>
          <table:table-cell table:style-name="ce10" office:value-type="string" calcext:value-type="string">
            <text:p>2191N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37]))+10*ISNUMBER(SEARCH(&quot;25%&quot;;[.E37]))" office:value-type="float" office:value="1" calcext:value-type="float">
            <text:p>1</text:p>
          </table:table-cell>
          <table:table-cell table:style-name="ce10" table:formula="of:=IF([.K37]&lt;=12;100;IF([.K37]&gt;=60;100;1))" office:value-type="float" office:value="100" calcext:value-type="float">
            <text:p>100</text:p>
          </table:table-cell>
          <table:table-cell table:style-name="ce10" table:formula="of:=[$distances.C35]" office:value-type="float" office:value="118.1" calcext:value-type="float">
            <text:p>118.1</text:p>
          </table:table-cell>
          <table:table-cell table:style-name="ce10" table:formula="of:=[$distances.D35]" office:value-type="float" office:value="74" calcext:value-type="float">
            <text:p>7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LONGWY II</text:p>
          </table:table-cell>
          <table:table-cell table:style-name="ce9" office:value-type="string" calcext:value-type="string">
            <text:p>MORFONTAINE, Prim G. Sand</text:p>
          </table:table-cell>
          <table:table-cell table:style-name="ce9" office:value-type="string" calcext:value-type="string">
            <text:p>0789P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1*ISNUMBER(SEARCH(&quot;50%&quot;;[.E38]))+10*ISNUMBER(SEARCH(&quot;25%&quot;;[.E38]))" office:value-type="float" office:value="1" calcext:value-type="float">
            <text:p>1</text:p>
          </table:table-cell>
          <table:table-cell table:style-name="ce9" table:formula="of:=IF([.K38]&lt;=12;100;IF([.K38]&gt;=60;100;1))" office:value-type="float" office:value="100" calcext:value-type="float">
            <text:p>100</text:p>
          </table:table-cell>
          <table:table-cell table:style-name="ce9" table:formula="of:=[$distances.C36]" office:value-type="float" office:value="107.4" calcext:value-type="float">
            <text:p>107.4</text:p>
          </table:table-cell>
          <table:table-cell table:style-name="ce9" table:formula="of:=[$distances.D36]" office:value-type="float" office:value="67" calcext:value-type="float">
            <text:p>67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LUNEVILLE</text:p>
          </table:table-cell>
          <table:table-cell table:style-name="ce10" office:value-type="string" calcext:value-type="string">
            <text:p>REHAINVILLER, Prim</text:p>
            <text:p>LUNEVILLE mat La Fontaine </text:p>
          </table:table-cell>
          <table:table-cell table:style-name="ce10" office:value-type="string" calcext:value-type="string">
            <text:p>1846N   </text:p>
            <text:p>2146P </text:p>
          </table:table-cell>
          <table:table-cell table:style-name="ce10" office:value-type="string" calcext:value-type="string">
            <text:p>Déchage de direction 25%                                         </text:p>
            <text:p>Déchage de direction 25%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39]))+10*ISNUMBER(SEARCH(&quot;25%&quot;;[.E39]))" office:value-type="float" office:value="10" calcext:value-type="float">
            <text:p>10</text:p>
          </table:table-cell>
          <table:table-cell table:style-name="ce10" table:formula="of:=IF([.K39]&lt;=12;100;IF([.K39]&gt;=60;100;1))" office:value-type="float" office:value="1" calcext:value-type="float">
            <text:p>1</text:p>
          </table:table-cell>
          <table:table-cell table:style-name="ce10" table:formula="of:=[$distances.C37]" office:value-type="float" office:value="41.3" calcext:value-type="float">
            <text:p>41.3</text:p>
          </table:table-cell>
          <table:table-cell table:style-name="ce10" table:formula="of:=[$distances.D37]" office:value-type="float" office:value="35" calcext:value-type="float">
            <text:p>35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LUNEVILLE</text:p>
          </table:table-cell>
          <table:table-cell table:style-name="ce9" office:value-type="string" calcext:value-type="string">
            <text:p>LUNEVILLE, Demangeot Elem</text:p>
          </table:table-cell>
          <table:table-cell table:style-name="ce9" office:value-type="string" calcext:value-type="string">
            <text:p>0683Z</text:p>
          </table:table-cell>
          <table:table-cell table:style-name="ce9" office:value-type="string" calcext:value-type="string">
            <text:p>Déchage de direction 50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40]))+10*ISNUMBER(SEARCH(&quot;25%&quot;;[.E40]))" office:value-type="float" office:value="1" calcext:value-type="float">
            <text:p>1</text:p>
          </table:table-cell>
          <table:table-cell table:style-name="ce9" table:formula="of:=IF([.K40]&lt;=12;100;IF([.K40]&gt;=60;100;1))" office:value-type="float" office:value="1" calcext:value-type="float">
            <text:p>1</text:p>
          </table:table-cell>
          <table:table-cell table:style-name="ce9" table:formula="of:=[$distances.C38]" office:value-type="float" office:value="39.1" calcext:value-type="float">
            <text:p>39.1</text:p>
          </table:table-cell>
          <table:table-cell table:style-name="ce9" table:formula="of:=[$distances.D38]" office:value-type="float" office:value="34" calcext:value-type="float">
            <text:p>3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LUNEVILLE</text:p>
          </table:table-cell>
          <table:table-cell table:style-name="ce10" office:value-type="string" calcext:value-type="string">
            <text:p>CIREY SUR VEZOUZE, Elem</text:p>
          </table:table-cell>
          <table:table-cell table:style-name="ce10" office:value-type="string" calcext:value-type="string">
            <text:p>2007N</text:p>
          </table:table-cell>
          <table:table-cell table:style-name="ce10" office:value-type="string" calcext:value-type="string">
            <text:p>Complément TP 50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41]))+10*ISNUMBER(SEARCH(&quot;25%&quot;;[.E41]))" office:value-type="float" office:value="1" calcext:value-type="float">
            <text:p>1</text:p>
          </table:table-cell>
          <table:table-cell table:style-name="ce10" table:formula="of:=IF([.K41]&lt;=12;100;IF([.K41]&gt;=60;100;1))" office:value-type="float" office:value="100" calcext:value-type="float">
            <text:p>100</text:p>
          </table:table-cell>
          <table:table-cell table:style-name="ce10" table:formula="of:=[$distances.C39]" office:value-type="float" office:value="77.3" calcext:value-type="float">
            <text:p>77.3</text:p>
          </table:table-cell>
          <table:table-cell table:style-name="ce10" table:formula="of:=[$distances.D39]" office:value-type="float" office:value="57" calcext:value-type="float">
            <text:p>57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LUNEVILLE</text:p>
          </table:table-cell>
          <table:table-cell table:style-name="ce9" office:value-type="string" calcext:value-type="string">
            <text:p>LUNEVILLE, Alsace Maternelle</text:p>
            <text:p>LUNEVILLE, Alsace Maternelle</text:p>
          </table:table-cell>
          <table:table-cell table:style-name="ce9" office:value-type="string" calcext:value-type="string">
            <text:p>1431M</text:p>
          </table:table-cell>
          <table:table-cell table:style-name="ce9" office:value-type="string" calcext:value-type="string">
            <text:p>Déchage de direction 25%</text:p>
            <text:p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42]))+10*ISNUMBER(SEARCH(&quot;25%&quot;;[.E42]))" office:value-type="float" office:value="10" calcext:value-type="float">
            <text:p>10</text:p>
          </table:table-cell>
          <table:table-cell table:style-name="ce9" table:formula="of:=IF([.K42]&lt;=12;100;IF([.K42]&gt;=60;100;1))" office:value-type="float" office:value="1" calcext:value-type="float">
            <text:p>1</text:p>
          </table:table-cell>
          <table:table-cell table:style-name="ce9" table:formula="of:=[$distances.C40]" office:value-type="float" office:value="42.2" calcext:value-type="float">
            <text:p>42.2</text:p>
          </table:table-cell>
          <table:table-cell table:style-name="ce9" table:formula="of:=[$distances.D40]" office:value-type="float" office:value="36" calcext:value-type="float">
            <text:p>3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Elém Boudonville</text:p>
          </table:table-cell>
          <table:table-cell table:style-name="ce10" office:value-type="string" calcext:value-type="string">
            <text:p>1914M</text:p>
          </table:table-cell>
          <table:table-cell table:style-name="ce10" office:value-type="string" calcext:value-type="string">
            <text:p>Décharge EMF 25%</text:p>
            <text:p>Décharge EMF 25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43]))+10*ISNUMBER(SEARCH(&quot;25%&quot;;[.E43]))" office:value-type="float" office:value="10" calcext:value-type="float">
            <text:p>10</text:p>
          </table:table-cell>
          <table:table-cell table:style-name="ce10" table:formula="of:=IF([.K43]&lt;=12;100;IF([.K43]&gt;=60;100;1))" office:value-type="float" office:value="100" calcext:value-type="float">
            <text:p>100</text:p>
          </table:table-cell>
          <table:table-cell table:style-name="ce10" table:formula="of:=[$distances.C41]" office:value-type="float" office:value="0.9" calcext:value-type="float">
            <text:p>0.9</text:p>
          </table:table-cell>
          <table:table-cell table:style-name="ce10" table:formula="of:=[$distances.D41]" office:value-type="float" office:value="2" calcext:value-type="float">
            <text:p>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Elem Braconnot</text:p>
          </table:table-cell>
          <table:table-cell table:style-name="ce9" office:value-type="string" calcext:value-type="string">
            <text:p>2172T</text:p>
          </table:table-cell>
          <table:table-cell table:style-name="ce9" office:value-type="string" calcext:value-type="string">
            <text:p>Décharge EMF 25%</text:p>
            <text:p>Décharge EMF 25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44]))+10*ISNUMBER(SEARCH(&quot;25%&quot;;[.E44]))" office:value-type="float" office:value="10" calcext:value-type="float">
            <text:p>10</text:p>
          </table:table-cell>
          <table:table-cell table:style-name="ce9" table:formula="of:=IF([.K44]&lt;=12;100;IF([.K44]&gt;=60;100;1))" office:value-type="float" office:value="100" calcext:value-type="float">
            <text:p>100</text:p>
          </table:table-cell>
          <table:table-cell table:style-name="ce9" table:formula="of:=[$distances.C42]" office:value-type="float" office:value="2.1" calcext:value-type="float">
            <text:p>2.1</text:p>
          </table:table-cell>
          <table:table-cell table:style-name="ce9" table:formula="of:=[$distances.D42]" office:value-type="float" office:value="6" calcext:value-type="float">
            <text:p>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Elém Braconnot</text:p>
          </table:table-cell>
          <table:table-cell table:style-name="ce10" office:value-type="string" calcext:value-type="string">
            <text:p>2172T</text:p>
          </table:table-cell>
          <table:table-cell table:style-name="ce10" office:value-type="string" calcext:value-type="string">
            <text:p>Décharge EMF 25%</text:p>
            <text:p>Décharge EMF 25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45]))+10*ISNUMBER(SEARCH(&quot;25%&quot;;[.E45]))" office:value-type="float" office:value="10" calcext:value-type="float">
            <text:p>10</text:p>
          </table:table-cell>
          <table:table-cell table:style-name="ce10" table:formula="of:=IF([.K45]&lt;=12;100;IF([.K45]&gt;=60;100;1))" office:value-type="float" office:value="100" calcext:value-type="float">
            <text:p>100</text:p>
          </table:table-cell>
          <table:table-cell table:style-name="ce10" table:formula="of:=[$distances.C43]" office:value-type="float" office:value="2.1" calcext:value-type="float">
            <text:p>2.1</text:p>
          </table:table-cell>
          <table:table-cell table:style-name="ce10" table:formula="of:=[$distances.D43]" office:value-type="float" office:value="6" calcext:value-type="float">
            <text:p>6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Elém Braconnot</text:p>
            <text:p>NANCY, Elem Clémenceau</text:p>
          </table:table-cell>
          <table:table-cell table:style-name="ce9" office:value-type="string" calcext:value-type="string">
            <text:p>2172T</text:p>
            <text:p>0129X</text:p>
          </table:table-cell>
          <table:table-cell table:style-name="ce9" office:value-type="string" calcext:value-type="string">
            <text:p>Décharge EMF 25%</text:p>
            <text:p>Déchage de direction 25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46]))+10*ISNUMBER(SEARCH(&quot;25%&quot;;[.E46]))" office:value-type="float" office:value="10" calcext:value-type="float">
            <text:p>10</text:p>
          </table:table-cell>
          <table:table-cell table:style-name="ce9" table:formula="of:=IF([.K46]&lt;=12;100;IF([.K46]&gt;=60;100;1))" office:value-type="float" office:value="100" calcext:value-type="float">
            <text:p>100</text:p>
          </table:table-cell>
          <table:table-cell table:style-name="ce9" table:formula="of:=[$distances.C44]" office:value-type="float" office:value="2.1" calcext:value-type="float">
            <text:p>2.1</text:p>
          </table:table-cell>
          <table:table-cell table:style-name="ce9" table:formula="of:=[$distances.D44]" office:value-type="float" office:value="6" calcext:value-type="float">
            <text:p>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Elém Didion Raugraff        </text:p>
            <text:p>NANCY, Elem Alfred Mézières </text:p>
          </table:table-cell>
          <table:table-cell table:style-name="ce10" office:value-type="string" calcext:value-type="string">
            <text:p>0844Z  </text:p>
            <text:p>0827F</text:p>
          </table:table-cell>
          <table:table-cell table:style-name="ce10" office:value-type="string" calcext:value-type="string">
            <text:p>Déchage de direction 25%                   </text:p>
            <text:p>Déchage de direction 25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47]))+10*ISNUMBER(SEARCH(&quot;25%&quot;;[.E47]))" office:value-type="float" office:value="10" calcext:value-type="float">
            <text:p>10</text:p>
          </table:table-cell>
          <table:table-cell table:style-name="ce10" table:formula="of:=IF([.K47]&lt;=12;100;IF([.K47]&gt;=60;100;1))" office:value-type="float" office:value="100" calcext:value-type="float">
            <text:p>100</text:p>
          </table:table-cell>
          <table:table-cell table:style-name="ce10" table:formula="of:=[$distances.C45]" office:value-type="float" office:value="2.5" calcext:value-type="float">
            <text:p>2.5</text:p>
          </table:table-cell>
          <table:table-cell table:style-name="ce10" table:formula="of:=[$distances.D45]" office:value-type="float" office:value="8" calcext:value-type="float">
            <text:p>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Elém III Maisons</text:p>
          </table:table-cell>
          <table:table-cell table:style-name="ce9" office:value-type="string" calcext:value-type="string">
            <text:p>1840G</text:p>
          </table:table-cell>
          <table:table-cell table:style-name="ce9" office:value-type="string" calcext:value-type="string">
            <text:p>Décharge EMF 25%</text:p>
            <text:p>Décharge EMF 25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48]))+10*ISNUMBER(SEARCH(&quot;25%&quot;;[.E48]))" office:value-type="float" office:value="10" calcext:value-type="float">
            <text:p>10</text:p>
          </table:table-cell>
          <table:table-cell table:style-name="ce9" table:formula="of:=IF([.K48]&lt;=12;100;IF([.K48]&gt;=60;100;1))" office:value-type="float" office:value="100" calcext:value-type="float">
            <text:p>100</text:p>
          </table:table-cell>
          <table:table-cell table:style-name="ce9" table:formula="of:=[$distances.C46]" office:value-type="float" office:value="1.9" calcext:value-type="float">
            <text:p>1.9</text:p>
          </table:table-cell>
          <table:table-cell table:style-name="ce9" table:formula="of:=[$distances.D46]" office:value-type="float" office:value="6" calcext:value-type="float">
            <text:p>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Elém III Maisons</text:p>
          </table:table-cell>
          <table:table-cell table:style-name="ce10" office:value-type="string" calcext:value-type="string">
            <text:p>1840G</text:p>
          </table:table-cell>
          <table:table-cell table:style-name="ce10" office:value-type="string" calcext:value-type="string">
            <text:p>Décharge syndicale 25% </text:p>
            <text:p>Décharge EMF 25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49]))+10*ISNUMBER(SEARCH(&quot;25%&quot;;[.E49]))" office:value-type="float" office:value="10" calcext:value-type="float">
            <text:p>10</text:p>
          </table:table-cell>
          <table:table-cell table:style-name="ce10" table:formula="of:=IF([.K49]&lt;=12;100;IF([.K49]&gt;=60;100;1))" office:value-type="float" office:value="100" calcext:value-type="float">
            <text:p>100</text:p>
          </table:table-cell>
          <table:table-cell table:style-name="ce10" table:formula="of:=[$distances.C47]" office:value-type="float" office:value="1.9" calcext:value-type="float">
            <text:p>1.9</text:p>
          </table:table-cell>
          <table:table-cell table:style-name="ce10" table:formula="of:=[$distances.D47]" office:value-type="float" office:value="6" calcext:value-type="float">
            <text:p>6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Mat A. Mézières                                      </text:p>
            <text:p/>
            <text:p>NANCY, Mat Clémenceau</text:p>
          </table:table-cell>
          <table:table-cell table:style-name="ce9" office:value-type="string" calcext:value-type="string">
            <text:p>0869B                                                                       </text:p>
            <text:p/>
            <text:p>0857N</text:p>
          </table:table-cell>
          <table:table-cell table:style-name="ce9" office:value-type="string" calcext:value-type="string">
            <text:p>Complément TP 25% <text:s text:c="53"/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50]))+10*ISNUMBER(SEARCH(&quot;25%&quot;;[.E50]))" office:value-type="float" office:value="10" calcext:value-type="float">
            <text:p>10</text:p>
          </table:table-cell>
          <table:table-cell table:style-name="ce9" table:formula="of:=IF([.K50]&lt;=12;100;IF([.K50]&gt;=60;100;1))" office:value-type="float" office:value="100" calcext:value-type="float">
            <text:p>100</text:p>
          </table:table-cell>
          <table:table-cell table:style-name="ce9" table:formula="of:=[$distances.C48]" office:value-type="float" office:value="0.9" calcext:value-type="float">
            <text:p>0.9</text:p>
          </table:table-cell>
          <table:table-cell table:style-name="ce9" table:formula="of:=[$distances.D48]" office:value-type="float" office:value="2" calcext:value-type="float">
            <text:p>2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Boudonville</text:p>
          </table:table-cell>
          <table:table-cell table:style-name="ce10" office:value-type="string" calcext:value-type="string">
            <text:p>0852H</text:p>
          </table:table-cell>
          <table:table-cell table:style-name="ce10" office:value-type="string" calcext:value-type="string">
            <text:p>Décharge EMF 25%</text:p>
            <text:p>Décharge EMF 25%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51]))+10*ISNUMBER(SEARCH(&quot;25%&quot;;[.E51]))" office:value-type="float" office:value="10" calcext:value-type="float">
            <text:p>10</text:p>
          </table:table-cell>
          <table:table-cell table:style-name="ce10" table:formula="of:=IF([.K51]&lt;=12;100;IF([.K51]&gt;=60;100;1))" office:value-type="float" office:value="100" calcext:value-type="float">
            <text:p>100</text:p>
          </table:table-cell>
          <table:table-cell table:style-name="ce10" table:formula="of:=[$distances.C49]" office:value-type="float" office:value="0.9" calcext:value-type="float">
            <text:p>0.9</text:p>
          </table:table-cell>
          <table:table-cell table:style-name="ce10" table:formula="of:=[$distances.D49]" office:value-type="float" office:value="2" calcext:value-type="float">
            <text:p>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Mat Charles III     </text:p>
            <text:p>NANCY, Mat Montet</text:p>
          </table:table-cell>
          <table:table-cell table:style-name="ce9" office:value-type="string" calcext:value-type="string">
            <text:p>0856M</text:p>
            <text:p>0866Y</text:p>
          </table:table-cell>
          <table:table-cell table:style-name="ce9" office:value-type="string" calcext:value-type="string">
            <text:p>Déchage de direction 25%                   </text:p>
            <text:p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52]))+10*ISNUMBER(SEARCH(&quot;25%&quot;;[.E52]))" office:value-type="float" office:value="10" calcext:value-type="float">
            <text:p>10</text:p>
          </table:table-cell>
          <table:table-cell table:style-name="ce9" table:formula="of:=IF([.K52]&lt;=12;100;IF([.K52]&gt;=60;100;1))" office:value-type="float" office:value="100" calcext:value-type="float">
            <text:p>100</text:p>
          </table:table-cell>
          <table:table-cell table:style-name="ce9" table:formula="of:=[$distances.C50]" office:value-type="float" office:value="4.3" calcext:value-type="float">
            <text:p>4.3</text:p>
          </table:table-cell>
          <table:table-cell table:style-name="ce9" table:formula="of:=[$distances.D50]" office:value-type="float" office:value="12" calcext:value-type="float">
            <text:p>12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Didion</text:p>
          </table:table-cell>
          <table:table-cell table:style-name="ce10" office:value-type="string" calcext:value-type="string">
            <text:p>0858P</text:p>
          </table:table-cell>
          <table:table-cell table:style-name="ce10" office:value-type="string" calcext:value-type="string">
            <text:p>Complément TP 25% </text:p>
            <text:p>Complément TP 25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53]))+10*ISNUMBER(SEARCH(&quot;25%&quot;;[.E53]))" office:value-type="float" office:value="10" calcext:value-type="float">
            <text:p>10</text:p>
          </table:table-cell>
          <table:table-cell table:style-name="ce10" table:formula="of:=IF([.K53]&lt;=12;100;IF([.K53]&gt;=60;100;1))" office:value-type="float" office:value="100" calcext:value-type="float">
            <text:p>100</text:p>
          </table:table-cell>
          <table:table-cell table:style-name="ce10" table:formula="of:=[$distances.C51]" office:value-type="float" office:value="2.5" calcext:value-type="float">
            <text:p>2.5</text:p>
          </table:table-cell>
          <table:table-cell table:style-name="ce10" table:formula="of:=[$distances.D51]" office:value-type="float" office:value="8" calcext:value-type="float">
            <text:p>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Mat Gallé <text:s text:c="60"/>NANCY, Mat Tiercelins</text:p>
          </table:table-cell>
          <table:table-cell table:style-name="ce9" office:value-type="string" calcext:value-type="string">
            <text:p>0872E 0877K</text:p>
          </table:table-cell>
          <table:table-cell table:style-name="ce9" office:value-type="string" calcext:value-type="string">
            <text:p>Déchage de direction 25%                   </text:p>
            <text:p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54]))+10*ISNUMBER(SEARCH(&quot;25%&quot;;[.E54]))" office:value-type="float" office:value="10" calcext:value-type="float">
            <text:p>10</text:p>
          </table:table-cell>
          <table:table-cell table:style-name="ce9" table:formula="of:=IF([.K54]&lt;=12;100;IF([.K54]&gt;=60;100;1))" office:value-type="float" office:value="100" calcext:value-type="float">
            <text:p>100</text:p>
          </table:table-cell>
          <table:table-cell table:style-name="ce9" table:formula="of:=[$distances.C52]" office:value-type="float" office:value="3.9" calcext:value-type="float">
            <text:p>3.9</text:p>
          </table:table-cell>
          <table:table-cell table:style-name="ce9" table:formula="of:=[$distances.D52]" office:value-type="float" office:value="14" calcext:value-type="float">
            <text:p>1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Gebhart</text:p>
            <text:p>VILLERS, Mat Placieux</text:p>
          </table:table-cell>
          <table:table-cell table:style-name="ce10" office:value-type="string" calcext:value-type="string">
            <text:p>0860S</text:p>
            <text:p>0867Z</text:p>
          </table:table-cell>
          <table:table-cell table:style-name="ce10" office:value-type="string" calcext:value-type="string">
            <text:p>Déchage de direction 25%                   </text:p>
            <text:p>Déchage de direction 25%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55]))+10*ISNUMBER(SEARCH(&quot;25%&quot;;[.E55]))" office:value-type="float" office:value="10" calcext:value-type="float">
            <text:p>10</text:p>
          </table:table-cell>
          <table:table-cell table:style-name="ce10" table:formula="of:=IF([.K55]&lt;=12;100;IF([.K55]&gt;=60;100;1))" office:value-type="float" office:value="100" calcext:value-type="float">
            <text:p>100</text:p>
          </table:table-cell>
          <table:table-cell table:style-name="ce10" table:formula="of:=[$distances.C53]" office:value-type="float" office:value="4.5" calcext:value-type="float">
            <text:p>4.5</text:p>
          </table:table-cell>
          <table:table-cell table:style-name="ce10" table:formula="of:=[$distances.D53]" office:value-type="float" office:value="14" calcext:value-type="float">
            <text:p>1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Mat III Maisons</text:p>
          </table:table-cell>
          <table:table-cell table:style-name="ce9" office:value-type="string" calcext:value-type="string">
            <text:p>0874G</text:p>
          </table:table-cell>
          <table:table-cell table:style-name="ce9" office:value-type="string" calcext:value-type="string">
            <text:p>Déchage de direction 25%                                         </text:p>
            <text:p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56]))+10*ISNUMBER(SEARCH(&quot;25%&quot;;[.E56]))" office:value-type="float" office:value="10" calcext:value-type="float">
            <text:p>10</text:p>
          </table:table-cell>
          <table:table-cell table:style-name="ce9" table:formula="of:=IF([.K56]&lt;=12;100;IF([.K56]&gt;=60;100;1))" office:value-type="float" office:value="100" calcext:value-type="float">
            <text:p>100</text:p>
          </table:table-cell>
          <table:table-cell table:style-name="ce9" table:formula="of:=[$distances.C54]" office:value-type="float" office:value="1.9" calcext:value-type="float">
            <text:p>1.9</text:p>
          </table:table-cell>
          <table:table-cell table:style-name="ce9" table:formula="of:=[$distances.D54]" office:value-type="float" office:value="6" calcext:value-type="float">
            <text:p>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III Maisons</text:p>
          </table:table-cell>
          <table:table-cell table:style-name="ce10" office:value-type="string" calcext:value-type="string">
            <text:p>0874G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57]))+10*ISNUMBER(SEARCH(&quot;25%&quot;;[.E57]))" office:value-type="float" office:value="1" calcext:value-type="float">
            <text:p>1</text:p>
          </table:table-cell>
          <table:table-cell table:style-name="ce10" table:formula="of:=IF([.K57]&lt;=12;100;IF([.K57]&gt;=60;100;1))" office:value-type="float" office:value="100" calcext:value-type="float">
            <text:p>100</text:p>
          </table:table-cell>
          <table:table-cell table:style-name="ce10" table:formula="of:=[$distances.C55]" office:value-type="float" office:value="1.9" calcext:value-type="float">
            <text:p>1.9</text:p>
          </table:table-cell>
          <table:table-cell table:style-name="ce10" table:formula="of:=[$distances.D55]" office:value-type="float" office:value="6" calcext:value-type="float">
            <text:p>6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Mat M. Leroy</text:p>
            <text:p>NANCY, Mat Roberty</text:p>
          </table:table-cell>
          <table:table-cell table:style-name="ce9" office:value-type="string" calcext:value-type="string">
            <text:p>0865X</text:p>
            <text:p>0868A</text:p>
          </table:table-cell>
          <table:table-cell table:style-name="ce9" office:value-type="string" calcext:value-type="string">
            <text:p>Déchage de direction 25%                                         </text:p>
            <text:p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58]))+10*ISNUMBER(SEARCH(&quot;25%&quot;;[.E58]))" office:value-type="float" office:value="10" calcext:value-type="float">
            <text:p>10</text:p>
          </table:table-cell>
          <table:table-cell table:style-name="ce9" table:formula="of:=IF([.K58]&lt;=12;100;IF([.K58]&gt;=60;100;1))" office:value-type="float" office:value="100" calcext:value-type="float">
            <text:p>100</text:p>
          </table:table-cell>
          <table:table-cell table:style-name="ce9" table:formula="of:=[$distances.C56]" office:value-type="float" office:value="3" calcext:value-type="float">
            <text:p>3</text:p>
          </table:table-cell>
          <table:table-cell table:style-name="ce9" table:formula="of:=[$distances.D56]" office:value-type="float" office:value="9" calcext:value-type="float">
            <text:p>9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Stanislas</text:p>
          </table:table-cell>
          <table:table-cell table:style-name="ce10" office:value-type="string" calcext:value-type="string">
            <text:p>0876J</text:p>
          </table:table-cell>
          <table:table-cell table:style-name="ce10" office:value-type="string" calcext:value-type="string">
            <text:p>Décharge EMF 25%</text:p>
            <text:p>Décharge EMF 25%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59]))+10*ISNUMBER(SEARCH(&quot;25%&quot;;[.E59]))" office:value-type="float" office:value="10" calcext:value-type="float">
            <text:p>10</text:p>
          </table:table-cell>
          <table:table-cell table:style-name="ce10" table:formula="of:=IF([.K59]&lt;=12;100;IF([.K59]&gt;=60;100;1))" office:value-type="float" office:value="100" calcext:value-type="float">
            <text:p>100</text:p>
          </table:table-cell>
          <table:table-cell table:style-name="ce10" table:formula="of:=[$distances.C57]" office:value-type="float" office:value="2.4" calcext:value-type="float">
            <text:p>2.4</text:p>
          </table:table-cell>
          <table:table-cell table:style-name="ce10" table:formula="of:=[$distances.D57]" office:value-type="float" office:value="7" calcext:value-type="float">
            <text:p>7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Elem Boudonville</text:p>
          </table:table-cell>
          <table:table-cell table:style-name="ce9" office:value-type="string" calcext:value-type="string">
            <text:p>1914M</text:p>
          </table:table-cell>
          <table:table-cell table:style-name="ce9" office:value-type="string" calcext:value-type="string">
            <text:p>Poste vacant 50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60]))+10*ISNUMBER(SEARCH(&quot;25%&quot;;[.E60]))" office:value-type="float" office:value="1" calcext:value-type="float">
            <text:p>1</text:p>
          </table:table-cell>
          <table:table-cell table:style-name="ce9" table:formula="of:=IF([.K60]&lt;=12;100;IF([.K60]&gt;=60;100;1))" office:value-type="float" office:value="100" calcext:value-type="float">
            <text:p>100</text:p>
          </table:table-cell>
          <table:table-cell table:style-name="ce9" table:formula="of:=[$distances.C58]" office:value-type="float" office:value="0.9" calcext:value-type="float">
            <text:p>0.9</text:p>
          </table:table-cell>
          <table:table-cell table:style-name="ce9" table:formula="of:=[$distances.D58]" office:value-type="float" office:value="2" calcext:value-type="float">
            <text:p>2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Elem Boudonville</text:p>
          </table:table-cell>
          <table:table-cell table:style-name="ce10" office:value-type="string" calcext:value-type="string">
            <text:p>1914M</text:p>
          </table:table-cell>
          <table:table-cell table:style-name="ce10" office:value-type="string" calcext:value-type="string">
            <text:p>Poste vacant 50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61]))+10*ISNUMBER(SEARCH(&quot;25%&quot;;[.E61]))" office:value-type="float" office:value="1" calcext:value-type="float">
            <text:p>1</text:p>
          </table:table-cell>
          <table:table-cell table:style-name="ce10" table:formula="of:=IF([.K61]&lt;=12;100;IF([.K61]&gt;=60;100;1))" office:value-type="float" office:value="100" calcext:value-type="float">
            <text:p>100</text:p>
          </table:table-cell>
          <table:table-cell table:style-name="ce10" table:formula="of:=[$distances.C59]" office:value-type="float" office:value="0.9" calcext:value-type="float">
            <text:p>0.9</text:p>
          </table:table-cell>
          <table:table-cell table:style-name="ce10" table:formula="of:=[$distances.D59]" office:value-type="float" office:value="2" calcext:value-type="float">
            <text:p>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Elem Braconnot</text:p>
          </table:table-cell>
          <table:table-cell table:style-name="ce9" office:value-type="string" calcext:value-type="string">
            <text:p>2172T</text:p>
          </table:table-cell>
          <table:table-cell table:style-name="ce9" office:value-type="string" calcext:value-type="string">
            <text:p>Poste vacant 50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62]))+10*ISNUMBER(SEARCH(&quot;25%&quot;;[.E62]))" office:value-type="float" office:value="1" calcext:value-type="float">
            <text:p>1</text:p>
          </table:table-cell>
          <table:table-cell table:style-name="ce9" table:formula="of:=IF([.K62]&lt;=12;100;IF([.K62]&gt;=60;100;1))" office:value-type="float" office:value="100" calcext:value-type="float">
            <text:p>100</text:p>
          </table:table-cell>
          <table:table-cell table:style-name="ce9" table:formula="of:=[$distances.C60]" office:value-type="float" office:value="2.1" calcext:value-type="float">
            <text:p>2.1</text:p>
          </table:table-cell>
          <table:table-cell table:style-name="ce9" table:formula="of:=[$distances.D60]" office:value-type="float" office:value="6" calcext:value-type="float">
            <text:p>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Roberty</text:p>
          </table:table-cell>
          <table:table-cell table:style-name="ce10" office:value-type="string" calcext:value-type="string">
            <text:p>0868A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63]))+10*ISNUMBER(SEARCH(&quot;25%&quot;;[.E63]))" office:value-type="float" office:value="1" calcext:value-type="float">
            <text:p>1</text:p>
          </table:table-cell>
          <table:table-cell table:style-name="ce10" table:formula="of:=IF([.K63]&lt;=12;100;IF([.K63]&gt;=60;100;1))" office:value-type="float" office:value="100" calcext:value-type="float">
            <text:p>100</text:p>
          </table:table-cell>
          <table:table-cell table:style-name="ce10" table:formula="of:=[$distances.C61]" office:value-type="float" office:value="3" calcext:value-type="float">
            <text:p>3</text:p>
          </table:table-cell>
          <table:table-cell table:style-name="ce10" table:formula="of:=[$distances.D61]" office:value-type="float" office:value="9" calcext:value-type="float">
            <text:p>9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Elem III Maisons</text:p>
          </table:table-cell>
          <table:table-cell table:style-name="ce9" office:value-type="string" calcext:value-type="string">
            <text:p>1840G</text:p>
          </table:table-cell>
          <table:table-cell table:style-name="ce9" office:value-type="string" calcext:value-type="string">
            <text:p>Poste vacant 50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64]))+10*ISNUMBER(SEARCH(&quot;25%&quot;;[.E64]))" office:value-type="float" office:value="1" calcext:value-type="float">
            <text:p>1</text:p>
          </table:table-cell>
          <table:table-cell table:style-name="ce9" table:formula="of:=IF([.K64]&lt;=12;100;IF([.K64]&gt;=60;100;1))" office:value-type="float" office:value="100" calcext:value-type="float">
            <text:p>100</text:p>
          </table:table-cell>
          <table:table-cell table:style-name="ce9" table:formula="of:=[$distances.C62]" office:value-type="float" office:value="1.9" calcext:value-type="float">
            <text:p>1.9</text:p>
          </table:table-cell>
          <table:table-cell table:style-name="ce9" table:formula="of:=[$distances.D62]" office:value-type="float" office:value="6" calcext:value-type="float">
            <text:p>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Stanislas</text:p>
          </table:table-cell>
          <table:table-cell table:style-name="ce10" office:value-type="string" calcext:value-type="string">
            <text:p>0876J</text:p>
          </table:table-cell>
          <table:table-cell table:style-name="ce10" office:value-type="string" calcext:value-type="string">
            <text:p>Décharge EMF 25%</text:p>
            <text:p>Décharge EMF 25%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65]))+10*ISNUMBER(SEARCH(&quot;25%&quot;;[.E65]))" office:value-type="float" office:value="10" calcext:value-type="float">
            <text:p>10</text:p>
          </table:table-cell>
          <table:table-cell table:style-name="ce10" table:formula="of:=IF([.K65]&lt;=12;100;IF([.K65]&gt;=60;100;1))" office:value-type="float" office:value="100" calcext:value-type="float">
            <text:p>100</text:p>
          </table:table-cell>
          <table:table-cell table:style-name="ce10" table:formula="of:=[$distances.C63]" office:value-type="float" office:value="2.4" calcext:value-type="float">
            <text:p>2.4</text:p>
          </table:table-cell>
          <table:table-cell table:style-name="ce10" table:formula="of:=[$distances.D63]" office:value-type="float" office:value="7" calcext:value-type="float">
            <text:p>7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LAXOU- Elem V.Hugo 4,5 jours</text:p>
          </table:table-cell>
          <table:table-cell table:style-name="ce9" office:value-type="string" calcext:value-type="string">
            <text:p>1908F</text:p>
          </table:table-cell>
          <table:table-cell table:style-name="ce9" office:value-type="string" calcext:value-type="string">
            <text:p>Complément TP 50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66]))+10*ISNUMBER(SEARCH(&quot;25%&quot;;[.E66]))" office:value-type="float" office:value="1" calcext:value-type="float">
            <text:p>1</text:p>
          </table:table-cell>
          <table:table-cell table:style-name="ce9" table:formula="of:=IF([.K66]&lt;=12;100;IF([.K66]&gt;=60;100;1))" office:value-type="float" office:value="100" calcext:value-type="float">
            <text:p>100</text:p>
          </table:table-cell>
          <table:table-cell table:style-name="ce9" table:formula="of:=[$distances.C64]" office:value-type="float" office:value="7.9" calcext:value-type="float">
            <text:p>7.9</text:p>
          </table:table-cell>
          <table:table-cell table:style-name="ce9" table:formula="of:=[$distances.D64]" office:value-type="float" office:value="13" calcext:value-type="float">
            <text:p>13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MAXEVILLE- Mat Vautrin 4,5 jours</text:p>
          </table:table-cell>
          <table:table-cell table:style-name="ce10" office:value-type="string" calcext:value-type="string">
            <text:p>0744R <text:s text:c="71"/>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67]))+10*ISNUMBER(SEARCH(&quot;25%&quot;;[.E67]))" office:value-type="float" office:value="1" calcext:value-type="float">
            <text:p>1</text:p>
          </table:table-cell>
          <table:table-cell table:style-name="ce10" table:formula="of:=IF([.K67]&lt;=12;100;IF([.K67]&gt;=60;100;1))" office:value-type="float" office:value="100" calcext:value-type="float">
            <text:p>100</text:p>
          </table:table-cell>
          <table:table-cell table:style-name="ce10" table:formula="of:=[$distances.C65]" office:value-type="float" office:value="1.9" calcext:value-type="float">
            <text:p>1.9</text:p>
          </table:table-cell>
          <table:table-cell table:style-name="ce10" table:formula="of:=[$distances.D65]" office:value-type="float" office:value="5" calcext:value-type="float">
            <text:p>5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LAXOU-Mat V.Hugo</text:p>
          </table:table-cell>
          <table:table-cell table:style-name="ce9" office:value-type="string" calcext:value-type="string">
            <text:p>0622H</text:p>
          </table:table-cell>
          <table:table-cell table:style-name="ce9" office:value-type="string" calcext:value-type="string">
            <text:p>Déchage de direction 25% </text:p>
            <text:p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68]))+10*ISNUMBER(SEARCH(&quot;25%&quot;;[.E68]))" office:value-type="float" office:value="10" calcext:value-type="float">
            <text:p>10</text:p>
          </table:table-cell>
          <table:table-cell table:style-name="ce9" table:formula="of:=IF([.K68]&lt;=12;100;IF([.K68]&gt;=60;100;1))" office:value-type="float" office:value="100" calcext:value-type="float">
            <text:p>100</text:p>
          </table:table-cell>
          <table:table-cell table:style-name="ce9" table:formula="of:=[$distances.C66]" office:value-type="float" office:value="7.9" calcext:value-type="float">
            <text:p>7.9</text:p>
          </table:table-cell>
          <table:table-cell table:style-name="ce9" table:formula="of:=[$distances.D66]" office:value-type="float" office:value="13" calcext:value-type="float">
            <text:p>13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NANCY-Elem Charlemagne</text:p>
          </table:table-cell>
          <table:table-cell table:style-name="ce10" office:value-type="string" calcext:value-type="string">
            <text:p>2305M</text:p>
          </table:table-cell>
          <table:table-cell table:style-name="ce10" office:value-type="string" calcext:value-type="string">
            <text:p>Complément vacation INSPE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69]))+10*ISNUMBER(SEARCH(&quot;25%&quot;;[.E69]))" office:value-type="float" office:value="1" calcext:value-type="float">
            <text:p>1</text:p>
          </table:table-cell>
          <table:table-cell table:style-name="ce10" table:formula="of:=IF([.K69]&lt;=12;100;IF([.K69]&gt;=60;100;1))" office:value-type="float" office:value="100" calcext:value-type="float">
            <text:p>100</text:p>
          </table:table-cell>
          <table:table-cell table:style-name="ce10" table:formula="of:=[$distances.C67]" office:value-type="float" office:value="3" calcext:value-type="float">
            <text:p>3</text:p>
          </table:table-cell>
          <table:table-cell table:style-name="ce10" table:formula="of:=[$distances.D67]" office:value-type="float" office:value="8" calcext:value-type="float">
            <text:p>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NANCY-BEAUREGARD Primaire (Poste ECMA)</text:p>
          </table:table-cell>
          <table:table-cell table:style-name="ce9" office:value-type="string" calcext:value-type="string">
            <text:p>0127V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1*ISNUMBER(SEARCH(&quot;50%&quot;;[.E70]))+10*ISNUMBER(SEARCH(&quot;25%&quot;;[.E70]))" office:value-type="float" office:value="1" calcext:value-type="float">
            <text:p>1</text:p>
          </table:table-cell>
          <table:table-cell table:style-name="ce9" table:formula="of:=IF([.K70]&lt;=12;100;IF([.K70]&gt;=60;100;1))" office:value-type="float" office:value="100" calcext:value-type="float">
            <text:p>100</text:p>
          </table:table-cell>
          <table:table-cell table:style-name="ce9" table:formula="of:=[$distances.C68]" office:value-type="float" office:value="3.5" calcext:value-type="float">
            <text:p>3.5</text:p>
          </table:table-cell>
          <table:table-cell table:style-name="ce9" table:formula="of:=[$distances.D68]" office:value-type="float" office:value="9" calcext:value-type="float">
            <text:p>9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MAXEVILLE-Elem Vautrin 4,5 jours</text:p>
          </table:table-cell>
          <table:table-cell table:style-name="ce10" office:value-type="string" calcext:value-type="string">
            <text:p>1753M <text:s text:c="63"/></text:p>
          </table:table-cell>
          <table:table-cell table:style-name="ce10" office:value-type="string" calcext:value-type="string">
            <text:p>Décharge EMF 25% </text:p>
            <text:p>Décharge EMF 25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71]))+10*ISNUMBER(SEARCH(&quot;25%&quot;;[.E71]))" office:value-type="float" office:value="10" calcext:value-type="float">
            <text:p>10</text:p>
          </table:table-cell>
          <table:table-cell table:style-name="ce10" table:formula="of:=IF([.K71]&lt;=12;100;IF([.K71]&gt;=60;100;1))" office:value-type="float" office:value="100" calcext:value-type="float">
            <text:p>100</text:p>
          </table:table-cell>
          <table:table-cell table:style-name="ce10" table:formula="of:=[$distances.C69]" office:value-type="float" office:value="1.9" calcext:value-type="float">
            <text:p>1.9</text:p>
          </table:table-cell>
          <table:table-cell table:style-name="ce10" table:formula="of:=[$distances.D69]" office:value-type="float" office:value="5" calcext:value-type="float">
            <text:p>5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MAXEVILLE-Elem Vautrin 4,5 jours </text:p>
          </table:table-cell>
          <table:table-cell table:style-name="ce9" office:value-type="string" calcext:value-type="string">
            <text:p>1753M <text:s text:c="63"/></text:p>
          </table:table-cell>
          <table:table-cell table:style-name="ce9" office:value-type="string" calcext:value-type="string">
            <text:p>Décharge EMF 25% </text:p>
            <text:p>Décharge EMF 25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72]))+10*ISNUMBER(SEARCH(&quot;25%&quot;;[.E72]))" office:value-type="float" office:value="10" calcext:value-type="float">
            <text:p>10</text:p>
          </table:table-cell>
          <table:table-cell table:style-name="ce9" table:formula="of:=IF([.K72]&lt;=12;100;IF([.K72]&gt;=60;100;1))" office:value-type="float" office:value="100" calcext:value-type="float">
            <text:p>100</text:p>
          </table:table-cell>
          <table:table-cell table:style-name="ce9" table:formula="of:=[$distances.C70]" office:value-type="float" office:value="1.9" calcext:value-type="float">
            <text:p>1.9</text:p>
          </table:table-cell>
          <table:table-cell table:style-name="ce9" table:formula="of:=[$distances.D70]" office:value-type="float" office:value="5" calcext:value-type="float">
            <text:p>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MAXEVILLE-Elem Vautrin 4,5 jours</text:p>
            <text:p>LAXOU-Elem Pergaud 4,5 jours</text:p>
          </table:table-cell>
          <table:table-cell table:style-name="ce10" office:value-type="string" calcext:value-type="string">
            <text:p>1753M</text:p>
            <text:p>1750J </text:p>
          </table:table-cell>
          <table:table-cell table:style-name="ce10" office:value-type="string" calcext:value-type="string">
            <text:p>Complément TP 25% </text:p>
            <text:p>Complément TP 25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73]))+10*ISNUMBER(SEARCH(&quot;25%&quot;;[.E73]))" office:value-type="float" office:value="10" calcext:value-type="float">
            <text:p>10</text:p>
          </table:table-cell>
          <table:table-cell table:style-name="ce10" table:formula="of:=IF([.K73]&lt;=12;100;IF([.K73]&gt;=60;100;1))" office:value-type="float" office:value="100" calcext:value-type="float">
            <text:p>100</text:p>
          </table:table-cell>
          <table:table-cell table:style-name="ce10" table:formula="of:=[$distances.C71]" office:value-type="float" office:value="1.9" calcext:value-type="float">
            <text:p>1.9</text:p>
          </table:table-cell>
          <table:table-cell table:style-name="ce10" table:formula="of:=[$distances.D71]" office:value-type="float" office:value="5" calcext:value-type="float">
            <text:p>5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LAXOU-Elem Pergaud 4,5 jours </text:p>
          </table:table-cell>
          <table:table-cell table:style-name="ce9" office:value-type="string" calcext:value-type="string">
            <text:p>1750J</text:p>
          </table:table-cell>
          <table:table-cell table:style-name="ce9" office:value-type="string" calcext:value-type="string">
            <text:p>Déchage de direction 25% </text:p>
            <text:p>Complément TP 25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74]))+10*ISNUMBER(SEARCH(&quot;25%&quot;;[.E74]))" office:value-type="float" office:value="10" calcext:value-type="float">
            <text:p>10</text:p>
          </table:table-cell>
          <table:table-cell table:style-name="ce9" table:formula="of:=IF([.K74]&lt;=12;100;IF([.K74]&gt;=60;100;1))" office:value-type="float" office:value="100" calcext:value-type="float">
            <text:p>100</text:p>
          </table:table-cell>
          <table:table-cell table:style-name="ce9" table:formula="of:=[$distances.C72]" office:value-type="float" office:value="3.9" calcext:value-type="float">
            <text:p>3.9</text:p>
          </table:table-cell>
          <table:table-cell table:style-name="ce9" table:formula="of:=[$distances.D72]" office:value-type="float" office:value="11" calcext:value-type="float">
            <text:p>11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NANCY-Elem Charlemagne</text:p>
          </table:table-cell>
          <table:table-cell table:style-name="ce10" office:value-type="string" calcext:value-type="string">
            <text:p>2305M</text:p>
          </table:table-cell>
          <table:table-cell table:style-name="ce10" office:value-type="string" calcext:value-type="string">
            <text:p>Décharge EMF 25% </text:p>
            <text:p>Décharge EMF 25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75]))+10*ISNUMBER(SEARCH(&quot;25%&quot;;[.E75]))" office:value-type="float" office:value="10" calcext:value-type="float">
            <text:p>10</text:p>
          </table:table-cell>
          <table:table-cell table:style-name="ce10" table:formula="of:=IF([.K75]&lt;=12;100;IF([.K75]&gt;=60;100;1))" office:value-type="float" office:value="100" calcext:value-type="float">
            <text:p>100</text:p>
          </table:table-cell>
          <table:table-cell table:style-name="ce10" table:formula="of:=[$distances.C73]" office:value-type="float" office:value="3" calcext:value-type="float">
            <text:p>3</text:p>
          </table:table-cell>
          <table:table-cell table:style-name="ce10" table:formula="of:=[$distances.D73]" office:value-type="float" office:value="8" calcext:value-type="float">
            <text:p>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NANCY-Elem Charlemagne </text:p>
            <text:p/>
          </table:table-cell>
          <table:table-cell table:style-name="ce9" office:value-type="string" calcext:value-type="string">
            <text:p>2305M</text:p>
          </table:table-cell>
          <table:table-cell table:style-name="ce9" office:value-type="string" calcext:value-type="string">
            <text:p>Décharge EMF 25% </text:p>
            <text:p>Décharge EMF 25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76]))+10*ISNUMBER(SEARCH(&quot;25%&quot;;[.E76]))" office:value-type="float" office:value="10" calcext:value-type="float">
            <text:p>10</text:p>
          </table:table-cell>
          <table:table-cell table:style-name="ce9" table:formula="of:=IF([.K76]&lt;=12;100;IF([.K76]&gt;=60;100;1))" office:value-type="float" office:value="100" calcext:value-type="float">
            <text:p>100</text:p>
          </table:table-cell>
          <table:table-cell table:style-name="ce9" table:formula="of:=[$distances.C74]" office:value-type="float" office:value="3" calcext:value-type="float">
            <text:p>3</text:p>
          </table:table-cell>
          <table:table-cell table:style-name="ce9" table:formula="of:=[$distances.D74]" office:value-type="float" office:value="8" calcext:value-type="float">
            <text:p>8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LAXOU-Mat Zola</text:p>
            <text:p>NANCY-Mat Charlemagne</text:p>
          </table:table-cell>
          <table:table-cell table:style-name="ce10" office:value-type="string" calcext:value-type="string">
            <text:p>0620F <text:s text:c="65"/>0855L</text:p>
          </table:table-cell>
          <table:table-cell table:style-name="ce10" office:value-type="string" calcext:value-type="string">
            <text:p>Déchage de direction 25%</text:p>
            <text:p>Déchage de direction 25%</text:p>
          </table:table-cell>
          <table:table-cell table:style-name="ce10" office:value-type="string" calcext:value-type="string">
            <text:p> </text:p>
            <text:p/>
          </table:table-cell>
          <table:table-cell table:style-name="ce10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77]))+10*ISNUMBER(SEARCH(&quot;25%&quot;;[.E77]))" office:value-type="float" office:value="10" calcext:value-type="float">
            <text:p>10</text:p>
          </table:table-cell>
          <table:table-cell table:style-name="ce10" table:formula="of:=IF([.K77]&lt;=12;100;IF([.K77]&gt;=60;100;1))" office:value-type="float" office:value="100" calcext:value-type="float">
            <text:p>100</text:p>
          </table:table-cell>
          <table:table-cell table:style-name="ce10" table:formula="of:=[$distances.C75]" office:value-type="float" office:value="3.5" calcext:value-type="float">
            <text:p>3.5</text:p>
          </table:table-cell>
          <table:table-cell table:style-name="ce10" table:formula="of:=[$distances.D75]" office:value-type="float" office:value="9" calcext:value-type="float">
            <text:p>9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MAXEVIILE-Mat Vautrin 4,5 jours </text:p>
            <text:p>LAXOU Mat. Hugo 4,5 jours</text:p>
          </table:table-cell>
          <table:table-cell table:style-name="ce9" office:value-type="string" calcext:value-type="string">
            <text:p>0744R</text:p>
            <text:p>0622H </text:p>
          </table:table-cell>
          <table:table-cell table:style-name="ce9" office:value-type="string" calcext:value-type="string">
            <text:p>Déchage de direction 25% </text:p>
            <text:p>Complément TP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78]))+10*ISNUMBER(SEARCH(&quot;25%&quot;;[.E78]))" office:value-type="float" office:value="10" calcext:value-type="float">
            <text:p>10</text:p>
          </table:table-cell>
          <table:table-cell table:style-name="ce9" table:formula="of:=IF([.K78]&lt;=12;100;IF([.K78]&gt;=60;100;1))" office:value-type="float" office:value="100" calcext:value-type="float">
            <text:p>100</text:p>
          </table:table-cell>
          <table:table-cell table:style-name="ce9" table:formula="of:=[$distances.C76]" office:value-type="float" office:value="1.9" calcext:value-type="float">
            <text:p>1.9</text:p>
          </table:table-cell>
          <table:table-cell table:style-name="ce9" table:formula="of:=[$distances.D76]" office:value-type="float" office:value="5" calcext:value-type="float">
            <text:p>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76" calcext:value-type="float">
            <text:p>76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LAXOU-Elem Zola 4,5 Jours</text:p>
          </table:table-cell>
          <table:table-cell table:style-name="ce10" office:value-type="string" calcext:value-type="string">
            <text:p>0124S </text:p>
          </table:table-cell>
          <table:table-cell table:style-name="ce10" office:value-type="string" calcext:value-type="string">
            <text:p>Complément TP 25% </text:p>
            <text:p>Complément TP 25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79]))+10*ISNUMBER(SEARCH(&quot;25%&quot;;[.E79]))" office:value-type="float" office:value="10" calcext:value-type="float">
            <text:p>10</text:p>
          </table:table-cell>
          <table:table-cell table:style-name="ce10" table:formula="of:=IF([.K79]&lt;=12;100;IF([.K79]&gt;=60;100;1))" office:value-type="float" office:value="100" calcext:value-type="float">
            <text:p>100</text:p>
          </table:table-cell>
          <table:table-cell table:style-name="ce10" table:formula="of:=[$distances.C77]" office:value-type="float" office:value="3.5" calcext:value-type="float">
            <text:p>3.5</text:p>
          </table:table-cell>
          <table:table-cell table:style-name="ce10" table:formula="of:=[$distances.D77]" office:value-type="float" office:value="9" calcext:value-type="float">
            <text:p>9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LAXOU-Elem Zola 4,5 Jours</text:p>
          </table:table-cell>
          <table:table-cell table:style-name="ce9" office:value-type="string" calcext:value-type="string">
            <text:p>0124S </text:p>
          </table:table-cell>
          <table:table-cell table:style-name="ce9" office:value-type="string" calcext:value-type="string">
            <text:p>Déchage de direction 50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80]))+10*ISNUMBER(SEARCH(&quot;25%&quot;;[.E80]))" office:value-type="float" office:value="1" calcext:value-type="float">
            <text:p>1</text:p>
          </table:table-cell>
          <table:table-cell table:style-name="ce9" table:formula="of:=IF([.K80]&lt;=12;100;IF([.K80]&gt;=60;100;1))" office:value-type="float" office:value="100" calcext:value-type="float">
            <text:p>100</text:p>
          </table:table-cell>
          <table:table-cell table:style-name="ce9" table:formula="of:=[$distances.C78]" office:value-type="float" office:value="3.5" calcext:value-type="float">
            <text:p>3.5</text:p>
          </table:table-cell>
          <table:table-cell table:style-name="ce9" table:formula="of:=[$distances.D78]" office:value-type="float" office:value="9" calcext:value-type="float">
            <text:p>9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78" calcext:value-type="float">
            <text:p>78</text:p>
          </table:table-cell>
          <table:table-cell table:style-name="ce10" office:value-type="string" calcext:value-type="string">
            <text:p>POMPEY</text:p>
          </table:table-cell>
          <table:table-cell table:style-name="ce10" office:value-type="string" calcext:value-type="string">
            <text:p>BOUXIERES-AUX-DAMES, Elém Thibault</text:p>
          </table:table-cell>
          <table:table-cell table:style-name="ce10" office:value-type="string" calcext:value-type="string">
            <text:p>2278H</text:p>
          </table:table-cell>
          <table:table-cell table:style-name="ce10" office:value-type="string" calcext:value-type="string">
            <text:p>Déchage de direction 50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81]))+10*ISNUMBER(SEARCH(&quot;25%&quot;;[.E81]))" office:value-type="float" office:value="1" calcext:value-type="float">
            <text:p>1</text:p>
          </table:table-cell>
          <table:table-cell table:style-name="ce10" table:formula="of:=IF([.K81]&lt;=12;100;IF([.K81]&gt;=60;100;1))" office:value-type="float" office:value="100" calcext:value-type="float">
            <text:p>100</text:p>
          </table:table-cell>
          <table:table-cell table:style-name="ce10" table:formula="of:=[$distances.C79]" office:value-type="float" office:value="8.4" calcext:value-type="float">
            <text:p>8.4</text:p>
          </table:table-cell>
          <table:table-cell table:style-name="ce10" table:formula="of:=[$distances.D79]" office:value-type="float" office:value="8" calcext:value-type="float">
            <text:p>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POMPEY</text:p>
          </table:table-cell>
          <table:table-cell table:style-name="ce9" office:value-type="string" calcext:value-type="string">
            <text:p/>
            <text:p>FAULX, Prim Les Marronniers</text:p>
            <text:p>CUSTINES, Elém. L. Guingot</text:p>
          </table:table-cell>
          <table:table-cell table:style-name="ce9" office:value-type="string" calcext:value-type="string">
            <text:p/>
            <text:p><text:span text:style-name="T1">1761W</text:span></text:p>
            <text:p><text:span text:style-name="T1">0359X</text:span></text:p>
          </table:table-cell>
          <table:table-cell table:style-name="ce9" office:value-type="string" calcext:value-type="string">
            <text:p>Déchage de direction 25% </text:p>
            <text:p>Complément CLM fractionné 25% </text:p>
          </table:table-cell>
          <table:table-cell table:style-name="ce9" office:value-type="string" calcext:value-type="string">
            <text:p/>
            <text:p/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 table:formula="of:=1*ISNUMBER(SEARCH(&quot;50%&quot;;[.E82]))+10*ISNUMBER(SEARCH(&quot;25%&quot;;[.E82]))" office:value-type="float" office:value="10" calcext:value-type="float">
            <text:p>10</text:p>
          </table:table-cell>
          <table:table-cell table:style-name="ce9" table:formula="of:=IF([.K82]&lt;=12;100;IF([.K82]&gt;=60;100;1))" office:value-type="float" office:value="1" calcext:value-type="float">
            <text:p>1</text:p>
          </table:table-cell>
          <table:table-cell table:style-name="ce9" table:formula="of:=[$distances.C80]" office:value-type="float" office:value="15.7" calcext:value-type="float">
            <text:p>15.7</text:p>
          </table:table-cell>
          <table:table-cell table:style-name="ce9" table:formula="of:=[$distances.D80]" office:value-type="float" office:value="16" calcext:value-type="float">
            <text:p>1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10" office:value-type="string" calcext:value-type="string">
            <text:p>POMPEY</text:p>
          </table:table-cell>
          <table:table-cell table:style-name="ce10" office:value-type="string" calcext:value-type="string">
            <text:p>CHAMPIGNEULLES, Elém J. Moulin</text:p>
          </table:table-cell>
          <table:table-cell table:style-name="ce10" office:value-type="string" calcext:value-type="string">
            <text:p>0304M</text:p>
          </table:table-cell>
          <table:table-cell table:style-name="ce10" office:value-type="string" calcext:value-type="string">
            <text:p><text:s/>Déchage de direction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83]))+10*ISNUMBER(SEARCH(&quot;25%&quot;;[.E83]))" office:value-type="float" office:value="1" calcext:value-type="float">
            <text:p>1</text:p>
          </table:table-cell>
          <table:table-cell table:style-name="ce10" table:formula="of:=IF([.K83]&lt;=12;100;IF([.K83]&gt;=60;100;1))" office:value-type="float" office:value="100" calcext:value-type="float">
            <text:p>100</text:p>
          </table:table-cell>
          <table:table-cell table:style-name="ce10" table:formula="of:=[$distances.C81]" office:value-type="float" office:value="4.8" calcext:value-type="float">
            <text:p>4.8</text:p>
          </table:table-cell>
          <table:table-cell table:style-name="ce10" table:formula="of:=[$distances.D81]" office:value-type="float" office:value="9" calcext:value-type="float">
            <text:p>9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9" office:value-type="string" calcext:value-type="string">
            <text:p>POMPEY</text:p>
          </table:table-cell>
          <table:table-cell table:style-name="ce9" office:value-type="string" calcext:value-type="string">
            <text:p>CHAMPIGNEULLES, Prim Buffon </text:p>
          </table:table-cell>
          <table:table-cell table:style-name="ce9" office:value-type="string" calcext:value-type="string">
            <text:p>2207F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1*ISNUMBER(SEARCH(&quot;50%&quot;;[.E84]))+10*ISNUMBER(SEARCH(&quot;25%&quot;;[.E84]))" office:value-type="float" office:value="1" calcext:value-type="float">
            <text:p>1</text:p>
          </table:table-cell>
          <table:table-cell table:style-name="ce9" table:formula="of:=IF([.K84]&lt;=12;100;IF([.K84]&gt;=60;100;1))" office:value-type="float" office:value="100" calcext:value-type="float">
            <text:p>100</text:p>
          </table:table-cell>
          <table:table-cell table:style-name="ce9" table:formula="of:=[$distances.C82]" office:value-type="float" office:value="5.3" calcext:value-type="float">
            <text:p>5.3</text:p>
          </table:table-cell>
          <table:table-cell table:style-name="ce9" table:formula="of:=[$distances.D82]" office:value-type="float" office:value="10" calcext:value-type="float">
            <text:p>10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82" calcext:value-type="float">
            <text:p>82</text:p>
          </table:table-cell>
          <table:table-cell table:style-name="ce10" office:value-type="string" calcext:value-type="string">
            <text:p>POMPEY</text:p>
          </table:table-cell>
          <table:table-cell table:style-name="ce10" office:value-type="string" calcext:value-type="string">
            <text:p>CHAMPIGNEULLES, Elém J. Moulin</text:p>
          </table:table-cell>
          <table:table-cell table:style-name="ce10" office:value-type="string" calcext:value-type="string">
            <text:p>0455B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85]))+10*ISNUMBER(SEARCH(&quot;25%&quot;;[.E85]))" office:value-type="float" office:value="1" calcext:value-type="float">
            <text:p>1</text:p>
          </table:table-cell>
          <table:table-cell table:style-name="ce10" table:formula="of:=IF([.K85]&lt;=12;100;IF([.K85]&gt;=60;100;1))" office:value-type="float" office:value="100" calcext:value-type="float">
            <text:p>100</text:p>
          </table:table-cell>
          <table:table-cell table:style-name="ce10" table:formula="of:=[$distances.C83]" office:value-type="float" office:value="4.8" calcext:value-type="float">
            <text:p>4.8</text:p>
          </table:table-cell>
          <table:table-cell table:style-name="ce10" table:formula="of:=[$distances.D83]" office:value-type="float" office:value="9" calcext:value-type="float">
            <text:p>9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9" office:value-type="string" calcext:value-type="string">
            <text:p>POMPEY</text:p>
          </table:table-cell>
          <table:table-cell table:style-name="ce9" office:value-type="string" calcext:value-type="string">
            <text:p>MALZEVILLE, Elém. P. Bert</text:p>
            <text:p>BOUXIERES-AUX-CHENES, Prim Les Gesnels</text:p>
          </table:table-cell>
          <table:table-cell table:style-name="ce9" office:value-type="string" calcext:value-type="string">
            <text:p>0714H</text:p>
            <text:p>0270A</text:p>
          </table:table-cell>
          <table:table-cell table:style-name="ce9" office:value-type="string" calcext:value-type="string">
            <text:p>Déchage de direction 25% <text:s text:c="54"/>Déchage de direction 25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86]))+10*ISNUMBER(SEARCH(&quot;25%&quot;;[.E86]))" office:value-type="float" office:value="10" calcext:value-type="float">
            <text:p>10</text:p>
          </table:table-cell>
          <table:table-cell table:style-name="ce9" table:formula="of:=IF([.K86]&lt;=12;100;IF([.K86]&gt;=60;100;1))" office:value-type="float" office:value="100" calcext:value-type="float">
            <text:p>100</text:p>
          </table:table-cell>
          <table:table-cell table:style-name="ce9" table:formula="of:=[$distances.C84]" office:value-type="float" office:value="2.9" calcext:value-type="float">
            <text:p>2.9</text:p>
          </table:table-cell>
          <table:table-cell table:style-name="ce9" table:formula="of:=[$distances.D84]" office:value-type="float" office:value="9" calcext:value-type="float">
            <text:p>9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84" calcext:value-type="float">
            <text:p>84</text:p>
          </table:table-cell>
          <table:table-cell table:style-name="ce10" office:value-type="string" calcext:value-type="string">
            <text:p>POMPEY</text:p>
          </table:table-cell>
          <table:table-cell table:style-name="ce10" office:value-type="string" calcext:value-type="string">
            <text:p>EULMONT, Prim. Les Vignottes</text:p>
          </table:table-cell>
          <table:table-cell table:style-name="ce10" office:value-type="string" calcext:value-type="string">
            <text:p>0420N</text:p>
          </table:table-cell>
          <table:table-cell table:style-name="ce10" office:value-type="string" calcext:value-type="string">
            <text:p>Déchage de direction 25% </text:p>
            <text:p>DSYND 25% </text:p>
            <text:p/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1*ISNUMBER(SEARCH(&quot;50%&quot;;[.E87]))+10*ISNUMBER(SEARCH(&quot;25%&quot;;[.E87]))" office:value-type="float" office:value="10" calcext:value-type="float">
            <text:p>10</text:p>
          </table:table-cell>
          <table:table-cell table:style-name="ce10" table:formula="of:=IF([.K87]&lt;=12;100;IF([.K87]&gt;=60;100;1))" office:value-type="float" office:value="1" calcext:value-type="float">
            <text:p>1</text:p>
          </table:table-cell>
          <table:table-cell table:style-name="ce10" table:formula="of:=[$distances.C85]" office:value-type="float" office:value="13.3" calcext:value-type="float">
            <text:p>13.3</text:p>
          </table:table-cell>
          <table:table-cell table:style-name="ce10" table:formula="of:=[$distances.D85]" office:value-type="float" office:value="12" calcext:value-type="float">
            <text:p>1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POMPEY</text:p>
          </table:table-cell>
          <table:table-cell table:style-name="ce9" office:value-type="string" calcext:value-type="string">
            <text:p>LIVERDUN Mat. Rond Chêne</text:p>
          </table:table-cell>
          <table:table-cell table:style-name="ce9" office:value-type="string" calcext:value-type="string">
            <text:p>1485W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88]))+10*ISNUMBER(SEARCH(&quot;25%&quot;;[.E88]))" office:value-type="float" office:value="1" calcext:value-type="float">
            <text:p>1</text:p>
          </table:table-cell>
          <table:table-cell table:style-name="ce9" table:formula="of:=IF([.K88]&lt;=12;100;IF([.K88]&gt;=60;100;1))" office:value-type="float" office:value="100" calcext:value-type="float">
            <text:p>100</text:p>
          </table:table-cell>
          <table:table-cell table:style-name="ce9" table:formula="of:=[$distances.C86]" office:value-type="float" office:value="11.6" calcext:value-type="float">
            <text:p>11.6</text:p>
          </table:table-cell>
          <table:table-cell table:style-name="ce9" table:formula="of:=[$distances.D86]" office:value-type="float" office:value="15" calcext:value-type="float">
            <text:p>1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86" calcext:value-type="float">
            <text:p>86</text:p>
          </table:table-cell>
          <table:table-cell table:style-name="ce10" office:value-type="string" calcext:value-type="string">
            <text:p>POMPEY</text:p>
          </table:table-cell>
          <table:table-cell table:style-name="ce10" office:value-type="string" calcext:value-type="string">
            <text:p>MALLELOY, Prim. </text:p>
            <text:p>LAY ST CHRISTOPHE, Elém Hanry</text:p>
          </table:table-cell>
          <table:table-cell table:style-name="ce10" office:value-type="string" calcext:value-type="string">
            <text:p>0712F</text:p>
            <text:p>2140H</text:p>
          </table:table-cell>
          <table:table-cell table:style-name="ce10" office:value-type="string" calcext:value-type="string">
            <text:p>Déchage de direction 25% </text:p>
            <text:p>Déchage de direction 25%</text:p>
          </table:table-cell>
          <table:table-cell table:style-name="ce10" office:value-type="string" calcext:value-type="string">
            <text:p>Ecole d'immersion 40 à 50 % des cours en allemand</text:p>
          </table:table-cell>
          <table:table-cell table:style-name="ce10"/>
          <table:table-cell table:style-name="ce10" office:value-type="float" office:value="10" calcext:value-type="float">
            <text:p>10</text:p>
          </table:table-cell>
          <table:table-cell table:style-name="ce10" table:formula="of:=1*ISNUMBER(SEARCH(&quot;50%&quot;;[.E89]))+10*ISNUMBER(SEARCH(&quot;25%&quot;;[.E89]))" office:value-type="float" office:value="10" calcext:value-type="float">
            <text:p>10</text:p>
          </table:table-cell>
          <table:table-cell table:style-name="ce10" table:formula="of:=IF([.K89]&lt;=12;100;IF([.K89]&gt;=60;100;1))" office:value-type="float" office:value="1" calcext:value-type="float">
            <text:p>1</text:p>
          </table:table-cell>
          <table:table-cell table:style-name="ce10" table:formula="of:=[$distances.C87]" office:value-type="float" office:value="12.6" calcext:value-type="float">
            <text:p>12.6</text:p>
          </table:table-cell>
          <table:table-cell table:style-name="ce10" table:formula="of:=[$distances.D87]" office:value-type="float" office:value="13" calcext:value-type="float">
            <text:p>13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POMPEY</text:p>
          </table:table-cell>
          <table:table-cell table:style-name="ce9" office:value-type="string" calcext:value-type="string">
            <text:p>MALZEVILLE,  Mat Geny</text:p>
            <text:p>MALZEVILLE, Mat. Leclerc</text:p>
          </table:table-cell>
          <table:table-cell table:style-name="ce9" office:value-type="string" calcext:value-type="string">
            <text:p>0718M</text:p>
            <text:p>0717L</text:p>
          </table:table-cell>
          <table:table-cell table:style-name="ce9" office:value-type="string" calcext:value-type="string">
            <text:p>Déchage de direction 25% </text:p>
            <text:p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90]))+10*ISNUMBER(SEARCH(&quot;25%&quot;;[.E90]))" office:value-type="float" office:value="10" calcext:value-type="float">
            <text:p>10</text:p>
          </table:table-cell>
          <table:table-cell table:style-name="ce9" table:formula="of:=IF([.K90]&lt;=12;100;IF([.K90]&gt;=60;100;1))" office:value-type="float" office:value="100" calcext:value-type="float">
            <text:p>100</text:p>
          </table:table-cell>
          <table:table-cell table:style-name="ce9" table:formula="of:=[$distances.C88]" office:value-type="float" office:value="2.9" calcext:value-type="float">
            <text:p>2.9</text:p>
          </table:table-cell>
          <table:table-cell table:style-name="ce9" table:formula="of:=[$distances.D88]" office:value-type="float" office:value="9" calcext:value-type="float">
            <text:p>9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88" calcext:value-type="float">
            <text:p>88</text:p>
          </table:table-cell>
          <table:table-cell table:style-name="ce10" office:value-type="string" calcext:value-type="string">
            <text:p>POMPEY</text:p>
          </table:table-cell>
          <table:table-cell table:style-name="ce10" office:value-type="string" calcext:value-type="string">
            <text:p>CUSTINES, Mat Centre </text:p>
          </table:table-cell>
          <table:table-cell table:style-name="ce10" office:value-type="string" calcext:value-type="string">
            <text:p>1272P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91]))+10*ISNUMBER(SEARCH(&quot;25%&quot;;[.E91]))" office:value-type="float" office:value="1" calcext:value-type="float">
            <text:p>1</text:p>
          </table:table-cell>
          <table:table-cell table:style-name="ce10" table:formula="of:=IF([.K91]&lt;=12;100;IF([.K91]&gt;=60;100;1))" office:value-type="float" office:value="100" calcext:value-type="float">
            <text:p>100</text:p>
          </table:table-cell>
          <table:table-cell table:style-name="ce10" table:formula="of:=[$distances.C89]" office:value-type="float" office:value="10.8" calcext:value-type="float">
            <text:p>10.8</text:p>
          </table:table-cell>
          <table:table-cell table:style-name="ce10" table:formula="of:=[$distances.D89]" office:value-type="float" office:value="9" calcext:value-type="float">
            <text:p>9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POMPEY</text:p>
          </table:table-cell>
          <table:table-cell table:style-name="ce9" office:value-type="string" calcext:value-type="string">
            <text:p>LIVERDUN, Elem Rond Chêne </text:p>
          </table:table-cell>
          <table:table-cell table:style-name="ce9" office:value-type="string" calcext:value-type="string">
            <text:p>1477M</text:p>
          </table:table-cell>
          <table:table-cell table:style-name="ce9" office:value-type="string" calcext:value-type="string">
            <text:p>Déchage de direction 25% </text:p>
            <text:p>Complément TP 25% </text:p>
          </table:table-cell>
          <table:table-cell table:style-name="ce9" office:value-type="string" calcext:value-type="string">
            <text:p/>
            <text:p/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92]))+10*ISNUMBER(SEARCH(&quot;25%&quot;;[.E92]))" office:value-type="float" office:value="10" calcext:value-type="float">
            <text:p>10</text:p>
          </table:table-cell>
          <table:table-cell table:style-name="ce9" table:formula="of:=IF([.K92]&lt;=12;100;IF([.K92]&gt;=60;100;1))" office:value-type="float" office:value="100" calcext:value-type="float">
            <text:p>100</text:p>
          </table:table-cell>
          <table:table-cell table:style-name="ce9" table:formula="of:=[$distances.C90]" office:value-type="float" office:value="11.6" calcext:value-type="float">
            <text:p>11.6</text:p>
          </table:table-cell>
          <table:table-cell table:style-name="ce9" table:formula="of:=[$distances.D90]" office:value-type="float" office:value="15" calcext:value-type="float">
            <text:p>1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10" office:value-type="string" calcext:value-type="string">
            <text:p>PONT-A-MOUSSON</text:p>
          </table:table-cell>
          <table:table-cell table:style-name="ce10" office:value-type="string" calcext:value-type="string">
            <text:p>DIEULOUARD, Prim</text:p>
          </table:table-cell>
          <table:table-cell table:style-name="ce10" office:value-type="string" calcext:value-type="string">
            <text:p>2268X</text:p>
          </table:table-cell>
          <table:table-cell table:style-name="ce10" office:value-type="string" calcext:value-type="string">
            <text:p>Complément TP 2 x 25% </text:p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/>
          <table:table-cell table:style-name="ce10" office:value-type="float" office:value="10" calcext:value-type="float">
            <text:p>10</text:p>
          </table:table-cell>
          <table:table-cell table:style-name="ce10" table:formula="of:=1*ISNUMBER(SEARCH(&quot;50%&quot;;[.E93]))+10*ISNUMBER(SEARCH(&quot;25%&quot;;[.E93]))" office:value-type="float" office:value="10" calcext:value-type="float">
            <text:p>10</text:p>
          </table:table-cell>
          <table:table-cell table:style-name="ce10" table:formula="of:=IF([.K93]&lt;=12;100;IF([.K93]&gt;=60;100;1))" office:value-type="float" office:value="1" calcext:value-type="float">
            <text:p>1</text:p>
          </table:table-cell>
          <table:table-cell table:style-name="ce10" table:formula="of:=[$distances.C91]" office:value-type="float" office:value="19.5" calcext:value-type="float">
            <text:p>19.5</text:p>
          </table:table-cell>
          <table:table-cell table:style-name="ce10" table:formula="of:=[$distances.D91]" office:value-type="float" office:value="16" calcext:value-type="float">
            <text:p>16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9" office:value-type="string" calcext:value-type="string">
            <text:p>PONT-A-MOUSSON</text:p>
          </table:table-cell>
          <table:table-cell table:style-name="ce9" office:value-type="string" calcext:value-type="string">
            <text:p>JEANDELAINCOURT – Prim (4,5 jours)</text:p>
          </table:table-cell>
          <table:table-cell table:style-name="ce9" office:value-type="string" calcext:value-type="string">
            <text:p>2509J</text:p>
          </table:table-cell>
          <table:table-cell table:style-name="ce9" office:value-type="string" calcext:value-type="string">
            <text:p>Déchage de direction 50%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1*ISNUMBER(SEARCH(&quot;50%&quot;;[.E94]))+10*ISNUMBER(SEARCH(&quot;25%&quot;;[.E94]))" office:value-type="float" office:value="1" calcext:value-type="float">
            <text:p>1</text:p>
          </table:table-cell>
          <table:table-cell table:style-name="ce9" table:formula="of:=IF([.K94]&lt;=12;100;IF([.K94]&gt;=60;100;1))" office:value-type="float" office:value="1" calcext:value-type="float">
            <text:p>1</text:p>
          </table:table-cell>
          <table:table-cell table:style-name="ce9" table:formula="of:=[$distances.C92]" office:value-type="float" office:value="28.8" calcext:value-type="float">
            <text:p>28.8</text:p>
          </table:table-cell>
          <table:table-cell table:style-name="ce9" table:formula="of:=[$distances.D92]" office:value-type="float" office:value="25" calcext:value-type="float">
            <text:p>2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92" calcext:value-type="float">
            <text:p>92</text:p>
          </table:table-cell>
          <table:table-cell table:style-name="ce10" office:value-type="string" calcext:value-type="string">
            <text:p>PONT-A-MOUSSON</text:p>
          </table:table-cell>
          <table:table-cell table:style-name="ce10" office:value-type="string" calcext:value-type="string">
            <text:p>MARBACHE, Elém</text:p>
          </table:table-cell>
          <table:table-cell table:style-name="ce10" office:value-type="string" calcext:value-type="string">
            <text:p>1836C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95]))+10*ISNUMBER(SEARCH(&quot;25%&quot;;[.E95]))" office:value-type="float" office:value="1" calcext:value-type="float">
            <text:p>1</text:p>
          </table:table-cell>
          <table:table-cell table:style-name="ce10" table:formula="of:=IF([.K95]&lt;=12;100;IF([.K95]&gt;=60;100;1))" office:value-type="float" office:value="1" calcext:value-type="float">
            <text:p>1</text:p>
          </table:table-cell>
          <table:table-cell table:style-name="ce10" table:formula="of:=[$distances.C93]" office:value-type="float" office:value="17.5" calcext:value-type="float">
            <text:p>17.5</text:p>
          </table:table-cell>
          <table:table-cell table:style-name="ce10" table:formula="of:=[$distances.D93]" office:value-type="float" office:value="13" calcext:value-type="float">
            <text:p>13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PONT-A-MOUSSON</text:p>
          </table:table-cell>
          <table:table-cell table:style-name="ce9" office:value-type="string" calcext:value-type="string">
            <text:p>PAGNY-SUR-MOSELLE, Elém P. Bert</text:p>
          </table:table-cell>
          <table:table-cell table:style-name="ce9" office:value-type="string" calcext:value-type="string">
            <text:p>0902M</text:p>
          </table:table-cell>
          <table:table-cell table:style-name="ce9" office:value-type="string" calcext:value-type="string">
            <text:p>Déchage de direction 50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96]))+10*ISNUMBER(SEARCH(&quot;25%&quot;;[.E96]))" office:value-type="float" office:value="1" calcext:value-type="float">
            <text:p>1</text:p>
          </table:table-cell>
          <table:table-cell table:style-name="ce9" table:formula="of:=IF([.K96]&lt;=12;100;IF([.K96]&gt;=60;100;1))" office:value-type="float" office:value="1" calcext:value-type="float">
            <text:p>1</text:p>
          </table:table-cell>
          <table:table-cell table:style-name="ce9" table:formula="of:=[$distances.C94]" office:value-type="float" office:value="38.2" calcext:value-type="float">
            <text:p>38.2</text:p>
          </table:table-cell>
          <table:table-cell table:style-name="ce9" table:formula="of:=[$distances.D94]" office:value-type="float" office:value="33" calcext:value-type="float">
            <text:p>33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10" office:value-type="string" calcext:value-type="string">
            <text:p>PONT-A-MOUSSON</text:p>
          </table:table-cell>
          <table:table-cell table:style-name="ce10" office:value-type="string" calcext:value-type="string">
            <text:p>PONT-A-MOUSSON, Elém P. Dohm</text:p>
          </table:table-cell>
          <table:table-cell table:style-name="ce10" office:value-type="string" calcext:value-type="string">
            <text:p>2245X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97]))+10*ISNUMBER(SEARCH(&quot;25%&quot;;[.E97]))" office:value-type="float" office:value="1" calcext:value-type="float">
            <text:p>1</text:p>
          </table:table-cell>
          <table:table-cell table:style-name="ce10" table:formula="of:=IF([.K97]&lt;=12;100;IF([.K97]&gt;=60;100;1))" office:value-type="float" office:value="1" calcext:value-type="float">
            <text:p>1</text:p>
          </table:table-cell>
          <table:table-cell table:style-name="ce10" table:formula="of:=[$distances.C95]" office:value-type="float" office:value="27.9" calcext:value-type="float">
            <text:p>27.9</text:p>
          </table:table-cell>
          <table:table-cell table:style-name="ce10" table:formula="of:=[$distances.D95]" office:value-type="float" office:value="22" calcext:value-type="float">
            <text:p>2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9" office:value-type="string" calcext:value-type="string">
            <text:p>PONT-A-MOUSSON</text:p>
          </table:table-cell>
          <table:table-cell table:style-name="ce9" office:value-type="string" calcext:value-type="string">
            <text:p>PONT-A-MOUSSON, Elém St Jean</text:p>
          </table:table-cell>
          <table:table-cell table:style-name="ce9" office:value-type="string" calcext:value-type="string">
            <text:p>1687R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98]))+10*ISNUMBER(SEARCH(&quot;25%&quot;;[.E98]))" office:value-type="float" office:value="1" calcext:value-type="float">
            <text:p>1</text:p>
          </table:table-cell>
          <table:table-cell table:style-name="ce9" table:formula="of:=IF([.K98]&lt;=12;100;IF([.K98]&gt;=60;100;1))" office:value-type="float" office:value="1" calcext:value-type="float">
            <text:p>1</text:p>
          </table:table-cell>
          <table:table-cell table:style-name="ce9" table:formula="of:=[$distances.C96]" office:value-type="float" office:value="27.5" calcext:value-type="float">
            <text:p>27.5</text:p>
          </table:table-cell>
          <table:table-cell table:style-name="ce9" table:formula="of:=[$distances.D96]" office:value-type="float" office:value="21" calcext:value-type="float">
            <text:p>21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96" calcext:value-type="float">
            <text:p>96</text:p>
          </table:table-cell>
          <table:table-cell table:style-name="ce10" office:value-type="string" calcext:value-type="string">
            <text:p>PONT-A-MOUSSON</text:p>
          </table:table-cell>
          <table:table-cell table:style-name="ce10" office:value-type="string" calcext:value-type="string">
            <text:p>PONT-A-MOUSSON, Elém St Martin</text:p>
          </table:table-cell>
          <table:table-cell table:style-name="ce10" office:value-type="string" calcext:value-type="string">
            <text:p>2245X</text:p>
          </table:table-cell>
          <table:table-cell table:style-name="ce10" office:value-type="string" calcext:value-type="string">
            <text:p>Déchage de direction 25% <text:s text:c="36"/>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99]))+10*ISNUMBER(SEARCH(&quot;25%&quot;;[.E99]))" office:value-type="float" office:value="10" calcext:value-type="float">
            <text:p>10</text:p>
          </table:table-cell>
          <table:table-cell table:style-name="ce10" table:formula="of:=IF([.K99]&lt;=12;100;IF([.K99]&gt;=60;100;1))" office:value-type="float" office:value="1" calcext:value-type="float">
            <text:p>1</text:p>
          </table:table-cell>
          <table:table-cell table:style-name="ce10" table:formula="of:=[$distances.C97]" office:value-type="float" office:value="26.7" calcext:value-type="float">
            <text:p>26.7</text:p>
          </table:table-cell>
          <table:table-cell table:style-name="ce10" table:formula="of:=[$distances.D97]" office:value-type="float" office:value="18" calcext:value-type="float">
            <text:p>1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9" office:value-type="string" calcext:value-type="string">
            <text:p>SAINT-MAX</text:p>
          </table:table-cell>
          <table:table-cell table:style-name="ce9" office:value-type="string" calcext:value-type="string">
            <text:p>BRIN-S/SEILLE, Prim.</text:p>
          </table:table-cell>
          <table:table-cell table:style-name="ce9" office:value-type="string" calcext:value-type="string">
            <text:p>0286T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1*ISNUMBER(SEARCH(&quot;50%&quot;;[.E100]))+10*ISNUMBER(SEARCH(&quot;25%&quot;;[.E100]))" office:value-type="float" office:value="1" calcext:value-type="float">
            <text:p>1</text:p>
          </table:table-cell>
          <table:table-cell table:style-name="ce9" table:formula="of:=IF([.K100]&lt;=12;100;IF([.K100]&gt;=60;100;1))" office:value-type="float" office:value="1" calcext:value-type="float">
            <text:p>1</text:p>
          </table:table-cell>
          <table:table-cell table:style-name="ce9" table:formula="of:=[$distances.C98]" office:value-type="float" office:value="28.2" calcext:value-type="float">
            <text:p>28.2</text:p>
          </table:table-cell>
          <table:table-cell table:style-name="ce9" table:formula="of:=[$distances.D98]" office:value-type="float" office:value="26" calcext:value-type="float">
            <text:p>2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98" calcext:value-type="float">
            <text:p>98</text:p>
          </table:table-cell>
          <table:table-cell table:style-name="ce10" office:value-type="string" calcext:value-type="string">
            <text:p>SAINT-MAX</text:p>
          </table:table-cell>
          <table:table-cell table:style-name="ce10" office:value-type="string" calcext:value-type="string">
            <text:p>CHAMPENOUX, Prim</text:p>
          </table:table-cell>
          <table:table-cell table:style-name="ce10" office:value-type="string" calcext:value-type="string">
            <text:p>0302K</text:p>
          </table:table-cell>
          <table:table-cell table:style-name="ce10" office:value-type="string" calcext:value-type="string">
            <text:p>Déchage de direction 50% </text:p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1*ISNUMBER(SEARCH(&quot;50%&quot;;[.E101]))+10*ISNUMBER(SEARCH(&quot;25%&quot;;[.E101]))" office:value-type="float" office:value="1" calcext:value-type="float">
            <text:p>1</text:p>
          </table:table-cell>
          <table:table-cell table:style-name="ce10" table:formula="of:=IF([.K101]&lt;=12;100;IF([.K101]&gt;=60;100;1))" office:value-type="float" office:value="1" calcext:value-type="float">
            <text:p>1</text:p>
          </table:table-cell>
          <table:table-cell table:style-name="ce10" table:formula="of:=[$distances.C99]" office:value-type="float" office:value="24.5" calcext:value-type="float">
            <text:p>24.5</text:p>
          </table:table-cell>
          <table:table-cell table:style-name="ce10" table:formula="of:=[$distances.D99]" office:value-type="float" office:value="23" calcext:value-type="float">
            <text:p>23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9" office:value-type="string" calcext:value-type="string">
            <text:p>SAINT-MAX</text:p>
          </table:table-cell>
          <table:table-cell table:style-name="ce9" office:value-type="string" calcext:value-type="string">
            <text:p>CHAMPENOUX, Prim (site de Ceville)</text:p>
          </table:table-cell>
          <table:table-cell table:style-name="ce9" office:value-type="string" calcext:value-type="string">
            <text:p>0302K</text:p>
          </table:table-cell>
          <table:table-cell table:style-name="ce9" office:value-type="string" calcext:value-type="string">
            <text:p><text:s/>Complément TP 50% </text:p>
          </table:table-cell>
          <table:table-cell table:style-name="ce9" office:value-type="string" calcext:value-type="string">
            <text:p/>
            <text:p/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 table:formula="of:=1*ISNUMBER(SEARCH(&quot;50%&quot;;[.E102]))+10*ISNUMBER(SEARCH(&quot;25%&quot;;[.E102]))" office:value-type="float" office:value="1" calcext:value-type="float">
            <text:p>1</text:p>
          </table:table-cell>
          <table:table-cell table:style-name="ce9" table:formula="of:=IF([.K102]&lt;=12;100;IF([.K102]&gt;=60;100;1))" office:value-type="float" office:value="1" calcext:value-type="float">
            <text:p>1</text:p>
          </table:table-cell>
          <table:table-cell table:style-name="ce9" table:formula="of:=[$distances.C100]" office:value-type="float" office:value="24.5" calcext:value-type="float">
            <text:p>24.5</text:p>
          </table:table-cell>
          <table:table-cell table:style-name="ce9" table:formula="of:=[$distances.D100]" office:value-type="float" office:value="23" calcext:value-type="float">
            <text:p>23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10" office:value-type="string" calcext:value-type="string">
            <text:p>SAINT-MAX</text:p>
          </table:table-cell>
          <table:table-cell table:style-name="ce10" office:value-type="string" calcext:value-type="string">
            <text:p>ESSEY-LES-NANCY, Elém Centre</text:p>
          </table:table-cell>
          <table:table-cell table:style-name="ce10" office:value-type="string" calcext:value-type="string">
            <text:p>1684M</text:p>
          </table:table-cell>
          <table:table-cell table:style-name="ce10" office:value-type="string" calcext:value-type="string">
            <text:p>Décharge EMF 25% </text:p>
            <text:p>Décharge EMF 25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103]))+10*ISNUMBER(SEARCH(&quot;25%&quot;;[.E103]))" office:value-type="float" office:value="10" calcext:value-type="float">
            <text:p>10</text:p>
          </table:table-cell>
          <table:table-cell table:style-name="ce10" table:formula="of:=IF([.K103]&lt;=12;100;IF([.K103]&gt;=60;100;1))" office:value-type="float" office:value="100" calcext:value-type="float">
            <text:p>100</text:p>
          </table:table-cell>
          <table:table-cell table:style-name="ce10" table:formula="of:=[$distances.C101]" office:value-type="float" office:value="5.8" calcext:value-type="float">
            <text:p>5.8</text:p>
          </table:table-cell>
          <table:table-cell table:style-name="ce10" table:formula="of:=[$distances.D101]" office:value-type="float" office:value="14" calcext:value-type="float">
            <text:p>1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9" office:value-type="string" calcext:value-type="string">
            <text:p>SAINT-MAX</text:p>
          </table:table-cell>
          <table:table-cell table:style-name="ce9" office:value-type="string" calcext:value-type="string">
            <text:p>ESSEY-LES-NANCY, Elém Centre</text:p>
          </table:table-cell>
          <table:table-cell table:style-name="ce9" office:value-type="string" calcext:value-type="string">
            <text:p>1684M</text:p>
          </table:table-cell>
          <table:table-cell table:style-name="ce9" office:value-type="string" calcext:value-type="string">
            <text:p>Décharge EMF 25% </text:p>
            <text:p>Décharge EMF 25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104]))+10*ISNUMBER(SEARCH(&quot;25%&quot;;[.E104]))" office:value-type="float" office:value="10" calcext:value-type="float">
            <text:p>10</text:p>
          </table:table-cell>
          <table:table-cell table:style-name="ce9" table:formula="of:=IF([.K104]&lt;=12;100;IF([.K104]&gt;=60;100;1))" office:value-type="float" office:value="100" calcext:value-type="float">
            <text:p>100</text:p>
          </table:table-cell>
          <table:table-cell table:style-name="ce9" table:formula="of:=[$distances.C102]" office:value-type="float" office:value="5.8" calcext:value-type="float">
            <text:p>5.8</text:p>
          </table:table-cell>
          <table:table-cell table:style-name="ce9" table:formula="of:=[$distances.D102]" office:value-type="float" office:value="14" calcext:value-type="float">
            <text:p>1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table:style-name="ce10" office:value-type="string" calcext:value-type="string">
            <text:p>SAINT-MAX</text:p>
          </table:table-cell>
          <table:table-cell table:style-name="ce10" office:value-type="string" calcext:value-type="string">
            <text:p>ESSEY-LES-NANCY, Elém Mouzimpré</text:p>
          </table:table-cell>
          <table:table-cell table:style-name="ce10" office:value-type="string" calcext:value-type="string">
            <text:p>1682K</text:p>
          </table:table-cell>
          <table:table-cell table:style-name="ce10" office:value-type="string" calcext:value-type="string">
            <text:p>Déchage de direction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105]))+10*ISNUMBER(SEARCH(&quot;25%&quot;;[.E105]))" office:value-type="float" office:value="1" calcext:value-type="float">
            <text:p>1</text:p>
          </table:table-cell>
          <table:table-cell table:style-name="ce10" table:formula="of:=IF([.K105]&lt;=12;100;IF([.K105]&gt;=60;100;1))" office:value-type="float" office:value="100" calcext:value-type="float">
            <text:p>100</text:p>
          </table:table-cell>
          <table:table-cell table:style-name="ce10" table:formula="of:=[$distances.C103]" office:value-type="float" office:value="6" calcext:value-type="float">
            <text:p>6</text:p>
          </table:table-cell>
          <table:table-cell table:style-name="ce10" table:formula="of:=[$distances.D103]" office:value-type="float" office:value="16" calcext:value-type="float">
            <text:p>16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9" office:value-type="string" calcext:value-type="string">
            <text:p>SAINT-MAX</text:p>
          </table:table-cell>
          <table:table-cell table:style-name="ce9" office:value-type="string" calcext:value-type="string">
            <text:p>ESSEY-LES-NANCY, mat Prevert <text:s text:c="34"/>ESSEY-LES-NANCY, mat Delaunay</text:p>
          </table:table-cell>
          <table:table-cell table:style-name="ce9" office:value-type="string" calcext:value-type="string">
            <text:p>0419M 1902Z</text:p>
          </table:table-cell>
          <table:table-cell table:style-name="ce9" office:value-type="string" calcext:value-type="string">
            <text:p>Déchage de direction 25%                   </text:p>
            <text:p>Complément TP 25% </text:p>
          </table:table-cell>
          <table:table-cell table:style-name="ce9" office:value-type="string" calcext:value-type="string">
            <text:p><text:s text:c="35"/></text:p>
          </table:table-cell>
          <table:table-cell table:style-name="ce9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106]))+10*ISNUMBER(SEARCH(&quot;25%&quot;;[.E106]))" office:value-type="float" office:value="10" calcext:value-type="float">
            <text:p>10</text:p>
          </table:table-cell>
          <table:table-cell table:style-name="ce9" table:formula="of:=IF([.K106]&lt;=12;100;IF([.K106]&gt;=60;100;1))" office:value-type="float" office:value="100" calcext:value-type="float">
            <text:p>100</text:p>
          </table:table-cell>
          <table:table-cell table:style-name="ce9" table:formula="of:=[$distances.C104]" office:value-type="float" office:value="5.5" calcext:value-type="float">
            <text:p>5.5</text:p>
          </table:table-cell>
          <table:table-cell table:style-name="ce9" table:formula="of:=[$distances.D104]" office:value-type="float" office:value="14" calcext:value-type="float">
            <text:p>1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04" calcext:value-type="float">
            <text:p>104</text:p>
          </table:table-cell>
          <table:table-cell table:style-name="ce10" office:value-type="string" calcext:value-type="string">
            <text:p>SAINT-MAX</text:p>
          </table:table-cell>
          <table:table-cell table:style-name="ce10" office:value-type="string" calcext:value-type="string">
            <text:p>SEICHAMPS L Michel </text:p>
          </table:table-cell>
          <table:table-cell table:style-name="ce10" office:value-type="string" calcext:value-type="string">
            <text:p>2087A</text:p>
          </table:table-cell>
          <table:table-cell table:style-name="ce10" office:value-type="string" calcext:value-type="string">
            <text:p>Déchage de direction 25% <text:s text:c="46"/>Complément TP 25% </text:p>
          </table:table-cell>
          <table:table-cell table:style-name="ce10" office:value-type="string" calcext:value-type="string">
            <text:p><text:s text:c="27"/></text:p>
          </table:table-cell>
          <table:table-cell table:style-name="ce10"/>
          <table:table-cell table:style-name="ce10" office:value-type="float" office:value="10" calcext:value-type="float">
            <text:p>10</text:p>
          </table:table-cell>
          <table:table-cell table:style-name="ce10" table:formula="of:=1*ISNUMBER(SEARCH(&quot;50%&quot;;[.E107]))+10*ISNUMBER(SEARCH(&quot;25%&quot;;[.E107]))" office:value-type="float" office:value="10" calcext:value-type="float">
            <text:p>10</text:p>
          </table:table-cell>
          <table:table-cell table:style-name="ce10" table:formula="of:=IF([.K107]&lt;=12;100;IF([.K107]&gt;=60;100;1))" office:value-type="float" office:value="1" calcext:value-type="float">
            <text:p>1</text:p>
          </table:table-cell>
          <table:table-cell table:style-name="ce10" table:formula="of:=[$distances.C105]" office:value-type="float" office:value="18.5" calcext:value-type="float">
            <text:p>18.5</text:p>
          </table:table-cell>
          <table:table-cell table:style-name="ce10" table:formula="of:=[$distances.D105]" office:value-type="float" office:value="21" calcext:value-type="float">
            <text:p>21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9" office:value-type="string" calcext:value-type="string">
            <text:p>SAINT-MAX</text:p>
          </table:table-cell>
          <table:table-cell table:style-name="ce9" office:value-type="string" calcext:value-type="string">
            <text:p>TOMBLAINE, Elém Brossolette <text:s/>(4,5j )</text:p>
          </table:table-cell>
          <table:table-cell table:style-name="ce9" office:value-type="string" calcext:value-type="string">
            <text:p>2313W</text:p>
          </table:table-cell>
          <table:table-cell table:style-name="ce9" office:value-type="string" calcext:value-type="string">
            <text:p>Complément TP 25%                  </text:p>
            <text:p>Complément TP 25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108]))+10*ISNUMBER(SEARCH(&quot;25%&quot;;[.E108]))" office:value-type="float" office:value="10" calcext:value-type="float">
            <text:p>10</text:p>
          </table:table-cell>
          <table:table-cell table:style-name="ce9" table:formula="of:=IF([.K108]&lt;=12;100;IF([.K108]&gt;=60;100;1))" office:value-type="float" office:value="100" calcext:value-type="float">
            <text:p>100</text:p>
          </table:table-cell>
          <table:table-cell table:style-name="ce9" table:formula="of:=[$distances.C106]" office:value-type="float" office:value="7.2" calcext:value-type="float">
            <text:p>7.2</text:p>
          </table:table-cell>
          <table:table-cell table:style-name="ce9" table:formula="of:=[$distances.D106]" office:value-type="float" office:value="18" calcext:value-type="float">
            <text:p>18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table:style-name="ce10" office:value-type="string" calcext:value-type="string">
            <text:p>SAINT-MAX</text:p>
          </table:table-cell>
          <table:table-cell table:style-name="ce10" office:value-type="string" calcext:value-type="string">
            <text:p>TOMBLAINE, Elém Brossolette <text:s/>(4,5j )</text:p>
          </table:table-cell>
          <table:table-cell table:style-name="ce10" office:value-type="string" calcext:value-type="string">
            <text:p>2313W</text:p>
          </table:table-cell>
          <table:table-cell table:style-name="ce10" office:value-type="string" calcext:value-type="string">
            <text:p>Déchage de direction 50% </text:p>
          </table:table-cell>
          <table:table-cell table:style-name="ce10" office:value-type="string" calcext:value-type="string">
            <text:p><text:s/>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109]))+10*ISNUMBER(SEARCH(&quot;25%&quot;;[.E109]))" office:value-type="float" office:value="1" calcext:value-type="float">
            <text:p>1</text:p>
          </table:table-cell>
          <table:table-cell table:style-name="ce10" table:formula="of:=IF([.K109]&lt;=12;100;IF([.K109]&gt;=60;100;1))" office:value-type="float" office:value="100" calcext:value-type="float">
            <text:p>100</text:p>
          </table:table-cell>
          <table:table-cell table:style-name="ce10" table:formula="of:=[$distances.C107]" office:value-type="float" office:value="7.2" calcext:value-type="float">
            <text:p>7.2</text:p>
          </table:table-cell>
          <table:table-cell table:style-name="ce10" table:formula="of:=[$distances.D107]" office:value-type="float" office:value="18" calcext:value-type="float">
            <text:p>1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9" office:value-type="string" calcext:value-type="string">
            <text:p>TOUL</text:p>
          </table:table-cell>
          <table:table-cell table:style-name="ce9" office:value-type="string" calcext:value-type="string">
            <text:p>FOUG, Elém Luton</text:p>
          </table:table-cell>
          <table:table-cell table:style-name="ce9" office:value-type="string" calcext:value-type="string">
            <text:p>0443N</text:p>
          </table:table-cell>
          <table:table-cell table:style-name="ce9" office:value-type="string" calcext:value-type="string">
            <text:p>Déchage de direction 25% <text:s text:c="44"/>Complément TP 25% <text:s/>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110]))+10*ISNUMBER(SEARCH(&quot;25%&quot;;[.E110]))" office:value-type="float" office:value="10" calcext:value-type="float">
            <text:p>10</text:p>
          </table:table-cell>
          <table:table-cell table:style-name="ce9" table:formula="of:=IF([.K110]&lt;=12;100;IF([.K110]&gt;=60;100;1))" office:value-type="float" office:value="1" calcext:value-type="float">
            <text:p>1</text:p>
          </table:table-cell>
          <table:table-cell table:style-name="ce9" table:formula="of:=[$distances.C108]" office:value-type="float" office:value="33" calcext:value-type="float">
            <text:p>33</text:p>
          </table:table-cell>
          <table:table-cell table:style-name="ce9" table:formula="of:=[$distances.D108]" office:value-type="float" office:value="30" calcext:value-type="float">
            <text:p>30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style-name="ce10" office:value-type="string" calcext:value-type="string">
            <text:p>TOUL</text:p>
          </table:table-cell>
          <table:table-cell table:style-name="ce10" office:value-type="string" calcext:value-type="string">
            <text:p>DOMMARTIN-LES-TOUL, Elém J. Ferry</text:p>
          </table:table-cell>
          <table:table-cell table:style-name="ce10" office:value-type="string" calcext:value-type="string">
            <text:p>1584D</text:p>
          </table:table-cell>
          <table:table-cell table:style-name="ce10" office:value-type="string" calcext:value-type="string">
            <text:p>Complément TP 25%                </text:p>
            <text:p>Complément TP 25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111]))+10*ISNUMBER(SEARCH(&quot;25%&quot;;[.E111]))" office:value-type="float" office:value="10" calcext:value-type="float">
            <text:p>10</text:p>
          </table:table-cell>
          <table:table-cell table:style-name="ce10" table:formula="of:=IF([.K111]&lt;=12;100;IF([.K111]&gt;=60;100;1))" office:value-type="float" office:value="1" calcext:value-type="float">
            <text:p>1</text:p>
          </table:table-cell>
          <table:table-cell table:style-name="ce10" table:formula="of:=[$distances.C109]" office:value-type="float" office:value="20.2" calcext:value-type="float">
            <text:p>20.2</text:p>
          </table:table-cell>
          <table:table-cell table:style-name="ce10" table:formula="of:=[$distances.D109]" office:value-type="float" office:value="20" calcext:value-type="float">
            <text:p>20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9" office:value-type="string" calcext:value-type="string">
            <text:p>TOUL</text:p>
          </table:table-cell>
          <table:table-cell table:style-name="ce9" office:value-type="string" calcext:value-type="string">
            <text:p>TOUL, Elém La Sapinière <text:s text:c="2"/></text:p>
          </table:table-cell>
          <table:table-cell table:style-name="ce9" office:value-type="string" calcext:value-type="string">
            <text:p>1293M </text:p>
          </table:table-cell>
          <table:table-cell table:style-name="ce9" office:value-type="string" calcext:value-type="string">
            <text:p>Déchage de direction 50% <text:s text:c="24"/>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112]))+10*ISNUMBER(SEARCH(&quot;25%&quot;;[.E112]))" office:value-type="float" office:value="1" calcext:value-type="float">
            <text:p>1</text:p>
          </table:table-cell>
          <table:table-cell table:style-name="ce9" table:formula="of:=IF([.K112]&lt;=12;100;IF([.K112]&gt;=60;100;1))" office:value-type="float" office:value="1" calcext:value-type="float">
            <text:p>1</text:p>
          </table:table-cell>
          <table:table-cell table:style-name="ce9" table:formula="of:=[$distances.C110]" office:value-type="float" office:value="23.7" calcext:value-type="float">
            <text:p>23.7</text:p>
          </table:table-cell>
          <table:table-cell table:style-name="ce9" table:formula="of:=[$distances.D110]" office:value-type="float" office:value="24" calcext:value-type="float">
            <text:p>2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10" office:value-type="string" calcext:value-type="string">
            <text:p>TOUL</text:p>
          </table:table-cell>
          <table:table-cell table:style-name="ce10" office:value-type="string" calcext:value-type="string">
            <text:p>FAVIERES, Prim</text:p>
          </table:table-cell>
          <table:table-cell table:style-name="ce17" office:value-type="string" calcext:value-type="string">
            <text:p>1749H</text:p>
          </table:table-cell>
          <table:table-cell table:style-name="ce10" office:value-type="string" calcext:value-type="string">
            <text:p>Déchage de direction 25% <text:s text:c="53"/>Complément TP 25%</text:p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1*ISNUMBER(SEARCH(&quot;50%&quot;;[.E113]))+10*ISNUMBER(SEARCH(&quot;25%&quot;;[.E113]))" office:value-type="float" office:value="10" calcext:value-type="float">
            <text:p>10</text:p>
          </table:table-cell>
          <table:table-cell table:style-name="ce10" table:formula="of:=IF([.K113]&lt;=12;100;IF([.K113]&gt;=60;100;1))" office:value-type="float" office:value="100" calcext:value-type="float">
            <text:p>100</text:p>
          </table:table-cell>
          <table:table-cell table:style-name="ce10" table:formula="of:=[$distances.C111]" office:value-type="float" office:value="357" calcext:value-type="float">
            <text:p>357</text:p>
          </table:table-cell>
          <table:table-cell table:style-name="ce10" table:formula="of:=[$distances.D111]" office:value-type="float" office:value="201" calcext:value-type="float">
            <text:p>201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9" office:value-type="string" calcext:value-type="string">
            <text:p>TOUL</text:p>
          </table:table-cell>
          <table:table-cell table:style-name="ce9" office:value-type="string" calcext:value-type="string">
            <text:p>COLOMBEY-LES-BELLES, Elém</text:p>
          </table:table-cell>
          <table:table-cell table:style-name="ce9" office:value-type="string" calcext:value-type="string">
            <text:p>2009R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114]))+10*ISNUMBER(SEARCH(&quot;25%&quot;;[.E114]))" office:value-type="float" office:value="1" calcext:value-type="float">
            <text:p>1</text:p>
          </table:table-cell>
          <table:table-cell table:style-name="ce9" table:formula="of:=IF([.K114]&lt;=12;100;IF([.K114]&gt;=60;100;1))" office:value-type="float" office:value="1" calcext:value-type="float">
            <text:p>1</text:p>
          </table:table-cell>
          <table:table-cell table:style-name="ce9" table:formula="of:=[$distances.C112]" office:value-type="float" office:value="38.1" calcext:value-type="float">
            <text:p>38.1</text:p>
          </table:table-cell>
          <table:table-cell table:style-name="ce9" table:formula="of:=[$distances.D112]" office:value-type="float" office:value="33" calcext:value-type="float">
            <text:p>33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12" calcext:value-type="float">
            <text:p>112</text:p>
          </table:table-cell>
          <table:table-cell table:style-name="ce10" office:value-type="string" calcext:value-type="string">
            <text:p>TOUL</text:p>
          </table:table-cell>
          <table:table-cell table:style-name="ce10" office:value-type="string" calcext:value-type="string">
            <text:p>COLOMBEY-LES-BELLES, Elém</text:p>
          </table:table-cell>
          <table:table-cell table:style-name="ce10" office:value-type="string" calcext:value-type="string">
            <text:p>2009R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115]))+10*ISNUMBER(SEARCH(&quot;25%&quot;;[.E115]))" office:value-type="float" office:value="1" calcext:value-type="float">
            <text:p>1</text:p>
          </table:table-cell>
          <table:table-cell table:style-name="ce10" table:formula="of:=IF([.K115]&lt;=12;100;IF([.K115]&gt;=60;100;1))" office:value-type="float" office:value="1" calcext:value-type="float">
            <text:p>1</text:p>
          </table:table-cell>
          <table:table-cell table:style-name="ce10" table:formula="of:=[$distances.C113]" office:value-type="float" office:value="38.1" calcext:value-type="float">
            <text:p>38.1</text:p>
          </table:table-cell>
          <table:table-cell table:style-name="ce10" table:formula="of:=[$distances.D113]" office:value-type="float" office:value="33" calcext:value-type="float">
            <text:p>33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9" office:value-type="string" calcext:value-type="string">
            <text:p>TOUL</text:p>
          </table:table-cell>
          <table:table-cell table:style-name="ce9" office:value-type="string" calcext:value-type="string">
            <text:p>VILLEY-SAINT-ETIENNE Elém</text:p>
          </table:table-cell>
          <table:table-cell table:style-name="ce9" office:value-type="string" calcext:value-type="string">
            <text:p>1843K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116]))+10*ISNUMBER(SEARCH(&quot;25%&quot;;[.E116]))" office:value-type="float" office:value="1" calcext:value-type="float">
            <text:p>1</text:p>
          </table:table-cell>
          <table:table-cell table:style-name="ce9" table:formula="of:=IF([.K116]&lt;=12;100;IF([.K116]&gt;=60;100;1))" office:value-type="float" office:value="1" calcext:value-type="float">
            <text:p>1</text:p>
          </table:table-cell>
          <table:table-cell table:style-name="ce9" table:formula="of:=[$distances.C114]" office:value-type="float" office:value="20.3" calcext:value-type="float">
            <text:p>20.3</text:p>
          </table:table-cell>
          <table:table-cell table:style-name="ce9" table:formula="of:=[$distances.D114]" office:value-type="float" office:value="22" calcext:value-type="float">
            <text:p>22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table:style-name="ce10" office:value-type="string" calcext:value-type="string">
            <text:p>TOUL</text:p>
          </table:table-cell>
          <table:table-cell table:style-name="ce10" office:value-type="string" calcext:value-type="string">
            <text:p>MENIL-LA-TOUR, Prim</text:p>
          </table:table-cell>
          <table:table-cell table:style-name="ce10" office:value-type="string" calcext:value-type="string">
            <text:p>0747U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1*ISNUMBER(SEARCH(&quot;50%&quot;;[.E117]))+10*ISNUMBER(SEARCH(&quot;25%&quot;;[.E117]))" office:value-type="float" office:value="1" calcext:value-type="float">
            <text:p>1</text:p>
          </table:table-cell>
          <table:table-cell table:style-name="ce10" table:formula="of:=IF([.K117]&lt;=12;100;IF([.K117]&gt;=60;100;1))" office:value-type="float" office:value="1" calcext:value-type="float">
            <text:p>1</text:p>
          </table:table-cell>
          <table:table-cell table:style-name="ce10" table:formula="of:=[$distances.C115]" office:value-type="float" office:value="31.1" calcext:value-type="float">
            <text:p>31.1</text:p>
          </table:table-cell>
          <table:table-cell table:style-name="ce10" table:formula="of:=[$distances.D115]" office:value-type="float" office:value="29" calcext:value-type="float">
            <text:p>29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9" office:value-type="string" calcext:value-type="string">
            <text:p>TOUL</text:p>
          </table:table-cell>
          <table:table-cell table:style-name="ce9" office:value-type="string" calcext:value-type="string">
            <text:p>TOUL, Mat Les Eglantines</text:p>
          </table:table-cell>
          <table:table-cell table:style-name="ce9" office:value-type="string" calcext:value-type="string">
            <text:p>1980J</text:p>
          </table:table-cell>
          <table:table-cell table:style-name="ce9" office:value-type="string" calcext:value-type="string">
            <text:p>Déchage de direction 25% <text:s text:c="57"/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118]))+10*ISNUMBER(SEARCH(&quot;25%&quot;;[.E118]))" office:value-type="float" office:value="10" calcext:value-type="float">
            <text:p>10</text:p>
          </table:table-cell>
          <table:table-cell table:style-name="ce9" table:formula="of:=IF([.K118]&lt;=12;100;IF([.K118]&gt;=60;100;1))" office:value-type="float" office:value="1" calcext:value-type="float">
            <text:p>1</text:p>
          </table:table-cell>
          <table:table-cell table:style-name="ce9" table:formula="of:=[$distances.C116]" office:value-type="float" office:value="22.6" calcext:value-type="float">
            <text:p>22.6</text:p>
          </table:table-cell>
          <table:table-cell table:style-name="ce9" table:formula="of:=[$distances.D116]" office:value-type="float" office:value="22" calcext:value-type="float">
            <text:p>22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11" office:value-type="string" calcext:value-type="string">
            <text:p>TOUL</text:p>
          </table:table-cell>
          <table:table-cell table:style-name="ce11" office:value-type="string" calcext:value-type="string">
            <text:p>TOUL, Saint-Evre</text:p>
            <text:p>TOUL, Jean Feidt Mat</text:p>
          </table:table-cell>
          <table:table-cell table:style-name="ce11" office:value-type="string" calcext:value-type="string">
            <text:p>2232H 1832Y</text:p>
          </table:table-cell>
          <table:table-cell table:style-name="ce11" office:value-type="string" calcext:value-type="string">
            <text:p>Déchage de direction 25% </text:p>
            <text:p>Déchage de direction 25% </text:p>
          </table:table-cell>
          <table:table-cell table:style-name="ce11"/>
          <table:table-cell table:style-name="ce10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119]))+10*ISNUMBER(SEARCH(&quot;25%&quot;;[.E119]))" office:value-type="float" office:value="10" calcext:value-type="float">
            <text:p>10</text:p>
          </table:table-cell>
          <table:table-cell table:style-name="ce10" table:formula="of:=IF([.K119]&lt;=12;100;IF([.K119]&gt;=60;100;1))" office:value-type="float" office:value="1" calcext:value-type="float">
            <text:p>1</text:p>
          </table:table-cell>
          <table:table-cell table:style-name="ce10" table:formula="of:=[$distances.C117]" office:value-type="float" office:value="24.8" calcext:value-type="float">
            <text:p>24.8</text:p>
          </table:table-cell>
          <table:table-cell table:style-name="ce10" table:formula="of:=[$distances.D117]" office:value-type="float" office:value="23" calcext:value-type="float">
            <text:p>23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9" office:value-type="string" calcext:value-type="string">
            <text:p>TOUL</text:p>
          </table:table-cell>
          <table:table-cell table:style-name="ce9" office:value-type="string" calcext:value-type="string">
            <text:p>FOUG, Mat Les Tilleuls <text:s text:c="36"/>ECROUVES, Prim Mathy (mat)</text:p>
          </table:table-cell>
          <table:table-cell table:style-name="ce9" office:value-type="string" calcext:value-type="string">
            <text:p>2232H 0403V</text:p>
          </table:table-cell>
          <table:table-cell table:style-name="ce9" office:value-type="string" calcext:value-type="string">
            <text:p>Déchage de direction 25% <text:s text:c="45"/>Déchage de direction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120]))+10*ISNUMBER(SEARCH(&quot;25%&quot;;[.E120]))" office:value-type="float" office:value="10" calcext:value-type="float">
            <text:p>10</text:p>
          </table:table-cell>
          <table:table-cell table:style-name="ce9" table:formula="of:=IF([.K120]&lt;=12;100;IF([.K120]&gt;=60;100;1))" office:value-type="float" office:value="1" calcext:value-type="float">
            <text:p>1</text:p>
          </table:table-cell>
          <table:table-cell table:style-name="ce9" table:formula="of:=[$distances.C118]" office:value-type="float" office:value="32.5" calcext:value-type="float">
            <text:p>32.5</text:p>
          </table:table-cell>
          <table:table-cell table:style-name="ce9" table:formula="of:=[$distances.D118]" office:value-type="float" office:value="30" calcext:value-type="float">
            <text:p>30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18" calcext:value-type="float">
            <text:p>118</text:p>
          </table:table-cell>
          <table:table-cell table:style-name="ce10" office:value-type="string" calcext:value-type="string">
            <text:p>TOUL</text:p>
          </table:table-cell>
          <table:table-cell table:style-name="ce10" office:value-type="string" calcext:value-type="string">
            <text:p>DOMEVRE EN HAYE, Elém</text:p>
          </table:table-cell>
          <table:table-cell table:style-name="ce10" office:value-type="string" calcext:value-type="string">
            <text:p>2162G</text:p>
          </table:table-cell>
          <table:table-cell table:style-name="ce10" office:value-type="string" calcext:value-type="string">
            <text:p>Déchage de direction 25% <text:s text:c="44"/>Complément TP 25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121]))+10*ISNUMBER(SEARCH(&quot;25%&quot;;[.E121]))" office:value-type="float" office:value="10" calcext:value-type="float">
            <text:p>10</text:p>
          </table:table-cell>
          <table:table-cell table:style-name="ce10" table:formula="of:=IF([.K121]&lt;=12;100;IF([.K121]&gt;=60;100;1))" office:value-type="float" office:value="1" calcext:value-type="float">
            <text:p>1</text:p>
          </table:table-cell>
          <table:table-cell table:style-name="ce10" table:formula="of:=[$distances.C119]" office:value-type="float" office:value="31.4" calcext:value-type="float">
            <text:p>31.4</text:p>
          </table:table-cell>
          <table:table-cell table:style-name="ce10" table:formula="of:=[$distances.D119]" office:value-type="float" office:value="25" calcext:value-type="float">
            <text:p>25</text:p>
          </table:table-cell>
          <table:table-cell table:style-name="ce23" table:number-columns-repeated="3"/>
          <table:table-cell table:style-name="ce24" table:number-columns-repeated="6"/>
          <table:table-cell table:style-name="ce23" table:number-columns-repeated="1002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9" office:value-type="string" calcext:value-type="string">
            <text:p>TOUL</text:p>
          </table:table-cell>
          <table:table-cell table:style-name="ce14" office:value-type="string" calcext:value-type="string">
            <text:p>VANNES, Prim</text:p>
            <text:p>COLOMBEY LES BELLES, Elém</text:p>
          </table:table-cell>
          <table:table-cell table:style-name="ce14" office:value-type="string" calcext:value-type="string">
            <text:p/>
            <text:p>2009R</text:p>
            <text:p/>
          </table:table-cell>
          <table:table-cell table:style-name="ce14" office:value-type="string" calcext:value-type="string">
            <text:p>Déchage de direction 25% </text:p>
            <text:p>Complément TP 25% 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1*ISNUMBER(SEARCH(&quot;50%&quot;;[.E122]))+10*ISNUMBER(SEARCH(&quot;25%&quot;;[.E122]))" office:value-type="float" office:value="10" calcext:value-type="float">
            <text:p>10</text:p>
          </table:table-cell>
          <table:table-cell table:style-name="ce9" table:formula="of:=IF([.K122]&lt;=12;100;IF([.K122]&gt;=60;100;1))" office:value-type="float" office:value="100" calcext:value-type="float">
            <text:p>100</text:p>
          </table:table-cell>
          <table:table-cell table:style-name="ce9" table:formula="of:=[$distances.C120]" office:value-type="float" office:value="837.2" calcext:value-type="float">
            <text:p>837.2</text:p>
          </table:table-cell>
          <table:table-cell table:style-name="ce9" table:formula="of:=[$distances.D120]" office:value-type="float" office:value="472" calcext:value-type="float">
            <text:p>472</text:p>
          </table:table-cell>
          <table:table-cell table:style-name="ce22" table:number-columns-repeated="3"/>
          <table:table-cell table:style-name="ce25" table:number-columns-repeated="6"/>
          <table:table-cell table:style-name="ce22" table:number-columns-repeated="1002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10" office:value-type="string" calcext:value-type="string">
            <text:p>TOUL</text:p>
          </table:table-cell>
          <table:table-cell table:style-name="ce10" office:value-type="string" calcext:value-type="string">
            <text:p>ALLAIN, Prim</text:p>
          </table:table-cell>
          <table:table-cell table:style-name="ce10" office:value-type="string" calcext:value-type="string">
            <text:p>0149U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1*ISNUMBER(SEARCH(&quot;50%&quot;;[.E123]))+10*ISNUMBER(SEARCH(&quot;25%&quot;;[.E123]))" office:value-type="float" office:value="1" calcext:value-type="float">
            <text:p>1</text:p>
          </table:table-cell>
          <table:table-cell table:style-name="ce10" table:formula="of:=IF([.K123]&lt;=12;100;IF([.K123]&gt;=60;100;1))" office:value-type="float" office:value="1" calcext:value-type="float">
            <text:p>1</text:p>
          </table:table-cell>
          <table:table-cell table:style-name="ce10" table:formula="of:=[$distances.C121]" office:value-type="float" office:value="39.1" calcext:value-type="float">
            <text:p>39.1</text:p>
          </table:table-cell>
          <table:table-cell table:style-name="ce10" table:formula="of:=[$distances.D121]" office:value-type="float" office:value="33" calcext:value-type="float">
            <text:p>33</text:p>
          </table:table-cell>
          <table:table-cell table:style-name="ce23" table:number-columns-repeated="3"/>
          <table:table-cell table:style-name="ce24" table:number-columns-repeated="6"/>
          <table:table-cell table:style-name="ce23" table:number-columns-repeated="1002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style-name="ce9" office:value-type="string" calcext:value-type="string">
            <text:p>VANDOEUVRE</text:p>
          </table:table-cell>
          <table:table-cell table:style-name="ce9" office:value-type="string" calcext:value-type="string">
            <text:p>VANDŒUVRE, Elém Europe Nations</text:p>
          </table:table-cell>
          <table:table-cell table:style-name="ce9" office:value-type="string" calcext:value-type="string">
            <text:p>2315Y</text:p>
            <text:p/>
          </table:table-cell>
          <table:table-cell table:style-name="ce9" office:value-type="string" calcext:value-type="string">
            <text:p>Décharge EMF 25% </text:p>
            <text:p>Décharge EMF 25% </text:p>
          </table:table-cell>
          <table:table-cell table:style-name="ce9" office:value-type="string" calcext:value-type="string">
            <text:p>Ecole porteuse en 2020/2021 d'un projet EPS important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124]))+10*ISNUMBER(SEARCH(&quot;25%&quot;;[.E124]))" office:value-type="float" office:value="10" calcext:value-type="float">
            <text:p>10</text:p>
          </table:table-cell>
          <table:table-cell table:style-name="ce9" table:formula="of:=IF([.K124]&lt;=12;100;IF([.K124]&gt;=60;100;1))" office:value-type="float" office:value="100" calcext:value-type="float">
            <text:p>100</text:p>
          </table:table-cell>
          <table:table-cell table:style-name="ce9" table:formula="of:=[$distances.C122]" office:value-type="float" office:value="5.5" calcext:value-type="float">
            <text:p>5.5</text:p>
          </table:table-cell>
          <table:table-cell table:style-name="ce9" table:formula="of:=[$distances.D122]" office:value-type="float" office:value="17" calcext:value-type="float">
            <text:p>17</text:p>
          </table:table-cell>
          <table:table-cell table:style-name="ce22" table:number-columns-repeated="3"/>
          <table:table-cell table:style-name="ce26" table:number-columns-repeated="6"/>
          <table:table-cell table:style-name="ce22" table:number-columns-repeated="1002"/>
        </table:table-row>
        <table:table-row table:style-name="ro1">
          <table:table-cell table:style-name="ce5" office:value-type="float" office:value="122" calcext:value-type="float">
            <text:p>122</text:p>
          </table:table-cell>
          <table:table-cell table:style-name="ce10" office:value-type="string" calcext:value-type="string">
            <text:p>VANDOEUVRE</text:p>
          </table:table-cell>
          <table:table-cell table:style-name="ce10" office:value-type="string" calcext:value-type="string">
            <text:p>VANDŒUVRE, Elém Europe Nations</text:p>
            <text:p/>
          </table:table-cell>
          <table:table-cell table:style-name="ce10" office:value-type="string" calcext:value-type="string">
            <text:p>2315Y</text:p>
          </table:table-cell>
          <table:table-cell table:style-name="ce10" office:value-type="string" calcext:value-type="string">
            <text:p>Décharge EMF 25% </text:p>
            <text:p>Décharge EMF 25% </text:p>
          </table:table-cell>
          <table:table-cell table:style-name="ce10" office:value-type="string" calcext:value-type="string">
            <text:p>Ecole porteuse en 2020/2021 d'un projet EPS important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125]))+10*ISNUMBER(SEARCH(&quot;25%&quot;;[.E125]))" office:value-type="float" office:value="10" calcext:value-type="float">
            <text:p>10</text:p>
          </table:table-cell>
          <table:table-cell table:style-name="ce10" table:formula="of:=IF([.K125]&lt;=12;100;IF([.K125]&gt;=60;100;1))" office:value-type="float" office:value="100" calcext:value-type="float">
            <text:p>100</text:p>
          </table:table-cell>
          <table:table-cell table:style-name="ce10" table:formula="of:=[$distances.C123]" office:value-type="float" office:value="5.5" calcext:value-type="float">
            <text:p>5.5</text:p>
          </table:table-cell>
          <table:table-cell table:style-name="ce10" table:formula="of:=[$distances.D123]" office:value-type="float" office:value="17" calcext:value-type="float">
            <text:p>17</text:p>
          </table:table-cell>
          <table:table-cell table:style-name="ce23" table:number-columns-repeated="3"/>
          <table:table-cell table:style-name="ce24" table:number-columns-repeated="6"/>
          <table:table-cell table:style-name="ce23" table:number-columns-repeated="1002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9" office:value-type="string" calcext:value-type="string">
            <text:p>VANDOEUVRE</text:p>
          </table:table-cell>
          <table:table-cell table:style-name="ce9" office:value-type="string" calcext:value-type="string">
            <text:p>VANDŒUVRE, Mat Charmois</text:p>
          </table:table-cell>
          <table:table-cell table:style-name="ce9" office:value-type="string" calcext:value-type="string">
            <text:p>1228S</text:p>
          </table:table-cell>
          <table:table-cell table:style-name="ce9" office:value-type="string" calcext:value-type="string">
            <text:p>Décharge EMF 25% </text:p>
            <text:p>Décharge EMF 25% </text:p>
          </table:table-cell>
          <table:table-cell table:style-name="ce9" office:value-type="string" calcext:value-type="string">
            <text:p><text:s text:c="33"/></text:p>
          </table:table-cell>
          <table:table-cell table:style-name="ce9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126]))+10*ISNUMBER(SEARCH(&quot;25%&quot;;[.E126]))" office:value-type="float" office:value="10" calcext:value-type="float">
            <text:p>10</text:p>
          </table:table-cell>
          <table:table-cell table:style-name="ce9" table:formula="of:=IF([.K126]&lt;=12;100;IF([.K126]&gt;=60;100;1))" office:value-type="float" office:value="100" calcext:value-type="float">
            <text:p>100</text:p>
          </table:table-cell>
          <table:table-cell table:style-name="ce9" table:formula="of:=[$distances.C124]" office:value-type="float" office:value="5.2" calcext:value-type="float">
            <text:p>5.2</text:p>
          </table:table-cell>
          <table:table-cell table:style-name="ce9" table:formula="of:=[$distances.D124]" office:value-type="float" office:value="15" calcext:value-type="float">
            <text:p>15</text:p>
          </table:table-cell>
          <table:table-cell table:style-name="ce22" table:number-columns-repeated="3"/>
          <table:table-cell table:style-name="ce26" table:number-columns-repeated="6"/>
          <table:table-cell table:style-name="ce22" table:number-columns-repeated="1002"/>
        </table:table-row>
        <table:table-row table:style-name="ro1">
          <table:table-cell table:style-name="ce5" office:value-type="float" office:value="124" calcext:value-type="float">
            <text:p>124</text:p>
          </table:table-cell>
          <table:table-cell table:style-name="ce10" office:value-type="string" calcext:value-type="string">
            <text:p>VANDOEUVRE</text:p>
          </table:table-cell>
          <table:table-cell table:style-name="ce10" office:value-type="string" calcext:value-type="string">
            <text:p>VANDŒUVRE, Mat Charmois</text:p>
          </table:table-cell>
          <table:table-cell table:style-name="ce10" office:value-type="string" calcext:value-type="string">
            <text:p>1228S</text:p>
          </table:table-cell>
          <table:table-cell table:style-name="ce10" office:value-type="string" calcext:value-type="string">
            <text:p>Décharge EMF 25% </text:p>
            <text:p>Décharge EMF 25% </text:p>
          </table:table-cell>
          <table:table-cell table:style-name="ce10" office:value-type="string" calcext:value-type="string">
            <text:p><text:s text:c="25"/></text:p>
          </table:table-cell>
          <table:table-cell table:style-name="ce10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127]))+10*ISNUMBER(SEARCH(&quot;25%&quot;;[.E127]))" office:value-type="float" office:value="10" calcext:value-type="float">
            <text:p>10</text:p>
          </table:table-cell>
          <table:table-cell table:style-name="ce10" table:formula="of:=IF([.K127]&lt;=12;100;IF([.K127]&gt;=60;100;1))" office:value-type="float" office:value="100" calcext:value-type="float">
            <text:p>100</text:p>
          </table:table-cell>
          <table:table-cell table:style-name="ce10" table:formula="of:=[$distances.C125]" office:value-type="float" office:value="5.2" calcext:value-type="float">
            <text:p>5.2</text:p>
          </table:table-cell>
          <table:table-cell table:style-name="ce10" table:formula="of:=[$distances.D125]" office:value-type="float" office:value="15" calcext:value-type="float">
            <text:p>15</text:p>
          </table:table-cell>
          <table:table-cell table:style-name="ce23" table:number-columns-repeated="3"/>
          <table:table-cell table:style-name="ce24" table:number-columns-repeated="6"/>
          <table:table-cell table:style-name="ce23" table:number-columns-repeated="1002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9" office:value-type="string" calcext:value-type="string">
            <text:p>VANDOEUVRE</text:p>
          </table:table-cell>
          <table:table-cell table:style-name="ce9" office:value-type="string" calcext:value-type="string">
            <text:p>VANDŒUVRE, Mat Brossolette</text:p>
          </table:table-cell>
          <table:table-cell table:style-name="ce9" office:value-type="string" calcext:value-type="string">
            <text:p>1109M</text:p>
          </table:table-cell>
          <table:table-cell table:style-name="ce9" office:value-type="string" calcext:value-type="string">
            <text:p>Déchage de direction 25% <text:s text:c="36"/>Décharge syndicale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128]))+10*ISNUMBER(SEARCH(&quot;25%&quot;;[.E128]))" office:value-type="float" office:value="10" calcext:value-type="float">
            <text:p>10</text:p>
          </table:table-cell>
          <table:table-cell table:style-name="ce9" table:formula="of:=IF([.K128]&lt;=12;100;IF([.K128]&gt;=60;100;1))" office:value-type="float" office:value="100" calcext:value-type="float">
            <text:p>100</text:p>
          </table:table-cell>
          <table:table-cell table:style-name="ce9" table:formula="of:=[$distances.C126]" office:value-type="float" office:value="10.1" calcext:value-type="float">
            <text:p>10.1</text:p>
          </table:table-cell>
          <table:table-cell table:style-name="ce9" table:formula="of:=[$distances.D126]" office:value-type="float" office:value="17" calcext:value-type="float">
            <text:p>17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style-name="ce10" office:value-type="string" calcext:value-type="string">
            <text:p>VANDOEUVRE</text:p>
          </table:table-cell>
          <table:table-cell table:style-name="ce10" office:value-type="string" calcext:value-type="string">
            <text:p>LUDRES, Elém J Prévert</text:p>
          </table:table-cell>
          <table:table-cell table:style-name="ce10" office:value-type="string" calcext:value-type="string">
            <text:p>1752L</text:p>
          </table:table-cell>
          <table:table-cell table:style-name="ce10" office:value-type="string" calcext:value-type="string">
            <text:p>Déchage de direction 25% <text:s text:c="56"/>Complément TP 25%</text:p>
          </table:table-cell>
          <table:table-cell table:style-name="ce10" office:value-type="string" calcext:value-type="string">
            <text:p><text:s text:c="31"/>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129]))+10*ISNUMBER(SEARCH(&quot;25%&quot;;[.E129]))" office:value-type="float" office:value="10" calcext:value-type="float">
            <text:p>10</text:p>
          </table:table-cell>
          <table:table-cell table:style-name="ce10" table:formula="of:=IF([.K129]&lt;=12;100;IF([.K129]&gt;=60;100;1))" office:value-type="float" office:value="1" calcext:value-type="float">
            <text:p>1</text:p>
          </table:table-cell>
          <table:table-cell table:style-name="ce10" table:formula="of:=[$distances.C127]" office:value-type="float" office:value="17.7" calcext:value-type="float">
            <text:p>17.7</text:p>
          </table:table-cell>
          <table:table-cell table:style-name="ce10" table:formula="of:=[$distances.D127]" office:value-type="float" office:value="21" calcext:value-type="float">
            <text:p>21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9" office:value-type="string" calcext:value-type="string">
            <text:p>VANDOEUVRE</text:p>
          </table:table-cell>
          <table:table-cell table:style-name="ce9" office:value-type="string" calcext:value-type="string">
            <text:p>VANDŒUVRE, Elém Brabois</text:p>
            <text:p>VANDOEUVRE, Elém J. Ferry</text:p>
          </table:table-cell>
          <table:table-cell table:style-name="ce9" office:value-type="string" calcext:value-type="string">
            <text:p>2175W</text:p>
            <text:p>1101D</text:p>
          </table:table-cell>
          <table:table-cell table:style-name="ce9" office:value-type="string" calcext:value-type="string">
            <text:p>Déchage de direction 25% <text:s text:c="31"/>Déchage de direction 25% </text:p>
          </table:table-cell>
          <table:table-cell table:style-name="ce9" office:value-type="string" calcext:value-type="string">
            <text:p>Ecole immersion Anglais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130]))+10*ISNUMBER(SEARCH(&quot;25%&quot;;[.E130]))" office:value-type="float" office:value="10" calcext:value-type="float">
            <text:p>10</text:p>
          </table:table-cell>
          <table:table-cell table:style-name="ce9" table:formula="of:=IF([.K130]&lt;=12;100;IF([.K130]&gt;=60;100;1))" office:value-type="float" office:value="100" calcext:value-type="float">
            <text:p>100</text:p>
          </table:table-cell>
          <table:table-cell table:style-name="ce9" table:formula="of:=[$distances.C128]" office:value-type="float" office:value="11.2" calcext:value-type="float">
            <text:p>11.2</text:p>
          </table:table-cell>
          <table:table-cell table:style-name="ce9" table:formula="of:=[$distances.D128]" office:value-type="float" office:value="15" calcext:value-type="float">
            <text:p>1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ce10" office:value-type="string" calcext:value-type="string">
            <text:p>VANDOEUVRE</text:p>
          </table:table-cell>
          <table:table-cell table:style-name="ce10" office:value-type="string" calcext:value-type="string">
            <text:p>VANDŒUVRE, Mat Bert</text:p>
          </table:table-cell>
          <table:table-cell table:style-name="ce10" office:value-type="string" calcext:value-type="string">
            <text:p>1110N</text:p>
          </table:table-cell>
          <table:table-cell table:style-name="ce10" office:value-type="string" calcext:value-type="string">
            <text:p>Déchage de direction 25% et REP 25% <text:s text:c="38"/>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131]))+10*ISNUMBER(SEARCH(&quot;25%&quot;;[.E131]))" office:value-type="float" office:value="10" calcext:value-type="float">
            <text:p>10</text:p>
          </table:table-cell>
          <table:table-cell table:style-name="ce10" table:formula="of:=IF([.K131]&lt;=12;100;IF([.K131]&gt;=60;100;1))" office:value-type="float" office:value="100" calcext:value-type="float">
            <text:p>100</text:p>
          </table:table-cell>
          <table:table-cell table:style-name="ce10" table:formula="of:=[$distances.C129]" office:value-type="float" office:value="5.4" calcext:value-type="float">
            <text:p>5.4</text:p>
          </table:table-cell>
          <table:table-cell table:style-name="ce10" table:formula="of:=[$distances.D129]" office:value-type="float" office:value="16" calcext:value-type="float">
            <text:p>16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9" office:value-type="string" calcext:value-type="string">
            <text:p>VANDOEUVRE</text:p>
          </table:table-cell>
          <table:table-cell table:style-name="ce9" office:value-type="string" calcext:value-type="string">
            <text:p>LUDRES, Mat J. Prévert</text:p>
          </table:table-cell>
          <table:table-cell table:style-name="ce9" office:value-type="string" calcext:value-type="string">
            <text:p>1731N</text:p>
          </table:table-cell>
          <table:table-cell table:style-name="ce9" office:value-type="string" calcext:value-type="string">
            <text:p>Déchage de direction 25%                  </text:p>
            <text:p>Complément TP 25% </text:p>
          </table:table-cell>
          <table:table-cell table:style-name="ce9" office:value-type="string" calcext:value-type="string">
            <text:p><text:s text:c="76"/></text:p>
          </table:table-cell>
          <table:table-cell table:style-name="ce9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132]))+10*ISNUMBER(SEARCH(&quot;25%&quot;;[.E132]))" office:value-type="float" office:value="10" calcext:value-type="float">
            <text:p>10</text:p>
          </table:table-cell>
          <table:table-cell table:style-name="ce9" table:formula="of:=IF([.K132]&lt;=12;100;IF([.K132]&gt;=60;100;1))" office:value-type="float" office:value="1" calcext:value-type="float">
            <text:p>1</text:p>
          </table:table-cell>
          <table:table-cell table:style-name="ce9" table:formula="of:=[$distances.C130]" office:value-type="float" office:value="17.7" calcext:value-type="float">
            <text:p>17.7</text:p>
          </table:table-cell>
          <table:table-cell table:style-name="ce9" table:formula="of:=[$distances.D130]" office:value-type="float" office:value="21" calcext:value-type="float">
            <text:p>21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10" office:value-type="string" calcext:value-type="string">
            <text:p>VANDOEUVRE</text:p>
          </table:table-cell>
          <table:table-cell table:style-name="ce10" office:value-type="string" calcext:value-type="string">
            <text:p>VANDOEUVRE, Mat J. Macé <text:s text:c="81"/>VANDOEUVRE, Elém J. Macé</text:p>
          </table:table-cell>
          <table:table-cell table:style-name="ce10" office:value-type="string" calcext:value-type="string">
            <text:p>1108L <text:s text:c="43"/>1294N</text:p>
          </table:table-cell>
          <table:table-cell table:style-name="ce10" office:value-type="string" calcext:value-type="string">
            <text:p>Déchage de direction 25% <text:s text:c="46"/>Déchage de direction 25% </text:p>
          </table:table-cell>
          <table:table-cell table:style-name="ce10" office:value-type="string" calcext:value-type="string">
            <text:p><text:s text:c="79"/></text:p>
          </table:table-cell>
          <table:table-cell table:style-name="ce10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133]))+10*ISNUMBER(SEARCH(&quot;25%&quot;;[.E133]))" office:value-type="float" office:value="10" calcext:value-type="float">
            <text:p>10</text:p>
          </table:table-cell>
          <table:table-cell table:style-name="ce10" table:formula="of:=IF([.K133]&lt;=12;100;IF([.K133]&gt;=60;100;1))" office:value-type="float" office:value="100" calcext:value-type="float">
            <text:p>100</text:p>
          </table:table-cell>
          <table:table-cell table:style-name="ce10" table:formula="of:=[$distances.C131]" office:value-type="float" office:value="4.5" calcext:value-type="float">
            <text:p>4.5</text:p>
          </table:table-cell>
          <table:table-cell table:style-name="ce10" table:formula="of:=[$distances.D131]" office:value-type="float" office:value="14" calcext:value-type="float">
            <text:p>1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31" calcext:value-type="float">
            <text:p>131</text:p>
          </table:table-cell>
          <table:table-cell table:style-name="ce9" office:value-type="string" calcext:value-type="string">
            <text:p>VANDOEUVRE</text:p>
          </table:table-cell>
          <table:table-cell table:style-name="ce9" office:value-type="string" calcext:value-type="string">
            <text:p>VANDOEUVRE, Mat J. Pompey <text:s text:c="71"/>VANDOEUVRE, Mat G. Monne</text:p>
          </table:table-cell>
          <table:table-cell table:style-name="ce9" office:value-type="string" calcext:value-type="string">
            <text:p>2204C <text:s text:c="48"/>2164J</text:p>
          </table:table-cell>
          <table:table-cell table:style-name="ce9" office:value-type="string" calcext:value-type="string">
            <text:p>Déchage de direction 25% <text:s text:c="37"/>DS 25% </text:p>
          </table:table-cell>
          <table:table-cell table:style-name="ce9" office:value-type="string" calcext:value-type="string">
            <text:p><text:s text:c="40"/></text:p>
          </table:table-cell>
          <table:table-cell table:style-name="ce9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134]))+10*ISNUMBER(SEARCH(&quot;25%&quot;;[.E134]))" office:value-type="float" office:value="10" calcext:value-type="float">
            <text:p>10</text:p>
          </table:table-cell>
          <table:table-cell table:style-name="ce9" table:formula="of:=IF([.K134]&lt;=12;100;IF([.K134]&gt;=60;100;1))" office:value-type="float" office:value="100" calcext:value-type="float">
            <text:p>100</text:p>
          </table:table-cell>
          <table:table-cell table:style-name="ce9" table:formula="of:=[$distances.C132]" office:value-type="float" office:value="5.7" calcext:value-type="float">
            <text:p>5.7</text:p>
          </table:table-cell>
          <table:table-cell table:style-name="ce9" table:formula="of:=[$distances.D132]" office:value-type="float" office:value="18" calcext:value-type="float">
            <text:p>18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32" calcext:value-type="float">
            <text:p>132</text:p>
          </table:table-cell>
          <table:table-cell table:style-name="ce10" office:value-type="string" calcext:value-type="string">
            <text:p>VANDOEUVRE</text:p>
          </table:table-cell>
          <table:table-cell table:style-name="ce10" office:value-type="string" calcext:value-type="string">
            <text:p>LUDRES, Mat P. Loti <text:s text:c="91"/>LUDRES, Elém P. Loti</text:p>
          </table:table-cell>
          <table:table-cell table:style-name="ce10" office:value-type="string" calcext:value-type="string">
            <text:p>1732P <text:s text:c="31"/>1742A</text:p>
          </table:table-cell>
          <table:table-cell table:style-name="ce10" office:value-type="string" calcext:value-type="string">
            <text:p>Déchage de direction 25% <text:s text:c="45"/>Déchage de direction 25% </text:p>
          </table:table-cell>
          <table:table-cell table:style-name="ce10" office:value-type="string" calcext:value-type="string">
            <text:p><text:s text:c="70"/></text:p>
          </table:table-cell>
          <table:table-cell table:style-name="ce10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135]))+10*ISNUMBER(SEARCH(&quot;25%&quot;;[.E135]))" office:value-type="float" office:value="10" calcext:value-type="float">
            <text:p>10</text:p>
          </table:table-cell>
          <table:table-cell table:style-name="ce10" table:formula="of:=IF([.K135]&lt;=12;100;IF([.K135]&gt;=60;100;1))" office:value-type="float" office:value="1" calcext:value-type="float">
            <text:p>1</text:p>
          </table:table-cell>
          <table:table-cell table:style-name="ce10" table:formula="of:=[$distances.C133]" office:value-type="float" office:value="17.1" calcext:value-type="float">
            <text:p>17.1</text:p>
          </table:table-cell>
          <table:table-cell table:style-name="ce10" table:formula="of:=[$distances.D133]" office:value-type="float" office:value="20" calcext:value-type="float">
            <text:p>20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MAIZIERES, primaire Emile Gallé (classe maternelle)</text:p>
            <text:p>PULLIGNY, Elém. F. Aubert (école à 4,5 jours)</text:p>
          </table:table-cell>
          <table:table-cell table:style-name="ce9" office:value-type="string" calcext:value-type="string">
            <text:p>0710D</text:p>
            <text:p>2095J</text:p>
          </table:table-cell>
          <table:table-cell table:style-name="ce9" office:value-type="string" calcext:value-type="string">
            <text:p>Déchage de direction 25%</text:p>
            <text:p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136]))+10*ISNUMBER(SEARCH(&quot;25%&quot;;[.E136]))" office:value-type="float" office:value="10" calcext:value-type="float">
            <text:p>10</text:p>
          </table:table-cell>
          <table:table-cell table:style-name="ce9" table:formula="of:=IF([.K136]&lt;=12;100;IF([.K136]&gt;=60;100;1))" office:value-type="float" office:value="1" calcext:value-type="float">
            <text:p>1</text:p>
          </table:table-cell>
          <table:table-cell table:style-name="ce9" table:formula="of:=[$distances.C134]" office:value-type="float" office:value="28.1" calcext:value-type="float">
            <text:p>28.1</text:p>
          </table:table-cell>
          <table:table-cell table:style-name="ce9" table:formula="of:=[$distances.D134]" office:value-type="float" office:value="27" calcext:value-type="float">
            <text:p>27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34" calcext:value-type="float">
            <text:p>134</text:p>
          </table:table-cell>
          <table:table-cell table:style-name="ce10" office:value-type="string" calcext:value-type="string">
            <text:p>VILLERS</text:p>
          </table:table-cell>
          <table:table-cell table:style-name="ce10" office:value-type="string" calcext:value-type="string">
            <text:p>VILLERS-LES-NANCY, Elém des Aiguillettes</text:p>
          </table:table-cell>
          <table:table-cell table:style-name="ce10" office:value-type="string" calcext:value-type="string">
            <text:p>1919T</text:p>
          </table:table-cell>
          <table:table-cell table:style-name="ce10" office:value-type="string" calcext:value-type="string">
            <text:p>Déchage de direction 50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137]))+10*ISNUMBER(SEARCH(&quot;25%&quot;;[.E137]))" office:value-type="float" office:value="1" calcext:value-type="float">
            <text:p>1</text:p>
          </table:table-cell>
          <table:table-cell table:style-name="ce10" table:formula="of:=IF([.K137]&lt;=12;100;IF([.K137]&gt;=60;100;1))" office:value-type="float" office:value="100" calcext:value-type="float">
            <text:p>100</text:p>
          </table:table-cell>
          <table:table-cell table:style-name="ce10" table:formula="of:=[$distances.C135]" office:value-type="float" office:value="8.1" calcext:value-type="float">
            <text:p>8.1</text:p>
          </table:table-cell>
          <table:table-cell table:style-name="ce10" table:formula="of:=[$distances.D135]" office:value-type="float" office:value="12" calcext:value-type="float">
            <text:p>1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VILLERS-LES-NANCY, Elém des Aiguillettes</text:p>
          </table:table-cell>
          <table:table-cell table:style-name="ce9" office:value-type="string" calcext:value-type="string">
            <text:p>1919T</text:p>
          </table:table-cell>
          <table:table-cell table:style-name="ce9" office:value-type="string" calcext:value-type="string">
            <text:p>Complément TP 50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138]))+10*ISNUMBER(SEARCH(&quot;25%&quot;;[.E138]))" office:value-type="float" office:value="1" calcext:value-type="float">
            <text:p>1</text:p>
          </table:table-cell>
          <table:table-cell table:style-name="ce9" table:formula="of:=IF([.K138]&lt;=12;100;IF([.K138]&gt;=60;100;1))" office:value-type="float" office:value="100" calcext:value-type="float">
            <text:p>100</text:p>
          </table:table-cell>
          <table:table-cell table:style-name="ce9" table:formula="of:=[$distances.C136]" office:value-type="float" office:value="8.1" calcext:value-type="float">
            <text:p>8.1</text:p>
          </table:table-cell>
          <table:table-cell table:style-name="ce9" table:formula="of:=[$distances.D136]" office:value-type="float" office:value="12" calcext:value-type="float">
            <text:p>12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style-name="ce10" office:value-type="string" calcext:value-type="string">
            <text:p>VILLERS</text:p>
          </table:table-cell>
          <table:table-cell table:style-name="ce10" office:value-type="string" calcext:value-type="string">
            <text:p>SEXEY-AUX-FORGES, Elém</text:p>
          </table:table-cell>
          <table:table-cell table:style-name="ce10" office:value-type="string" calcext:value-type="string">
            <text:p>1760V</text:p>
          </table:table-cell>
          <table:table-cell table:style-name="ce10" office:value-type="string" calcext:value-type="string">
            <text:p>Complément TP 25% </text:p>
            <text:p>Déchage de direction 25% </text:p>
          </table:table-cell>
          <table:table-cell table:style-name="ce10" office:value-type="string" calcext:value-type="string">
            <text:p/>
            <text:p/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139]))+10*ISNUMBER(SEARCH(&quot;25%&quot;;[.E139]))" office:value-type="float" office:value="10" calcext:value-type="float">
            <text:p>10</text:p>
          </table:table-cell>
          <table:table-cell table:style-name="ce10" table:formula="of:=IF([.K139]&lt;=12;100;IF([.K139]&gt;=60;100;1))" office:value-type="float" office:value="1" calcext:value-type="float">
            <text:p>1</text:p>
          </table:table-cell>
          <table:table-cell table:style-name="ce10" table:formula="of:=[$distances.C137]" office:value-type="float" office:value="16.7" calcext:value-type="float">
            <text:p>16.7</text:p>
          </table:table-cell>
          <table:table-cell table:style-name="ce10" table:formula="of:=[$distances.D137]" office:value-type="float" office:value="23" calcext:value-type="float">
            <text:p>23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VELAINE, Elém <text:s text:c="68"/>CHAVIGNY du Châtel, Elém <text:s text:c="2"/></text:p>
          </table:table-cell>
          <table:table-cell table:style-name="ce9" office:value-type="string" calcext:value-type="string">
            <text:p>1121A 1712T</text:p>
          </table:table-cell>
          <table:table-cell table:style-name="ce9" office:value-type="string" calcext:value-type="string">
            <text:p>Déchage de direction 25% <text:s text:c="47"/>Déchage de direction 25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140]))+10*ISNUMBER(SEARCH(&quot;25%&quot;;[.E140]))" office:value-type="float" office:value="10" calcext:value-type="float">
            <text:p>10</text:p>
          </table:table-cell>
          <table:table-cell table:style-name="ce9" table:formula="of:=IF([.K140]&lt;=12;100;IF([.K140]&gt;=60;100;1))" office:value-type="float" office:value="100" calcext:value-type="float">
            <text:p>100</text:p>
          </table:table-cell>
          <table:table-cell table:style-name="ce9" table:formula="of:=[$distances.C138]" office:value-type="float" office:value="69.4" calcext:value-type="float">
            <text:p>69.4</text:p>
          </table:table-cell>
          <table:table-cell table:style-name="ce9" table:formula="of:=[$distances.D138]" office:value-type="float" office:value="51" calcext:value-type="float">
            <text:p>51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10" office:value-type="string" calcext:value-type="string">
            <text:p>VILLERS</text:p>
          </table:table-cell>
          <table:table-cell table:style-name="ce10" office:value-type="string" calcext:value-type="string">
            <text:p>NEUVES-MAISONS, Elém E. Zola</text:p>
            <text:p>NEUVES-MAISONS, Elém F. Villon </text:p>
          </table:table-cell>
          <table:table-cell table:style-name="ce10" office:value-type="string" calcext:value-type="string">
            <text:p>0879M 2199X </text:p>
          </table:table-cell>
          <table:table-cell table:style-name="ce10" office:value-type="string" calcext:value-type="string">
            <text:p>Déchage de direction 25% <text:s text:c="47"/>Déchage de direction 25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141]))+10*ISNUMBER(SEARCH(&quot;25%&quot;;[.E141]))" office:value-type="float" office:value="10" calcext:value-type="float">
            <text:p>10</text:p>
          </table:table-cell>
          <table:table-cell table:style-name="ce10" table:formula="of:=IF([.K141]&lt;=12;100;IF([.K141]&gt;=60;100;1))" office:value-type="float" office:value="1" calcext:value-type="float">
            <text:p>1</text:p>
          </table:table-cell>
          <table:table-cell table:style-name="ce10" table:formula="of:=[$distances.C139]" office:value-type="float" office:value="16" calcext:value-type="float">
            <text:p>16</text:p>
          </table:table-cell>
          <table:table-cell table:style-name="ce10" table:formula="of:=[$distances.D139]" office:value-type="float" office:value="22" calcext:value-type="float">
            <text:p>2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XIROCOURT, primaire du Madon (classe maternelle)</text:p>
            <text:p>VILLERS-LES-NANCY, Mat S. Herbinière Lebert</text:p>
          </table:table-cell>
          <table:table-cell table:style-name="ce9" office:value-type="string" calcext:value-type="string">
            <text:p>1185V</text:p>
            <text:p>1147D</text:p>
          </table:table-cell>
          <table:table-cell table:style-name="ce9" office:value-type="string" calcext:value-type="string">
            <text:p>Déchage de direction 25% <text:s text:c="47"/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142]))+10*ISNUMBER(SEARCH(&quot;25%&quot;;[.E142]))" office:value-type="float" office:value="10" calcext:value-type="float">
            <text:p>10</text:p>
          </table:table-cell>
          <table:table-cell table:style-name="ce9" table:formula="of:=IF([.K142]&lt;=12;100;IF([.K142]&gt;=60;100;1))" office:value-type="float" office:value="1" calcext:value-type="float">
            <text:p>1</text:p>
          </table:table-cell>
          <table:table-cell table:style-name="ce9" table:formula="of:=[$distances.C140]" office:value-type="float" office:value="45.7" calcext:value-type="float">
            <text:p>45.7</text:p>
          </table:table-cell>
          <table:table-cell table:style-name="ce9" table:formula="of:=[$distances.D140]" office:value-type="float" office:value="36" calcext:value-type="float">
            <text:p>3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10" office:value-type="string" calcext:value-type="string">
            <text:p>VILLERS</text:p>
          </table:table-cell>
          <table:table-cell table:style-name="ce10" office:value-type="string" calcext:value-type="string">
            <text:p>VEZELISE, maternelle</text:p>
          </table:table-cell>
          <table:table-cell table:style-name="ce10" office:value-type="string" calcext:value-type="string">
            <text:p>1868M</text:p>
          </table:table-cell>
          <table:table-cell table:style-name="ce10" office:value-type="string" calcext:value-type="string">
            <text:p>Déchage de direction 25%</text:p>
            <text:p>Complément TP 25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143]))+10*ISNUMBER(SEARCH(&quot;25%&quot;;[.E143]))" office:value-type="float" office:value="10" calcext:value-type="float">
            <text:p>10</text:p>
          </table:table-cell>
          <table:table-cell table:style-name="ce10" table:formula="of:=IF([.K143]&lt;=12;100;IF([.K143]&gt;=60;100;1))" office:value-type="float" office:value="1" calcext:value-type="float">
            <text:p>1</text:p>
          </table:table-cell>
          <table:table-cell table:style-name="ce10" table:formula="of:=[$distances.C141]" office:value-type="float" office:value="34.7" calcext:value-type="float">
            <text:p>34.7</text:p>
          </table:table-cell>
          <table:table-cell table:style-name="ce10" table:formula="of:=[$distances.D141]" office:value-type="float" office:value="32" calcext:value-type="float">
            <text:p>3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VILLERS-LES-NANCY, élém du Château</text:p>
          </table:table-cell>
          <table:table-cell table:style-name="ce9" office:value-type="string" calcext:value-type="string">
            <text:p>1758T</text:p>
          </table:table-cell>
          <table:table-cell table:style-name="ce9" office:value-type="string" calcext:value-type="string">
            <text:p>Complément TP 25% </text:p>
            <text:p>Complément TP 25% </text:p>
          </table:table-cell>
          <table:table-cell table:style-name="ce9" office:value-type="string" calcext:value-type="string">
            <text:p/>
            <text:p/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144]))+10*ISNUMBER(SEARCH(&quot;25%&quot;;[.E144]))" office:value-type="float" office:value="10" calcext:value-type="float">
            <text:p>10</text:p>
          </table:table-cell>
          <table:table-cell table:style-name="ce9" table:formula="of:=IF([.K144]&lt;=12;100;IF([.K144]&gt;=60;100;1))" office:value-type="float" office:value="100" calcext:value-type="float">
            <text:p>100</text:p>
          </table:table-cell>
          <table:table-cell table:style-name="ce9" table:formula="of:=[$distances.C142]" office:value-type="float" office:value="8.4" calcext:value-type="float">
            <text:p>8.4</text:p>
          </table:table-cell>
          <table:table-cell table:style-name="ce9" table:formula="of:=[$distances.D142]" office:value-type="float" office:value="14" calcext:value-type="float">
            <text:p>1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42" calcext:value-type="float">
            <text:p>142</text:p>
          </table:table-cell>
          <table:table-cell table:style-name="ce10" office:value-type="string" calcext:value-type="string">
            <text:p>VILLERS</text:p>
          </table:table-cell>
          <table:table-cell table:style-name="ce10" office:value-type="string" calcext:value-type="string">
            <text:p>DIARVILLE, Elém.</text:p>
            <text:p>HAROUE, N. Mandela</text:p>
          </table:table-cell>
          <table:table-cell table:style-name="ce10" office:value-type="string" calcext:value-type="string">
            <text:p>0371K</text:p>
            <text:p>0501B</text:p>
          </table:table-cell>
          <table:table-cell table:style-name="ce10" office:value-type="string" calcext:value-type="string">
            <text:p>Complément TP 25% </text:p>
            <text:p>Déchage de direction 25%</text:p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1*ISNUMBER(SEARCH(&quot;50%&quot;;[.E145]))+10*ISNUMBER(SEARCH(&quot;25%&quot;;[.E145]))" office:value-type="float" office:value="10" calcext:value-type="float">
            <text:p>10</text:p>
          </table:table-cell>
          <table:table-cell table:style-name="ce10" table:formula="of:=IF([.K145]&lt;=12;100;IF([.K145]&gt;=60;100;1))" office:value-type="float" office:value="1" calcext:value-type="float">
            <text:p>1</text:p>
          </table:table-cell>
          <table:table-cell table:style-name="ce10" table:formula="of:=[$distances.C143]" office:value-type="float" office:value="50.9" calcext:value-type="float">
            <text:p>50.9</text:p>
          </table:table-cell>
          <table:table-cell table:style-name="ce10" table:formula="of:=[$distances.D143]" office:value-type="float" office:value="42" calcext:value-type="float">
            <text:p>4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CHALIGNY, Elém Banvoie</text:p>
          </table:table-cell>
          <table:table-cell table:style-name="ce9" office:value-type="string" calcext:value-type="string">
            <text:p>1603Z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146]))+10*ISNUMBER(SEARCH(&quot;25%&quot;;[.E146]))" office:value-type="float" office:value="1" calcext:value-type="float">
            <text:p>1</text:p>
          </table:table-cell>
          <table:table-cell table:style-name="ce9" table:formula="of:=IF([.K146]&lt;=12;100;IF([.K146]&gt;=60;100;1))" office:value-type="float" office:value="1" calcext:value-type="float">
            <text:p>1</text:p>
          </table:table-cell>
          <table:table-cell table:style-name="ce9" table:formula="of:=[$distances.C144]" office:value-type="float" office:value="16.7" calcext:value-type="float">
            <text:p>16.7</text:p>
          </table:table-cell>
          <table:table-cell table:style-name="ce9" table:formula="of:=[$distances.D144]" office:value-type="float" office:value="23" calcext:value-type="float">
            <text:p>23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ce10" office:value-type="string" calcext:value-type="string">
            <text:p>VILLERS</text:p>
          </table:table-cell>
          <table:table-cell table:style-name="ce10" office:value-type="string" calcext:value-type="string">
            <text:p>VILLERS-LES-NANCY, Elém A. Camus</text:p>
          </table:table-cell>
          <table:table-cell table:style-name="ce10" office:value-type="string" calcext:value-type="string">
            <text:p>1738W</text:p>
          </table:table-cell>
          <table:table-cell table:style-name="ce10" office:value-type="string" calcext:value-type="string">
            <text:p>Complément TP 25% </text:p>
            <text:p>Déchage de direction 25% </text:p>
          </table:table-cell>
          <table:table-cell table:style-name="ce10" office:value-type="string" calcext:value-type="string">
            <text:p/>
            <text:p/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147]))+10*ISNUMBER(SEARCH(&quot;25%&quot;;[.E147]))" office:value-type="float" office:value="10" calcext:value-type="float">
            <text:p>10</text:p>
          </table:table-cell>
          <table:table-cell table:style-name="ce10" table:formula="of:=IF([.K147]&lt;=12;100;IF([.K147]&gt;=60;100;1))" office:value-type="float" office:value="1" calcext:value-type="float">
            <text:p>1</text:p>
          </table:table-cell>
          <table:table-cell table:style-name="ce10" table:formula="of:=[$distances.C145]" office:value-type="float" office:value="14" calcext:value-type="float">
            <text:p>14</text:p>
          </table:table-cell>
          <table:table-cell table:style-name="ce10" table:formula="of:=[$distances.D145]" office:value-type="float" office:value="19" calcext:value-type="float">
            <text:p>19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VILLERS-LES-NANCY, Mat. Camus</text:p>
            <text:p>VILLERS-LES-NANCY, Mat. Deruet</text:p>
          </table:table-cell>
          <table:table-cell table:style-name="ce9" office:value-type="string" calcext:value-type="string">
            <text:p>1689T</text:p>
            <text:p>2101R</text:p>
          </table:table-cell>
          <table:table-cell table:style-name="ce9" office:value-type="string" calcext:value-type="string">
            <text:p>Déchage de direction 25% <text:s text:c="47"/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148]))+10*ISNUMBER(SEARCH(&quot;25%&quot;;[.E148]))" office:value-type="float" office:value="10" calcext:value-type="float">
            <text:p>10</text:p>
          </table:table-cell>
          <table:table-cell table:style-name="ce9" table:formula="of:=IF([.K148]&lt;=12;100;IF([.K148]&gt;=60;100;1))" office:value-type="float" office:value="1" calcext:value-type="float">
            <text:p>1</text:p>
          </table:table-cell>
          <table:table-cell table:style-name="ce9" table:formula="of:=[$distances.C146]" office:value-type="float" office:value="14" calcext:value-type="float">
            <text:p>14</text:p>
          </table:table-cell>
          <table:table-cell table:style-name="ce9" table:formula="of:=[$distances.D146]" office:value-type="float" office:value="19" calcext:value-type="float">
            <text:p>19</text:p>
          </table:table-cell>
          <table:table-cell table:style-name="ce22" table:number-columns-repeated="1011"/>
        </table:table-row>
        <table:table-row table:style-name="ro1">
          <table:table-cell table:style-name="ce6" office:value-type="float" office:value="146" calcext:value-type="float">
            <text:p>146</text:p>
          </table:table-cell>
          <table:table-cell table:style-name="ce12" office:value-type="string" calcext:value-type="string">
            <text:p>VILLERS</text:p>
          </table:table-cell>
          <table:table-cell table:style-name="ce12" office:value-type="string" calcext:value-type="string">
            <text:p>BENNEY, primaire (classe élém)</text:p>
          </table:table-cell>
          <table:table-cell table:style-name="ce12" office:value-type="string" calcext:value-type="string">
            <text:p>0233K</text:p>
          </table:table-cell>
          <table:table-cell table:style-name="ce12" office:value-type="string" calcext:value-type="string">
            <text:p>Complément TP 50% 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formula="of:=1*ISNUMBER(SEARCH(&quot;50%&quot;;[.E149]))+10*ISNUMBER(SEARCH(&quot;25%&quot;;[.E149]))" office:value-type="float" office:value="1" calcext:value-type="float">
            <text:p>1</text:p>
          </table:table-cell>
          <table:table-cell table:style-name="ce12" table:formula="of:=IF([.K149]&lt;=12;100;IF([.K149]&gt;=60;100;1))" office:value-type="float" office:value="1" calcext:value-type="float">
            <text:p>1</text:p>
          </table:table-cell>
          <table:table-cell table:style-name="ce12" table:formula="of:=[$distances.C147]" office:value-type="float" office:value="30.2" calcext:value-type="float">
            <text:p>30.2</text:p>
          </table:table-cell>
          <table:table-cell table:style-name="ce12" table:formula="of:=[$distances.D147]" office:value-type="float" office:value="28" calcext:value-type="float">
            <text:p>28</text:p>
          </table:table-cell>
          <table:table-cell table:style-name="ce23" table:number-columns-repeated="1011"/>
        </table:table-row>
        <table:table-row table:style-name="ro1">
          <table:table-cell/>
          <table:table-cell table:style-name="ce2"/>
          <table:table-cell table:style-name="ce15"/>
          <table:table-cell table:style-name="ce18"/>
          <table:table-cell table:style-name="ce19"/>
          <table:table-cell table:style-name="ce2"/>
          <table:table-cell table:number-columns-repeated="1017"/>
        </table:table-row>
        <table:table-row table:style-name="ro2">
          <table:table-cell office:value-type="string" calcext:value-type="string">
            <text:p>Légende :</text:p>
          </table:table-cell>
          <table:table-cell table:style-name="ce2"/>
          <table:table-cell table:style-name="ce15"/>
          <table:table-cell table:style-name="ce18"/>
          <table:table-cell table:style-name="ce19"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TP</text:p>
          </table:table-cell>
          <table:table-cell table:style-name="ce2"/>
          <table:table-cell table:style-name="ce15" office:value-type="string" calcext:value-type="string">
            <text:p>Temps partiel</text:p>
          </table:table-cell>
          <table:table-cell table:style-name="ce18"/>
          <table:table-cell table:style-name="ce19"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EMF</text:p>
          </table:table-cell>
          <table:table-cell table:style-name="ce2"/>
          <table:table-cell table:style-name="ce15" office:value-type="string" calcext:value-type="string">
            <text:p>Enseignant maitre formateur</text:p>
          </table:table-cell>
          <table:table-cell table:style-name="ce18"/>
          <table:table-cell table:style-name="ce19"/>
          <table:table-cell table:style-name="ce2"/>
          <table:table-cell table:number-columns-repeated="1017"/>
        </table:table-row>
        <table:table-row table:style-name="ro1" table:number-rows-repeated="3">
          <table:table-cell/>
          <table:table-cell table:style-name="ce2"/>
          <table:table-cell table:style-name="ce15"/>
          <table:table-cell table:style-name="ce18"/>
          <table:table-cell table:style-name="ce19"/>
          <table:table-cell table:style-name="ce2"/>
          <table:table-cell table:number-columns-repeated="1017"/>
        </table:table-row>
        <table:table-row table:style-name="ro1" table:number-rows-repeated="6">
          <table:table-cell/>
          <table:table-cell table:style-name="ce2"/>
          <table:table-cell table:style-name="ce16"/>
          <table:table-cell table:style-name="ce2"/>
          <table:table-cell table:style-name="ce20"/>
          <table:table-cell table:style-name="ce2"/>
          <table:table-cell table:number-columns-repeated="1017"/>
        </table:table-row>
        <table:table-row table:style-name="ro1" table:number-rows-repeated="1048413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Print_Area" table:base-cell-address="$Feuil1.$A$1" table:cell-range-address="$Feuil1.$A$1:.$G$162" table:range-usable-as="print-range"/>
        </table:named-expressions>
      </table:table>
      <table:table table:name="distances" table:style-name="ta2">
        <office:forms form:automatic-focus="false" form:apply-design-mode="false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3" table:default-cell-style-name="Default"/>
        <table:table-column table:style-name="co9" table:number-columns-repeated="1009" table:default-cell-style-name="Default"/>
        <table:table-row table:style-name="ro1">
          <table:table-cell table:style-name="ce3"/>
          <table:table-cell table:style-name="ce29" office:value-type="string" calcext:value-type="string">
            <text:p>Addresses</text:p>
          </table:table-cell>
          <table:table-cell table:style-name="ce29" office:value-type="string" calcext:value-type="string">
            <text:p>Distances (km)</text:p>
          </table:table-cell>
          <table:table-cell table:style-name="ce29" office:value-type="string" calcext:value-type="string">
            <text:p>Trajet (min)</text:p>
          </table:table-cell>
          <table:table-cell table:style-name="ce29" office:value-type="string" calcext:value-type="string">
            <text:p>Latitude</text:p>
          </table:table-cell>
          <table:table-cell table:style-name="ce29" office:value-type="string" calcext:value-type="string">
            <text:p>Longitude</text:p>
          </table:table-cell>
          <table:table-cell table:style-name="ce29"/>
          <table:table-cell table:style-name="ce21"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30" office:value-type="string" calcext:value-type="string">
            <text:p>20 Rue des Ãcoles, 54290 Bayon, France</text:p>
          </table:table-cell>
          <table:table-cell table:style-name="ce33" office:value-type="float" office:value="39.8" calcext:value-type="float">
            <text:p>39.8</text:p>
          </table:table-cell>
          <table:table-cell table:style-name="ce30" office:value-type="float" office:value="34" calcext:value-type="float">
            <text:p>34</text:p>
          </table:table-cell>
          <table:table-cell table:style-name="ce65" office:value-type="float" office:value="48.477" calcext:value-type="float">
            <text:p>48.4770</text:p>
          </table:table-cell>
          <table:table-cell table:style-name="ce65" office:value-type="float" office:value="6.3159" calcext:value-type="float">
            <text:p>6.3159</text:p>
          </table:table-cell>
          <table:table-cell table:style-name="ce3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31" office:value-type="string" calcext:value-type="string">
            <text:p>54630 Flavigny-sur-Moselle, France</text:p>
          </table:table-cell>
          <table:table-cell table:style-name="ce31" office:value-type="float" office:value="21.8" calcext:value-type="float">
            <text:p>21.8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48.5686" calcext:value-type="float">
            <text:p>48.5686</text:p>
          </table:table-cell>
          <table:table-cell table:style-name="ce31" office:value-type="float" office:value="6.1885" calcext:value-type="float">
            <text:p>6.1885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30" office:value-type="string" calcext:value-type="string">
            <text:p>8 Rue de l'Ãglise, 54129 MagniÃ¨res, France</text:p>
          </table:table-cell>
          <table:table-cell table:style-name="ce30" office:value-type="float" office:value="59.9" calcext:value-type="float">
            <text:p>59.9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48.4457" calcext:value-type="float">
            <text:p>48.4457</text:p>
          </table:table-cell>
          <table:table-cell table:style-name="ce30" office:value-type="float" office:value="6.5661" calcext:value-type="float">
            <text:p>6.5661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31" office:value-type="string" calcext:value-type="string">
            <text:p>10 Rue du Grand PrÃ©, 54360 DameleviÃ¨res, France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48.5554" calcext:value-type="float">
            <text:p>48.5554</text:p>
          </table:table-cell>
          <table:table-cell table:style-name="ce31" office:value-type="float" office:value="6.3926" calcext:value-type="float">
            <text:p>6.3926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30" office:value-type="string" calcext:value-type="string">
            <text:p>1 Place du GÃ©n Helle, 54122 Azerailles, France</text:p>
          </table:table-cell>
          <table:table-cell table:style-name="ce30" office:value-type="float" office:value="59.7" calcext:value-type="float">
            <text:p>59.7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48.4881" calcext:value-type="float">
            <text:p>48.4881</text:p>
          </table:table-cell>
          <table:table-cell table:style-name="ce30" office:value-type="float" office:value="6.696" calcext:value-type="float">
            <text:p>6.696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31" office:value-type="string" calcext:value-type="string">
            <text:p>89 Rue de Verdun, 54490 Piennes, France</text:p>
          </table:table-cell>
          <table:table-cell table:style-name="ce31" office:value-type="float" office:value="107.8" calcext:value-type="float">
            <text:p>107.8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49.31" calcext:value-type="float">
            <text:p>49.31</text:p>
          </table:table-cell>
          <table:table-cell table:style-name="ce31" office:value-type="float" office:value="5.7694" calcext:value-type="float">
            <text:p>5.7694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30" office:value-type="string" calcext:value-type="string">
            <text:p>1 Rue des Ãcoles, 54560 Audun-le-Roman, France</text:p>
          </table:table-cell>
          <table:table-cell table:style-name="ce30" office:value-type="float" office:value="96.1" calcext:value-type="float">
            <text:p>96.1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49.3693" calcext:value-type="float">
            <text:p>49.3693</text:p>
          </table:table-cell>
          <table:table-cell table:style-name="ce30" office:value-type="float" office:value="5.896" calcext:value-type="float">
            <text:p>5.896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31" office:value-type="string" calcext:value-type="string">
            <text:p>2 Place de L HÃ´tel de ville, 54790 Val de Briey, France</text:p>
          </table:table-cell>
          <table:table-cell table:style-name="ce31" office:value-type="float" office:value="93" calcext:value-type="float">
            <text:p>93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49.2852" calcext:value-type="float">
            <text:p>49.2852</text:p>
          </table:table-cell>
          <table:table-cell table:style-name="ce31" office:value-type="float" office:value="5.8937" calcext:value-type="float">
            <text:p>5.8937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30" office:value-type="string" calcext:value-type="string">
            <text:p>13 Place de la Mairie, 54910 Valleroy, France</text:p>
          </table:table-cell>
          <table:table-cell table:style-name="ce30" office:value-type="float" office:value="83.1" calcext:value-type="float">
            <text:p>83.1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49.2095" calcext:value-type="float">
            <text:p>49.2095</text:p>
          </table:table-cell>
          <table:table-cell table:style-name="ce30" office:value-type="float" office:value="5.9346" calcext:value-type="float">
            <text:p>5.9346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31" office:value-type="string" calcext:value-type="string">
            <text:p>9 Rue Jean Moulin, 54490 Piennes, France</text:p>
          </table:table-cell>
          <table:table-cell table:style-name="ce31" office:value-type="float" office:value="89.3" calcext:value-type="float">
            <text:p>89.3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49.3061" calcext:value-type="float">
            <text:p>49.3061</text:p>
          </table:table-cell>
          <table:table-cell table:style-name="ce31" office:value-type="float" office:value="5.7915" calcext:value-type="float">
            <text:p>5.7915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30" office:value-type="string" calcext:value-type="string">
            <text:p>Rue des Ãcoles, 54800 Mars-la-Tour, France</text:p>
          </table:table-cell>
          <table:table-cell table:style-name="ce30" office:value-type="float" office:value="64.2" calcext:value-type="float">
            <text:p>64.2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49.099" calcext:value-type="float">
            <text:p>49.099</text:p>
          </table:table-cell>
          <table:table-cell table:style-name="ce30" office:value-type="float" office:value="5.8855" calcext:value-type="float">
            <text:p>5.8855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31" office:value-type="string" calcext:value-type="string">
            <text:p>5 Place Neruda Allende, 54310 HomÃ©court, France</text:p>
          </table:table-cell>
          <table:table-cell table:style-name="ce31" office:value-type="float" office:value="82.3" calcext:value-type="float">
            <text:p>82.3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49.2242" calcext:value-type="float">
            <text:p>49.2242</text:p>
          </table:table-cell>
          <table:table-cell table:style-name="ce31" office:value-type="float" office:value="5.9944" calcext:value-type="float">
            <text:p>5.9944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30" office:value-type="string" calcext:value-type="string">
            <text:p>54800 Jarny, France</text:p>
          </table:table-cell>
          <table:table-cell table:style-name="ce30" office:value-type="float" office:value="70.3" calcext:value-type="float">
            <text:p>70.3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49.1518" calcext:value-type="float">
            <text:p>49.1518</text:p>
          </table:table-cell>
          <table:table-cell table:style-name="ce30" office:value-type="float" office:value="5.8858" calcext:value-type="float">
            <text:p>5.8858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31" office:value-type="string" calcext:value-type="string">
            <text:p>4 Place Saint-Pierre, 54110 RosiÃ¨res-aux-Salines, France</text:p>
          </table:table-cell>
          <table:table-cell table:style-name="ce31" office:value-type="float" office:value="30.2" calcext:value-type="float">
            <text:p>30.2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48.5947" calcext:value-type="float">
            <text:p>48.5947</text:p>
          </table:table-cell>
          <table:table-cell table:style-name="ce31" office:value-type="float" office:value="6.3328" calcext:value-type="float">
            <text:p>6.332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30" office:value-type="string" calcext:value-type="string">
            <text:p>2 Rue de la Mothe, 54110 Dombasle-sur-Meurthe, France</text:p>
          </table:table-cell>
          <table:table-cell table:style-name="ce30" office:value-type="float" office:value="31.6" calcext:value-type="float">
            <text:p>31.6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48.6269" calcext:value-type="float">
            <text:p>48.6269</text:p>
          </table:table-cell>
          <table:table-cell table:style-name="ce30" office:value-type="float" office:value="6.3513" calcext:value-type="float">
            <text:p>6.3513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31" office:value-type="string" calcext:value-type="string">
            <text:p>30 Avenue de la Malgrange, 54140 Jarville-la-Malgrange, France</text:p>
          </table:table-cell>
          <table:table-cell table:style-name="ce31" office:value-type="float" office:value="5.3" calcext:value-type="float">
            <text:p>5.3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48.6685" calcext:value-type="float">
            <text:p>48.6685</text:p>
          </table:table-cell>
          <table:table-cell table:style-name="ce31" office:value-type="float" office:value="6.1983" calcext:value-type="float">
            <text:p>6.1983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30" office:value-type="string" calcext:value-type="string">
            <text:p>14 Rue FranÃ§ois Evrard, 54140 Jarville-la-Malgrange, France</text:p>
          </table:table-cell>
          <table:table-cell table:style-name="ce30" office:value-type="float" office:value="5.7" calcext:value-type="float">
            <text:p>5.7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48.6644" calcext:value-type="float">
            <text:p>48.6644</text:p>
          </table:table-cell>
          <table:table-cell table:style-name="ce30" office:value-type="float" office:value="6.2003" calcext:value-type="float">
            <text:p>6.2003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31" office:value-type="string" calcext:value-type="string">
            <text:p>7bis Rue Robert Damery, 54410 Laneuveville-devant-Nancy, France</text:p>
          </table:table-cell>
          <table:table-cell table:style-name="ce31" office:value-type="float" office:value="8.3" calcext:value-type="float">
            <text:p>8.3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48.6589" calcext:value-type="float">
            <text:p>48.6589</text:p>
          </table:table-cell>
          <table:table-cell table:style-name="ce31" office:value-type="float" office:value="6.2251" calcext:value-type="float">
            <text:p>6.2251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30" office:value-type="string" calcext:value-type="string">
            <text:p>2 Rue Jeannequin, 54410 Laneuveville-devant-Nancy, France</text:p>
          </table:table-cell>
          <table:table-cell table:style-name="ce30" office:value-type="float" office:value="8.8" calcext:value-type="float">
            <text:p>8.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48.6573" calcext:value-type="float">
            <text:p>48.6573</text:p>
          </table:table-cell>
          <table:table-cell table:style-name="ce30" office:value-type="float" office:value="6.2324" calcext:value-type="float">
            <text:p>6.2324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31" office:value-type="string" calcext:value-type="string">
            <text:p>7bis Rue Robert Damery, 54410 Laneuveville-devant-Nancy, France</text:p>
          </table:table-cell>
          <table:table-cell table:style-name="ce31" office:value-type="float" office:value="8.3" calcext:value-type="float">
            <text:p>8.3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48.6589" calcext:value-type="float">
            <text:p>48.6589</text:p>
          </table:table-cell>
          <table:table-cell table:style-name="ce31" office:value-type="float" office:value="6.2251" calcext:value-type="float">
            <text:p>6.2251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30" office:value-type="string" calcext:value-type="string">
            <text:p>54110 RosiÃ¨res-aux-Salines, France</text:p>
          </table:table-cell>
          <table:table-cell table:style-name="ce30" office:value-type="float" office:value="29.8" calcext:value-type="float">
            <text:p>29.8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48.5954" calcext:value-type="float">
            <text:p>48.5954</text:p>
          </table:table-cell>
          <table:table-cell table:style-name="ce30" office:value-type="float" office:value="6.3329" calcext:value-type="float">
            <text:p>6.3329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31" office:value-type="string" calcext:value-type="string">
            <text:p>Rue du Ctre, 54210 Saint-Nicolas-de-Port, France</text:p>
          </table:table-cell>
          <table:table-cell table:style-name="ce31" office:value-type="float" office:value="23.9" calcext:value-type="float">
            <text:p>23.9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48.6282" calcext:value-type="float">
            <text:p>48.6282</text:p>
          </table:table-cell>
          <table:table-cell table:style-name="ce31" office:value-type="float" office:value="6.2918" calcext:value-type="float">
            <text:p>6.291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30" office:value-type="string" calcext:value-type="string">
            <text:p>Ecole Paulette Castelle, Rue Porte de Fer, 54210 Saint-Nicolas-de-Port, France</text:p>
          </table:table-cell>
          <table:table-cell table:number-columns-repeated="2" table:style-name="ce30" office:value-type="float" office:value="24" calcext:value-type="float">
            <text:p>24</text:p>
          </table:table-cell>
          <table:table-cell table:style-name="ce30" office:value-type="float" office:value="48.6315" calcext:value-type="float">
            <text:p>48.6315</text:p>
          </table:table-cell>
          <table:table-cell table:style-name="ce30" office:value-type="float" office:value="6.2986" calcext:value-type="float">
            <text:p>6.2986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31" office:value-type="string" calcext:value-type="string">
            <text:p>Ecole Paulette Castelle, Rue Porte de Fer, 54210 Saint-Nicolas-de-Port, France</text:p>
          </table:table-cell>
          <table:table-cell table:number-columns-repeated="2" table:style-name="ce31" office:value-type="float" office:value="24" calcext:value-type="float">
            <text:p>24</text:p>
          </table:table-cell>
          <table:table-cell table:style-name="ce31" office:value-type="float" office:value="48.6315" calcext:value-type="float">
            <text:p>48.6315</text:p>
          </table:table-cell>
          <table:table-cell table:style-name="ce31" office:value-type="float" office:value="6.2986" calcext:value-type="float">
            <text:p>6.2986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30" office:value-type="string" calcext:value-type="string">
            <text:p>8 Rue des Ãcoles, 54210 Ville-en-Vermois, France</text:p>
          </table:table-cell>
          <table:table-cell table:style-name="ce30" office:value-type="float" office:value="23.6" calcext:value-type="float">
            <text:p>23.6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48.6132" calcext:value-type="float">
            <text:p>48.6132</text:p>
          </table:table-cell>
          <table:table-cell table:style-name="ce30" office:value-type="float" office:value="6.2549" calcext:value-type="float">
            <text:p>6.2549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31" office:value-type="string" calcext:value-type="string">
            <text:p>26 Rue Porte de Fer, 54210 Saint-Nicolas-de-Port, France</text:p>
          </table:table-cell>
          <table:table-cell table:number-columns-repeated="2" table:style-name="ce31" office:value-type="float" office:value="24" calcext:value-type="float">
            <text:p>24</text:p>
          </table:table-cell>
          <table:table-cell table:style-name="ce31" office:value-type="float" office:value="48.6314" calcext:value-type="float">
            <text:p>48.6314</text:p>
          </table:table-cell>
          <table:table-cell table:style-name="ce31" office:value-type="float" office:value="6.2988" calcext:value-type="float">
            <text:p>6.298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30" office:value-type="string" calcext:value-type="string">
            <text:p>54140 Jarville-la-Malgrange, France</text:p>
          </table:table-cell>
          <table:table-cell table:style-name="ce30" office:value-type="float" office:value="6.3" calcext:value-type="float">
            <text:p>6.3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48.6719" calcext:value-type="float">
            <text:p>48.6719</text:p>
          </table:table-cell>
          <table:table-cell table:style-name="ce30" office:value-type="float" office:value="6.209" calcext:value-type="float">
            <text:p>6.209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31" office:value-type="string" calcext:value-type="string">
            <text:p>18 AllÃ©e du BÃ©arn, 54400 Longwy, France</text:p>
          </table:table-cell>
          <table:table-cell table:style-name="ce31" office:value-type="float" office:value="117.7" calcext:value-type="float">
            <text:p>117.7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49.5319" calcext:value-type="float">
            <text:p>49.5319</text:p>
          </table:table-cell>
          <table:table-cell table:style-name="ce31" office:value-type="float" office:value="5.7608" calcext:value-type="float">
            <text:p>5.760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30" office:value-type="string" calcext:value-type="string">
            <text:p>18 AllÃ©e du BÃ©arn, 54400 Longwy, France</text:p>
          </table:table-cell>
          <table:table-cell table:style-name="ce30" office:value-type="float" office:value="117.7" calcext:value-type="float">
            <text:p>117.7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49.5319" calcext:value-type="float">
            <text:p>49.5319</text:p>
          </table:table-cell>
          <table:table-cell table:style-name="ce30" office:value-type="float" office:value="5.7608" calcext:value-type="float">
            <text:p>5.7608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31" office:value-type="string" calcext:value-type="string">
            <text:p>10 Avenue Raymond PoincarÃ©, 54400 Longwy, France</text:p>
          </table:table-cell>
          <table:table-cell table:style-name="ce31" office:value-type="float" office:value="116" calcext:value-type="float">
            <text:p>116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49.5178" calcext:value-type="float">
            <text:p>49.5178</text:p>
          </table:table-cell>
          <table:table-cell table:style-name="ce31" office:value-type="float" office:value="5.7661" calcext:value-type="float">
            <text:p>5.7661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30" office:value-type="string" calcext:value-type="string">
            <text:p>Rue de Marseille, 54350 Mont-Saint-Martin, France</text:p>
          </table:table-cell>
          <table:table-cell table:style-name="ce30" office:value-type="float" office:value="121.7" calcext:value-type="float">
            <text:p>121.7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49.5472" calcext:value-type="float">
            <text:p>49.5472</text:p>
          </table:table-cell>
          <table:table-cell table:style-name="ce30" office:value-type="float" office:value="5.7892" calcext:value-type="float">
            <text:p>5.7892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31" office:value-type="string" calcext:value-type="string">
            <text:p>1 Rue des Ãcoles, 54870 Cons-la-Grandville, France</text:p>
          </table:table-cell>
          <table:table-cell table:style-name="ce31" office:value-type="float" office:value="117.4" calcext:value-type="float">
            <text:p>117.4</text:p>
          </table:table-cell>
          <table:table-cell table:style-name="ce31" office:value-type="float" office:value="78" calcext:value-type="float">
            <text:p>78</text:p>
          </table:table-cell>
          <table:table-cell table:style-name="ce31" office:value-type="float" office:value="49.4838" calcext:value-type="float">
            <text:p>49.4838</text:p>
          </table:table-cell>
          <table:table-cell table:style-name="ce31" office:value-type="float" office:value="5.7053" calcext:value-type="float">
            <text:p>5.7053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30" office:value-type="string" calcext:value-type="string">
            <text:p>Herserange, France</text:p>
          </table:table-cell>
          <table:table-cell table:style-name="ce30" office:value-type="float" office:value="115.2" calcext:value-type="float">
            <text:p>115.2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49.523" calcext:value-type="float">
            <text:p>49.523</text:p>
          </table:table-cell>
          <table:table-cell table:style-name="ce30" office:value-type="float" office:value="5.7961" calcext:value-type="float">
            <text:p>5.7961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31" office:value-type="string" calcext:value-type="string">
            <text:p>19 Rue de Longwy, 54720 Lexy, France</text:p>
          </table:table-cell>
          <table:table-cell table:style-name="ce31" office:value-type="float" office:value="118.1" calcext:value-type="float">
            <text:p>118.1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49.5033" calcext:value-type="float">
            <text:p>49.5033</text:p>
          </table:table-cell>
          <table:table-cell table:style-name="ce31" office:value-type="float" office:value="5.733" calcext:value-type="float">
            <text:p>5.733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30" office:value-type="string" calcext:value-type="string">
            <text:p>1 Rue Louise Michel, 54920 Morfontaine, France</text:p>
          </table:table-cell>
          <table:table-cell table:style-name="ce30" office:value-type="float" office:value="107.4" calcext:value-type="float">
            <text:p>107.4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49.4455" calcext:value-type="float">
            <text:p>49.4455</text:p>
          </table:table-cell>
          <table:table-cell table:style-name="ce30" office:value-type="float" office:value="5.8353" calcext:value-type="float">
            <text:p>5.8353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31" office:value-type="string" calcext:value-type="string">
            <text:p>54300 Rehainviller, France</text:p>
          </table:table-cell>
          <table:table-cell table:style-name="ce31" office:value-type="float" office:value="41.3" calcext:value-type="float">
            <text:p>41.3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48.5624" calcext:value-type="float">
            <text:p>48.5624</text:p>
          </table:table-cell>
          <table:table-cell table:style-name="ce31" office:value-type="float" office:value="6.4663" calcext:value-type="float">
            <text:p>6.4663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30" office:value-type="string" calcext:value-type="string">
            <text:p>5 Place des Carmes, 54300 LunÃ©ville, France</text:p>
          </table:table-cell>
          <table:table-cell table:style-name="ce30" office:value-type="float" office:value="39.1" calcext:value-type="float">
            <text:p>39.1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48.598" calcext:value-type="float">
            <text:p>48.598</text:p>
          </table:table-cell>
          <table:table-cell table:style-name="ce30" office:value-type="float" office:value="6.4885" calcext:value-type="float">
            <text:p>6.4885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31" office:value-type="string" calcext:value-type="string">
            <text:p>54480 Cirey-sur-Vezouze, France</text:p>
          </table:table-cell>
          <table:table-cell table:style-name="ce31" office:value-type="float" office:value="77.3" calcext:value-type="float">
            <text:p>77.3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48.5812" calcext:value-type="float">
            <text:p>48.5812</text:p>
          </table:table-cell>
          <table:table-cell table:style-name="ce31" office:value-type="float" office:value="6.9454" calcext:value-type="float">
            <text:p>6.9454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30" office:value-type="string" calcext:value-type="string">
            <text:p>5 Rue des Jonquilles, 54300 LunÃ©ville, France</text:p>
          </table:table-cell>
          <table:table-cell table:style-name="ce30" office:value-type="float" office:value="42.2" calcext:value-type="float">
            <text:p>42.2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48.5829" calcext:value-type="float">
            <text:p>48.5829</text:p>
          </table:table-cell>
          <table:table-cell table:style-name="ce30" office:value-type="float" office:value="6.5083" calcext:value-type="float">
            <text:p>6.5083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31" office:value-type="string" calcext:value-type="string">
            <text:p>56 Rue de Boudonville, 54000 Nancy, France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8.698" calcext:value-type="float">
            <text:p>48.698</text:p>
          </table:table-cell>
          <table:table-cell table:style-name="ce31" office:value-type="float" office:value="6.1642" calcext:value-type="float">
            <text:p>6.1642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30" office:value-type="string" calcext:value-type="string">
            <text:p>12 Rue Braconnot, 54000 Nancy, France</text:p>
          </table:table-cell>
          <table:table-cell table:style-name="ce30" office:value-type="float" office:value="2.1" calcext:value-type="float">
            <text:p>2.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8.6989" calcext:value-type="float">
            <text:p>48.6989</text:p>
          </table:table-cell>
          <table:table-cell table:style-name="ce30" office:value-type="float" office:value="6.1796" calcext:value-type="float">
            <text:p>6.1796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31" office:value-type="string" calcext:value-type="string">
            <text:p>12 Rue Braconnot, 54000 Nancy, France</text:p>
          </table:table-cell>
          <table:table-cell table:style-name="ce31" office:value-type="float" office:value="2.1" calcext:value-type="float">
            <text:p>2.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48.6989" calcext:value-type="float">
            <text:p>48.6989</text:p>
          </table:table-cell>
          <table:table-cell table:style-name="ce31" office:value-type="float" office:value="6.1796" calcext:value-type="float">
            <text:p>6.1796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30" office:value-type="string" calcext:value-type="string">
            <text:p>12 Rue Braconnot, 54000 Nancy, France</text:p>
          </table:table-cell>
          <table:table-cell table:style-name="ce30" office:value-type="float" office:value="2.1" calcext:value-type="float">
            <text:p>2.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8.6989" calcext:value-type="float">
            <text:p>48.6989</text:p>
          </table:table-cell>
          <table:table-cell table:style-name="ce30" office:value-type="float" office:value="6.1796" calcext:value-type="float">
            <text:p>6.1796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31" office:value-type="string" calcext:value-type="string">
            <text:p>21 Boulevard Joffre, 54000 Nancy, France</text:p>
          </table:table-cell>
          <table:table-cell table:style-name="ce31" office:value-type="float" office:value="2.5" calcext:value-type="float">
            <text:p>2.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8.6879" calcext:value-type="float">
            <text:p>48.6879</text:p>
          </table:table-cell>
          <table:table-cell table:style-name="ce31" office:value-type="float" office:value="6.1794" calcext:value-type="float">
            <text:p>6.1794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30" office:value-type="string" calcext:value-type="string">
            <text:p>7-27 Rue Saint-Fiacre, 54000 Nancy, France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8.7021" calcext:value-type="float">
            <text:p>48.7021</text:p>
          </table:table-cell>
          <table:table-cell table:style-name="ce30" office:value-type="float" office:value="6.1773" calcext:value-type="float">
            <text:p>6.1773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31" office:value-type="string" calcext:value-type="string">
            <text:p>7-27 Rue Saint-Fiacre, 54000 Nancy, France</text:p>
          </table:table-cell>
          <table:table-cell table:style-name="ce31" office:value-type="float" office:value="1.9" calcext:value-type="float">
            <text:p>1.9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48.7021" calcext:value-type="float">
            <text:p>48.7021</text:p>
          </table:table-cell>
          <table:table-cell table:style-name="ce31" office:value-type="float" office:value="6.1773" calcext:value-type="float">
            <text:p>6.1773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30" office:value-type="string" calcext:value-type="string">
            <text:p>16 Rue Alfred MÃ©ziÃ¨res, 54000 Nancy, France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8.7008" calcext:value-type="float">
            <text:p>48.7008</text:p>
          </table:table-cell>
          <table:table-cell table:style-name="ce30" office:value-type="float" office:value="6.1709" calcext:value-type="float">
            <text:p>6.1709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31" office:value-type="string" calcext:value-type="string">
            <text:p>56 Rue de Boudonville, 54000 Nancy, France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8.698" calcext:value-type="float">
            <text:p>48.698</text:p>
          </table:table-cell>
          <table:table-cell table:style-name="ce31" office:value-type="float" office:value="6.1642" calcext:value-type="float">
            <text:p>6.1642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30" office:value-type="string" calcext:value-type="string">
            <text:p>100 Rue St Nicolas, 54000 Nancy, France</text:p>
          </table:table-cell>
          <table:table-cell table:style-name="ce30" office:value-type="float" office:value="4.3" calcext:value-type="float">
            <text:p>4.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48.6871" calcext:value-type="float">
            <text:p>48.6871</text:p>
          </table:table-cell>
          <table:table-cell table:style-name="ce30" office:value-type="float" office:value="6.1883" calcext:value-type="float">
            <text:p>6.1883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31" office:value-type="string" calcext:value-type="string">
            <text:p>19 Rue Saint-ThiÃ©baut, 54000 Nancy, France</text:p>
          </table:table-cell>
          <table:table-cell table:style-name="ce31" office:value-type="float" office:value="2.5" calcext:value-type="float">
            <text:p>2.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8.6887" calcext:value-type="float">
            <text:p>48.6887</text:p>
          </table:table-cell>
          <table:table-cell table:style-name="ce31" office:value-type="float" office:value="6.1786" calcext:value-type="float">
            <text:p>6.1786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30" office:value-type="string" calcext:value-type="string">
            <text:p>106 Avenue de Strasbourg, 54000 Nancy, France</text:p>
          </table:table-cell>
          <table:table-cell table:style-name="ce30" office:value-type="float" office:value="3.9" calcext:value-type="float">
            <text:p>3.9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48.6819" calcext:value-type="float">
            <text:p>48.6819</text:p>
          </table:table-cell>
          <table:table-cell table:style-name="ce30" office:value-type="float" office:value="6.1921" calcext:value-type="float">
            <text:p>6.1921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31" office:value-type="string" calcext:value-type="string">
            <text:p>30 Rue Emile Gebhart, 54000 Nancy, France</text:p>
          </table:table-cell>
          <table:table-cell table:style-name="ce31" office:value-type="float" office:value="4.5" calcext:value-type="float">
            <text:p>4.5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48.7" calcext:value-type="float">
            <text:p>48.7</text:p>
          </table:table-cell>
          <table:table-cell table:style-name="ce31" office:value-type="float" office:value="6.16" calcext:value-type="float">
            <text:p>6.16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30" office:value-type="string" calcext:value-type="string">
            <text:p>7-27 Rue Saint-Fiacre, 54000 Nancy, France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8.7021" calcext:value-type="float">
            <text:p>48.7021</text:p>
          </table:table-cell>
          <table:table-cell table:style-name="ce30" office:value-type="float" office:value="6.1773" calcext:value-type="float">
            <text:p>6.1773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31" office:value-type="string" calcext:value-type="string">
            <text:p>7-27 Rue Saint-Fiacre, 54000 Nancy, France</text:p>
          </table:table-cell>
          <table:table-cell table:style-name="ce31" office:value-type="float" office:value="1.9" calcext:value-type="float">
            <text:p>1.9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48.7021" calcext:value-type="float">
            <text:p>48.7021</text:p>
          </table:table-cell>
          <table:table-cell table:style-name="ce31" office:value-type="float" office:value="6.1773" calcext:value-type="float">
            <text:p>6.1773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30" office:value-type="string" calcext:value-type="string">
            <text:p>101 Rue de Mon DÃ©sert, 54000 Nancy, France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48.6829" calcext:value-type="float">
            <text:p>48.6829</text:p>
          </table:table-cell>
          <table:table-cell table:style-name="ce30" office:value-type="float" office:value="6.1703" calcext:value-type="float">
            <text:p>6.1703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31" office:value-type="string" calcext:value-type="string">
            <text:p>6 Rue Victor Hugo, 54000 Nancy, France</text:p>
          </table:table-cell>
          <table:table-cell table:style-name="ce31" office:value-type="float" office:value="2.4" calcext:value-type="float">
            <text:p>2.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8.6896" calcext:value-type="float">
            <text:p>48.6896</text:p>
          </table:table-cell>
          <table:table-cell table:style-name="ce31" office:value-type="float" office:value="6.1702" calcext:value-type="float">
            <text:p>6.1702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30" office:value-type="string" calcext:value-type="string">
            <text:p>56 Rue de Boudonville, 54000 Nancy, France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8.698" calcext:value-type="float">
            <text:p>48.698</text:p>
          </table:table-cell>
          <table:table-cell table:style-name="ce30" office:value-type="float" office:value="6.1642" calcext:value-type="float">
            <text:p>6.1642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31" office:value-type="string" calcext:value-type="string">
            <text:p>56 Rue de Boudonville, 54000 Nancy, France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8.698" calcext:value-type="float">
            <text:p>48.698</text:p>
          </table:table-cell>
          <table:table-cell table:style-name="ce31" office:value-type="float" office:value="6.1642" calcext:value-type="float">
            <text:p>6.1642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30" office:value-type="string" calcext:value-type="string">
            <text:p>12 Rue Braconnot, 54000 Nancy, France</text:p>
          </table:table-cell>
          <table:table-cell table:style-name="ce30" office:value-type="float" office:value="2.1" calcext:value-type="float">
            <text:p>2.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8.6989" calcext:value-type="float">
            <text:p>48.6989</text:p>
          </table:table-cell>
          <table:table-cell table:style-name="ce30" office:value-type="float" office:value="6.1796" calcext:value-type="float">
            <text:p>6.1796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31" office:value-type="string" calcext:value-type="string">
            <text:p>9 Rue des Ãtats, 54000 Nancy, France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8.6971" calcext:value-type="float">
            <text:p>48.6971</text:p>
          </table:table-cell>
          <table:table-cell table:style-name="ce31" office:value-type="float" office:value="6.1784" calcext:value-type="float">
            <text:p>6.1784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30" office:value-type="string" calcext:value-type="string">
            <text:p>7-27 Rue Saint-Fiacre, 54000 Nancy, France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8.7021" calcext:value-type="float">
            <text:p>48.7021</text:p>
          </table:table-cell>
          <table:table-cell table:style-name="ce30" office:value-type="float" office:value="6.1773" calcext:value-type="float">
            <text:p>6.1773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31" office:value-type="string" calcext:value-type="string">
            <text:p>6 Rue Victor Hugo, 54000 Nancy, France</text:p>
          </table:table-cell>
          <table:table-cell table:style-name="ce31" office:value-type="float" office:value="2.4" calcext:value-type="float">
            <text:p>2.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8.6896" calcext:value-type="float">
            <text:p>48.6896</text:p>
          </table:table-cell>
          <table:table-cell table:style-name="ce31" office:value-type="float" office:value="6.1702" calcext:value-type="float">
            <text:p>6.1702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30" office:value-type="string" calcext:value-type="string">
            <text:p>5 Rue Victor Hugo, 54520 Laxou, France</text:p>
          </table:table-cell>
          <table:table-cell table:style-name="ce30" office:value-type="float" office:value="7.9" calcext:value-type="float">
            <text:p>7.9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48.6783" calcext:value-type="float">
            <text:p>48.6783</text:p>
          </table:table-cell>
          <table:table-cell table:style-name="ce30" office:value-type="float" office:value="6.1454" calcext:value-type="float">
            <text:p>6.1454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31" office:value-type="string" calcext:value-type="string">
            <text:p>54320 MaxÃ©ville, France</text:p>
          </table:table-cell>
          <table:table-cell table:style-name="ce31" office:value-type="float" office:value="1.9" calcext:value-type="float">
            <text:p>1.9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8.7135" calcext:value-type="float">
            <text:p>48.7135</text:p>
          </table:table-cell>
          <table:table-cell table:style-name="ce31" office:value-type="float" office:value="6.1648" calcext:value-type="float">
            <text:p>6.164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30" office:value-type="string" calcext:value-type="string">
            <text:p>5 Rue Victor Hugo, 54520 Laxou, France</text:p>
          </table:table-cell>
          <table:table-cell table:style-name="ce30" office:value-type="float" office:value="7.9" calcext:value-type="float">
            <text:p>7.9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48.6783" calcext:value-type="float">
            <text:p>48.6783</text:p>
          </table:table-cell>
          <table:table-cell table:style-name="ce30" office:value-type="float" office:value="6.1454" calcext:value-type="float">
            <text:p>6.1454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31" office:value-type="string" calcext:value-type="string">
            <text:p>4 Place des Ducs de Bar, 54000 Nancy, France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8.6843" calcext:value-type="float">
            <text:p>48.6843</text:p>
          </table:table-cell>
          <table:table-cell table:style-name="ce31" office:value-type="float" office:value="6.1623" calcext:value-type="float">
            <text:p>6.1623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30" office:value-type="string" calcext:value-type="string">
            <text:p>12 Rue Gustave Charpentier, 54000 Nancy, France</text:p>
          </table:table-cell>
          <table:table-cell table:style-name="ce30" office:value-type="float" office:value="3.5" calcext:value-type="float">
            <text:p>3.5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48.6902" calcext:value-type="float">
            <text:p>48.6902</text:p>
          </table:table-cell>
          <table:table-cell table:style-name="ce30" office:value-type="float" office:value="6.1402" calcext:value-type="float">
            <text:p>6.1402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31" office:value-type="string" calcext:value-type="string">
            <text:p>54320 MaxÃ©ville, France</text:p>
          </table:table-cell>
          <table:table-cell table:style-name="ce31" office:value-type="float" office:value="1.9" calcext:value-type="float">
            <text:p>1.9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8.7135" calcext:value-type="float">
            <text:p>48.7135</text:p>
          </table:table-cell>
          <table:table-cell table:style-name="ce31" office:value-type="float" office:value="6.1648" calcext:value-type="float">
            <text:p>6.164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30" office:value-type="string" calcext:value-type="string">
            <text:p>54320 MaxÃ©ville, France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8.7135" calcext:value-type="float">
            <text:p>48.7135</text:p>
          </table:table-cell>
          <table:table-cell table:style-name="ce30" office:value-type="float" office:value="6.1648" calcext:value-type="float">
            <text:p>6.1648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31" office:value-type="string" calcext:value-type="string">
            <text:p>54320 MaxÃ©ville, France</text:p>
          </table:table-cell>
          <table:table-cell table:style-name="ce31" office:value-type="float" office:value="1.9" calcext:value-type="float">
            <text:p>1.9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8.7135" calcext:value-type="float">
            <text:p>48.7135</text:p>
          </table:table-cell>
          <table:table-cell table:style-name="ce31" office:value-type="float" office:value="6.1648" calcext:value-type="float">
            <text:p>6.164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30" office:value-type="string" calcext:value-type="string">
            <text:p>7 Rue Louis Pergaud, 54520 Laxou, France</text:p>
          </table:table-cell>
          <table:table-cell table:style-name="ce30" office:value-type="float" office:value="3.9" calcext:value-type="float">
            <text:p>3.9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48.6855" calcext:value-type="float">
            <text:p>48.6855</text:p>
          </table:table-cell>
          <table:table-cell table:style-name="ce30" office:value-type="float" office:value="6.1426" calcext:value-type="float">
            <text:p>6.1426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31" office:value-type="string" calcext:value-type="string">
            <text:p>4 Place des Ducs de Bar, 54000 Nancy, France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8.6843" calcext:value-type="float">
            <text:p>48.6843</text:p>
          </table:table-cell>
          <table:table-cell table:style-name="ce31" office:value-type="float" office:value="6.1623" calcext:value-type="float">
            <text:p>6.1623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30" office:value-type="string" calcext:value-type="string">
            <text:p>4 Place des Ducs de Bar, 54000 Nancy, France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48.6843" calcext:value-type="float">
            <text:p>48.6843</text:p>
          </table:table-cell>
          <table:table-cell table:style-name="ce30" office:value-type="float" office:value="6.1623" calcext:value-type="float">
            <text:p>6.1623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style-name="ce31" office:value-type="string" calcext:value-type="string">
            <text:p>52 Boulevard Emile Zola, 54520 Laxou, France</text:p>
          </table:table-cell>
          <table:table-cell table:style-name="ce31" office:value-type="float" office:value="3.5" calcext:value-type="float">
            <text:p>3.5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8.6823" calcext:value-type="float">
            <text:p>48.6823</text:p>
          </table:table-cell>
          <table:table-cell table:style-name="ce31" office:value-type="float" office:value="6.1556" calcext:value-type="float">
            <text:p>6.1556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30" office:value-type="string" calcext:value-type="string">
            <text:p>54320 MaxÃ©ville, France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8.7135" calcext:value-type="float">
            <text:p>48.7135</text:p>
          </table:table-cell>
          <table:table-cell table:style-name="ce30" office:value-type="float" office:value="6.1648" calcext:value-type="float">
            <text:p>6.1648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76" calcext:value-type="float">
            <text:p>76</text:p>
          </table:table-cell>
          <table:table-cell table:style-name="ce31" office:value-type="string" calcext:value-type="string">
            <text:p>52 Boulevard Emile Zola, 54520 Laxou, France</text:p>
          </table:table-cell>
          <table:table-cell table:style-name="ce31" office:value-type="float" office:value="3.5" calcext:value-type="float">
            <text:p>3.5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8.6823" calcext:value-type="float">
            <text:p>48.6823</text:p>
          </table:table-cell>
          <table:table-cell table:style-name="ce31" office:value-type="float" office:value="6.1556" calcext:value-type="float">
            <text:p>6.1556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30" office:value-type="string" calcext:value-type="string">
            <text:p>52 Boulevard Emile Zola, 54520 Laxou, France</text:p>
          </table:table-cell>
          <table:table-cell table:style-name="ce30" office:value-type="float" office:value="3.5" calcext:value-type="float">
            <text:p>3.5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48.6823" calcext:value-type="float">
            <text:p>48.6823</text:p>
          </table:table-cell>
          <table:table-cell table:style-name="ce30" office:value-type="float" office:value="6.1556" calcext:value-type="float">
            <text:p>6.1556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78" calcext:value-type="float">
            <text:p>78</text:p>
          </table:table-cell>
          <table:table-cell table:style-name="ce31" office:value-type="string" calcext:value-type="string">
            <text:p>Rue Saint-Antoine, 54136 BouxiÃ¨res-aux-Dames, France</text:p>
          </table:table-cell>
          <table:table-cell table:style-name="ce31" office:value-type="float" office:value="8.4" calcext:value-type="float">
            <text:p>8.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8.7583" calcext:value-type="float">
            <text:p>48.7583</text:p>
          </table:table-cell>
          <table:table-cell table:style-name="ce31" office:value-type="float" office:value="6.1611" calcext:value-type="float">
            <text:p>6.1611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30" office:value-type="string" calcext:value-type="string">
            <text:p>54760 Faulx, France</text:p>
          </table:table-cell>
          <table:table-cell table:style-name="ce30" office:value-type="float" office:value="15.7" calcext:value-type="float">
            <text:p>15.7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48.7923" calcext:value-type="float">
            <text:p>48.7923</text:p>
          </table:table-cell>
          <table:table-cell table:style-name="ce30" office:value-type="float" office:value="6.1995" calcext:value-type="float">
            <text:p>6.1995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31" office:value-type="string" calcext:value-type="string">
            <text:p>4 Rue des Charmilles, 54250 Champigneulles, France</text:p>
          </table:table-cell>
          <table:table-cell table:style-name="ce31" office:value-type="float" office:value="4.8" calcext:value-type="float">
            <text:p>4.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8.7318" calcext:value-type="float">
            <text:p>48.7318</text:p>
          </table:table-cell>
          <table:table-cell table:style-name="ce31" office:value-type="float" office:value="6.1639" calcext:value-type="float">
            <text:p>6.1639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30" office:value-type="string" calcext:value-type="string">
            <text:p>Rue de la Papeterie, 54250 Champigneulles, France</text:p>
          </table:table-cell>
          <table:table-cell table:style-name="ce30" office:value-type="float" office:value="5.3" calcext:value-type="float">
            <text:p>5.3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48.7278" calcext:value-type="float">
            <text:p>48.7278</text:p>
          </table:table-cell>
          <table:table-cell table:style-name="ce30" office:value-type="float" office:value="6.1584" calcext:value-type="float">
            <text:p>6.1584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82" calcext:value-type="float">
            <text:p>82</text:p>
          </table:table-cell>
          <table:table-cell table:style-name="ce31" office:value-type="string" calcext:value-type="string">
            <text:p>4 Rue des Charmilles, 54250 Champigneulles, France</text:p>
          </table:table-cell>
          <table:table-cell table:style-name="ce31" office:value-type="float" office:value="4.8" calcext:value-type="float">
            <text:p>4.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8.7318" calcext:value-type="float">
            <text:p>48.7318</text:p>
          </table:table-cell>
          <table:table-cell table:style-name="ce31" office:value-type="float" office:value="6.1639" calcext:value-type="float">
            <text:p>6.1639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30" office:value-type="string" calcext:value-type="string">
            <text:p>34 Rue de la RÃ©publique, 54220 MalzÃ©ville, France</text:p>
          </table:table-cell>
          <table:table-cell table:style-name="ce30" office:value-type="float" office:value="2.9" calcext:value-type="float">
            <text:p>2.9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48.7112" calcext:value-type="float">
            <text:p>48.7112</text:p>
          </table:table-cell>
          <table:table-cell table:style-name="ce30" office:value-type="float" office:value="6.1849" calcext:value-type="float">
            <text:p>6.1849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84" calcext:value-type="float">
            <text:p>84</text:p>
          </table:table-cell>
          <table:table-cell table:style-name="ce31" office:value-type="string" calcext:value-type="string">
            <text:p>Eulmont, France</text:p>
          </table:table-cell>
          <table:table-cell table:style-name="ce31" office:value-type="float" office:value="13.3" calcext:value-type="float">
            <text:p>13.3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48.745" calcext:value-type="float">
            <text:p>48.745</text:p>
          </table:table-cell>
          <table:table-cell table:style-name="ce31" office:value-type="float" office:value="6.2207" calcext:value-type="float">
            <text:p>6.2207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30" office:value-type="string" calcext:value-type="string">
            <text:p>8 Rue Rameau, 54460 Liverdun, France</text:p>
          </table:table-cell>
          <table:table-cell table:style-name="ce30" office:value-type="float" office:value="11.6" calcext:value-type="float">
            <text:p>11.6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48.7499" calcext:value-type="float">
            <text:p>48.7499</text:p>
          </table:table-cell>
          <table:table-cell table:style-name="ce30" office:value-type="float" office:value="6.0841" calcext:value-type="float">
            <text:p>6.0841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86" calcext:value-type="float">
            <text:p>86</text:p>
          </table:table-cell>
          <table:table-cell table:style-name="ce31" office:value-type="string" calcext:value-type="string">
            <text:p>2 Rue de la Gare, 54670 Malleloy, France</text:p>
          </table:table-cell>
          <table:table-cell table:style-name="ce31" office:value-type="float" office:value="12.6" calcext:value-type="float">
            <text:p>12.6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48.7932" calcext:value-type="float">
            <text:p>48.7932</text:p>
          </table:table-cell>
          <table:table-cell table:style-name="ce31" office:value-type="float" office:value="6.1621" calcext:value-type="float">
            <text:p>6.1621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30" office:value-type="string" calcext:value-type="string">
            <text:p>16 bis Rue Geny, 54220 MalzÃ©ville, France</text:p>
          </table:table-cell>
          <table:table-cell table:style-name="ce30" office:value-type="float" office:value="2.9" calcext:value-type="float">
            <text:p>2.9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48.7103" calcext:value-type="float">
            <text:p>48.7103</text:p>
          </table:table-cell>
          <table:table-cell table:style-name="ce30" office:value-type="float" office:value="6.1859" calcext:value-type="float">
            <text:p>6.1859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88" calcext:value-type="float">
            <text:p>88</text:p>
          </table:table-cell>
          <table:table-cell table:style-name="ce31" office:value-type="string" calcext:value-type="string">
            <text:p>8 Rue du GÃ©nÃ©ral Leclerc, 54670 Custines, France</text:p>
          </table:table-cell>
          <table:table-cell table:style-name="ce31" office:value-type="float" office:value="10.8" calcext:value-type="float">
            <text:p>10.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8.7912" calcext:value-type="float">
            <text:p>48.7912</text:p>
          </table:table-cell>
          <table:table-cell table:style-name="ce31" office:value-type="float" office:value="6.1428" calcext:value-type="float">
            <text:p>6.142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30" office:value-type="string" calcext:value-type="string">
            <text:p>8 Rue Rameau, 54460 Liverdun, France</text:p>
          </table:table-cell>
          <table:table-cell table:style-name="ce30" office:value-type="float" office:value="11.6" calcext:value-type="float">
            <text:p>11.6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48.7499" calcext:value-type="float">
            <text:p>48.7499</text:p>
          </table:table-cell>
          <table:table-cell table:style-name="ce30" office:value-type="float" office:value="6.0841" calcext:value-type="float">
            <text:p>6.0841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31" office:value-type="string" calcext:value-type="string">
            <text:p>18 Rue Jean JaurÃ¨s, 54380 Dieulouard, France</text:p>
          </table:table-cell>
          <table:table-cell table:style-name="ce31" office:value-type="float" office:value="19.5" calcext:value-type="float">
            <text:p>19.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48.8378" calcext:value-type="float">
            <text:p>48.8378</text:p>
          </table:table-cell>
          <table:table-cell table:style-name="ce31" office:value-type="float" office:value="6.07" calcext:value-type="float">
            <text:p>6.07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30" office:value-type="string" calcext:value-type="string">
            <text:p>2 Impasse de Lorraine, 54114 Jeandelaincourt, France</text:p>
          </table:table-cell>
          <table:table-cell table:style-name="ce30" office:value-type="float" office:value="28.8" calcext:value-type="float">
            <text:p>28.8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48.842" calcext:value-type="float">
            <text:p>48.842</text:p>
          </table:table-cell>
          <table:table-cell table:style-name="ce30" office:value-type="float" office:value="6.2414" calcext:value-type="float">
            <text:p>6.2414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92" calcext:value-type="float">
            <text:p>92</text:p>
          </table:table-cell>
          <table:table-cell table:style-name="ce31" office:value-type="string" calcext:value-type="string">
            <text:p>5 Rue Clemenceau, 54820 Marbache, France</text:p>
          </table:table-cell>
          <table:table-cell table:style-name="ce31" office:value-type="float" office:value="17.5" calcext:value-type="float">
            <text:p>17.5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48.7987" calcext:value-type="float">
            <text:p>48.7987</text:p>
          </table:table-cell>
          <table:table-cell table:style-name="ce31" office:value-type="float" office:value="6.1057" calcext:value-type="float">
            <text:p>6.1057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30" office:value-type="string" calcext:value-type="string">
            <text:p>4 Rue Albert Favelin, 54530 Pagny-sur-Moselle, France</text:p>
          </table:table-cell>
          <table:table-cell table:style-name="ce30" office:value-type="float" office:value="38.2" calcext:value-type="float">
            <text:p>38.2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48.9813" calcext:value-type="float">
            <text:p>48.9813</text:p>
          </table:table-cell>
          <table:table-cell table:style-name="ce30" office:value-type="float" office:value="6.0246" calcext:value-type="float">
            <text:p>6.0246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31" office:value-type="string" calcext:value-type="string">
            <text:p>66 Rue du 26Ã¨me Bataillon de Chasseurs Ã Pieds, 54700 Pont-Ã -Mousson, France</text:p>
          </table:table-cell>
          <table:table-cell table:style-name="ce31" office:value-type="float" office:value="27.9" calcext:value-type="float">
            <text:p>27.9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48.9055" calcext:value-type="float">
            <text:p>48.9055</text:p>
          </table:table-cell>
          <table:table-cell table:style-name="ce31" office:value-type="float" office:value="6.0498" calcext:value-type="float">
            <text:p>6.049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30" office:value-type="string" calcext:value-type="string">
            <text:p>13 Rue de l'Institut Joseph Magot, 54700 Pont-Ã -Mousson, France</text:p>
          </table:table-cell>
          <table:table-cell table:style-name="ce30" office:value-type="float" office:value="27.5" calcext:value-type="float">
            <text:p>27.5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48.902" calcext:value-type="float">
            <text:p>48.902</text:p>
          </table:table-cell>
          <table:table-cell table:style-name="ce30" office:value-type="float" office:value="6.0579" calcext:value-type="float">
            <text:p>6.0579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96" calcext:value-type="float">
            <text:p>96</text:p>
          </table:table-cell>
          <table:table-cell table:style-name="ce31" office:value-type="string" calcext:value-type="string">
            <text:p>2 Rue Paul FranÃ§ois, 54700 Pont-Ã -Mousson, France</text:p>
          </table:table-cell>
          <table:table-cell table:style-name="ce31" office:value-type="float" office:value="26.7" calcext:value-type="float">
            <text:p>26.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48.9046" calcext:value-type="float">
            <text:p>48.9046</text:p>
          </table:table-cell>
          <table:table-cell table:style-name="ce31" office:value-type="float" office:value="6.0595" calcext:value-type="float">
            <text:p>6.0595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30" office:value-type="string" calcext:value-type="string">
            <text:p>Rue de la Haute Brin, 54280 Brin-sur-Seille, France</text:p>
          </table:table-cell>
          <table:table-cell table:style-name="ce30" office:value-type="float" office:value="28.2" calcext:value-type="float">
            <text:p>28.2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48.779" calcext:value-type="float">
            <text:p>48.779</text:p>
          </table:table-cell>
          <table:table-cell table:style-name="ce30" office:value-type="float" office:value="6.3536" calcext:value-type="float">
            <text:p>6.3536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98" calcext:value-type="float">
            <text:p>98</text:p>
          </table:table-cell>
          <table:table-cell table:style-name="ce31" office:value-type="string" calcext:value-type="string">
            <text:p>1 Rue du Chanoine Rolin, 54280 Champenoux, France</text:p>
          </table:table-cell>
          <table:table-cell table:style-name="ce31" office:value-type="float" office:value="24.5" calcext:value-type="float">
            <text:p>24.5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48.7425" calcext:value-type="float">
            <text:p>48.7425</text:p>
          </table:table-cell>
          <table:table-cell table:style-name="ce31" office:value-type="float" office:value="6.348" calcext:value-type="float">
            <text:p>6.34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30" office:value-type="string" calcext:value-type="string">
            <text:p>1 Rue du Chanoine Rolin, 54280 Champenoux, France</text:p>
          </table:table-cell>
          <table:table-cell table:style-name="ce30" office:value-type="float" office:value="24.5" calcext:value-type="float">
            <text:p>24.5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48.7425" calcext:value-type="float">
            <text:p>48.7425</text:p>
          </table:table-cell>
          <table:table-cell table:style-name="ce30" office:value-type="float" office:value="6.348" calcext:value-type="float">
            <text:p>6.348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31" office:value-type="string" calcext:value-type="string">
            <text:p>6 Rue Roger Berin, 54270 Essey-lÃ¨s-Nancy, France</text:p>
          </table:table-cell>
          <table:table-cell table:style-name="ce31" office:value-type="float" office:value="5.8" calcext:value-type="float">
            <text:p>5.8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48.7063" calcext:value-type="float">
            <text:p>48.7063</text:p>
          </table:table-cell>
          <table:table-cell table:style-name="ce31" office:value-type="float" office:value="6.2221" calcext:value-type="float">
            <text:p>6.2221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30" office:value-type="string" calcext:value-type="string">
            <text:p>6 Rue Roger Berin, 54270 Essey-lÃ¨s-Nancy, France</text:p>
          </table:table-cell>
          <table:table-cell table:style-name="ce30" office:value-type="float" office:value="5.8" calcext:value-type="float">
            <text:p>5.8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48.7063" calcext:value-type="float">
            <text:p>48.7063</text:p>
          </table:table-cell>
          <table:table-cell table:style-name="ce30" office:value-type="float" office:value="6.2221" calcext:value-type="float">
            <text:p>6.2221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table:style-name="ce31" office:value-type="string" calcext:value-type="string">
            <text:p>13 AllÃ©e Roland Garros, 54270 Essey-lÃ¨s-Nancy, France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48.6991" calcext:value-type="float">
            <text:p>48.6991</text:p>
          </table:table-cell>
          <table:table-cell table:style-name="ce31" office:value-type="float" office:value="6.2217" calcext:value-type="float">
            <text:p>6.2217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30" office:value-type="string" calcext:value-type="string">
            <text:p>1Bis Rue Roger Berin, 54270 Essey-lÃ¨s-Nancy, France</text:p>
          </table:table-cell>
          <table:table-cell table:style-name="ce30" office:value-type="float" office:value="5.5" calcext:value-type="float">
            <text:p>5.5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48.7063" calcext:value-type="float">
            <text:p>48.7063</text:p>
          </table:table-cell>
          <table:table-cell table:style-name="ce30" office:value-type="float" office:value="6.2209" calcext:value-type="float">
            <text:p>6.2209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04" calcext:value-type="float">
            <text:p>104</text:p>
          </table:table-cell>
          <table:table-cell table:style-name="ce31" office:value-type="string" calcext:value-type="string">
            <text:p>1 Rue des FlÃ©oles, 54280 Seichamps, France</text:p>
          </table:table-cell>
          <table:table-cell table:style-name="ce31" office:value-type="float" office:value="18.5" calcext:value-type="float">
            <text:p>18.5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48.7119" calcext:value-type="float">
            <text:p>48.7119</text:p>
          </table:table-cell>
          <table:table-cell table:style-name="ce31" office:value-type="float" office:value="6.2637" calcext:value-type="float">
            <text:p>6.2637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30" office:value-type="string" calcext:value-type="string">
            <text:p>Rue Jean MacÃ©, 54510 Tomblaine, France</text:p>
          </table:table-cell>
          <table:table-cell table:style-name="ce30" office:value-type="float" office:value="7.2" calcext:value-type="float">
            <text:p>7.2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48.679" calcext:value-type="float">
            <text:p>48.679</text:p>
          </table:table-cell>
          <table:table-cell table:style-name="ce30" office:value-type="float" office:value="6.2203" calcext:value-type="float">
            <text:p>6.2203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table:style-name="ce31" office:value-type="string" calcext:value-type="string">
            <text:p>Rue Jean MacÃ©, 54510 Tomblaine, France</text:p>
          </table:table-cell>
          <table:table-cell table:style-name="ce31" office:value-type="float" office:value="7.2" calcext:value-type="float">
            <text:p>7.2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48.679" calcext:value-type="float">
            <text:p>48.679</text:p>
          </table:table-cell>
          <table:table-cell table:style-name="ce31" office:value-type="float" office:value="6.2203" calcext:value-type="float">
            <text:p>6.2203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30" office:value-type="string" calcext:value-type="string">
            <text:p>Rue du Luton, 54570 Foug, France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48.6808" calcext:value-type="float">
            <text:p>48.6808</text:p>
          </table:table-cell>
          <table:table-cell table:style-name="ce30" office:value-type="float" office:value="5.7855" calcext:value-type="float">
            <text:p>5.7855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style-name="ce31" office:value-type="string" calcext:value-type="string">
            <text:p>28 Avenue du GÃ©nÃ©ral Leclerc, 54200 Dommartin-lÃ¨s-Toul, France</text:p>
          </table:table-cell>
          <table:table-cell table:style-name="ce31" office:value-type="float" office:value="20.2" calcext:value-type="float">
            <text:p>20.2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48.6705" calcext:value-type="float">
            <text:p>48.6705</text:p>
          </table:table-cell>
          <table:table-cell table:style-name="ce31" office:value-type="float" office:value="5.91" calcext:value-type="float">
            <text:p>5.91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30" office:value-type="string" calcext:value-type="string">
            <text:p>848 Rue Card Tisserand, 54200 Toul, France</text:p>
          </table:table-cell>
          <table:table-cell table:style-name="ce30" office:value-type="float" office:value="23.7" calcext:value-type="float">
            <text:p>23.7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48.6902" calcext:value-type="float">
            <text:p>48.6902</text:p>
          </table:table-cell>
          <table:table-cell table:style-name="ce30" office:value-type="float" office:value="5.889" calcext:value-type="float">
            <text:p>5.889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31" office:value-type="string" calcext:value-type="string">
            <text:p>Chemin des Ãcoliers, 77220 Tournan-en-Brie, France</text:p>
          </table:table-cell>
          <table:table-cell table:style-name="ce31" office:value-type="float" office:value="357" calcext:value-type="float">
            <text:p>357</text:p>
          </table:table-cell>
          <table:table-cell table:style-name="ce31" office:value-type="float" office:value="201" calcext:value-type="float">
            <text:p>201</text:p>
          </table:table-cell>
          <table:table-cell table:style-name="ce31" office:value-type="float" office:value="48.7457" calcext:value-type="float">
            <text:p>48.7457</text:p>
          </table:table-cell>
          <table:table-cell table:style-name="ce31" office:value-type="float" office:value="2.7728" calcext:value-type="float">
            <text:p>2.772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30" office:value-type="string" calcext:value-type="string">
            <text:p>2 Route de Moncel, 54170 Colombey-les-Belles, France</text:p>
          </table:table-cell>
          <table:table-cell table:style-name="ce30" office:value-type="float" office:value="38.1" calcext:value-type="float">
            <text:p>38.1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48.5295" calcext:value-type="float">
            <text:p>48.5295</text:p>
          </table:table-cell>
          <table:table-cell table:style-name="ce30" office:value-type="float" office:value="5.8918" calcext:value-type="float">
            <text:p>5.8918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12" calcext:value-type="float">
            <text:p>112</text:p>
          </table:table-cell>
          <table:table-cell table:style-name="ce31" office:value-type="string" calcext:value-type="string">
            <text:p>2 Route de Moncel, 54170 Colombey-les-Belles, France</text:p>
          </table:table-cell>
          <table:table-cell table:style-name="ce31" office:value-type="float" office:value="38.1" calcext:value-type="float">
            <text:p>38.1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48.5295" calcext:value-type="float">
            <text:p>48.5295</text:p>
          </table:table-cell>
          <table:table-cell table:style-name="ce31" office:value-type="float" office:value="5.8918" calcext:value-type="float">
            <text:p>5.891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30" office:value-type="string" calcext:value-type="string">
            <text:p>15 Rue Neuve, 54200 Villey-Saint-Ãtienne, France</text:p>
          </table:table-cell>
          <table:table-cell table:style-name="ce30" office:value-type="float" office:value="20.3" calcext:value-type="float">
            <text:p>20.3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48.7303" calcext:value-type="float">
            <text:p>48.7303</text:p>
          </table:table-cell>
          <table:table-cell table:style-name="ce30" office:value-type="float" office:value="5.9783" calcext:value-type="float">
            <text:p>5.9783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table:style-name="ce31" office:value-type="string" calcext:value-type="string">
            <text:p>54200 MÃ©nil-la-Tour, France</text:p>
          </table:table-cell>
          <table:table-cell table:style-name="ce31" office:value-type="float" office:value="31.1" calcext:value-type="float">
            <text:p>31.1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48.766" calcext:value-type="float">
            <text:p>48.766</text:p>
          </table:table-cell>
          <table:table-cell table:style-name="ce31" office:value-type="float" office:value="5.8634" calcext:value-type="float">
            <text:p>5.8634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30" office:value-type="string" calcext:value-type="string">
            <text:p>130 B Ancienne Rue de Saint-Michel, 54200 Toul, France</text:p>
          </table:table-cell>
          <table:table-cell table:style-name="ce30" office:value-type="float" office:value="22.6" calcext:value-type="float">
            <text:p>22.6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48.6812" calcext:value-type="float">
            <text:p>48.6812</text:p>
          </table:table-cell>
          <table:table-cell table:style-name="ce30" office:value-type="float" office:value="5.8799" calcext:value-type="float">
            <text:p>5.8799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31" office:value-type="string" calcext:value-type="string">
            <text:p>53 Rue Albert Denis, 54200 Toul, France</text:p>
          </table:table-cell>
          <table:table-cell table:style-name="ce31" office:value-type="float" office:value="24.8" calcext:value-type="float">
            <text:p>24.8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48.669" calcext:value-type="float">
            <text:p>48.669</text:p>
          </table:table-cell>
          <table:table-cell table:style-name="ce31" office:value-type="float" office:value="5.8826" calcext:value-type="float">
            <text:p>5.8826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30" office:value-type="string" calcext:value-type="string">
            <text:p>5 Rue Jules Ferry, 54570 Foug, France</text:p>
          </table:table-cell>
          <table:table-cell table:style-name="ce30" office:value-type="float" office:value="32.5" calcext:value-type="float">
            <text:p>32.5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48.681" calcext:value-type="float">
            <text:p>48.681</text:p>
          </table:table-cell>
          <table:table-cell table:style-name="ce30" office:value-type="float" office:value="5.7918" calcext:value-type="float">
            <text:p>5.7918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18" calcext:value-type="float">
            <text:p>118</text:p>
          </table:table-cell>
          <table:table-cell table:style-name="ce31" office:value-type="string" calcext:value-type="string">
            <text:p>54385 DomÃ¨vre-en-Haye, France</text:p>
          </table:table-cell>
          <table:table-cell table:style-name="ce31" office:value-type="float" office:value="31.4" calcext:value-type="float">
            <text:p>31.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48.8181" calcext:value-type="float">
            <text:p>48.8181</text:p>
          </table:table-cell>
          <table:table-cell table:style-name="ce31" office:value-type="float" office:value="5.9303" calcext:value-type="float">
            <text:p>5.9303</text:p>
          </table:table-cell>
          <table:table-cell table:style-name="ce31"/>
          <table:table-cell table:style-name="ce24" table:number-columns-repeated="5"/>
          <table:table-cell table:style-name="ce23" table:number-columns-repeated="1003"/>
          <table:table-cell table:style-name="ce28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30" office:value-type="string" calcext:value-type="string">
            <text:p>Rue des Grandes Murailles, 56000 Vannes, France</text:p>
          </table:table-cell>
          <table:table-cell table:style-name="ce30" office:value-type="float" office:value="837.2" calcext:value-type="float">
            <text:p>837.2</text:p>
          </table:table-cell>
          <table:table-cell table:style-name="ce30" office:value-type="float" office:value="472" calcext:value-type="float">
            <text:p>472</text:p>
          </table:table-cell>
          <table:table-cell table:style-name="ce30" office:value-type="float" office:value="47.6651" calcext:value-type="float">
            <text:p>47.6651</text:p>
          </table:table-cell>
          <table:table-cell table:style-name="ce30" office:value-type="float" office:value="-2.7652" calcext:value-type="float">
            <text:p>-2.7652</text:p>
          </table:table-cell>
          <table:table-cell table:style-name="ce30"/>
          <table:table-cell table:style-name="ce25" table:number-columns-repeated="5"/>
          <table:table-cell table:style-name="ce22" table:number-columns-repeated="1003"/>
          <table:table-cell table:style-name="ce27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31" office:value-type="string" calcext:value-type="string">
            <text:p>35bis Rue Etienne Olry, 54170 Allain, France</text:p>
          </table:table-cell>
          <table:table-cell table:style-name="ce31" office:value-type="float" office:value="39.1" calcext:value-type="float">
            <text:p>39.1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48.5493" calcext:value-type="float">
            <text:p>48.5493</text:p>
          </table:table-cell>
          <table:table-cell table:style-name="ce31" office:value-type="float" office:value="5.9103" calcext:value-type="float">
            <text:p>5.9103</text:p>
          </table:table-cell>
          <table:table-cell table:style-name="ce31"/>
          <table:table-cell table:style-name="ce24" table:number-columns-repeated="5"/>
          <table:table-cell table:style-name="ce23" table:number-columns-repeated="1003"/>
          <table:table-cell table:style-name="ce28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style-name="ce30" office:value-type="string" calcext:value-type="string">
            <text:p>2 Place de Delft, 54500 VandÅuvre-lÃ¨s-Nancy, France</text:p>
          </table:table-cell>
          <table:table-cell table:style-name="ce30" office:value-type="float" office:value="5.5" calcext:value-type="float">
            <text:p>5.5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48.663" calcext:value-type="float">
            <text:p>48.663</text:p>
          </table:table-cell>
          <table:table-cell table:style-name="ce30" office:value-type="float" office:value="6.1813" calcext:value-type="float">
            <text:p>6.1813</text:p>
          </table:table-cell>
          <table:table-cell table:style-name="ce30"/>
          <table:table-cell table:style-name="ce26" table:number-columns-repeated="5"/>
          <table:table-cell table:style-name="ce22" table:number-columns-repeated="1003"/>
          <table:table-cell table:style-name="ce27"/>
        </table:table-row>
        <table:table-row table:style-name="ro1">
          <table:table-cell table:style-name="ce5" office:value-type="float" office:value="122" calcext:value-type="float">
            <text:p>122</text:p>
          </table:table-cell>
          <table:table-cell table:style-name="ce31" office:value-type="string" calcext:value-type="string">
            <text:p>2 Place de Delft, 54500 VandÅuvre-lÃ¨s-Nancy, France</text:p>
          </table:table-cell>
          <table:table-cell table:style-name="ce31" office:value-type="float" office:value="5.5" calcext:value-type="float">
            <text:p>5.5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48.663" calcext:value-type="float">
            <text:p>48.663</text:p>
          </table:table-cell>
          <table:table-cell table:style-name="ce31" office:value-type="float" office:value="6.1813" calcext:value-type="float">
            <text:p>6.1813</text:p>
          </table:table-cell>
          <table:table-cell table:style-name="ce31"/>
          <table:table-cell table:style-name="ce24" table:number-columns-repeated="5"/>
          <table:table-cell table:style-name="ce23" table:number-columns-repeated="1003"/>
          <table:table-cell table:style-name="ce28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30" office:value-type="string" calcext:value-type="string">
            <text:p>1 Avenue du Charmois, 54500 VandÅuvre-lÃ¨s-Nancy, France</text:p>
          </table:table-cell>
          <table:table-cell table:style-name="ce30" office:value-type="float" office:value="5.2" calcext:value-type="float">
            <text:p>5.2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48.6675" calcext:value-type="float">
            <text:p>48.6675</text:p>
          </table:table-cell>
          <table:table-cell table:style-name="ce30" office:value-type="float" office:value="6.1712" calcext:value-type="float">
            <text:p>6.1712</text:p>
          </table:table-cell>
          <table:table-cell table:style-name="ce30"/>
          <table:table-cell table:style-name="ce26" table:number-columns-repeated="5"/>
          <table:table-cell table:style-name="ce22" table:number-columns-repeated="1003"/>
          <table:table-cell table:style-name="ce27"/>
        </table:table-row>
        <table:table-row table:style-name="ro1">
          <table:table-cell table:style-name="ce5" office:value-type="float" office:value="124" calcext:value-type="float">
            <text:p>124</text:p>
          </table:table-cell>
          <table:table-cell table:style-name="ce31" office:value-type="string" calcext:value-type="string">
            <text:p>1 Avenue du Charmois, 54500 VandÅuvre-lÃ¨s-Nancy, France</text:p>
          </table:table-cell>
          <table:table-cell table:style-name="ce31" office:value-type="float" office:value="5.2" calcext:value-type="float">
            <text:p>5.2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48.6675" calcext:value-type="float">
            <text:p>48.6675</text:p>
          </table:table-cell>
          <table:table-cell table:style-name="ce31" office:value-type="float" office:value="6.1712" calcext:value-type="float">
            <text:p>6.1712</text:p>
          </table:table-cell>
          <table:table-cell table:style-name="ce31"/>
          <table:table-cell table:style-name="ce24" table:number-columns-repeated="5"/>
          <table:table-cell table:style-name="ce23" table:number-columns-repeated="1003"/>
          <table:table-cell table:style-name="ce28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30" office:value-type="string" calcext:value-type="string">
            <text:p>18 Rue de Lisbonne, 54500 VandÅuvre-lÃ¨s-Nancy, France</text:p>
          </table:table-cell>
          <table:table-cell table:style-name="ce30" office:value-type="float" office:value="10.1" calcext:value-type="float">
            <text:p>10.1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48.6625" calcext:value-type="float">
            <text:p>48.6625</text:p>
          </table:table-cell>
          <table:table-cell table:style-name="ce30" office:value-type="float" office:value="6.1701" calcext:value-type="float">
            <text:p>6.1701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style-name="ce31" office:value-type="string" calcext:value-type="string">
            <text:p>79 Rue de Secours, 54710 Ludres, France</text:p>
          </table:table-cell>
          <table:table-cell table:style-name="ce31" office:value-type="float" office:value="17.7" calcext:value-type="float">
            <text:p>17.7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48.6209" calcext:value-type="float">
            <text:p>48.6209</text:p>
          </table:table-cell>
          <table:table-cell table:style-name="ce31" office:value-type="float" office:value="6.1605" calcext:value-type="float">
            <text:p>6.1605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30" office:value-type="string" calcext:value-type="string">
            <text:p>2 Rue du Morvan, 54500 VandÅuvre-lÃ¨s-Nancy, France</text:p>
          </table:table-cell>
          <table:table-cell table:style-name="ce30" office:value-type="float" office:value="11.2" calcext:value-type="float">
            <text:p>11.2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48.6492" calcext:value-type="float">
            <text:p>48.6492</text:p>
          </table:table-cell>
          <table:table-cell table:style-name="ce30" office:value-type="float" office:value="6.152" calcext:value-type="float">
            <text:p>6.152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ce31" office:value-type="string" calcext:value-type="string">
            <text:p>4 Rue Paul Bert, 54500 VandÅuvre-lÃ¨s-Nancy, France</text:p>
          </table:table-cell>
          <table:table-cell table:style-name="ce31" office:value-type="float" office:value="5.4" calcext:value-type="float">
            <text:p>5.4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48.6642" calcext:value-type="float">
            <text:p>48.6642</text:p>
          </table:table-cell>
          <table:table-cell table:style-name="ce31" office:value-type="float" office:value="6.1852" calcext:value-type="float">
            <text:p>6.1852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30" office:value-type="string" calcext:value-type="string">
            <text:p>79 Rue de Secours, 54710 Ludres, France</text:p>
          </table:table-cell>
          <table:table-cell table:style-name="ce30" office:value-type="float" office:value="17.7" calcext:value-type="float">
            <text:p>17.7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48.6209" calcext:value-type="float">
            <text:p>48.6209</text:p>
          </table:table-cell>
          <table:table-cell table:style-name="ce30" office:value-type="float" office:value="6.1605" calcext:value-type="float">
            <text:p>6.1605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31" office:value-type="string" calcext:value-type="string">
            <text:p>161 Rue Gabriel PÃ©ri, 54500 VandÅuvre-lÃ¨s-Nancy, France</text:p>
          </table:table-cell>
          <table:table-cell table:style-name="ce31" office:value-type="float" office:value="4.5" calcext:value-type="float">
            <text:p>4.5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48.6684" calcext:value-type="float">
            <text:p>48.6684</text:p>
          </table:table-cell>
          <table:table-cell table:style-name="ce31" office:value-type="float" office:value="6.1778" calcext:value-type="float">
            <text:p>6.177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31" calcext:value-type="float">
            <text:p>131</text:p>
          </table:table-cell>
          <table:table-cell table:style-name="ce30" office:value-type="string" calcext:value-type="string">
            <text:p>AllÃ©e de Cologne, 54500 VandÅuvre-lÃ¨s-Nancy, France</text:p>
          </table:table-cell>
          <table:table-cell table:style-name="ce30" office:value-type="float" office:value="5.7" calcext:value-type="float">
            <text:p>5.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48.6612" calcext:value-type="float">
            <text:p>48.6612</text:p>
          </table:table-cell>
          <table:table-cell table:style-name="ce30" office:value-type="float" office:value="6.1779" calcext:value-type="float">
            <text:p>6.1779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32" calcext:value-type="float">
            <text:p>132</text:p>
          </table:table-cell>
          <table:table-cell table:style-name="ce31" office:value-type="string" calcext:value-type="string">
            <text:p>243 Rue Hector Berlioz, 54710 Ludres, France</text:p>
          </table:table-cell>
          <table:table-cell table:style-name="ce31" office:value-type="float" office:value="17.1" calcext:value-type="float">
            <text:p>17.1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48.6136" calcext:value-type="float">
            <text:p>48.6136</text:p>
          </table:table-cell>
          <table:table-cell table:style-name="ce31" office:value-type="float" office:value="6.1708" calcext:value-type="float">
            <text:p>6.170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30" office:value-type="string" calcext:value-type="string">
            <text:p>45 Rue Carnot, 54550 MaiziÃ¨res, France</text:p>
          </table:table-cell>
          <table:table-cell table:style-name="ce30" office:value-type="float" office:value="28.1" calcext:value-type="float">
            <text:p>28.1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48.5843" calcext:value-type="float">
            <text:p>48.5843</text:p>
          </table:table-cell>
          <table:table-cell table:style-name="ce30" office:value-type="float" office:value="6.0613" calcext:value-type="float">
            <text:p>6.0613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34" calcext:value-type="float">
            <text:p>134</text:p>
          </table:table-cell>
          <table:table-cell table:style-name="ce31" office:value-type="string" calcext:value-type="string">
            <text:p>4 Rue Maurice AndrÃ©, 54600 Villers-lÃ¨s-Nancy, France</text:p>
          </table:table-cell>
          <table:table-cell table:style-name="ce31" office:value-type="float" office:value="8.1" calcext:value-type="float">
            <text:p>8.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48.6735" calcext:value-type="float">
            <text:p>48.6735</text:p>
          </table:table-cell>
          <table:table-cell table:style-name="ce31" office:value-type="float" office:value="6.1547" calcext:value-type="float">
            <text:p>6.1547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30" office:value-type="string" calcext:value-type="string">
            <text:p>4 Rue Maurice AndrÃ©, 54600 Villers-lÃ¨s-Nancy, France</text:p>
          </table:table-cell>
          <table:table-cell table:style-name="ce30" office:value-type="float" office:value="8.1" calcext:value-type="float">
            <text:p>8.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48.6735" calcext:value-type="float">
            <text:p>48.6735</text:p>
          </table:table-cell>
          <table:table-cell table:style-name="ce30" office:value-type="float" office:value="6.1547" calcext:value-type="float">
            <text:p>6.1547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style-name="ce31" office:value-type="string" calcext:value-type="string">
            <text:p>10 Rue Pierre MendÃ¨s France, 54230 Chaligny, France</text:p>
          </table:table-cell>
          <table:table-cell table:style-name="ce31" office:value-type="float" office:value="16.7" calcext:value-type="float">
            <text:p>16.7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48.6184" calcext:value-type="float">
            <text:p>48.6184</text:p>
          </table:table-cell>
          <table:table-cell table:style-name="ce31" office:value-type="float" office:value="6.0903" calcext:value-type="float">
            <text:p>6.0903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30" office:value-type="string" calcext:value-type="string">
            <text:p>72 Chemin de la Poste, 54840 Bois-de-Haye, France</text:p>
          </table:table-cell>
          <table:table-cell table:style-name="ce30" office:value-type="float" office:value="69.4" calcext:value-type="float">
            <text:p>69.4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48.6963" calcext:value-type="float">
            <text:p>48.6963</text:p>
          </table:table-cell>
          <table:table-cell table:style-name="ce30" office:value-type="float" office:value="6.0304" calcext:value-type="float">
            <text:p>6.0304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31" office:value-type="string" calcext:value-type="string">
            <text:p>Place Ernest Poirson, 54230 Neuves-Maisons, France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48.6148" calcext:value-type="float">
            <text:p>48.6148</text:p>
          </table:table-cell>
          <table:table-cell table:style-name="ce31" office:value-type="float" office:value="6.1061" calcext:value-type="float">
            <text:p>6.1061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30" office:value-type="string" calcext:value-type="string">
            <text:p>14 Rue Claude Beauregard, 54740 Xirocourt, France</text:p>
          </table:table-cell>
          <table:table-cell table:style-name="ce30" office:value-type="float" office:value="45.7" calcext:value-type="float">
            <text:p>45.7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48.4319" calcext:value-type="float">
            <text:p>48.4319</text:p>
          </table:table-cell>
          <table:table-cell table:style-name="ce30" office:value-type="float" office:value="6.1741" calcext:value-type="float">
            <text:p>6.1741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31" office:value-type="string" calcext:value-type="string">
            <text:p>15 Rue MarÃ©chal Foch, 54330 VÃ©zelise, France</text:p>
          </table:table-cell>
          <table:table-cell table:style-name="ce31" office:value-type="float" office:value="34.7" calcext:value-type="float">
            <text:p>34.7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48.4881" calcext:value-type="float">
            <text:p>48.4881</text:p>
          </table:table-cell>
          <table:table-cell table:style-name="ce31" office:value-type="float" office:value="6.0912" calcext:value-type="float">
            <text:p>6.0912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30" office:value-type="string" calcext:value-type="string">
            <text:p>4 Rue Albert 1er, 54600 Villers-lÃ¨s-Nancy, France</text:p>
          </table:table-cell>
          <table:table-cell table:style-name="ce30" office:value-type="float" office:value="8.4" calcext:value-type="float">
            <text:p>8.4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48.6697" calcext:value-type="float">
            <text:p>48.6697</text:p>
          </table:table-cell>
          <table:table-cell table:style-name="ce30" office:value-type="float" office:value="6.1459" calcext:value-type="float">
            <text:p>6.1459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42" calcext:value-type="float">
            <text:p>142</text:p>
          </table:table-cell>
          <table:table-cell table:style-name="ce31" office:value-type="string" calcext:value-type="string">
            <text:p>1 Place du Dr Raymond Midon, 54930 Diarville, France</text:p>
          </table:table-cell>
          <table:table-cell table:style-name="ce31" office:value-type="float" office:value="50.9" calcext:value-type="float">
            <text:p>50.9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48.3949" calcext:value-type="float">
            <text:p>48.3949</text:p>
          </table:table-cell>
          <table:table-cell table:style-name="ce31" office:value-type="float" office:value="6.1318" calcext:value-type="float">
            <text:p>6.131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30" office:value-type="string" calcext:value-type="string">
            <text:p>10 Rue Pierre MendÃ¨s France, 54230 Chaligny, France</text:p>
          </table:table-cell>
          <table:table-cell table:style-name="ce30" office:value-type="float" office:value="16.7" calcext:value-type="float">
            <text:p>16.7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48.6184" calcext:value-type="float">
            <text:p>48.6184</text:p>
          </table:table-cell>
          <table:table-cell table:style-name="ce30" office:value-type="float" office:value="6.0903" calcext:value-type="float">
            <text:p>6.0903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ce31" office:value-type="string" calcext:value-type="string">
            <text:p>Rue des Cisterciens Clairlieu, 54600 Villers-lÃ¨s-Nancy, France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48.659" calcext:value-type="float">
            <text:p>48.659</text:p>
          </table:table-cell>
          <table:table-cell table:style-name="ce31" office:value-type="float" office:value="6.1112" calcext:value-type="float">
            <text:p>6.1112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30" office:value-type="string" calcext:value-type="string">
            <text:p>Rue des Cisterciens Clairlieu, 54600 Villers-lÃ¨s-Nancy, France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48.659" calcext:value-type="float">
            <text:p>48.659</text:p>
          </table:table-cell>
          <table:table-cell table:style-name="ce30" office:value-type="float" office:value="6.1112" calcext:value-type="float">
            <text:p>6.1112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6" office:value-type="float" office:value="146" calcext:value-type="float">
            <text:p>146</text:p>
          </table:table-cell>
          <table:table-cell table:style-name="ce32" office:value-type="string" calcext:value-type="string">
            <text:p>7 Lotissement Echo, 54740 Benney, France</text:p>
          </table:table-cell>
          <table:table-cell table:style-name="ce32" office:value-type="float" office:value="30.2" calcext:value-type="float">
            <text:p>30.2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48.5111" calcext:value-type="float">
            <text:p>48.5111</text:p>
          </table:table-cell>
          <table:table-cell table:style-name="ce32" office:value-type="float" office:value="6.2201" calcext:value-type="float">
            <text:p>6.2201</text:p>
          </table:table-cell>
          <table:table-cell table:style-name="ce32"/>
          <table:table-cell table:style-name="ce23" table:number-columns-repeated="1008"/>
          <table:table-cell table:style-name="ce28"/>
        </table:table-row>
        <table:table-row table:style-name="ro3" table:number-rows-repeated="1048428">
          <table:table-cell table:number-columns-repeated="1016"/>
        </table:table-row>
        <table:table-row table:style-name="ro3">
          <table:table-cell table:number-columns-repeated="1016"/>
        </table:table-row>
      </table:table>
      <table:table table:name="notes" table:style-name="ta2">
        <office:forms form:automatic-focus="false" form:apply-design-mode="false"/>
        <table:table-column table:style-name="co1" table:default-cell-style-name="ce68"/>
        <table:table-column table:style-name="co13" table:number-columns-repeated="2" table:default-cell-style-name="ce68"/>
        <table:table-column table:style-name="co14" table:default-cell-style-name="ce68"/>
        <table:table-column table:style-name="co15" table:number-columns-repeated="5" table:default-cell-style-name="ce68"/>
        <table:table-column table:style-name="co9" table:number-columns-repeated="1015" table:default-cell-style-name="ce68"/>
        <table:table-row table:style-name="ro1">
          <table:table-cell table:style-name="ce3"/>
          <table:table-cell table:style-name="ce29" office:value-type="string" calcext:value-type="string">
            <text:p>Global</text:p>
          </table:table-cell>
          <table:table-cell table:style-name="ce29" office:value-type="string" calcext:value-type="string">
            <text:p>Niveaux de classe</text:p>
          </table:table-cell>
          <table:table-cell table:style-name="ce29" office:value-type="string" calcext:value-type="string">
            <text:p>Quotité</text:p>
          </table:table-cell>
          <table:table-cell table:style-name="ce29" office:value-type="string" calcext:value-type="string">
            <text:p>Distance</text:p>
          </table:table-cell>
          <table:table-cell table:style-name="ce29" office:value-type="string" calcext:value-type="string">
            <text:p>Nord/Sud</text:p>
          </table:table-cell>
          <table:table-cell table:style-name="ce29" table:number-columns-repeated="3"/>
          <table:table-cell table:style-name="ce21" table:number-columns-repeated="1008"/>
          <table:table-cell table:number-columns-repeated="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9" table:formula="of:=[.C2]*8+[.D2]*2+[.E2]*2+[.F2]*4" office:value-type="float" office:value="808" calcext:value-type="float">
            <text:p>808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4]))+10*ISNUMBER(SEARCH(&quot;25%&quot;;[$Feuil1.E4]))" office:value-type="float" office:value="1" calcext:value-type="float">
            <text:p>1</text:p>
          </table:table-cell>
          <table:table-cell table:style-name="ce72" table:formula="of:=IF([$distances.C2]&lt;=12;100;IF([$distances.C2]&gt;=60;100;1))" office:value-type="float" office:value="1" calcext:value-type="float">
            <text:p>1</text:p>
          </table:table-cell>
          <table:table-cell table:style-name="ce72" table:formula="of:=IF([$distances.E2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70" table:formula="of:=[.C3]*8+[.D3]*2+[.E3]*2+[.F3]*4" office:value-type="float" office:value="808" calcext:value-type="float">
            <text:p>808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*ISNUMBER(SEARCH(&quot;50%&quot;;[$Feuil1.E5]))+10*ISNUMBER(SEARCH(&quot;25%&quot;;[$Feuil1.E5]))" office:value-type="float" office:value="1" calcext:value-type="float">
            <text:p>1</text:p>
          </table:table-cell>
          <table:table-cell table:style-name="ce73" table:formula="of:=IF([$distances.C3]&lt;=12;100;IF([$distances.C3]&gt;=60;100;1))" office:value-type="float" office:value="1" calcext:value-type="float">
            <text:p>1</text:p>
          </table:table-cell>
          <table:table-cell table:style-name="ce73" table:formula="of:=IF([$distances.E3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69" table:formula="of:=[.C4]*8+[.D4]*2+[.E4]*2+[.F4]*4" office:value-type="float" office:value="106" calcext:value-type="float">
            <text:p>106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*ISNUMBER(SEARCH(&quot;50%&quot;;[$Feuil1.E6]))+10*ISNUMBER(SEARCH(&quot;25%&quot;;[$Feuil1.E6]))" office:value-type="float" office:value="10" calcext:value-type="float">
            <text:p>10</text:p>
          </table:table-cell>
          <table:table-cell table:style-name="ce72" table:formula="of:=IF([$distances.C4]&lt;=12;100;IF([$distances.C4]&gt;=60;100;1))" office:value-type="float" office:value="1" calcext:value-type="float">
            <text:p>1</text:p>
          </table:table-cell>
          <table:table-cell table:style-name="ce72" table:formula="of:=IF([$distances.E4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70" table:formula="of:=[.C5]*8+[.D5]*2+[.E5]*2+[.F5]*4" office:value-type="float" office:value="16" calcext:value-type="float">
            <text:p>16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7]))+10*ISNUMBER(SEARCH(&quot;25%&quot;;[$Feuil1.E7]))" office:value-type="float" office:value="1" calcext:value-type="float">
            <text:p>1</text:p>
          </table:table-cell>
          <table:table-cell table:style-name="ce73" table:formula="of:=IF([$distances.C5]&lt;=12;100;IF([$distances.C5]&gt;=60;100;1))" office:value-type="float" office:value="1" calcext:value-type="float">
            <text:p>1</text:p>
          </table:table-cell>
          <table:table-cell table:style-name="ce73" table:formula="of:=IF([$distances.E5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69" table:formula="of:=[.C6]*8+[.D6]*2+[.E6]*2+[.F6]*4" office:value-type="float" office:value="106" calcext:value-type="float">
            <text:p>106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*ISNUMBER(SEARCH(&quot;50%&quot;;[$Feuil1.E8]))+10*ISNUMBER(SEARCH(&quot;25%&quot;;[$Feuil1.E8]))" office:value-type="float" office:value="10" calcext:value-type="float">
            <text:p>10</text:p>
          </table:table-cell>
          <table:table-cell table:style-name="ce72" table:formula="of:=IF([$distances.C6]&lt;=12;100;IF([$distances.C6]&gt;=60;100;1))" office:value-type="float" office:value="1" calcext:value-type="float">
            <text:p>1</text:p>
          </table:table-cell>
          <table:table-cell table:style-name="ce72" table:formula="of:=IF([$distances.E6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70" table:formula="of:=[.C7]*8+[.D7]*2+[.E7]*2+[.F7]*4" office:value-type="float" office:value="340" calcext:value-type="float">
            <text:p>340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*ISNUMBER(SEARCH(&quot;50%&quot;;[$Feuil1.E9]))+10*ISNUMBER(SEARCH(&quot;25%&quot;;[$Feuil1.E9]))" office:value-type="float" office:value="10" calcext:value-type="float">
            <text:p>10</text:p>
          </table:table-cell>
          <table:table-cell table:style-name="ce73" table:formula="of:=IF([$distances.C7]&lt;=12;100;IF([$distances.C7]&gt;=60;100;1))" office:value-type="float" office:value="100" calcext:value-type="float">
            <text:p>100</text:p>
          </table:table-cell>
          <table:table-cell table:style-name="ce73" table:formula="of:=IF([$distances.E7]&gt;48.75;10;1)" office:value-type="float" office:value="10" calcext:value-type="float">
            <text:p>1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69" table:formula="of:=[.C8]*8+[.D8]*2+[.E8]*2+[.F8]*4" office:value-type="float" office:value="1060" calcext:value-type="float">
            <text:p>1,060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10]))+10*ISNUMBER(SEARCH(&quot;25%&quot;;[$Feuil1.E10]))" office:value-type="float" office:value="10" calcext:value-type="float">
            <text:p>10</text:p>
          </table:table-cell>
          <table:table-cell table:style-name="ce72" table:formula="of:=IF([$distances.C8]&lt;=12;100;IF([$distances.C8]&gt;=60;100;1))" office:value-type="float" office:value="100" calcext:value-type="float">
            <text:p>100</text:p>
          </table:table-cell>
          <table:table-cell table:style-name="ce72" table:formula="of:=IF([$distances.E8]&gt;48.75;10;1)" office:value-type="float" office:value="10" calcext:value-type="float">
            <text:p>1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70" table:formula="of:=[.C9]*8+[.D9]*2+[.E9]*2+[.F9]*4" office:value-type="float" office:value="250" calcext:value-type="float">
            <text:p>250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11]))+10*ISNUMBER(SEARCH(&quot;25%&quot;;[$Feuil1.E11]))" office:value-type="float" office:value="1" calcext:value-type="float">
            <text:p>1</text:p>
          </table:table-cell>
          <table:table-cell table:style-name="ce73" table:formula="of:=IF([$distances.C9]&lt;=12;100;IF([$distances.C9]&gt;=60;100;1))" office:value-type="float" office:value="100" calcext:value-type="float">
            <text:p>100</text:p>
          </table:table-cell>
          <table:table-cell table:style-name="ce73" table:formula="of:=IF([$distances.E9]&gt;48.75;10;1)" office:value-type="float" office:value="10" calcext:value-type="float">
            <text:p>1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69" table:formula="of:=[.C10]*8+[.D10]*2+[.E10]*2+[.F10]*4" office:value-type="float" office:value="1060" calcext:value-type="float">
            <text:p>1,060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12]))+10*ISNUMBER(SEARCH(&quot;25%&quot;;[$Feuil1.E12]))" office:value-type="float" office:value="10" calcext:value-type="float">
            <text:p>10</text:p>
          </table:table-cell>
          <table:table-cell table:style-name="ce72" table:formula="of:=IF([$distances.C10]&lt;=12;100;IF([$distances.C10]&gt;=60;100;1))" office:value-type="float" office:value="100" calcext:value-type="float">
            <text:p>100</text:p>
          </table:table-cell>
          <table:table-cell table:style-name="ce72" table:formula="of:=IF([$distances.E10]&gt;48.75;10;1)" office:value-type="float" office:value="10" calcext:value-type="float">
            <text:p>1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70" table:formula="of:=[.C11]*8+[.D11]*2+[.E11]*2+[.F11]*4" office:value-type="float" office:value="1042" calcext:value-type="float">
            <text:p>1,042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*ISNUMBER(SEARCH(&quot;50%&quot;;[$Feuil1.E13]))+10*ISNUMBER(SEARCH(&quot;25%&quot;;[$Feuil1.E13]))" office:value-type="float" office:value="1" calcext:value-type="float">
            <text:p>1</text:p>
          </table:table-cell>
          <table:table-cell table:style-name="ce73" table:formula="of:=IF([$distances.C11]&lt;=12;100;IF([$distances.C11]&gt;=60;100;1))" office:value-type="float" office:value="100" calcext:value-type="float">
            <text:p>100</text:p>
          </table:table-cell>
          <table:table-cell table:style-name="ce73" table:formula="of:=IF([$distances.E11]&gt;48.75;10;1)" office:value-type="float" office:value="10" calcext:value-type="float">
            <text:p>1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69" table:formula="of:=[.C12]*8+[.D12]*2+[.E12]*2+[.F12]*4" office:value-type="float" office:value="322" calcext:value-type="float">
            <text:p>322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*ISNUMBER(SEARCH(&quot;50%&quot;;[$Feuil1.E14]))+10*ISNUMBER(SEARCH(&quot;25%&quot;;[$Feuil1.E14]))" office:value-type="float" office:value="1" calcext:value-type="float">
            <text:p>1</text:p>
          </table:table-cell>
          <table:table-cell table:style-name="ce72" table:formula="of:=IF([$distances.C12]&lt;=12;100;IF([$distances.C12]&gt;=60;100;1))" office:value-type="float" office:value="100" calcext:value-type="float">
            <text:p>100</text:p>
          </table:table-cell>
          <table:table-cell table:style-name="ce72" table:formula="of:=IF([$distances.E12]&gt;48.75;10;1)" office:value-type="float" office:value="10" calcext:value-type="float">
            <text:p>1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70" table:formula="of:=[.C13]*8+[.D13]*2+[.E13]*2+[.F13]*4" office:value-type="float" office:value="1042" calcext:value-type="float">
            <text:p>1,042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*ISNUMBER(SEARCH(&quot;50%&quot;;[$Feuil1.E15]))+10*ISNUMBER(SEARCH(&quot;25%&quot;;[$Feuil1.E15]))" office:value-type="float" office:value="1" calcext:value-type="float">
            <text:p>1</text:p>
          </table:table-cell>
          <table:table-cell table:style-name="ce73" table:formula="of:=IF([$distances.C13]&lt;=12;100;IF([$distances.C13]&gt;=60;100;1))" office:value-type="float" office:value="100" calcext:value-type="float">
            <text:p>100</text:p>
          </table:table-cell>
          <table:table-cell table:style-name="ce73" table:formula="of:=IF([$distances.E13]&gt;48.75;10;1)" office:value-type="float" office:value="10" calcext:value-type="float">
            <text:p>1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69" table:formula="of:=[.C14]*8+[.D14]*2+[.E14]*2+[.F14]*4" office:value-type="float" office:value="1042" calcext:value-type="float">
            <text:p>1,042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16]))+10*ISNUMBER(SEARCH(&quot;25%&quot;;[$Feuil1.E16]))" office:value-type="float" office:value="1" calcext:value-type="float">
            <text:p>1</text:p>
          </table:table-cell>
          <table:table-cell table:style-name="ce72" table:formula="of:=IF([$distances.C14]&lt;=12;100;IF([$distances.C14]&gt;=60;100;1))" office:value-type="float" office:value="100" calcext:value-type="float">
            <text:p>100</text:p>
          </table:table-cell>
          <table:table-cell table:style-name="ce72" table:formula="of:=IF([$distances.E14]&gt;48.75;10;1)" office:value-type="float" office:value="10" calcext:value-type="float">
            <text:p>1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70" table:formula="of:=[.C15]*8+[.D15]*2+[.E15]*2+[.F15]*4" office:value-type="float" office:value="34" calcext:value-type="float">
            <text:p>34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17]))+10*ISNUMBER(SEARCH(&quot;25%&quot;;[$Feuil1.E17]))" office:value-type="float" office:value="10" calcext:value-type="float">
            <text:p>10</text:p>
          </table:table-cell>
          <table:table-cell table:style-name="ce73" table:formula="of:=IF([$distances.C15]&lt;=12;100;IF([$distances.C15]&gt;=60;100;1))" office:value-type="float" office:value="1" calcext:value-type="float">
            <text:p>1</text:p>
          </table:table-cell>
          <table:table-cell table:style-name="ce73" table:formula="of:=IF([$distances.E15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69" table:formula="of:=[.C16]*8+[.D16]*2+[.E16]*2+[.F16]*4" office:value-type="float" office:value="808" calcext:value-type="float">
            <text:p>808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18]))+10*ISNUMBER(SEARCH(&quot;25%&quot;;[$Feuil1.E18]))" office:value-type="float" office:value="1" calcext:value-type="float">
            <text:p>1</text:p>
          </table:table-cell>
          <table:table-cell table:style-name="ce72" table:formula="of:=IF([$distances.C16]&lt;=12;100;IF([$distances.C16]&gt;=60;100;1))" office:value-type="float" office:value="1" calcext:value-type="float">
            <text:p>1</text:p>
          </table:table-cell>
          <table:table-cell table:style-name="ce72" table:formula="of:=IF([$distances.E16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70" table:formula="of:=[.C17]*8+[.D17]*2+[.E17]*2+[.F17]*4" office:value-type="float" office:value="304" calcext:value-type="float">
            <text:p>304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*ISNUMBER(SEARCH(&quot;50%&quot;;[$Feuil1.E19]))+10*ISNUMBER(SEARCH(&quot;25%&quot;;[$Feuil1.E19]))" office:value-type="float" office:value="10" calcext:value-type="float">
            <text:p>10</text:p>
          </table:table-cell>
          <table:table-cell table:style-name="ce73" table:formula="of:=IF([$distances.C17]&lt;=12;100;IF([$distances.C17]&gt;=60;100;1))" office:value-type="float" office:value="100" calcext:value-type="float">
            <text:p>100</text:p>
          </table:table-cell>
          <table:table-cell table:style-name="ce73" table:formula="of:=IF([$distances.E17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69" table:formula="of:=[.C18]*8+[.D18]*2+[.E18]*2+[.F18]*4" office:value-type="float" office:value="1024" calcext:value-type="float">
            <text:p>1,024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20]))+10*ISNUMBER(SEARCH(&quot;25%&quot;;[$Feuil1.E20]))" office:value-type="float" office:value="10" calcext:value-type="float">
            <text:p>10</text:p>
          </table:table-cell>
          <table:table-cell table:style-name="ce72" table:formula="of:=IF([$distances.C18]&lt;=12;100;IF([$distances.C18]&gt;=60;100;1))" office:value-type="float" office:value="100" calcext:value-type="float">
            <text:p>100</text:p>
          </table:table-cell>
          <table:table-cell table:style-name="ce72" table:formula="of:=IF([$distances.E18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70" table:formula="of:=[.C19]*8+[.D19]*2+[.E19]*2+[.F19]*4" office:value-type="float" office:value="214" calcext:value-type="float">
            <text:p>214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21]))+10*ISNUMBER(SEARCH(&quot;25%&quot;;[$Feuil1.E21]))" office:value-type="float" office:value="1" calcext:value-type="float">
            <text:p>1</text:p>
          </table:table-cell>
          <table:table-cell table:style-name="ce73" table:formula="of:=IF([$distances.C19]&lt;=12;100;IF([$distances.C19]&gt;=60;100;1))" office:value-type="float" office:value="100" calcext:value-type="float">
            <text:p>100</text:p>
          </table:table-cell>
          <table:table-cell table:style-name="ce73" table:formula="of:=IF([$distances.E19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69" table:formula="of:=[.C20]*8+[.D20]*2+[.E20]*2+[.F20]*4" office:value-type="float" office:value="1024" calcext:value-type="float">
            <text:p>1,024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22]))+10*ISNUMBER(SEARCH(&quot;25%&quot;;[$Feuil1.E22]))" office:value-type="float" office:value="10" calcext:value-type="float">
            <text:p>10</text:p>
          </table:table-cell>
          <table:table-cell table:style-name="ce72" table:formula="of:=IF([$distances.C20]&lt;=12;100;IF([$distances.C20]&gt;=60;100;1))" office:value-type="float" office:value="100" calcext:value-type="float">
            <text:p>100</text:p>
          </table:table-cell>
          <table:table-cell table:style-name="ce72" table:formula="of:=IF([$distances.E20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70" table:formula="of:=[.C21]*8+[.D21]*2+[.E21]*2+[.F21]*4" office:value-type="float" office:value="1024" calcext:value-type="float">
            <text:p>1,024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*ISNUMBER(SEARCH(&quot;50%&quot;;[$Feuil1.E23]))+10*ISNUMBER(SEARCH(&quot;25%&quot;;[$Feuil1.E23]))" office:value-type="float" office:value="10" calcext:value-type="float">
            <text:p>10</text:p>
          </table:table-cell>
          <table:table-cell table:style-name="ce73" table:formula="of:=IF([$distances.C21]&lt;=12;100;IF([$distances.C21]&gt;=60;100;1))" office:value-type="float" office:value="100" calcext:value-type="float">
            <text:p>100</text:p>
          </table:table-cell>
          <table:table-cell table:style-name="ce73" table:formula="of:=IF([$distances.E21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69" table:formula="of:=[.C22]*8+[.D22]*2+[.E22]*2+[.F22]*4" office:value-type="float" office:value="826" calcext:value-type="float">
            <text:p>826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24]))+10*ISNUMBER(SEARCH(&quot;25%&quot;;[$Feuil1.E24]))" office:value-type="float" office:value="10" calcext:value-type="float">
            <text:p>10</text:p>
          </table:table-cell>
          <table:table-cell table:style-name="ce72" table:formula="of:=IF([$distances.C22]&lt;=12;100;IF([$distances.C22]&gt;=60;100;1))" office:value-type="float" office:value="1" calcext:value-type="float">
            <text:p>1</text:p>
          </table:table-cell>
          <table:table-cell table:style-name="ce72" table:formula="of:=IF([$distances.E22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70" table:formula="of:=[.C23]*8+[.D23]*2+[.E23]*2+[.F23]*4" office:value-type="float" office:value="16" calcext:value-type="float">
            <text:p>16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25]))+10*ISNUMBER(SEARCH(&quot;25%&quot;;[$Feuil1.E25]))" office:value-type="float" office:value="1" calcext:value-type="float">
            <text:p>1</text:p>
          </table:table-cell>
          <table:table-cell table:style-name="ce73" table:formula="of:=IF([$distances.C23]&lt;=12;100;IF([$distances.C23]&gt;=60;100;1))" office:value-type="float" office:value="1" calcext:value-type="float">
            <text:p>1</text:p>
          </table:table-cell>
          <table:table-cell table:style-name="ce73" table:formula="of:=IF([$distances.E23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69" table:formula="of:=[.C24]*8+[.D24]*2+[.E24]*2+[.F24]*4" office:value-type="float" office:value="808" calcext:value-type="float">
            <text:p>808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26]))+10*ISNUMBER(SEARCH(&quot;25%&quot;;[$Feuil1.E26]))" office:value-type="float" office:value="1" calcext:value-type="float">
            <text:p>1</text:p>
          </table:table-cell>
          <table:table-cell table:style-name="ce72" table:formula="of:=IF([$distances.C24]&lt;=12;100;IF([$distances.C24]&gt;=60;100;1))" office:value-type="float" office:value="1" calcext:value-type="float">
            <text:p>1</text:p>
          </table:table-cell>
          <table:table-cell table:style-name="ce72" table:formula="of:=IF([$distances.E24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70" table:formula="of:=[.C25]*8+[.D25]*2+[.E25]*2+[.F25]*4" office:value-type="float" office:value="826" calcext:value-type="float">
            <text:p>826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*ISNUMBER(SEARCH(&quot;50%&quot;;[$Feuil1.E27]))+10*ISNUMBER(SEARCH(&quot;25%&quot;;[$Feuil1.E27]))" office:value-type="float" office:value="10" calcext:value-type="float">
            <text:p>10</text:p>
          </table:table-cell>
          <table:table-cell table:style-name="ce73" table:formula="of:=IF([$distances.C25]&lt;=12;100;IF([$distances.C25]&gt;=60;100;1))" office:value-type="float" office:value="1" calcext:value-type="float">
            <text:p>1</text:p>
          </table:table-cell>
          <table:table-cell table:style-name="ce73" table:formula="of:=IF([$distances.E25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69" table:formula="of:=[.C26]*8+[.D26]*2+[.E26]*2+[.F26]*4" office:value-type="float" office:value="88" calcext:value-type="float">
            <text:p>88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*ISNUMBER(SEARCH(&quot;50%&quot;;[$Feuil1.E28]))+10*ISNUMBER(SEARCH(&quot;25%&quot;;[$Feuil1.E28]))" office:value-type="float" office:value="1" calcext:value-type="float">
            <text:p>1</text:p>
          </table:table-cell>
          <table:table-cell table:style-name="ce72" table:formula="of:=IF([$distances.C26]&lt;=12;100;IF([$distances.C26]&gt;=60;100;1))" office:value-type="float" office:value="1" calcext:value-type="float">
            <text:p>1</text:p>
          </table:table-cell>
          <table:table-cell table:style-name="ce72" table:formula="of:=IF([$distances.E26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70" table:formula="of:=[.C27]*8+[.D27]*2+[.E27]*2+[.F27]*4" office:value-type="float" office:value="16" calcext:value-type="float">
            <text:p>16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29]))+10*ISNUMBER(SEARCH(&quot;25%&quot;;[$Feuil1.E29]))" office:value-type="float" office:value="1" calcext:value-type="float">
            <text:p>1</text:p>
          </table:table-cell>
          <table:table-cell table:style-name="ce73" table:formula="of:=IF([$distances.C27]&lt;=12;100;IF([$distances.C27]&gt;=60;100;1))" office:value-type="float" office:value="1" calcext:value-type="float">
            <text:p>1</text:p>
          </table:table-cell>
          <table:table-cell table:style-name="ce73" table:formula="of:=IF([$distances.E27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69" table:formula="of:=[.C28]*8+[.D28]*2+[.E28]*2+[.F28]*4" office:value-type="float" office:value="1024" calcext:value-type="float">
            <text:p>1,024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30]))+10*ISNUMBER(SEARCH(&quot;25%&quot;;[$Feuil1.E30]))" office:value-type="float" office:value="10" calcext:value-type="float">
            <text:p>10</text:p>
          </table:table-cell>
          <table:table-cell table:style-name="ce72" table:formula="of:=IF([$distances.C28]&lt;=12;100;IF([$distances.C28]&gt;=60;100;1))" office:value-type="float" office:value="100" calcext:value-type="float">
            <text:p>100</text:p>
          </table:table-cell>
          <table:table-cell table:style-name="ce72" table:formula="of:=IF([$distances.E28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70" table:formula="of:=[.C29]*8+[.D29]*2+[.E29]*2+[.F29]*4" office:value-type="float" office:value="340" calcext:value-type="float">
            <text:p>340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*ISNUMBER(SEARCH(&quot;50%&quot;;[$Feuil1.E31]))+10*ISNUMBER(SEARCH(&quot;25%&quot;;[$Feuil1.E31]))" office:value-type="float" office:value="10" calcext:value-type="float">
            <text:p>10</text:p>
          </table:table-cell>
          <table:table-cell table:style-name="ce73" table:formula="of:=IF([$distances.C29]&lt;=12;100;IF([$distances.C29]&gt;=60;100;1))" office:value-type="float" office:value="100" calcext:value-type="float">
            <text:p>100</text:p>
          </table:table-cell>
          <table:table-cell table:style-name="ce73" table:formula="of:=IF([$distances.E29]&gt;48.75;10;1)" office:value-type="float" office:value="10" calcext:value-type="float">
            <text:p>1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69" table:formula="of:=[.C30]*8+[.D30]*2+[.E30]*2+[.F30]*4" office:value-type="float" office:value="1060" calcext:value-type="float">
            <text:p>1,060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32]))+10*ISNUMBER(SEARCH(&quot;25%&quot;;[$Feuil1.E32]))" office:value-type="float" office:value="10" calcext:value-type="float">
            <text:p>10</text:p>
          </table:table-cell>
          <table:table-cell table:style-name="ce72" table:formula="of:=IF([$distances.C30]&lt;=12;100;IF([$distances.C30]&gt;=60;100;1))" office:value-type="float" office:value="100" calcext:value-type="float">
            <text:p>100</text:p>
          </table:table-cell>
          <table:table-cell table:style-name="ce72" table:formula="of:=IF([$distances.E30]&gt;48.75;10;1)" office:value-type="float" office:value="10" calcext:value-type="float">
            <text:p>1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70" table:formula="of:=[.C31]*8+[.D31]*2+[.E31]*2+[.F31]*4" office:value-type="float" office:value="1042" calcext:value-type="float">
            <text:p>1,042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*ISNUMBER(SEARCH(&quot;50%&quot;;[$Feuil1.E33]))+10*ISNUMBER(SEARCH(&quot;25%&quot;;[$Feuil1.E33]))" office:value-type="float" office:value="1" calcext:value-type="float">
            <text:p>1</text:p>
          </table:table-cell>
          <table:table-cell table:style-name="ce73" table:formula="of:=IF([$distances.C31]&lt;=12;100;IF([$distances.C31]&gt;=60;100;1))" office:value-type="float" office:value="100" calcext:value-type="float">
            <text:p>100</text:p>
          </table:table-cell>
          <table:table-cell table:style-name="ce73" table:formula="of:=IF([$distances.E31]&gt;48.75;10;1)" office:value-type="float" office:value="10" calcext:value-type="float">
            <text:p>1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69" table:formula="of:=[.C32]*8+[.D32]*2+[.E32]*2+[.F32]*4" office:value-type="float" office:value="1060" calcext:value-type="float">
            <text:p>1,060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34]))+10*ISNUMBER(SEARCH(&quot;25%&quot;;[$Feuil1.E34]))" office:value-type="float" office:value="10" calcext:value-type="float">
            <text:p>10</text:p>
          </table:table-cell>
          <table:table-cell table:style-name="ce72" table:formula="of:=IF([$distances.C32]&lt;=12;100;IF([$distances.C32]&gt;=60;100;1))" office:value-type="float" office:value="100" calcext:value-type="float">
            <text:p>100</text:p>
          </table:table-cell>
          <table:table-cell table:style-name="ce72" table:formula="of:=IF([$distances.E32]&gt;48.75;10;1)" office:value-type="float" office:value="10" calcext:value-type="float">
            <text:p>1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70" table:formula="of:=[.C33]*8+[.D33]*2+[.E33]*2+[.F33]*4" office:value-type="float" office:value="322" calcext:value-type="float">
            <text:p>322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*ISNUMBER(SEARCH(&quot;50%&quot;;[$Feuil1.E35]))+10*ISNUMBER(SEARCH(&quot;25%&quot;;[$Feuil1.E35]))" office:value-type="float" office:value="1" calcext:value-type="float">
            <text:p>1</text:p>
          </table:table-cell>
          <table:table-cell table:style-name="ce73" table:formula="of:=IF([$distances.C33]&lt;=12;100;IF([$distances.C33]&gt;=60;100;1))" office:value-type="float" office:value="100" calcext:value-type="float">
            <text:p>100</text:p>
          </table:table-cell>
          <table:table-cell table:style-name="ce73" table:formula="of:=IF([$distances.E33]&gt;48.75;10;1)" office:value-type="float" office:value="10" calcext:value-type="float">
            <text:p>1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69" table:formula="of:=[.C34]*8+[.D34]*2+[.E34]*2+[.F34]*4" office:value-type="float" office:value="250" calcext:value-type="float">
            <text:p>250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36]))+10*ISNUMBER(SEARCH(&quot;25%&quot;;[$Feuil1.E36]))" office:value-type="float" office:value="1" calcext:value-type="float">
            <text:p>1</text:p>
          </table:table-cell>
          <table:table-cell table:style-name="ce72" table:formula="of:=IF([$distances.C34]&lt;=12;100;IF([$distances.C34]&gt;=60;100;1))" office:value-type="float" office:value="100" calcext:value-type="float">
            <text:p>100</text:p>
          </table:table-cell>
          <table:table-cell table:style-name="ce72" table:formula="of:=IF([$distances.E34]&gt;48.75;10;1)" office:value-type="float" office:value="10" calcext:value-type="float">
            <text:p>1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70" table:formula="of:=[.C35]*8+[.D35]*2+[.E35]*2+[.F35]*4" office:value-type="float" office:value="250" calcext:value-type="float">
            <text:p>250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37]))+10*ISNUMBER(SEARCH(&quot;25%&quot;;[$Feuil1.E37]))" office:value-type="float" office:value="1" calcext:value-type="float">
            <text:p>1</text:p>
          </table:table-cell>
          <table:table-cell table:style-name="ce73" table:formula="of:=IF([$distances.C35]&lt;=12;100;IF([$distances.C35]&gt;=60;100;1))" office:value-type="float" office:value="100" calcext:value-type="float">
            <text:p>100</text:p>
          </table:table-cell>
          <table:table-cell table:style-name="ce73" table:formula="of:=IF([$distances.E35]&gt;48.75;10;1)" office:value-type="float" office:value="10" calcext:value-type="float">
            <text:p>1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69" table:formula="of:=[.C36]*8+[.D36]*2+[.E36]*2+[.F36]*4" office:value-type="float" office:value="322" calcext:value-type="float">
            <text:p>322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*ISNUMBER(SEARCH(&quot;50%&quot;;[$Feuil1.E38]))+10*ISNUMBER(SEARCH(&quot;25%&quot;;[$Feuil1.E38]))" office:value-type="float" office:value="1" calcext:value-type="float">
            <text:p>1</text:p>
          </table:table-cell>
          <table:table-cell table:style-name="ce72" table:formula="of:=IF([$distances.C36]&lt;=12;100;IF([$distances.C36]&gt;=60;100;1))" office:value-type="float" office:value="100" calcext:value-type="float">
            <text:p>100</text:p>
          </table:table-cell>
          <table:table-cell table:style-name="ce72" table:formula="of:=IF([$distances.E36]&gt;48.75;10;1)" office:value-type="float" office:value="10" calcext:value-type="float">
            <text:p>1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70" table:formula="of:=[.C37]*8+[.D37]*2+[.E37]*2+[.F37]*4" office:value-type="float" office:value="826" calcext:value-type="float">
            <text:p>826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*ISNUMBER(SEARCH(&quot;50%&quot;;[$Feuil1.E39]))+10*ISNUMBER(SEARCH(&quot;25%&quot;;[$Feuil1.E39]))" office:value-type="float" office:value="10" calcext:value-type="float">
            <text:p>10</text:p>
          </table:table-cell>
          <table:table-cell table:style-name="ce73" table:formula="of:=IF([$distances.C37]&lt;=12;100;IF([$distances.C37]&gt;=60;100;1))" office:value-type="float" office:value="1" calcext:value-type="float">
            <text:p>1</text:p>
          </table:table-cell>
          <table:table-cell table:style-name="ce73" table:formula="of:=IF([$distances.E37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69" table:formula="of:=[.C38]*8+[.D38]*2+[.E38]*2+[.F38]*4" office:value-type="float" office:value="16" calcext:value-type="float">
            <text:p>16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40]))+10*ISNUMBER(SEARCH(&quot;25%&quot;;[$Feuil1.E40]))" office:value-type="float" office:value="1" calcext:value-type="float">
            <text:p>1</text:p>
          </table:table-cell>
          <table:table-cell table:style-name="ce72" table:formula="of:=IF([$distances.C38]&lt;=12;100;IF([$distances.C38]&gt;=60;100;1))" office:value-type="float" office:value="1" calcext:value-type="float">
            <text:p>1</text:p>
          </table:table-cell>
          <table:table-cell table:style-name="ce72" table:formula="of:=IF([$distances.E38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70" table:formula="of:=[.C39]*8+[.D39]*2+[.E39]*2+[.F39]*4" office:value-type="float" office:value="214" calcext:value-type="float">
            <text:p>214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41]))+10*ISNUMBER(SEARCH(&quot;25%&quot;;[$Feuil1.E41]))" office:value-type="float" office:value="1" calcext:value-type="float">
            <text:p>1</text:p>
          </table:table-cell>
          <table:table-cell table:style-name="ce73" table:formula="of:=IF([$distances.C39]&lt;=12;100;IF([$distances.C39]&gt;=60;100;1))" office:value-type="float" office:value="100" calcext:value-type="float">
            <text:p>100</text:p>
          </table:table-cell>
          <table:table-cell table:style-name="ce73" table:formula="of:=IF([$distances.E39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69" table:formula="of:=[.C40]*8+[.D40]*2+[.E40]*2+[.F40]*4" office:value-type="float" office:value="826" calcext:value-type="float">
            <text:p>826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42]))+10*ISNUMBER(SEARCH(&quot;25%&quot;;[$Feuil1.E42]))" office:value-type="float" office:value="10" calcext:value-type="float">
            <text:p>10</text:p>
          </table:table-cell>
          <table:table-cell table:style-name="ce72" table:formula="of:=IF([$distances.C40]&lt;=12;100;IF([$distances.C40]&gt;=60;100;1))" office:value-type="float" office:value="1" calcext:value-type="float">
            <text:p>1</text:p>
          </table:table-cell>
          <table:table-cell table:style-name="ce72" table:formula="of:=IF([$distances.E40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70" table:formula="of:=[.C41]*8+[.D41]*2+[.E41]*2+[.F41]*4" office:value-type="float" office:value="232" calcext:value-type="float">
            <text:p>232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43]))+10*ISNUMBER(SEARCH(&quot;25%&quot;;[$Feuil1.E43]))" office:value-type="float" office:value="10" calcext:value-type="float">
            <text:p>10</text:p>
          </table:table-cell>
          <table:table-cell table:style-name="ce73" table:formula="of:=IF([$distances.C41]&lt;=12;100;IF([$distances.C41]&gt;=60;100;1))" office:value-type="float" office:value="100" calcext:value-type="float">
            <text:p>100</text:p>
          </table:table-cell>
          <table:table-cell table:style-name="ce73" table:formula="of:=IF([$distances.E41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69" table:formula="of:=[.C42]*8+[.D42]*2+[.E42]*2+[.F42]*4" office:value-type="float" office:value="232" calcext:value-type="float">
            <text:p>232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44]))+10*ISNUMBER(SEARCH(&quot;25%&quot;;[$Feuil1.E44]))" office:value-type="float" office:value="10" calcext:value-type="float">
            <text:p>10</text:p>
          </table:table-cell>
          <table:table-cell table:style-name="ce72" table:formula="of:=IF([$distances.C42]&lt;=12;100;IF([$distances.C42]&gt;=60;100;1))" office:value-type="float" office:value="100" calcext:value-type="float">
            <text:p>100</text:p>
          </table:table-cell>
          <table:table-cell table:style-name="ce72" table:formula="of:=IF([$distances.E42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70" table:formula="of:=[.C43]*8+[.D43]*2+[.E43]*2+[.F43]*4" office:value-type="float" office:value="232" calcext:value-type="float">
            <text:p>232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45]))+10*ISNUMBER(SEARCH(&quot;25%&quot;;[$Feuil1.E45]))" office:value-type="float" office:value="10" calcext:value-type="float">
            <text:p>10</text:p>
          </table:table-cell>
          <table:table-cell table:style-name="ce73" table:formula="of:=IF([$distances.C43]&lt;=12;100;IF([$distances.C43]&gt;=60;100;1))" office:value-type="float" office:value="100" calcext:value-type="float">
            <text:p>100</text:p>
          </table:table-cell>
          <table:table-cell table:style-name="ce73" table:formula="of:=IF([$distances.E43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69" table:formula="of:=[.C44]*8+[.D44]*2+[.E44]*2+[.F44]*4" office:value-type="float" office:value="232" calcext:value-type="float">
            <text:p>232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46]))+10*ISNUMBER(SEARCH(&quot;25%&quot;;[$Feuil1.E46]))" office:value-type="float" office:value="10" calcext:value-type="float">
            <text:p>10</text:p>
          </table:table-cell>
          <table:table-cell table:style-name="ce72" table:formula="of:=IF([$distances.C44]&lt;=12;100;IF([$distances.C44]&gt;=60;100;1))" office:value-type="float" office:value="100" calcext:value-type="float">
            <text:p>100</text:p>
          </table:table-cell>
          <table:table-cell table:style-name="ce72" table:formula="of:=IF([$distances.E44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70" table:formula="of:=[.C45]*8+[.D45]*2+[.E45]*2+[.F45]*4" office:value-type="float" office:value="232" calcext:value-type="float">
            <text:p>232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47]))+10*ISNUMBER(SEARCH(&quot;25%&quot;;[$Feuil1.E47]))" office:value-type="float" office:value="10" calcext:value-type="float">
            <text:p>10</text:p>
          </table:table-cell>
          <table:table-cell table:style-name="ce73" table:formula="of:=IF([$distances.C45]&lt;=12;100;IF([$distances.C45]&gt;=60;100;1))" office:value-type="float" office:value="100" calcext:value-type="float">
            <text:p>100</text:p>
          </table:table-cell>
          <table:table-cell table:style-name="ce73" table:formula="of:=IF([$distances.E45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69" table:formula="of:=[.C46]*8+[.D46]*2+[.E46]*2+[.F46]*4" office:value-type="float" office:value="232" calcext:value-type="float">
            <text:p>232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48]))+10*ISNUMBER(SEARCH(&quot;25%&quot;;[$Feuil1.E48]))" office:value-type="float" office:value="10" calcext:value-type="float">
            <text:p>10</text:p>
          </table:table-cell>
          <table:table-cell table:style-name="ce72" table:formula="of:=IF([$distances.C46]&lt;=12;100;IF([$distances.C46]&gt;=60;100;1))" office:value-type="float" office:value="100" calcext:value-type="float">
            <text:p>100</text:p>
          </table:table-cell>
          <table:table-cell table:style-name="ce72" table:formula="of:=IF([$distances.E46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70" table:formula="of:=[.C47]*8+[.D47]*2+[.E47]*2+[.F47]*4" office:value-type="float" office:value="232" calcext:value-type="float">
            <text:p>232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49]))+10*ISNUMBER(SEARCH(&quot;25%&quot;;[$Feuil1.E49]))" office:value-type="float" office:value="10" calcext:value-type="float">
            <text:p>10</text:p>
          </table:table-cell>
          <table:table-cell table:style-name="ce73" table:formula="of:=IF([$distances.C47]&lt;=12;100;IF([$distances.C47]&gt;=60;100;1))" office:value-type="float" office:value="100" calcext:value-type="float">
            <text:p>100</text:p>
          </table:table-cell>
          <table:table-cell table:style-name="ce73" table:formula="of:=IF([$distances.E47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69" table:formula="of:=[.C48]*8+[.D48]*2+[.E48]*2+[.F48]*4" office:value-type="float" office:value="1024" calcext:value-type="float">
            <text:p>1,024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50]))+10*ISNUMBER(SEARCH(&quot;25%&quot;;[$Feuil1.E50]))" office:value-type="float" office:value="10" calcext:value-type="float">
            <text:p>10</text:p>
          </table:table-cell>
          <table:table-cell table:style-name="ce72" table:formula="of:=IF([$distances.C48]&lt;=12;100;IF([$distances.C48]&gt;=60;100;1))" office:value-type="float" office:value="100" calcext:value-type="float">
            <text:p>100</text:p>
          </table:table-cell>
          <table:table-cell table:style-name="ce72" table:formula="of:=IF([$distances.E48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70" table:formula="of:=[.C49]*8+[.D49]*2+[.E49]*2+[.F49]*4" office:value-type="float" office:value="1024" calcext:value-type="float">
            <text:p>1,024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*ISNUMBER(SEARCH(&quot;50%&quot;;[$Feuil1.E51]))+10*ISNUMBER(SEARCH(&quot;25%&quot;;[$Feuil1.E51]))" office:value-type="float" office:value="10" calcext:value-type="float">
            <text:p>10</text:p>
          </table:table-cell>
          <table:table-cell table:style-name="ce73" table:formula="of:=IF([$distances.C49]&lt;=12;100;IF([$distances.C49]&gt;=60;100;1))" office:value-type="float" office:value="100" calcext:value-type="float">
            <text:p>100</text:p>
          </table:table-cell>
          <table:table-cell table:style-name="ce73" table:formula="of:=IF([$distances.E49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69" table:formula="of:=[.C50]*8+[.D50]*2+[.E50]*2+[.F50]*4" office:value-type="float" office:value="1024" calcext:value-type="float">
            <text:p>1,024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52]))+10*ISNUMBER(SEARCH(&quot;25%&quot;;[$Feuil1.E52]))" office:value-type="float" office:value="10" calcext:value-type="float">
            <text:p>10</text:p>
          </table:table-cell>
          <table:table-cell table:style-name="ce72" table:formula="of:=IF([$distances.C50]&lt;=12;100;IF([$distances.C50]&gt;=60;100;1))" office:value-type="float" office:value="100" calcext:value-type="float">
            <text:p>100</text:p>
          </table:table-cell>
          <table:table-cell table:style-name="ce72" table:formula="of:=IF([$distances.E50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70" table:formula="of:=[.C51]*8+[.D51]*2+[.E51]*2+[.F51]*4" office:value-type="float" office:value="1024" calcext:value-type="float">
            <text:p>1,024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*ISNUMBER(SEARCH(&quot;50%&quot;;[$Feuil1.E53]))+10*ISNUMBER(SEARCH(&quot;25%&quot;;[$Feuil1.E53]))" office:value-type="float" office:value="10" calcext:value-type="float">
            <text:p>10</text:p>
          </table:table-cell>
          <table:table-cell table:style-name="ce73" table:formula="of:=IF([$distances.C51]&lt;=12;100;IF([$distances.C51]&gt;=60;100;1))" office:value-type="float" office:value="100" calcext:value-type="float">
            <text:p>100</text:p>
          </table:table-cell>
          <table:table-cell table:style-name="ce73" table:formula="of:=IF([$distances.E51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69" table:formula="of:=[.C52]*8+[.D52]*2+[.E52]*2+[.F52]*4" office:value-type="float" office:value="1024" calcext:value-type="float">
            <text:p>1,024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54]))+10*ISNUMBER(SEARCH(&quot;25%&quot;;[$Feuil1.E54]))" office:value-type="float" office:value="10" calcext:value-type="float">
            <text:p>10</text:p>
          </table:table-cell>
          <table:table-cell table:style-name="ce72" table:formula="of:=IF([$distances.C52]&lt;=12;100;IF([$distances.C52]&gt;=60;100;1))" office:value-type="float" office:value="100" calcext:value-type="float">
            <text:p>100</text:p>
          </table:table-cell>
          <table:table-cell table:style-name="ce72" table:formula="of:=IF([$distances.E52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70" table:formula="of:=[.C53]*8+[.D53]*2+[.E53]*2+[.F53]*4" office:value-type="float" office:value="1024" calcext:value-type="float">
            <text:p>1,024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*ISNUMBER(SEARCH(&quot;50%&quot;;[$Feuil1.E55]))+10*ISNUMBER(SEARCH(&quot;25%&quot;;[$Feuil1.E55]))" office:value-type="float" office:value="10" calcext:value-type="float">
            <text:p>10</text:p>
          </table:table-cell>
          <table:table-cell table:style-name="ce73" table:formula="of:=IF([$distances.C53]&lt;=12;100;IF([$distances.C53]&gt;=60;100;1))" office:value-type="float" office:value="100" calcext:value-type="float">
            <text:p>100</text:p>
          </table:table-cell>
          <table:table-cell table:style-name="ce73" table:formula="of:=IF([$distances.E53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69" table:formula="of:=[.C54]*8+[.D54]*2+[.E54]*2+[.F54]*4" office:value-type="float" office:value="1024" calcext:value-type="float">
            <text:p>1,024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56]))+10*ISNUMBER(SEARCH(&quot;25%&quot;;[$Feuil1.E56]))" office:value-type="float" office:value="10" calcext:value-type="float">
            <text:p>10</text:p>
          </table:table-cell>
          <table:table-cell table:style-name="ce72" table:formula="of:=IF([$distances.C54]&lt;=12;100;IF([$distances.C54]&gt;=60;100;1))" office:value-type="float" office:value="100" calcext:value-type="float">
            <text:p>100</text:p>
          </table:table-cell>
          <table:table-cell table:style-name="ce72" table:formula="of:=IF([$distances.E54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70" table:formula="of:=[.C55]*8+[.D55]*2+[.E55]*2+[.F55]*4" office:value-type="float" office:value="1006" calcext:value-type="float">
            <text:p>1,006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*ISNUMBER(SEARCH(&quot;50%&quot;;[$Feuil1.E57]))+10*ISNUMBER(SEARCH(&quot;25%&quot;;[$Feuil1.E57]))" office:value-type="float" office:value="1" calcext:value-type="float">
            <text:p>1</text:p>
          </table:table-cell>
          <table:table-cell table:style-name="ce73" table:formula="of:=IF([$distances.C55]&lt;=12;100;IF([$distances.C55]&gt;=60;100;1))" office:value-type="float" office:value="100" calcext:value-type="float">
            <text:p>100</text:p>
          </table:table-cell>
          <table:table-cell table:style-name="ce73" table:formula="of:=IF([$distances.E55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69" table:formula="of:=[.C56]*8+[.D56]*2+[.E56]*2+[.F56]*4" office:value-type="float" office:value="1024" calcext:value-type="float">
            <text:p>1,024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58]))+10*ISNUMBER(SEARCH(&quot;25%&quot;;[$Feuil1.E58]))" office:value-type="float" office:value="10" calcext:value-type="float">
            <text:p>10</text:p>
          </table:table-cell>
          <table:table-cell table:style-name="ce72" table:formula="of:=IF([$distances.C56]&lt;=12;100;IF([$distances.C56]&gt;=60;100;1))" office:value-type="float" office:value="100" calcext:value-type="float">
            <text:p>100</text:p>
          </table:table-cell>
          <table:table-cell table:style-name="ce72" table:formula="of:=IF([$distances.E56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70" table:formula="of:=[.C57]*8+[.D57]*2+[.E57]*2+[.F57]*4" office:value-type="float" office:value="1024" calcext:value-type="float">
            <text:p>1,024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*ISNUMBER(SEARCH(&quot;50%&quot;;[$Feuil1.E59]))+10*ISNUMBER(SEARCH(&quot;25%&quot;;[$Feuil1.E59]))" office:value-type="float" office:value="10" calcext:value-type="float">
            <text:p>10</text:p>
          </table:table-cell>
          <table:table-cell table:style-name="ce73" table:formula="of:=IF([$distances.C57]&lt;=12;100;IF([$distances.C57]&gt;=60;100;1))" office:value-type="float" office:value="100" calcext:value-type="float">
            <text:p>100</text:p>
          </table:table-cell>
          <table:table-cell table:style-name="ce73" table:formula="of:=IF([$distances.E57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69" table:formula="of:=[.C58]*8+[.D58]*2+[.E58]*2+[.F58]*4" office:value-type="float" office:value="214" calcext:value-type="float">
            <text:p>214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60]))+10*ISNUMBER(SEARCH(&quot;25%&quot;;[$Feuil1.E60]))" office:value-type="float" office:value="1" calcext:value-type="float">
            <text:p>1</text:p>
          </table:table-cell>
          <table:table-cell table:style-name="ce72" table:formula="of:=IF([$distances.C58]&lt;=12;100;IF([$distances.C58]&gt;=60;100;1))" office:value-type="float" office:value="100" calcext:value-type="float">
            <text:p>100</text:p>
          </table:table-cell>
          <table:table-cell table:style-name="ce72" table:formula="of:=IF([$distances.E58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70" table:formula="of:=[.C59]*8+[.D59]*2+[.E59]*2+[.F59]*4" office:value-type="float" office:value="214" calcext:value-type="float">
            <text:p>214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61]))+10*ISNUMBER(SEARCH(&quot;25%&quot;;[$Feuil1.E61]))" office:value-type="float" office:value="1" calcext:value-type="float">
            <text:p>1</text:p>
          </table:table-cell>
          <table:table-cell table:style-name="ce73" table:formula="of:=IF([$distances.C59]&lt;=12;100;IF([$distances.C59]&gt;=60;100;1))" office:value-type="float" office:value="100" calcext:value-type="float">
            <text:p>100</text:p>
          </table:table-cell>
          <table:table-cell table:style-name="ce73" table:formula="of:=IF([$distances.E59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69" table:formula="of:=[.C60]*8+[.D60]*2+[.E60]*2+[.F60]*4" office:value-type="float" office:value="214" calcext:value-type="float">
            <text:p>214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62]))+10*ISNUMBER(SEARCH(&quot;25%&quot;;[$Feuil1.E62]))" office:value-type="float" office:value="1" calcext:value-type="float">
            <text:p>1</text:p>
          </table:table-cell>
          <table:table-cell table:style-name="ce72" table:formula="of:=IF([$distances.C60]&lt;=12;100;IF([$distances.C60]&gt;=60;100;1))" office:value-type="float" office:value="100" calcext:value-type="float">
            <text:p>100</text:p>
          </table:table-cell>
          <table:table-cell table:style-name="ce72" table:formula="of:=IF([$distances.E60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70" table:formula="of:=[.C61]*8+[.D61]*2+[.E61]*2+[.F61]*4" office:value-type="float" office:value="1006" calcext:value-type="float">
            <text:p>1,006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*ISNUMBER(SEARCH(&quot;50%&quot;;[$Feuil1.E63]))+10*ISNUMBER(SEARCH(&quot;25%&quot;;[$Feuil1.E63]))" office:value-type="float" office:value="1" calcext:value-type="float">
            <text:p>1</text:p>
          </table:table-cell>
          <table:table-cell table:style-name="ce73" table:formula="of:=IF([$distances.C61]&lt;=12;100;IF([$distances.C61]&gt;=60;100;1))" office:value-type="float" office:value="100" calcext:value-type="float">
            <text:p>100</text:p>
          </table:table-cell>
          <table:table-cell table:style-name="ce73" table:formula="of:=IF([$distances.E61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69" table:formula="of:=[.C62]*8+[.D62]*2+[.E62]*2+[.F62]*4" office:value-type="float" office:value="214" calcext:value-type="float">
            <text:p>214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64]))+10*ISNUMBER(SEARCH(&quot;25%&quot;;[$Feuil1.E64]))" office:value-type="float" office:value="1" calcext:value-type="float">
            <text:p>1</text:p>
          </table:table-cell>
          <table:table-cell table:style-name="ce72" table:formula="of:=IF([$distances.C62]&lt;=12;100;IF([$distances.C62]&gt;=60;100;1))" office:value-type="float" office:value="100" calcext:value-type="float">
            <text:p>100</text:p>
          </table:table-cell>
          <table:table-cell table:style-name="ce72" table:formula="of:=IF([$distances.E62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70" table:formula="of:=[.C63]*8+[.D63]*2+[.E63]*2+[.F63]*4" office:value-type="float" office:value="1024" calcext:value-type="float">
            <text:p>1,024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*ISNUMBER(SEARCH(&quot;50%&quot;;[$Feuil1.E65]))+10*ISNUMBER(SEARCH(&quot;25%&quot;;[$Feuil1.E65]))" office:value-type="float" office:value="10" calcext:value-type="float">
            <text:p>10</text:p>
          </table:table-cell>
          <table:table-cell table:style-name="ce73" table:formula="of:=IF([$distances.C63]&lt;=12;100;IF([$distances.C63]&gt;=60;100;1))" office:value-type="float" office:value="100" calcext:value-type="float">
            <text:p>100</text:p>
          </table:table-cell>
          <table:table-cell table:style-name="ce73" table:formula="of:=IF([$distances.E63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69" table:formula="of:=[.C64]*8+[.D64]*2+[.E64]*2+[.F64]*4" office:value-type="float" office:value="214" calcext:value-type="float">
            <text:p>214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66]))+10*ISNUMBER(SEARCH(&quot;25%&quot;;[$Feuil1.E66]))" office:value-type="float" office:value="1" calcext:value-type="float">
            <text:p>1</text:p>
          </table:table-cell>
          <table:table-cell table:style-name="ce72" table:formula="of:=IF([$distances.C64]&lt;=12;100;IF([$distances.C64]&gt;=60;100;1))" office:value-type="float" office:value="100" calcext:value-type="float">
            <text:p>100</text:p>
          </table:table-cell>
          <table:table-cell table:style-name="ce72" table:formula="of:=IF([$distances.E64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70" table:formula="of:=[.C65]*8+[.D65]*2+[.E65]*2+[.F65]*4" office:value-type="float" office:value="1006" calcext:value-type="float">
            <text:p>1,006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*ISNUMBER(SEARCH(&quot;50%&quot;;[$Feuil1.E67]))+10*ISNUMBER(SEARCH(&quot;25%&quot;;[$Feuil1.E67]))" office:value-type="float" office:value="1" calcext:value-type="float">
            <text:p>1</text:p>
          </table:table-cell>
          <table:table-cell table:style-name="ce73" table:formula="of:=IF([$distances.C65]&lt;=12;100;IF([$distances.C65]&gt;=60;100;1))" office:value-type="float" office:value="100" calcext:value-type="float">
            <text:p>100</text:p>
          </table:table-cell>
          <table:table-cell table:style-name="ce73" table:formula="of:=IF([$distances.E65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69" table:formula="of:=[.C66]*8+[.D66]*2+[.E66]*2+[.F66]*4" office:value-type="float" office:value="1024" calcext:value-type="float">
            <text:p>1,024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68]))+10*ISNUMBER(SEARCH(&quot;25%&quot;;[$Feuil1.E68]))" office:value-type="float" office:value="10" calcext:value-type="float">
            <text:p>10</text:p>
          </table:table-cell>
          <table:table-cell table:style-name="ce72" table:formula="of:=IF([$distances.C66]&lt;=12;100;IF([$distances.C66]&gt;=60;100;1))" office:value-type="float" office:value="100" calcext:value-type="float">
            <text:p>100</text:p>
          </table:table-cell>
          <table:table-cell table:style-name="ce72" table:formula="of:=IF([$distances.E66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70" table:formula="of:=[.C67]*8+[.D67]*2+[.E67]*2+[.F67]*4" office:value-type="float" office:value="214" calcext:value-type="float">
            <text:p>214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69]))+10*ISNUMBER(SEARCH(&quot;25%&quot;;[$Feuil1.E69]))" office:value-type="float" office:value="1" calcext:value-type="float">
            <text:p>1</text:p>
          </table:table-cell>
          <table:table-cell table:style-name="ce73" table:formula="of:=IF([$distances.C67]&lt;=12;100;IF([$distances.C67]&gt;=60;100;1))" office:value-type="float" office:value="100" calcext:value-type="float">
            <text:p>100</text:p>
          </table:table-cell>
          <table:table-cell table:style-name="ce73" table:formula="of:=IF([$distances.E67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69" table:formula="of:=[.C68]*8+[.D68]*2+[.E68]*2+[.F68]*4" office:value-type="float" office:value="286" calcext:value-type="float">
            <text:p>286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*ISNUMBER(SEARCH(&quot;50%&quot;;[$Feuil1.E70]))+10*ISNUMBER(SEARCH(&quot;25%&quot;;[$Feuil1.E70]))" office:value-type="float" office:value="1" calcext:value-type="float">
            <text:p>1</text:p>
          </table:table-cell>
          <table:table-cell table:style-name="ce72" table:formula="of:=IF([$distances.C68]&lt;=12;100;IF([$distances.C68]&gt;=60;100;1))" office:value-type="float" office:value="100" calcext:value-type="float">
            <text:p>100</text:p>
          </table:table-cell>
          <table:table-cell table:style-name="ce72" table:formula="of:=IF([$distances.E68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70" table:formula="of:=[.C69]*8+[.D69]*2+[.E69]*2+[.F69]*4" office:value-type="float" office:value="232" calcext:value-type="float">
            <text:p>232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71]))+10*ISNUMBER(SEARCH(&quot;25%&quot;;[$Feuil1.E71]))" office:value-type="float" office:value="10" calcext:value-type="float">
            <text:p>10</text:p>
          </table:table-cell>
          <table:table-cell table:style-name="ce73" table:formula="of:=IF([$distances.C69]&lt;=12;100;IF([$distances.C69]&gt;=60;100;1))" office:value-type="float" office:value="100" calcext:value-type="float">
            <text:p>100</text:p>
          </table:table-cell>
          <table:table-cell table:style-name="ce73" table:formula="of:=IF([$distances.E69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69" table:formula="of:=[.C70]*8+[.D70]*2+[.E70]*2+[.F70]*4" office:value-type="float" office:value="232" calcext:value-type="float">
            <text:p>232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72]))+10*ISNUMBER(SEARCH(&quot;25%&quot;;[$Feuil1.E72]))" office:value-type="float" office:value="10" calcext:value-type="float">
            <text:p>10</text:p>
          </table:table-cell>
          <table:table-cell table:style-name="ce72" table:formula="of:=IF([$distances.C70]&lt;=12;100;IF([$distances.C70]&gt;=60;100;1))" office:value-type="float" office:value="100" calcext:value-type="float">
            <text:p>100</text:p>
          </table:table-cell>
          <table:table-cell table:style-name="ce72" table:formula="of:=IF([$distances.E70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70" table:formula="of:=[.C71]*8+[.D71]*2+[.E71]*2+[.F71]*4" office:value-type="float" office:value="232" calcext:value-type="float">
            <text:p>232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73]))+10*ISNUMBER(SEARCH(&quot;25%&quot;;[$Feuil1.E73]))" office:value-type="float" office:value="10" calcext:value-type="float">
            <text:p>10</text:p>
          </table:table-cell>
          <table:table-cell table:style-name="ce73" table:formula="of:=IF([$distances.C71]&lt;=12;100;IF([$distances.C71]&gt;=60;100;1))" office:value-type="float" office:value="100" calcext:value-type="float">
            <text:p>100</text:p>
          </table:table-cell>
          <table:table-cell table:style-name="ce73" table:formula="of:=IF([$distances.E71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69" table:formula="of:=[.C72]*8+[.D72]*2+[.E72]*2+[.F72]*4" office:value-type="float" office:value="232" calcext:value-type="float">
            <text:p>232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74]))+10*ISNUMBER(SEARCH(&quot;25%&quot;;[$Feuil1.E74]))" office:value-type="float" office:value="10" calcext:value-type="float">
            <text:p>10</text:p>
          </table:table-cell>
          <table:table-cell table:style-name="ce72" table:formula="of:=IF([$distances.C72]&lt;=12;100;IF([$distances.C72]&gt;=60;100;1))" office:value-type="float" office:value="100" calcext:value-type="float">
            <text:p>100</text:p>
          </table:table-cell>
          <table:table-cell table:style-name="ce72" table:formula="of:=IF([$distances.E72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70" table:formula="of:=[.C73]*8+[.D73]*2+[.E73]*2+[.F73]*4" office:value-type="float" office:value="232" calcext:value-type="float">
            <text:p>232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75]))+10*ISNUMBER(SEARCH(&quot;25%&quot;;[$Feuil1.E75]))" office:value-type="float" office:value="10" calcext:value-type="float">
            <text:p>10</text:p>
          </table:table-cell>
          <table:table-cell table:style-name="ce73" table:formula="of:=IF([$distances.C73]&lt;=12;100;IF([$distances.C73]&gt;=60;100;1))" office:value-type="float" office:value="100" calcext:value-type="float">
            <text:p>100</text:p>
          </table:table-cell>
          <table:table-cell table:style-name="ce73" table:formula="of:=IF([$distances.E73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69" table:formula="of:=[.C74]*8+[.D74]*2+[.E74]*2+[.F74]*4" office:value-type="float" office:value="232" calcext:value-type="float">
            <text:p>232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76]))+10*ISNUMBER(SEARCH(&quot;25%&quot;;[$Feuil1.E76]))" office:value-type="float" office:value="10" calcext:value-type="float">
            <text:p>10</text:p>
          </table:table-cell>
          <table:table-cell table:style-name="ce72" table:formula="of:=IF([$distances.C74]&lt;=12;100;IF([$distances.C74]&gt;=60;100;1))" office:value-type="float" office:value="100" calcext:value-type="float">
            <text:p>100</text:p>
          </table:table-cell>
          <table:table-cell table:style-name="ce72" table:formula="of:=IF([$distances.E74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style-name="ce70" table:formula="of:=[.C75]*8+[.D75]*2+[.E75]*2+[.F75]*4" office:value-type="float" office:value="1024" calcext:value-type="float">
            <text:p>1,024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*ISNUMBER(SEARCH(&quot;50%&quot;;[$Feuil1.E77]))+10*ISNUMBER(SEARCH(&quot;25%&quot;;[$Feuil1.E77]))" office:value-type="float" office:value="10" calcext:value-type="float">
            <text:p>10</text:p>
          </table:table-cell>
          <table:table-cell table:style-name="ce73" table:formula="of:=IF([$distances.C75]&lt;=12;100;IF([$distances.C75]&gt;=60;100;1))" office:value-type="float" office:value="100" calcext:value-type="float">
            <text:p>100</text:p>
          </table:table-cell>
          <table:table-cell table:style-name="ce73" table:formula="of:=IF([$distances.E75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69" table:formula="of:=[.C76]*8+[.D76]*2+[.E76]*2+[.F76]*4" office:value-type="float" office:value="1024" calcext:value-type="float">
            <text:p>1,024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78]))+10*ISNUMBER(SEARCH(&quot;25%&quot;;[$Feuil1.E78]))" office:value-type="float" office:value="10" calcext:value-type="float">
            <text:p>10</text:p>
          </table:table-cell>
          <table:table-cell table:style-name="ce72" table:formula="of:=IF([$distances.C76]&lt;=12;100;IF([$distances.C76]&gt;=60;100;1))" office:value-type="float" office:value="100" calcext:value-type="float">
            <text:p>100</text:p>
          </table:table-cell>
          <table:table-cell table:style-name="ce72" table:formula="of:=IF([$distances.E76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76" calcext:value-type="float">
            <text:p>76</text:p>
          </table:table-cell>
          <table:table-cell table:style-name="ce70" table:formula="of:=[.C77]*8+[.D77]*2+[.E77]*2+[.F77]*4" office:value-type="float" office:value="232" calcext:value-type="float">
            <text:p>232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79]))+10*ISNUMBER(SEARCH(&quot;25%&quot;;[$Feuil1.E79]))" office:value-type="float" office:value="10" calcext:value-type="float">
            <text:p>10</text:p>
          </table:table-cell>
          <table:table-cell table:style-name="ce73" table:formula="of:=IF([$distances.C77]&lt;=12;100;IF([$distances.C77]&gt;=60;100;1))" office:value-type="float" office:value="100" calcext:value-type="float">
            <text:p>100</text:p>
          </table:table-cell>
          <table:table-cell table:style-name="ce73" table:formula="of:=IF([$distances.E77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69" table:formula="of:=[.C78]*8+[.D78]*2+[.E78]*2+[.F78]*4" office:value-type="float" office:value="214" calcext:value-type="float">
            <text:p>214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80]))+10*ISNUMBER(SEARCH(&quot;25%&quot;;[$Feuil1.E80]))" office:value-type="float" office:value="1" calcext:value-type="float">
            <text:p>1</text:p>
          </table:table-cell>
          <table:table-cell table:style-name="ce72" table:formula="of:=IF([$distances.C78]&lt;=12;100;IF([$distances.C78]&gt;=60;100;1))" office:value-type="float" office:value="100" calcext:value-type="float">
            <text:p>100</text:p>
          </table:table-cell>
          <table:table-cell table:style-name="ce72" table:formula="of:=IF([$distances.E78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78" calcext:value-type="float">
            <text:p>78</text:p>
          </table:table-cell>
          <table:table-cell table:style-name="ce70" table:formula="of:=[.C79]*8+[.D79]*2+[.E79]*2+[.F79]*4" office:value-type="float" office:value="250" calcext:value-type="float">
            <text:p>250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81]))+10*ISNUMBER(SEARCH(&quot;25%&quot;;[$Feuil1.E81]))" office:value-type="float" office:value="1" calcext:value-type="float">
            <text:p>1</text:p>
          </table:table-cell>
          <table:table-cell table:style-name="ce73" table:formula="of:=IF([$distances.C79]&lt;=12;100;IF([$distances.C79]&gt;=60;100;1))" office:value-type="float" office:value="100" calcext:value-type="float">
            <text:p>100</text:p>
          </table:table-cell>
          <table:table-cell table:style-name="ce73" table:formula="of:=IF([$distances.E79]&gt;48.75;10;1)" office:value-type="float" office:value="10" calcext:value-type="float">
            <text:p>1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69" table:formula="of:=[.C80]*8+[.D80]*2+[.E80]*2+[.F80]*4" office:value-type="float" office:value="142" calcext:value-type="float">
            <text:p>142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*ISNUMBER(SEARCH(&quot;50%&quot;;[$Feuil1.E82]))+10*ISNUMBER(SEARCH(&quot;25%&quot;;[$Feuil1.E82]))" office:value-type="float" office:value="10" calcext:value-type="float">
            <text:p>10</text:p>
          </table:table-cell>
          <table:table-cell table:style-name="ce72" table:formula="of:=IF([$distances.C80]&lt;=12;100;IF([$distances.C80]&gt;=60;100;1))" office:value-type="float" office:value="1" calcext:value-type="float">
            <text:p>1</text:p>
          </table:table-cell>
          <table:table-cell table:style-name="ce72" table:formula="of:=IF([$distances.E80]&gt;48.75;10;1)" office:value-type="float" office:value="10" calcext:value-type="float">
            <text:p>1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70" table:formula="of:=[.C81]*8+[.D81]*2+[.E81]*2+[.F81]*4" office:value-type="float" office:value="214" calcext:value-type="float">
            <text:p>214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83]))+10*ISNUMBER(SEARCH(&quot;25%&quot;;[$Feuil1.E83]))" office:value-type="float" office:value="1" calcext:value-type="float">
            <text:p>1</text:p>
          </table:table-cell>
          <table:table-cell table:style-name="ce73" table:formula="of:=IF([$distances.C81]&lt;=12;100;IF([$distances.C81]&gt;=60;100;1))" office:value-type="float" office:value="100" calcext:value-type="float">
            <text:p>100</text:p>
          </table:table-cell>
          <table:table-cell table:style-name="ce73" table:formula="of:=IF([$distances.E81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69" table:formula="of:=[.C82]*8+[.D82]*2+[.E82]*2+[.F82]*4" office:value-type="float" office:value="286" calcext:value-type="float">
            <text:p>286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*ISNUMBER(SEARCH(&quot;50%&quot;;[$Feuil1.E84]))+10*ISNUMBER(SEARCH(&quot;25%&quot;;[$Feuil1.E84]))" office:value-type="float" office:value="1" calcext:value-type="float">
            <text:p>1</text:p>
          </table:table-cell>
          <table:table-cell table:style-name="ce72" table:formula="of:=IF([$distances.C82]&lt;=12;100;IF([$distances.C82]&gt;=60;100;1))" office:value-type="float" office:value="100" calcext:value-type="float">
            <text:p>100</text:p>
          </table:table-cell>
          <table:table-cell table:style-name="ce72" table:formula="of:=IF([$distances.E82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82" calcext:value-type="float">
            <text:p>82</text:p>
          </table:table-cell>
          <table:table-cell table:style-name="ce70" table:formula="of:=[.C83]*8+[.D83]*2+[.E83]*2+[.F83]*4" office:value-type="float" office:value="214" calcext:value-type="float">
            <text:p>214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85]))+10*ISNUMBER(SEARCH(&quot;25%&quot;;[$Feuil1.E85]))" office:value-type="float" office:value="1" calcext:value-type="float">
            <text:p>1</text:p>
          </table:table-cell>
          <table:table-cell table:style-name="ce73" table:formula="of:=IF([$distances.C83]&lt;=12;100;IF([$distances.C83]&gt;=60;100;1))" office:value-type="float" office:value="100" calcext:value-type="float">
            <text:p>100</text:p>
          </table:table-cell>
          <table:table-cell table:style-name="ce73" table:formula="of:=IF([$distances.E83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69" table:formula="of:=[.C84]*8+[.D84]*2+[.E84]*2+[.F84]*4" office:value-type="float" office:value="232" calcext:value-type="float">
            <text:p>232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86]))+10*ISNUMBER(SEARCH(&quot;25%&quot;;[$Feuil1.E86]))" office:value-type="float" office:value="10" calcext:value-type="float">
            <text:p>10</text:p>
          </table:table-cell>
          <table:table-cell table:style-name="ce72" table:formula="of:=IF([$distances.C84]&lt;=12;100;IF([$distances.C84]&gt;=60;100;1))" office:value-type="float" office:value="100" calcext:value-type="float">
            <text:p>100</text:p>
          </table:table-cell>
          <table:table-cell table:style-name="ce72" table:formula="of:=IF([$distances.E84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84" calcext:value-type="float">
            <text:p>84</text:p>
          </table:table-cell>
          <table:table-cell table:style-name="ce70" table:formula="of:=[.C85]*8+[.D85]*2+[.E85]*2+[.F85]*4" office:value-type="float" office:value="106" calcext:value-type="float">
            <text:p>106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*ISNUMBER(SEARCH(&quot;50%&quot;;[$Feuil1.E87]))+10*ISNUMBER(SEARCH(&quot;25%&quot;;[$Feuil1.E87]))" office:value-type="float" office:value="10" calcext:value-type="float">
            <text:p>10</text:p>
          </table:table-cell>
          <table:table-cell table:style-name="ce73" table:formula="of:=IF([$distances.C85]&lt;=12;100;IF([$distances.C85]&gt;=60;100;1))" office:value-type="float" office:value="1" calcext:value-type="float">
            <text:p>1</text:p>
          </table:table-cell>
          <table:table-cell table:style-name="ce73" table:formula="of:=IF([$distances.E85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69" table:formula="of:=[.C86]*8+[.D86]*2+[.E86]*2+[.F86]*4" office:value-type="float" office:value="1006" calcext:value-type="float">
            <text:p>1,006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88]))+10*ISNUMBER(SEARCH(&quot;25%&quot;;[$Feuil1.E88]))" office:value-type="float" office:value="1" calcext:value-type="float">
            <text:p>1</text:p>
          </table:table-cell>
          <table:table-cell table:style-name="ce72" table:formula="of:=IF([$distances.C86]&lt;=12;100;IF([$distances.C86]&gt;=60;100;1))" office:value-type="float" office:value="100" calcext:value-type="float">
            <text:p>100</text:p>
          </table:table-cell>
          <table:table-cell table:style-name="ce72" table:formula="of:=IF([$distances.E86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86" calcext:value-type="float">
            <text:p>86</text:p>
          </table:table-cell>
          <table:table-cell table:style-name="ce70" table:formula="of:=[.C87]*8+[.D87]*2+[.E87]*2+[.F87]*4" office:value-type="float" office:value="142" calcext:value-type="float">
            <text:p>142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*ISNUMBER(SEARCH(&quot;50%&quot;;[$Feuil1.E89]))+10*ISNUMBER(SEARCH(&quot;25%&quot;;[$Feuil1.E89]))" office:value-type="float" office:value="10" calcext:value-type="float">
            <text:p>10</text:p>
          </table:table-cell>
          <table:table-cell table:style-name="ce73" table:formula="of:=IF([$distances.C87]&lt;=12;100;IF([$distances.C87]&gt;=60;100;1))" office:value-type="float" office:value="1" calcext:value-type="float">
            <text:p>1</text:p>
          </table:table-cell>
          <table:table-cell table:style-name="ce73" table:formula="of:=IF([$distances.E87]&gt;48.75;10;1)" office:value-type="float" office:value="10" calcext:value-type="float">
            <text:p>1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69" table:formula="of:=[.C88]*8+[.D88]*2+[.E88]*2+[.F88]*4" office:value-type="float" office:value="1024" calcext:value-type="float">
            <text:p>1,024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90]))+10*ISNUMBER(SEARCH(&quot;25%&quot;;[$Feuil1.E90]))" office:value-type="float" office:value="10" calcext:value-type="float">
            <text:p>10</text:p>
          </table:table-cell>
          <table:table-cell table:style-name="ce72" table:formula="of:=IF([$distances.C88]&lt;=12;100;IF([$distances.C88]&gt;=60;100;1))" office:value-type="float" office:value="100" calcext:value-type="float">
            <text:p>100</text:p>
          </table:table-cell>
          <table:table-cell table:style-name="ce72" table:formula="of:=IF([$distances.E88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88" calcext:value-type="float">
            <text:p>88</text:p>
          </table:table-cell>
          <table:table-cell table:style-name="ce70" table:formula="of:=[.C89]*8+[.D89]*2+[.E89]*2+[.F89]*4" office:value-type="float" office:value="1042" calcext:value-type="float">
            <text:p>1,042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*ISNUMBER(SEARCH(&quot;50%&quot;;[$Feuil1.E91]))+10*ISNUMBER(SEARCH(&quot;25%&quot;;[$Feuil1.E91]))" office:value-type="float" office:value="1" calcext:value-type="float">
            <text:p>1</text:p>
          </table:table-cell>
          <table:table-cell table:style-name="ce73" table:formula="of:=IF([$distances.C89]&lt;=12;100;IF([$distances.C89]&gt;=60;100;1))" office:value-type="float" office:value="100" calcext:value-type="float">
            <text:p>100</text:p>
          </table:table-cell>
          <table:table-cell table:style-name="ce73" table:formula="of:=IF([$distances.E89]&gt;48.75;10;1)" office:value-type="float" office:value="10" calcext:value-type="float">
            <text:p>1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69" table:formula="of:=[.C90]*8+[.D90]*2+[.E90]*2+[.F90]*4" office:value-type="float" office:value="232" calcext:value-type="float">
            <text:p>232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92]))+10*ISNUMBER(SEARCH(&quot;25%&quot;;[$Feuil1.E92]))" office:value-type="float" office:value="10" calcext:value-type="float">
            <text:p>10</text:p>
          </table:table-cell>
          <table:table-cell table:style-name="ce72" table:formula="of:=IF([$distances.C90]&lt;=12;100;IF([$distances.C90]&gt;=60;100;1))" office:value-type="float" office:value="100" calcext:value-type="float">
            <text:p>100</text:p>
          </table:table-cell>
          <table:table-cell table:style-name="ce72" table:formula="of:=IF([$distances.E90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70" table:formula="of:=[.C91]*8+[.D91]*2+[.E91]*2+[.F91]*4" office:value-type="float" office:value="142" calcext:value-type="float">
            <text:p>142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*ISNUMBER(SEARCH(&quot;50%&quot;;[$Feuil1.E93]))+10*ISNUMBER(SEARCH(&quot;25%&quot;;[$Feuil1.E93]))" office:value-type="float" office:value="10" calcext:value-type="float">
            <text:p>10</text:p>
          </table:table-cell>
          <table:table-cell table:style-name="ce73" table:formula="of:=IF([$distances.C91]&lt;=12;100;IF([$distances.C91]&gt;=60;100;1))" office:value-type="float" office:value="1" calcext:value-type="float">
            <text:p>1</text:p>
          </table:table-cell>
          <table:table-cell table:style-name="ce73" table:formula="of:=IF([$distances.E91]&gt;48.75;10;1)" office:value-type="float" office:value="10" calcext:value-type="float">
            <text:p>1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69" table:formula="of:=[.C92]*8+[.D92]*2+[.E92]*2+[.F92]*4" office:value-type="float" office:value="124" calcext:value-type="float">
            <text:p>124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*ISNUMBER(SEARCH(&quot;50%&quot;;[$Feuil1.E94]))+10*ISNUMBER(SEARCH(&quot;25%&quot;;[$Feuil1.E94]))" office:value-type="float" office:value="1" calcext:value-type="float">
            <text:p>1</text:p>
          </table:table-cell>
          <table:table-cell table:style-name="ce72" table:formula="of:=IF([$distances.C92]&lt;=12;100;IF([$distances.C92]&gt;=60;100;1))" office:value-type="float" office:value="1" calcext:value-type="float">
            <text:p>1</text:p>
          </table:table-cell>
          <table:table-cell table:style-name="ce72" table:formula="of:=IF([$distances.E92]&gt;48.75;10;1)" office:value-type="float" office:value="10" calcext:value-type="float">
            <text:p>1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92" calcext:value-type="float">
            <text:p>92</text:p>
          </table:table-cell>
          <table:table-cell table:style-name="ce70" table:formula="of:=[.C93]*8+[.D93]*2+[.E93]*2+[.F93]*4" office:value-type="float" office:value="52" calcext:value-type="float">
            <text:p>52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95]))+10*ISNUMBER(SEARCH(&quot;25%&quot;;[$Feuil1.E95]))" office:value-type="float" office:value="1" calcext:value-type="float">
            <text:p>1</text:p>
          </table:table-cell>
          <table:table-cell table:style-name="ce73" table:formula="of:=IF([$distances.C93]&lt;=12;100;IF([$distances.C93]&gt;=60;100;1))" office:value-type="float" office:value="1" calcext:value-type="float">
            <text:p>1</text:p>
          </table:table-cell>
          <table:table-cell table:style-name="ce73" table:formula="of:=IF([$distances.E93]&gt;48.75;10;1)" office:value-type="float" office:value="10" calcext:value-type="float">
            <text:p>1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69" table:formula="of:=[.C94]*8+[.D94]*2+[.E94]*2+[.F94]*4" office:value-type="float" office:value="52" calcext:value-type="float">
            <text:p>52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96]))+10*ISNUMBER(SEARCH(&quot;25%&quot;;[$Feuil1.E96]))" office:value-type="float" office:value="1" calcext:value-type="float">
            <text:p>1</text:p>
          </table:table-cell>
          <table:table-cell table:style-name="ce72" table:formula="of:=IF([$distances.C94]&lt;=12;100;IF([$distances.C94]&gt;=60;100;1))" office:value-type="float" office:value="1" calcext:value-type="float">
            <text:p>1</text:p>
          </table:table-cell>
          <table:table-cell table:style-name="ce72" table:formula="of:=IF([$distances.E94]&gt;48.75;10;1)" office:value-type="float" office:value="10" calcext:value-type="float">
            <text:p>1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70" table:formula="of:=[.C95]*8+[.D95]*2+[.E95]*2+[.F95]*4" office:value-type="float" office:value="52" calcext:value-type="float">
            <text:p>52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97]))+10*ISNUMBER(SEARCH(&quot;25%&quot;;[$Feuil1.E97]))" office:value-type="float" office:value="1" calcext:value-type="float">
            <text:p>1</text:p>
          </table:table-cell>
          <table:table-cell table:style-name="ce73" table:formula="of:=IF([$distances.C95]&lt;=12;100;IF([$distances.C95]&gt;=60;100;1))" office:value-type="float" office:value="1" calcext:value-type="float">
            <text:p>1</text:p>
          </table:table-cell>
          <table:table-cell table:style-name="ce73" table:formula="of:=IF([$distances.E95]&gt;48.75;10;1)" office:value-type="float" office:value="10" calcext:value-type="float">
            <text:p>1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69" table:formula="of:=[.C96]*8+[.D96]*2+[.E96]*2+[.F96]*4" office:value-type="float" office:value="52" calcext:value-type="float">
            <text:p>52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98]))+10*ISNUMBER(SEARCH(&quot;25%&quot;;[$Feuil1.E98]))" office:value-type="float" office:value="1" calcext:value-type="float">
            <text:p>1</text:p>
          </table:table-cell>
          <table:table-cell table:style-name="ce72" table:formula="of:=IF([$distances.C96]&lt;=12;100;IF([$distances.C96]&gt;=60;100;1))" office:value-type="float" office:value="1" calcext:value-type="float">
            <text:p>1</text:p>
          </table:table-cell>
          <table:table-cell table:style-name="ce72" table:formula="of:=IF([$distances.E96]&gt;48.75;10;1)" office:value-type="float" office:value="10" calcext:value-type="float">
            <text:p>1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96" calcext:value-type="float">
            <text:p>96</text:p>
          </table:table-cell>
          <table:table-cell table:style-name="ce70" table:formula="of:=[.C97]*8+[.D97]*2+[.E97]*2+[.F97]*4" office:value-type="float" office:value="70" calcext:value-type="float">
            <text:p>70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99]))+10*ISNUMBER(SEARCH(&quot;25%&quot;;[$Feuil1.E99]))" office:value-type="float" office:value="10" calcext:value-type="float">
            <text:p>10</text:p>
          </table:table-cell>
          <table:table-cell table:style-name="ce73" table:formula="of:=IF([$distances.C97]&lt;=12;100;IF([$distances.C97]&gt;=60;100;1))" office:value-type="float" office:value="1" calcext:value-type="float">
            <text:p>1</text:p>
          </table:table-cell>
          <table:table-cell table:style-name="ce73" table:formula="of:=IF([$distances.E97]&gt;48.75;10;1)" office:value-type="float" office:value="10" calcext:value-type="float">
            <text:p>1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69" table:formula="of:=[.C98]*8+[.D98]*2+[.E98]*2+[.F98]*4" office:value-type="float" office:value="124" calcext:value-type="float">
            <text:p>124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*ISNUMBER(SEARCH(&quot;50%&quot;;[$Feuil1.E100]))+10*ISNUMBER(SEARCH(&quot;25%&quot;;[$Feuil1.E100]))" office:value-type="float" office:value="1" calcext:value-type="float">
            <text:p>1</text:p>
          </table:table-cell>
          <table:table-cell table:style-name="ce72" table:formula="of:=IF([$distances.C98]&lt;=12;100;IF([$distances.C98]&gt;=60;100;1))" office:value-type="float" office:value="1" calcext:value-type="float">
            <text:p>1</text:p>
          </table:table-cell>
          <table:table-cell table:style-name="ce72" table:formula="of:=IF([$distances.E98]&gt;48.75;10;1)" office:value-type="float" office:value="10" calcext:value-type="float">
            <text:p>1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98" calcext:value-type="float">
            <text:p>98</text:p>
          </table:table-cell>
          <table:table-cell table:style-name="ce70" table:formula="of:=[.C99]*8+[.D99]*2+[.E99]*2+[.F99]*4" office:value-type="float" office:value="88" calcext:value-type="float">
            <text:p>88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*ISNUMBER(SEARCH(&quot;50%&quot;;[$Feuil1.E101]))+10*ISNUMBER(SEARCH(&quot;25%&quot;;[$Feuil1.E101]))" office:value-type="float" office:value="1" calcext:value-type="float">
            <text:p>1</text:p>
          </table:table-cell>
          <table:table-cell table:style-name="ce73" table:formula="of:=IF([$distances.C99]&lt;=12;100;IF([$distances.C99]&gt;=60;100;1))" office:value-type="float" office:value="1" calcext:value-type="float">
            <text:p>1</text:p>
          </table:table-cell>
          <table:table-cell table:style-name="ce73" table:formula="of:=IF([$distances.E99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69" table:formula="of:=[.C100]*8+[.D100]*2+[.E100]*2+[.F100]*4" office:value-type="float" office:value="88" calcext:value-type="float">
            <text:p>88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*ISNUMBER(SEARCH(&quot;50%&quot;;[$Feuil1.E102]))+10*ISNUMBER(SEARCH(&quot;25%&quot;;[$Feuil1.E102]))" office:value-type="float" office:value="1" calcext:value-type="float">
            <text:p>1</text:p>
          </table:table-cell>
          <table:table-cell table:style-name="ce72" table:formula="of:=IF([$distances.C100]&lt;=12;100;IF([$distances.C100]&gt;=60;100;1))" office:value-type="float" office:value="1" calcext:value-type="float">
            <text:p>1</text:p>
          </table:table-cell>
          <table:table-cell table:style-name="ce72" table:formula="of:=IF([$distances.E100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70" table:formula="of:=[.C101]*8+[.D101]*2+[.E101]*2+[.F101]*4" office:value-type="float" office:value="232" calcext:value-type="float">
            <text:p>232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103]))+10*ISNUMBER(SEARCH(&quot;25%&quot;;[$Feuil1.E103]))" office:value-type="float" office:value="10" calcext:value-type="float">
            <text:p>10</text:p>
          </table:table-cell>
          <table:table-cell table:style-name="ce73" table:formula="of:=IF([$distances.C101]&lt;=12;100;IF([$distances.C101]&gt;=60;100;1))" office:value-type="float" office:value="100" calcext:value-type="float">
            <text:p>100</text:p>
          </table:table-cell>
          <table:table-cell table:style-name="ce73" table:formula="of:=IF([$distances.E101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69" table:formula="of:=[.C102]*8+[.D102]*2+[.E102]*2+[.F102]*4" office:value-type="float" office:value="232" calcext:value-type="float">
            <text:p>232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104]))+10*ISNUMBER(SEARCH(&quot;25%&quot;;[$Feuil1.E104]))" office:value-type="float" office:value="10" calcext:value-type="float">
            <text:p>10</text:p>
          </table:table-cell>
          <table:table-cell table:style-name="ce72" table:formula="of:=IF([$distances.C102]&lt;=12;100;IF([$distances.C102]&gt;=60;100;1))" office:value-type="float" office:value="100" calcext:value-type="float">
            <text:p>100</text:p>
          </table:table-cell>
          <table:table-cell table:style-name="ce72" table:formula="of:=IF([$distances.E102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table:style-name="ce70" table:formula="of:=[.C103]*8+[.D103]*2+[.E103]*2+[.F103]*4" office:value-type="float" office:value="214" calcext:value-type="float">
            <text:p>214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105]))+10*ISNUMBER(SEARCH(&quot;25%&quot;;[$Feuil1.E105]))" office:value-type="float" office:value="1" calcext:value-type="float">
            <text:p>1</text:p>
          </table:table-cell>
          <table:table-cell table:style-name="ce73" table:formula="of:=IF([$distances.C103]&lt;=12;100;IF([$distances.C103]&gt;=60;100;1))" office:value-type="float" office:value="100" calcext:value-type="float">
            <text:p>100</text:p>
          </table:table-cell>
          <table:table-cell table:style-name="ce73" table:formula="of:=IF([$distances.E103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69" table:formula="of:=[.C104]*8+[.D104]*2+[.E104]*2+[.F104]*4" office:value-type="float" office:value="1024" calcext:value-type="float">
            <text:p>1,024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106]))+10*ISNUMBER(SEARCH(&quot;25%&quot;;[$Feuil1.E106]))" office:value-type="float" office:value="10" calcext:value-type="float">
            <text:p>10</text:p>
          </table:table-cell>
          <table:table-cell table:style-name="ce72" table:formula="of:=IF([$distances.C104]&lt;=12;100;IF([$distances.C104]&gt;=60;100;1))" office:value-type="float" office:value="100" calcext:value-type="float">
            <text:p>100</text:p>
          </table:table-cell>
          <table:table-cell table:style-name="ce72" table:formula="of:=IF([$distances.E104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04" calcext:value-type="float">
            <text:p>104</text:p>
          </table:table-cell>
          <table:table-cell table:style-name="ce70" table:formula="of:=[.C105]*8+[.D105]*2+[.E105]*2+[.F105]*4" office:value-type="float" office:value="106" calcext:value-type="float">
            <text:p>106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*ISNUMBER(SEARCH(&quot;50%&quot;;[$Feuil1.E107]))+10*ISNUMBER(SEARCH(&quot;25%&quot;;[$Feuil1.E107]))" office:value-type="float" office:value="10" calcext:value-type="float">
            <text:p>10</text:p>
          </table:table-cell>
          <table:table-cell table:style-name="ce73" table:formula="of:=IF([$distances.C105]&lt;=12;100;IF([$distances.C105]&gt;=60;100;1))" office:value-type="float" office:value="1" calcext:value-type="float">
            <text:p>1</text:p>
          </table:table-cell>
          <table:table-cell table:style-name="ce73" table:formula="of:=IF([$distances.E105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69" table:formula="of:=[.C106]*8+[.D106]*2+[.E106]*2+[.F106]*4" office:value-type="float" office:value="232" calcext:value-type="float">
            <text:p>232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108]))+10*ISNUMBER(SEARCH(&quot;25%&quot;;[$Feuil1.E108]))" office:value-type="float" office:value="10" calcext:value-type="float">
            <text:p>10</text:p>
          </table:table-cell>
          <table:table-cell table:style-name="ce72" table:formula="of:=IF([$distances.C106]&lt;=12;100;IF([$distances.C106]&gt;=60;100;1))" office:value-type="float" office:value="100" calcext:value-type="float">
            <text:p>100</text:p>
          </table:table-cell>
          <table:table-cell table:style-name="ce72" table:formula="of:=IF([$distances.E106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table:style-name="ce70" table:formula="of:=[.C107]*8+[.D107]*2+[.E107]*2+[.F107]*4" office:value-type="float" office:value="214" calcext:value-type="float">
            <text:p>214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109]))+10*ISNUMBER(SEARCH(&quot;25%&quot;;[$Feuil1.E109]))" office:value-type="float" office:value="1" calcext:value-type="float">
            <text:p>1</text:p>
          </table:table-cell>
          <table:table-cell table:style-name="ce73" table:formula="of:=IF([$distances.C107]&lt;=12;100;IF([$distances.C107]&gt;=60;100;1))" office:value-type="float" office:value="100" calcext:value-type="float">
            <text:p>100</text:p>
          </table:table-cell>
          <table:table-cell table:style-name="ce73" table:formula="of:=IF([$distances.E107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69" table:formula="of:=[.C108]*8+[.D108]*2+[.E108]*2+[.F108]*4" office:value-type="float" office:value="34" calcext:value-type="float">
            <text:p>34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110]))+10*ISNUMBER(SEARCH(&quot;25%&quot;;[$Feuil1.E110]))" office:value-type="float" office:value="10" calcext:value-type="float">
            <text:p>10</text:p>
          </table:table-cell>
          <table:table-cell table:style-name="ce72" table:formula="of:=IF([$distances.C108]&lt;=12;100;IF([$distances.C108]&gt;=60;100;1))" office:value-type="float" office:value="1" calcext:value-type="float">
            <text:p>1</text:p>
          </table:table-cell>
          <table:table-cell table:style-name="ce72" table:formula="of:=IF([$distances.E108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style-name="ce70" table:formula="of:=[.C109]*8+[.D109]*2+[.E109]*2+[.F109]*4" office:value-type="float" office:value="34" calcext:value-type="float">
            <text:p>34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111]))+10*ISNUMBER(SEARCH(&quot;25%&quot;;[$Feuil1.E111]))" office:value-type="float" office:value="10" calcext:value-type="float">
            <text:p>10</text:p>
          </table:table-cell>
          <table:table-cell table:style-name="ce73" table:formula="of:=IF([$distances.C109]&lt;=12;100;IF([$distances.C109]&gt;=60;100;1))" office:value-type="float" office:value="1" calcext:value-type="float">
            <text:p>1</text:p>
          </table:table-cell>
          <table:table-cell table:style-name="ce73" table:formula="of:=IF([$distances.E109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69" table:formula="of:=[.C110]*8+[.D110]*2+[.E110]*2+[.F110]*4" office:value-type="float" office:value="16" calcext:value-type="float">
            <text:p>16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112]))+10*ISNUMBER(SEARCH(&quot;25%&quot;;[$Feuil1.E112]))" office:value-type="float" office:value="1" calcext:value-type="float">
            <text:p>1</text:p>
          </table:table-cell>
          <table:table-cell table:style-name="ce72" table:formula="of:=IF([$distances.C110]&lt;=12;100;IF([$distances.C110]&gt;=60;100;1))" office:value-type="float" office:value="1" calcext:value-type="float">
            <text:p>1</text:p>
          </table:table-cell>
          <table:table-cell table:style-name="ce72" table:formula="of:=IF([$distances.E110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70" table:formula="of:=[.C111]*8+[.D111]*2+[.E111]*2+[.F111]*4" office:value-type="float" office:value="304" calcext:value-type="float">
            <text:p>304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*ISNUMBER(SEARCH(&quot;50%&quot;;[$Feuil1.E113]))+10*ISNUMBER(SEARCH(&quot;25%&quot;;[$Feuil1.E113]))" office:value-type="float" office:value="10" calcext:value-type="float">
            <text:p>10</text:p>
          </table:table-cell>
          <table:table-cell table:style-name="ce73" table:formula="of:=IF([$distances.C111]&lt;=12;100;IF([$distances.C111]&gt;=60;100;1))" office:value-type="float" office:value="100" calcext:value-type="float">
            <text:p>100</text:p>
          </table:table-cell>
          <table:table-cell table:style-name="ce73" table:formula="of:=IF([$distances.E111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69" table:formula="of:=[.C112]*8+[.D112]*2+[.E112]*2+[.F112]*4" office:value-type="float" office:value="16" calcext:value-type="float">
            <text:p>16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114]))+10*ISNUMBER(SEARCH(&quot;25%&quot;;[$Feuil1.E114]))" office:value-type="float" office:value="1" calcext:value-type="float">
            <text:p>1</text:p>
          </table:table-cell>
          <table:table-cell table:style-name="ce72" table:formula="of:=IF([$distances.C112]&lt;=12;100;IF([$distances.C112]&gt;=60;100;1))" office:value-type="float" office:value="1" calcext:value-type="float">
            <text:p>1</text:p>
          </table:table-cell>
          <table:table-cell table:style-name="ce72" table:formula="of:=IF([$distances.E112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12" calcext:value-type="float">
            <text:p>112</text:p>
          </table:table-cell>
          <table:table-cell table:style-name="ce70" table:formula="of:=[.C113]*8+[.D113]*2+[.E113]*2+[.F113]*4" office:value-type="float" office:value="16" calcext:value-type="float">
            <text:p>16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115]))+10*ISNUMBER(SEARCH(&quot;25%&quot;;[$Feuil1.E115]))" office:value-type="float" office:value="1" calcext:value-type="float">
            <text:p>1</text:p>
          </table:table-cell>
          <table:table-cell table:style-name="ce73" table:formula="of:=IF([$distances.C113]&lt;=12;100;IF([$distances.C113]&gt;=60;100;1))" office:value-type="float" office:value="1" calcext:value-type="float">
            <text:p>1</text:p>
          </table:table-cell>
          <table:table-cell table:style-name="ce73" table:formula="of:=IF([$distances.E113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69" table:formula="of:=[.C114]*8+[.D114]*2+[.E114]*2+[.F114]*4" office:value-type="float" office:value="16" calcext:value-type="float">
            <text:p>16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116]))+10*ISNUMBER(SEARCH(&quot;25%&quot;;[$Feuil1.E116]))" office:value-type="float" office:value="1" calcext:value-type="float">
            <text:p>1</text:p>
          </table:table-cell>
          <table:table-cell table:style-name="ce72" table:formula="of:=IF([$distances.C114]&lt;=12;100;IF([$distances.C114]&gt;=60;100;1))" office:value-type="float" office:value="1" calcext:value-type="float">
            <text:p>1</text:p>
          </table:table-cell>
          <table:table-cell table:style-name="ce72" table:formula="of:=IF([$distances.E114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table:style-name="ce70" table:formula="of:=[.C115]*8+[.D115]*2+[.E115]*2+[.F115]*4" office:value-type="float" office:value="124" calcext:value-type="float">
            <text:p>124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*ISNUMBER(SEARCH(&quot;50%&quot;;[$Feuil1.E117]))+10*ISNUMBER(SEARCH(&quot;25%&quot;;[$Feuil1.E117]))" office:value-type="float" office:value="1" calcext:value-type="float">
            <text:p>1</text:p>
          </table:table-cell>
          <table:table-cell table:style-name="ce73" table:formula="of:=IF([$distances.C115]&lt;=12;100;IF([$distances.C115]&gt;=60;100;1))" office:value-type="float" office:value="1" calcext:value-type="float">
            <text:p>1</text:p>
          </table:table-cell>
          <table:table-cell table:style-name="ce73" table:formula="of:=IF([$distances.E115]&gt;48.75;10;1)" office:value-type="float" office:value="10" calcext:value-type="float">
            <text:p>1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69" table:formula="of:=[.C116]*8+[.D116]*2+[.E116]*2+[.F116]*4" office:value-type="float" office:value="826" calcext:value-type="float">
            <text:p>826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118]))+10*ISNUMBER(SEARCH(&quot;25%&quot;;[$Feuil1.E118]))" office:value-type="float" office:value="10" calcext:value-type="float">
            <text:p>10</text:p>
          </table:table-cell>
          <table:table-cell table:style-name="ce72" table:formula="of:=IF([$distances.C116]&lt;=12;100;IF([$distances.C116]&gt;=60;100;1))" office:value-type="float" office:value="1" calcext:value-type="float">
            <text:p>1</text:p>
          </table:table-cell>
          <table:table-cell table:style-name="ce72" table:formula="of:=IF([$distances.E116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70" table:formula="of:=[.C117]*8+[.D117]*2+[.E117]*2+[.F117]*4" office:value-type="float" office:value="826" calcext:value-type="float">
            <text:p>826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*ISNUMBER(SEARCH(&quot;50%&quot;;[$Feuil1.E119]))+10*ISNUMBER(SEARCH(&quot;25%&quot;;[$Feuil1.E119]))" office:value-type="float" office:value="10" calcext:value-type="float">
            <text:p>10</text:p>
          </table:table-cell>
          <table:table-cell table:style-name="ce73" table:formula="of:=IF([$distances.C117]&lt;=12;100;IF([$distances.C117]&gt;=60;100;1))" office:value-type="float" office:value="1" calcext:value-type="float">
            <text:p>1</text:p>
          </table:table-cell>
          <table:table-cell table:style-name="ce73" table:formula="of:=IF([$distances.E117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69" table:formula="of:=[.C118]*8+[.D118]*2+[.E118]*2+[.F118]*4" office:value-type="float" office:value="826" calcext:value-type="float">
            <text:p>826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120]))+10*ISNUMBER(SEARCH(&quot;25%&quot;;[$Feuil1.E120]))" office:value-type="float" office:value="10" calcext:value-type="float">
            <text:p>10</text:p>
          </table:table-cell>
          <table:table-cell table:style-name="ce72" table:formula="of:=IF([$distances.C118]&lt;=12;100;IF([$distances.C118]&gt;=60;100;1))" office:value-type="float" office:value="1" calcext:value-type="float">
            <text:p>1</text:p>
          </table:table-cell>
          <table:table-cell table:style-name="ce72" table:formula="of:=IF([$distances.E118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18" calcext:value-type="float">
            <text:p>118</text:p>
          </table:table-cell>
          <table:table-cell table:style-name="ce70" table:formula="of:=[.C119]*8+[.D119]*2+[.E119]*2+[.F119]*4" office:value-type="float" office:value="70" calcext:value-type="float">
            <text:p>70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121]))+10*ISNUMBER(SEARCH(&quot;25%&quot;;[$Feuil1.E121]))" office:value-type="float" office:value="10" calcext:value-type="float">
            <text:p>10</text:p>
          </table:table-cell>
          <table:table-cell table:style-name="ce73" table:formula="of:=IF([$distances.C119]&lt;=12;100;IF([$distances.C119]&gt;=60;100;1))" office:value-type="float" office:value="1" calcext:value-type="float">
            <text:p>1</text:p>
          </table:table-cell>
          <table:table-cell table:style-name="ce73" table:formula="of:=IF([$distances.E119]&gt;48.75;10;1)" office:value-type="float" office:value="10" calcext:value-type="float">
            <text:p>10</text:p>
          </table:table-cell>
          <table:table-cell table:style-name="ce73" table:number-columns-repeated="3"/>
          <table:table-cell table:style-name="ce77" table:number-columns-repeated="4"/>
          <table:table-cell table:style-name="ce76" table:number-columns-repeated="1003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69" table:formula="of:=[.C120]*8+[.D120]*2+[.E120]*2+[.F120]*4" office:value-type="float" office:value="304" calcext:value-type="float">
            <text:p>304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*ISNUMBER(SEARCH(&quot;50%&quot;;[$Feuil1.E122]))+10*ISNUMBER(SEARCH(&quot;25%&quot;;[$Feuil1.E122]))" office:value-type="float" office:value="10" calcext:value-type="float">
            <text:p>10</text:p>
          </table:table-cell>
          <table:table-cell table:style-name="ce72" table:formula="of:=IF([$distances.C120]&lt;=12;100;IF([$distances.C120]&gt;=60;100;1))" office:value-type="float" office:value="100" calcext:value-type="float">
            <text:p>100</text:p>
          </table:table-cell>
          <table:table-cell table:style-name="ce72" table:formula="of:=IF([$distances.E120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8" table:number-columns-repeated="4"/>
          <table:table-cell table:style-name="ce75" table:number-columns-repeated="1003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70" table:formula="of:=[.C121]*8+[.D121]*2+[.E121]*2+[.F121]*4" office:value-type="float" office:value="88" calcext:value-type="float">
            <text:p>88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*ISNUMBER(SEARCH(&quot;50%&quot;;[$Feuil1.E123]))+10*ISNUMBER(SEARCH(&quot;25%&quot;;[$Feuil1.E123]))" office:value-type="float" office:value="1" calcext:value-type="float">
            <text:p>1</text:p>
          </table:table-cell>
          <table:table-cell table:style-name="ce73" table:formula="of:=IF([$distances.C121]&lt;=12;100;IF([$distances.C121]&gt;=60;100;1))" office:value-type="float" office:value="1" calcext:value-type="float">
            <text:p>1</text:p>
          </table:table-cell>
          <table:table-cell table:style-name="ce73" table:formula="of:=IF([$distances.E121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7" table:number-columns-repeated="4"/>
          <table:table-cell table:style-name="ce76" table:number-columns-repeated="1003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style-name="ce69" table:formula="of:=[.C122]*8+[.D122]*2+[.E122]*2+[.F122]*4" office:value-type="float" office:value="232" calcext:value-type="float">
            <text:p>232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124]))+10*ISNUMBER(SEARCH(&quot;25%&quot;;[$Feuil1.E124]))" office:value-type="float" office:value="10" calcext:value-type="float">
            <text:p>10</text:p>
          </table:table-cell>
          <table:table-cell table:style-name="ce72" table:formula="of:=IF([$distances.C122]&lt;=12;100;IF([$distances.C122]&gt;=60;100;1))" office:value-type="float" office:value="100" calcext:value-type="float">
            <text:p>100</text:p>
          </table:table-cell>
          <table:table-cell table:style-name="ce72" table:formula="of:=IF([$distances.E122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9" table:number-columns-repeated="4"/>
          <table:table-cell table:style-name="ce75" table:number-columns-repeated="1003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22" calcext:value-type="float">
            <text:p>122</text:p>
          </table:table-cell>
          <table:table-cell table:style-name="ce70" table:formula="of:=[.C123]*8+[.D123]*2+[.E123]*2+[.F123]*4" office:value-type="float" office:value="232" calcext:value-type="float">
            <text:p>232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125]))+10*ISNUMBER(SEARCH(&quot;25%&quot;;[$Feuil1.E125]))" office:value-type="float" office:value="10" calcext:value-type="float">
            <text:p>10</text:p>
          </table:table-cell>
          <table:table-cell table:style-name="ce73" table:formula="of:=IF([$distances.C123]&lt;=12;100;IF([$distances.C123]&gt;=60;100;1))" office:value-type="float" office:value="100" calcext:value-type="float">
            <text:p>100</text:p>
          </table:table-cell>
          <table:table-cell table:style-name="ce73" table:formula="of:=IF([$distances.E123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7" table:number-columns-repeated="4"/>
          <table:table-cell table:style-name="ce76" table:number-columns-repeated="1003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69" table:formula="of:=[.C124]*8+[.D124]*2+[.E124]*2+[.F124]*4" office:value-type="float" office:value="1024" calcext:value-type="float">
            <text:p>1,024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126]))+10*ISNUMBER(SEARCH(&quot;25%&quot;;[$Feuil1.E126]))" office:value-type="float" office:value="10" calcext:value-type="float">
            <text:p>10</text:p>
          </table:table-cell>
          <table:table-cell table:style-name="ce72" table:formula="of:=IF([$distances.C124]&lt;=12;100;IF([$distances.C124]&gt;=60;100;1))" office:value-type="float" office:value="100" calcext:value-type="float">
            <text:p>100</text:p>
          </table:table-cell>
          <table:table-cell table:style-name="ce72" table:formula="of:=IF([$distances.E124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9" table:number-columns-repeated="4"/>
          <table:table-cell table:style-name="ce75" table:number-columns-repeated="1003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24" calcext:value-type="float">
            <text:p>124</text:p>
          </table:table-cell>
          <table:table-cell table:style-name="ce70" table:formula="of:=[.C125]*8+[.D125]*2+[.E125]*2+[.F125]*4" office:value-type="float" office:value="1024" calcext:value-type="float">
            <text:p>1,024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*ISNUMBER(SEARCH(&quot;50%&quot;;[$Feuil1.E127]))+10*ISNUMBER(SEARCH(&quot;25%&quot;;[$Feuil1.E127]))" office:value-type="float" office:value="10" calcext:value-type="float">
            <text:p>10</text:p>
          </table:table-cell>
          <table:table-cell table:style-name="ce73" table:formula="of:=IF([$distances.C125]&lt;=12;100;IF([$distances.C125]&gt;=60;100;1))" office:value-type="float" office:value="100" calcext:value-type="float">
            <text:p>100</text:p>
          </table:table-cell>
          <table:table-cell table:style-name="ce73" table:formula="of:=IF([$distances.E125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7" table:number-columns-repeated="4"/>
          <table:table-cell table:style-name="ce76" table:number-columns-repeated="1003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69" table:formula="of:=[.C126]*8+[.D126]*2+[.E126]*2+[.F126]*4" office:value-type="float" office:value="1024" calcext:value-type="float">
            <text:p>1,024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128]))+10*ISNUMBER(SEARCH(&quot;25%&quot;;[$Feuil1.E128]))" office:value-type="float" office:value="10" calcext:value-type="float">
            <text:p>10</text:p>
          </table:table-cell>
          <table:table-cell table:style-name="ce72" table:formula="of:=IF([$distances.C126]&lt;=12;100;IF([$distances.C126]&gt;=60;100;1))" office:value-type="float" office:value="100" calcext:value-type="float">
            <text:p>100</text:p>
          </table:table-cell>
          <table:table-cell table:style-name="ce72" table:formula="of:=IF([$distances.E126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style-name="ce70" table:formula="of:=[.C127]*8+[.D127]*2+[.E127]*2+[.F127]*4" office:value-type="float" office:value="34" calcext:value-type="float">
            <text:p>34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129]))+10*ISNUMBER(SEARCH(&quot;25%&quot;;[$Feuil1.E129]))" office:value-type="float" office:value="10" calcext:value-type="float">
            <text:p>10</text:p>
          </table:table-cell>
          <table:table-cell table:style-name="ce73" table:formula="of:=IF([$distances.C127]&lt;=12;100;IF([$distances.C127]&gt;=60;100;1))" office:value-type="float" office:value="1" calcext:value-type="float">
            <text:p>1</text:p>
          </table:table-cell>
          <table:table-cell table:style-name="ce73" table:formula="of:=IF([$distances.E127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69" table:formula="of:=[.C128]*8+[.D128]*2+[.E128]*2+[.F128]*4" office:value-type="float" office:value="232" calcext:value-type="float">
            <text:p>232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130]))+10*ISNUMBER(SEARCH(&quot;25%&quot;;[$Feuil1.E130]))" office:value-type="float" office:value="10" calcext:value-type="float">
            <text:p>10</text:p>
          </table:table-cell>
          <table:table-cell table:style-name="ce72" table:formula="of:=IF([$distances.C128]&lt;=12;100;IF([$distances.C128]&gt;=60;100;1))" office:value-type="float" office:value="100" calcext:value-type="float">
            <text:p>100</text:p>
          </table:table-cell>
          <table:table-cell table:style-name="ce72" table:formula="of:=IF([$distances.E128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ce70" table:formula="of:=[.C129]*8+[.D129]*2+[.E129]*2+[.F129]*4" office:value-type="float" office:value="1024" calcext:value-type="float">
            <text:p>1,024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*ISNUMBER(SEARCH(&quot;50%&quot;;[$Feuil1.E131]))+10*ISNUMBER(SEARCH(&quot;25%&quot;;[$Feuil1.E131]))" office:value-type="float" office:value="10" calcext:value-type="float">
            <text:p>10</text:p>
          </table:table-cell>
          <table:table-cell table:style-name="ce73" table:formula="of:=IF([$distances.C129]&lt;=12;100;IF([$distances.C129]&gt;=60;100;1))" office:value-type="float" office:value="100" calcext:value-type="float">
            <text:p>100</text:p>
          </table:table-cell>
          <table:table-cell table:style-name="ce73" table:formula="of:=IF([$distances.E129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69" table:formula="of:=[.C130]*8+[.D130]*2+[.E130]*2+[.F130]*4" office:value-type="float" office:value="826" calcext:value-type="float">
            <text:p>826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132]))+10*ISNUMBER(SEARCH(&quot;25%&quot;;[$Feuil1.E132]))" office:value-type="float" office:value="10" calcext:value-type="float">
            <text:p>10</text:p>
          </table:table-cell>
          <table:table-cell table:style-name="ce72" table:formula="of:=IF([$distances.C130]&lt;=12;100;IF([$distances.C130]&gt;=60;100;1))" office:value-type="float" office:value="1" calcext:value-type="float">
            <text:p>1</text:p>
          </table:table-cell>
          <table:table-cell table:style-name="ce72" table:formula="of:=IF([$distances.E130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70" table:formula="of:=[.C131]*8+[.D131]*2+[.E131]*2+[.F131]*4" office:value-type="float" office:value="1024" calcext:value-type="float">
            <text:p>1,024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*ISNUMBER(SEARCH(&quot;50%&quot;;[$Feuil1.E133]))+10*ISNUMBER(SEARCH(&quot;25%&quot;;[$Feuil1.E133]))" office:value-type="float" office:value="10" calcext:value-type="float">
            <text:p>10</text:p>
          </table:table-cell>
          <table:table-cell table:style-name="ce73" table:formula="of:=IF([$distances.C131]&lt;=12;100;IF([$distances.C131]&gt;=60;100;1))" office:value-type="float" office:value="100" calcext:value-type="float">
            <text:p>100</text:p>
          </table:table-cell>
          <table:table-cell table:style-name="ce73" table:formula="of:=IF([$distances.E131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31" calcext:value-type="float">
            <text:p>131</text:p>
          </table:table-cell>
          <table:table-cell table:style-name="ce69" table:formula="of:=[.C132]*8+[.D132]*2+[.E132]*2+[.F132]*4" office:value-type="float" office:value="1024" calcext:value-type="float">
            <text:p>1,024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134]))+10*ISNUMBER(SEARCH(&quot;25%&quot;;[$Feuil1.E134]))" office:value-type="float" office:value="10" calcext:value-type="float">
            <text:p>10</text:p>
          </table:table-cell>
          <table:table-cell table:style-name="ce72" table:formula="of:=IF([$distances.C132]&lt;=12;100;IF([$distances.C132]&gt;=60;100;1))" office:value-type="float" office:value="100" calcext:value-type="float">
            <text:p>100</text:p>
          </table:table-cell>
          <table:table-cell table:style-name="ce72" table:formula="of:=IF([$distances.E132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32" calcext:value-type="float">
            <text:p>132</text:p>
          </table:table-cell>
          <table:table-cell table:style-name="ce70" table:formula="of:=[.C133]*8+[.D133]*2+[.E133]*2+[.F133]*4" office:value-type="float" office:value="826" calcext:value-type="float">
            <text:p>826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*ISNUMBER(SEARCH(&quot;50%&quot;;[$Feuil1.E135]))+10*ISNUMBER(SEARCH(&quot;25%&quot;;[$Feuil1.E135]))" office:value-type="float" office:value="10" calcext:value-type="float">
            <text:p>10</text:p>
          </table:table-cell>
          <table:table-cell table:style-name="ce73" table:formula="of:=IF([$distances.C133]&lt;=12;100;IF([$distances.C133]&gt;=60;100;1))" office:value-type="float" office:value="1" calcext:value-type="float">
            <text:p>1</text:p>
          </table:table-cell>
          <table:table-cell table:style-name="ce73" table:formula="of:=IF([$distances.E133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69" table:formula="of:=[.C134]*8+[.D134]*2+[.E134]*2+[.F134]*4" office:value-type="float" office:value="826" calcext:value-type="float">
            <text:p>826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136]))+10*ISNUMBER(SEARCH(&quot;25%&quot;;[$Feuil1.E136]))" office:value-type="float" office:value="10" calcext:value-type="float">
            <text:p>10</text:p>
          </table:table-cell>
          <table:table-cell table:style-name="ce72" table:formula="of:=IF([$distances.C134]&lt;=12;100;IF([$distances.C134]&gt;=60;100;1))" office:value-type="float" office:value="1" calcext:value-type="float">
            <text:p>1</text:p>
          </table:table-cell>
          <table:table-cell table:style-name="ce72" table:formula="of:=IF([$distances.E134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34" calcext:value-type="float">
            <text:p>134</text:p>
          </table:table-cell>
          <table:table-cell table:style-name="ce70" table:formula="of:=[.C135]*8+[.D135]*2+[.E135]*2+[.F135]*4" office:value-type="float" office:value="214" calcext:value-type="float">
            <text:p>214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137]))+10*ISNUMBER(SEARCH(&quot;25%&quot;;[$Feuil1.E137]))" office:value-type="float" office:value="1" calcext:value-type="float">
            <text:p>1</text:p>
          </table:table-cell>
          <table:table-cell table:style-name="ce73" table:formula="of:=IF([$distances.C135]&lt;=12;100;IF([$distances.C135]&gt;=60;100;1))" office:value-type="float" office:value="100" calcext:value-type="float">
            <text:p>100</text:p>
          </table:table-cell>
          <table:table-cell table:style-name="ce73" table:formula="of:=IF([$distances.E135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69" table:formula="of:=[.C136]*8+[.D136]*2+[.E136]*2+[.F136]*4" office:value-type="float" office:value="214" calcext:value-type="float">
            <text:p>214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138]))+10*ISNUMBER(SEARCH(&quot;25%&quot;;[$Feuil1.E138]))" office:value-type="float" office:value="1" calcext:value-type="float">
            <text:p>1</text:p>
          </table:table-cell>
          <table:table-cell table:style-name="ce72" table:formula="of:=IF([$distances.C136]&lt;=12;100;IF([$distances.C136]&gt;=60;100;1))" office:value-type="float" office:value="100" calcext:value-type="float">
            <text:p>100</text:p>
          </table:table-cell>
          <table:table-cell table:style-name="ce72" table:formula="of:=IF([$distances.E136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style-name="ce70" table:formula="of:=[.C137]*8+[.D137]*2+[.E137]*2+[.F137]*4" office:value-type="float" office:value="34" calcext:value-type="float">
            <text:p>34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139]))+10*ISNUMBER(SEARCH(&quot;25%&quot;;[$Feuil1.E139]))" office:value-type="float" office:value="10" calcext:value-type="float">
            <text:p>10</text:p>
          </table:table-cell>
          <table:table-cell table:style-name="ce73" table:formula="of:=IF([$distances.C137]&lt;=12;100;IF([$distances.C137]&gt;=60;100;1))" office:value-type="float" office:value="1" calcext:value-type="float">
            <text:p>1</text:p>
          </table:table-cell>
          <table:table-cell table:style-name="ce73" table:formula="of:=IF([$distances.E137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69" table:formula="of:=[.C138]*8+[.D138]*2+[.E138]*2+[.F138]*4" office:value-type="float" office:value="232" calcext:value-type="float">
            <text:p>232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140]))+10*ISNUMBER(SEARCH(&quot;25%&quot;;[$Feuil1.E140]))" office:value-type="float" office:value="10" calcext:value-type="float">
            <text:p>10</text:p>
          </table:table-cell>
          <table:table-cell table:style-name="ce72" table:formula="of:=IF([$distances.C138]&lt;=12;100;IF([$distances.C138]&gt;=60;100;1))" office:value-type="float" office:value="100" calcext:value-type="float">
            <text:p>100</text:p>
          </table:table-cell>
          <table:table-cell table:style-name="ce72" table:formula="of:=IF([$distances.E138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70" table:formula="of:=[.C139]*8+[.D139]*2+[.E139]*2+[.F139]*4" office:value-type="float" office:value="34" calcext:value-type="float">
            <text:p>34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141]))+10*ISNUMBER(SEARCH(&quot;25%&quot;;[$Feuil1.E141]))" office:value-type="float" office:value="10" calcext:value-type="float">
            <text:p>10</text:p>
          </table:table-cell>
          <table:table-cell table:style-name="ce73" table:formula="of:=IF([$distances.C139]&lt;=12;100;IF([$distances.C139]&gt;=60;100;1))" office:value-type="float" office:value="1" calcext:value-type="float">
            <text:p>1</text:p>
          </table:table-cell>
          <table:table-cell table:style-name="ce73" table:formula="of:=IF([$distances.E139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69" table:formula="of:=[.C140]*8+[.D140]*2+[.E140]*2+[.F140]*4" office:value-type="float" office:value="826" calcext:value-type="float">
            <text:p>826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142]))+10*ISNUMBER(SEARCH(&quot;25%&quot;;[$Feuil1.E142]))" office:value-type="float" office:value="10" calcext:value-type="float">
            <text:p>10</text:p>
          </table:table-cell>
          <table:table-cell table:style-name="ce72" table:formula="of:=IF([$distances.C140]&lt;=12;100;IF([$distances.C140]&gt;=60;100;1))" office:value-type="float" office:value="1" calcext:value-type="float">
            <text:p>1</text:p>
          </table:table-cell>
          <table:table-cell table:style-name="ce72" table:formula="of:=IF([$distances.E140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70" table:formula="of:=[.C141]*8+[.D141]*2+[.E141]*2+[.F141]*4" office:value-type="float" office:value="826" calcext:value-type="float">
            <text:p>826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*ISNUMBER(SEARCH(&quot;50%&quot;;[$Feuil1.E143]))+10*ISNUMBER(SEARCH(&quot;25%&quot;;[$Feuil1.E143]))" office:value-type="float" office:value="10" calcext:value-type="float">
            <text:p>10</text:p>
          </table:table-cell>
          <table:table-cell table:style-name="ce73" table:formula="of:=IF([$distances.C141]&lt;=12;100;IF([$distances.C141]&gt;=60;100;1))" office:value-type="float" office:value="1" calcext:value-type="float">
            <text:p>1</text:p>
          </table:table-cell>
          <table:table-cell table:style-name="ce73" table:formula="of:=IF([$distances.E141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69" table:formula="of:=[.C142]*8+[.D142]*2+[.E142]*2+[.F142]*4" office:value-type="float" office:value="232" calcext:value-type="float">
            <text:p>232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144]))+10*ISNUMBER(SEARCH(&quot;25%&quot;;[$Feuil1.E144]))" office:value-type="float" office:value="10" calcext:value-type="float">
            <text:p>10</text:p>
          </table:table-cell>
          <table:table-cell table:style-name="ce72" table:formula="of:=IF([$distances.C142]&lt;=12;100;IF([$distances.C142]&gt;=60;100;1))" office:value-type="float" office:value="100" calcext:value-type="float">
            <text:p>100</text:p>
          </table:table-cell>
          <table:table-cell table:style-name="ce72" table:formula="of:=IF([$distances.E142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42" calcext:value-type="float">
            <text:p>142</text:p>
          </table:table-cell>
          <table:table-cell table:style-name="ce70" table:formula="of:=[.C143]*8+[.D143]*2+[.E143]*2+[.F143]*4" office:value-type="float" office:value="106" calcext:value-type="float">
            <text:p>106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*ISNUMBER(SEARCH(&quot;50%&quot;;[$Feuil1.E145]))+10*ISNUMBER(SEARCH(&quot;25%&quot;;[$Feuil1.E145]))" office:value-type="float" office:value="10" calcext:value-type="float">
            <text:p>10</text:p>
          </table:table-cell>
          <table:table-cell table:style-name="ce73" table:formula="of:=IF([$distances.C143]&lt;=12;100;IF([$distances.C143]&gt;=60;100;1))" office:value-type="float" office:value="1" calcext:value-type="float">
            <text:p>1</text:p>
          </table:table-cell>
          <table:table-cell table:style-name="ce73" table:formula="of:=IF([$distances.E143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69" table:formula="of:=[.C144]*8+[.D144]*2+[.E144]*2+[.F144]*4" office:value-type="float" office:value="16" calcext:value-type="float">
            <text:p>16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146]))+10*ISNUMBER(SEARCH(&quot;25%&quot;;[$Feuil1.E146]))" office:value-type="float" office:value="1" calcext:value-type="float">
            <text:p>1</text:p>
          </table:table-cell>
          <table:table-cell table:style-name="ce72" table:formula="of:=IF([$distances.C144]&lt;=12;100;IF([$distances.C144]&gt;=60;100;1))" office:value-type="float" office:value="1" calcext:value-type="float">
            <text:p>1</text:p>
          </table:table-cell>
          <table:table-cell table:style-name="ce72" table:formula="of:=IF([$distances.E144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ce70" table:formula="of:=[.C145]*8+[.D145]*2+[.E145]*2+[.F145]*4" office:value-type="float" office:value="34" calcext:value-type="float">
            <text:p>34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147]))+10*ISNUMBER(SEARCH(&quot;25%&quot;;[$Feuil1.E147]))" office:value-type="float" office:value="10" calcext:value-type="float">
            <text:p>10</text:p>
          </table:table-cell>
          <table:table-cell table:style-name="ce73" table:formula="of:=IF([$distances.C145]&lt;=12;100;IF([$distances.C145]&gt;=60;100;1))" office:value-type="float" office:value="1" calcext:value-type="float">
            <text:p>1</text:p>
          </table:table-cell>
          <table:table-cell table:style-name="ce73" table:formula="of:=IF([$distances.E145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69" table:formula="of:=[.C146]*8+[.D146]*2+[.E146]*2+[.F146]*4" office:value-type="float" office:value="826" calcext:value-type="float">
            <text:p>826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148]))+10*ISNUMBER(SEARCH(&quot;25%&quot;;[$Feuil1.E148]))" office:value-type="float" office:value="10" calcext:value-type="float">
            <text:p>10</text:p>
          </table:table-cell>
          <table:table-cell table:style-name="ce72" table:formula="of:=IF([$distances.C146]&lt;=12;100;IF([$distances.C146]&gt;=60;100;1))" office:value-type="float" office:value="1" calcext:value-type="float">
            <text:p>1</text:p>
          </table:table-cell>
          <table:table-cell table:style-name="ce72" table:formula="of:=IF([$distances.E146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6" office:value-type="float" office:value="146" calcext:value-type="float">
            <text:p>146</text:p>
          </table:table-cell>
          <table:table-cell table:style-name="ce71" table:formula="of:=[.C147]*8+[.D147]*2+[.E147]*2+[.F147]*4" office:value-type="float" office:value="16" calcext:value-type="float">
            <text:p>16</text:p>
          </table:table-cell>
          <table:table-cell table:style-name="ce71" office:value-type="float" office:value="1" calcext:value-type="float">
            <text:p>1</text:p>
          </table:table-cell>
          <table:table-cell table:style-name="ce74" table:formula="of:=1*ISNUMBER(SEARCH(&quot;50%&quot;;[$Feuil1.E149]))+10*ISNUMBER(SEARCH(&quot;25%&quot;;[$Feuil1.E149]))" office:value-type="float" office:value="1" calcext:value-type="float">
            <text:p>1</text:p>
          </table:table-cell>
          <table:table-cell table:style-name="ce74" table:formula="of:=IF([$distances.C147]&lt;=12;100;IF([$distances.C147]&gt;=60;100;1))" office:value-type="float" office:value="1" calcext:value-type="float">
            <text:p>1</text:p>
          </table:table-cell>
          <table:table-cell table:style-name="ce74" table:formula="of:=IF([$distances.E147]&gt;48.75;10;1)" office:value-type="float" office:value="1" calcext:value-type="float">
            <text:p>1</text:p>
          </table:table-cell>
          <table:table-cell table:style-name="ce74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3" table:number-rows-repeated="10484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port" table:style-name="ta2">
        <office:forms form:automatic-focus="false" form:apply-design-mode="false"/>
        <table:table-column table:style-name="co9" table:default-cell-style-name="Default"/>
        <table:table-row table:style-name="ro4">
          <table:table-cell/>
        </table:table-row>
      </table:table>
      <table:table table:name="temp" table:style-name="ta2">
        <office:forms form:automatic-focus="false" form:apply-design-mode="false"/>
        <table:table-column table:style-name="co16" table:default-cell-style-name="Default"/>
        <table:table-row table:style-name="ro1">
          <table:table-cell table:style-name="ce34" office:value-type="string" calcext:value-type="string">
            <text:p>BAYON,+Ecole+primaire+F.+Dolto</text:p>
          </table:table-cell>
        </table:table-row>
        <table:table-row table:style-name="ro1">
          <table:table-cell table:style-name="ce34" office:value-type="string" calcext:value-type="string">
            <text:p>FLAVIGNY+S+MOSELLE,+ecole+primaire+village</text:p>
          </table:table-cell>
        </table:table-row>
        <table:table-row table:style-name="ro1">
          <table:table-cell table:style-name="ce34" office:value-type="string" calcext:value-type="string">
            <text:p>MAGNIERES,+ecole+primaire</text:p>
          </table:table-cell>
        </table:table-row>
        <table:table-row table:style-name="ro1">
          <table:table-cell table:style-name="ce34" office:value-type="string" calcext:value-type="string">
            <text:p>DAMELEVIERES+Louis+Aragon+élémentaire</text:p>
          </table:table-cell>
        </table:table-row>
        <table:table-row table:style-name="ro1">
          <table:table-cell table:style-name="ce34" office:value-type="string" calcext:value-type="string">
            <text:p>AZERAILLES,+ecole+primaire</text:p>
          </table:table-cell>
        </table:table-row>
        <table:table-row table:style-name="ro1">
          <table:table-cell table:style-name="ce34" office:value-type="string" calcext:value-type="string">
            <text:p>PIENNES,+Ecole+primaire+J+Zay</text:p>
          </table:table-cell>
        </table:table-row>
        <table:table-row table:style-name="ro1">
          <table:table-cell table:style-name="ce34" office:value-type="string" calcext:value-type="string">
            <text:p>AUDUN+LE+ROMAN+Ecole+primaire+F.+Poulbot</text:p>
          </table:table-cell>
        </table:table-row>
        <table:table-row table:style-name="ro1">
          <table:table-cell table:style-name="ce34" office:value-type="string" calcext:value-type="string">
            <text:p>MANCIEULLES+VAL+DE+BRIEY,+Ecole+primaire+Hervé+Bazin</text:p>
          </table:table-cell>
        </table:table-row>
        <table:table-row table:style-name="ro1">
          <table:table-cell table:style-name="ce34" office:value-type="string" calcext:value-type="string">
            <text:p>VALLEROY,+ecole+primaire,+Emile+Duhamel</text:p>
          </table:table-cell>
        </table:table-row>
        <table:table-row table:style-name="ro1">
          <table:table-cell table:style-name="ce34" office:value-type="string" calcext:value-type="string">
            <text:p>PIENNES,+Ecole+primaire+Elsa.+Triolet</text:p>
          </table:table-cell>
        </table:table-row>
        <table:table-row table:style-name="ro1">
          <table:table-cell table:style-name="ce34" office:value-type="string" calcext:value-type="string">
            <text:p>MARS+LA+TOUR,+ecole+primaire+aire+Albert+Lebrun</text:p>
          </table:table-cell>
        </table:table-row>
        <table:table-row table:style-name="ro1">
          <table:table-cell table:style-name="ce34" office:value-type="string" calcext:value-type="string">
            <text:p>HOMECOURT,+Ecole+primaire+H.+Defaut</text:p>
          </table:table-cell>
        </table:table-row>
        <table:table-row table:style-name="ro1">
          <table:table-cell table:style-name="ce34" office:value-type="string" calcext:value-type="string">
            <text:p>JARNY,+ecole+primaire+Jules+Ferry+(mat)</text:p>
          </table:table-cell>
        </table:table-row>
        <table:table-row table:style-name="ro1">
          <table:table-cell table:style-name="ce34" office:value-type="string" calcext:value-type="string">
            <text:p>ROSIERES+AUX+SALINES,+ecole+primaire</text:p>
          </table:table-cell>
        </table:table-row>
        <table:table-row table:style-name="ro1">
          <table:table-cell table:style-name="ce34" office:value-type="string" calcext:value-type="string">
            <text:p>DOMBASLE,+Ecole+primaire+J.+L'hôte</text:p>
          </table:table-cell>
        </table:table-row>
        <table:table-row table:style-name="ro1">
          <table:table-cell table:style-name="ce34" office:value-type="string" calcext:value-type="string">
            <text:p>JARVILLE,+Ecole+primaire+L.+Majorelle</text:p>
          </table:table-cell>
        </table:table-row>
        <table:table-row table:style-name="ro1">
          <table:table-cell table:style-name="ce34" office:value-type="string" calcext:value-type="string">
            <text:p>JARVILLE,+Ecole+primaire+Florian</text:p>
          </table:table-cell>
        </table:table-row>
        <table:table-row table:style-name="ro1">
          <table:table-cell table:style-name="ce34" office:value-type="string" calcext:value-type="string">
            <text:p>LANEUVEVILLE+DVT+NANCY,+Ecole+primaire+Montaigu</text:p>
          </table:table-cell>
        </table:table-row>
        <table:table-row table:style-name="ro1">
          <table:table-cell table:style-name="ce34" office:value-type="string" calcext:value-type="string">
            <text:p>LANEUVEVILLE+DVT+NANCY,+Ecole+primaire+du+Centre</text:p>
          </table:table-cell>
        </table:table-row>
        <table:table-row table:style-name="ro1">
          <table:table-cell table:style-name="ce34" office:value-type="string" calcext:value-type="string">
            <text:p>LANEUVEVILLE+DVT+NANCY,+Ecole+primaire+Montaigu</text:p>
          </table:table-cell>
        </table:table-row>
        <table:table-row table:style-name="ro1">
          <table:table-cell table:style-name="ce34" office:value-type="string" calcext:value-type="string">
            <text:p>ROSIERES+AUX+SALINES,+Mat</text:p>
          </table:table-cell>
        </table:table-row>
        <table:table-row table:style-name="ro1">
          <table:table-cell table:style-name="ce34" office:value-type="string" calcext:value-type="string">
            <text:p>ST+NICOLAS+DE+PORT,+Ecole+primaire+P+et+M+Curie</text:p>
          </table:table-cell>
        </table:table-row>
        <table:table-row table:style-name="ro1">
          <table:table-cell table:style-name="ce34" office:value-type="string" calcext:value-type="string">
            <text:p>ST+NICOLAS+DE+PORT,+Ecole+primaire+P.+Castel</text:p>
          </table:table-cell>
        </table:table-row>
        <table:table-row table:style-name="ro1">
          <table:table-cell table:style-name="ce34" office:value-type="string" calcext:value-type="string">
            <text:p>ST+NICOLAS+DE+PORT,+Ecole+primaire+P.+Castel</text:p>
          </table:table-cell>
        </table:table-row>
        <table:table-row table:style-name="ro1">
          <table:table-cell table:style-name="ce34" office:value-type="string" calcext:value-type="string">
            <text:p>VILLE+EN+VERMOIS,+ecole+primaire+Sonnini</text:p>
          </table:table-cell>
        </table:table-row>
        <table:table-row table:style-name="ro1">
          <table:table-cell table:style-name="ce34" office:value-type="string" calcext:value-type="string">
            <text:p>ST+NICOLAS+DE+PORT,+Ecole+primaire+J.+Moulin</text:p>
          </table:table-cell>
        </table:table-row>
        <table:table-row table:style-name="ro1">
          <table:table-cell table:style-name="ce34" office:value-type="string" calcext:value-type="string">
            <text:p>JARVILLE,+Ecole+primaire+Calmette+et+Guérin</text:p>
          </table:table-cell>
        </table:table-row>
        <table:table-row table:style-name="ro1">
          <table:table-cell table:style-name="ce34" office:value-type="string" calcext:value-type="string">
            <text:p>LONGWY,+ecole+primaire+Chadelle</text:p>
          </table:table-cell>
        </table:table-row>
        <table:table-row table:style-name="ro1">
          <table:table-cell table:style-name="ce34" office:value-type="string" calcext:value-type="string">
            <text:p>LONGWY,+ecole+primaire+Chadelle</text:p>
          </table:table-cell>
        </table:table-row>
        <table:table-row table:style-name="ro1">
          <table:table-cell table:style-name="ce34" office:value-type="string" calcext:value-type="string">
            <text:p>LONGWY,+Ecole+primaire+Dartein</text:p>
          </table:table-cell>
        </table:table-row>
        <table:table-row table:style-name="ro1">
          <table:table-cell table:style-name="ce34" office:value-type="string" calcext:value-type="string">
            <text:p>MONT+ST+MARTIN,+Ecole+primaire+J.+Macé</text:p>
          </table:table-cell>
        </table:table-row>
        <table:table-row table:style-name="ro1">
          <table:table-cell table:style-name="ce34" office:value-type="string" calcext:value-type="string">
            <text:p>CONS+LA+GRANDVILLE,+ecole+primaire+</text:p>
          </table:table-cell>
        </table:table-row>
        <table:table-row table:style-name="ro1">
          <table:table-cell table:style-name="ce34" office:value-type="string" calcext:value-type="string">
            <text:p>HERSERANGE+Ecole+primaire+J.+Simon</text:p>
          </table:table-cell>
        </table:table-row>
        <table:table-row table:style-name="ro1">
          <table:table-cell table:style-name="ce34" office:value-type="string" calcext:value-type="string">
            <text:p>LEXY,+Ecole+primaire+J.+Macé</text:p>
          </table:table-cell>
        </table:table-row>
        <table:table-row table:style-name="ro1">
          <table:table-cell table:style-name="ce34" office:value-type="string" calcext:value-type="string">
            <text:p>MORFONTAINE,+ecole+primaire+G.+Sand</text:p>
          </table:table-cell>
        </table:table-row>
        <table:table-row table:style-name="ro1">
          <table:table-cell table:style-name="ce34" office:value-type="string" calcext:value-type="string">
            <text:p>REHAINVILLER,+ecole+primaire</text:p>
          </table:table-cell>
        </table:table-row>
        <table:table-row table:style-name="ro1">
          <table:table-cell table:style-name="ce34" office:value-type="string" calcext:value-type="string">
            <text:p>LUNEVILLE,+Demangeot+Elem</text:p>
          </table:table-cell>
        </table:table-row>
        <table:table-row table:style-name="ro1">
          <table:table-cell table:style-name="ce34" office:value-type="string" calcext:value-type="string">
            <text:p>CIREY+SUR+VEZOUZE,+Elem</text:p>
          </table:table-cell>
        </table:table-row>
        <table:table-row table:style-name="ro1">
          <table:table-cell table:style-name="ce34" office:value-type="string" calcext:value-type="string">
            <text:p>LUNEVILLE,+Alsace+Maternelle</text:p>
          </table:table-cell>
        </table:table-row>
        <table:table-row table:style-name="ro1">
          <table:table-cell table:style-name="ce34" office:value-type="string" calcext:value-type="string">
            <text:p>NANCY,+Ecole+primaire+Boudonville</text:p>
          </table:table-cell>
        </table:table-row>
        <table:table-row table:style-name="ro1">
          <table:table-cell table:style-name="ce34" office:value-type="string" calcext:value-type="string">
            <text:p>NANCY,+Ecole+primaire+Braconnot</text:p>
          </table:table-cell>
        </table:table-row>
        <table:table-row table:style-name="ro1">
          <table:table-cell table:style-name="ce34" office:value-type="string" calcext:value-type="string">
            <text:p>NANCY,+Ecole+primaire+Braconnot</text:p>
          </table:table-cell>
        </table:table-row>
        <table:table-row table:style-name="ro1">
          <table:table-cell table:style-name="ce34" office:value-type="string" calcext:value-type="string">
            <text:p>NANCY,+Ecole+primaire+Braconnot</text:p>
          </table:table-cell>
        </table:table-row>
        <table:table-row table:style-name="ro1">
          <table:table-cell table:style-name="ce34" office:value-type="string" calcext:value-type="string">
            <text:p>NANCY,+Ecole+primaire+Didion+Raugraff</text:p>
          </table:table-cell>
        </table:table-row>
        <table:table-row table:style-name="ro1">
          <table:table-cell table:style-name="ce34" office:value-type="string" calcext:value-type="string">
            <text:p>NANCY,+Ecole+primaire+III+Maisons</text:p>
          </table:table-cell>
        </table:table-row>
        <table:table-row table:style-name="ro1">
          <table:table-cell table:style-name="ce34" office:value-type="string" calcext:value-type="string">
            <text:p>NANCY,+Ecole+primaire+III+Maisons</text:p>
          </table:table-cell>
        </table:table-row>
        <table:table-row table:style-name="ro1">
          <table:table-cell table:style-name="ce34" office:value-type="string" calcext:value-type="string">
            <text:p>NANCY,+Ecole+primaire+A.+Mézières</text:p>
          </table:table-cell>
        </table:table-row>
        <table:table-row table:style-name="ro1">
          <table:table-cell table:style-name="ce34" office:value-type="string" calcext:value-type="string">
            <text:p>NANCY,+Ecole+primaire+Boudonville</text:p>
          </table:table-cell>
        </table:table-row>
        <table:table-row table:style-name="ro1">
          <table:table-cell table:style-name="ce34" office:value-type="string" calcext:value-type="string">
            <text:p>NANCY,+Ecole+primaire+Charles+III</text:p>
          </table:table-cell>
        </table:table-row>
        <table:table-row table:style-name="ro1">
          <table:table-cell table:style-name="ce34" office:value-type="string" calcext:value-type="string">
            <text:p>NANCY,+Ecole+primaire+Didion</text:p>
          </table:table-cell>
        </table:table-row>
        <table:table-row table:style-name="ro1">
          <table:table-cell table:style-name="ce34" office:value-type="string" calcext:value-type="string">
            <text:p>NANCY,+Ecole+primaire+Gallé</text:p>
          </table:table-cell>
        </table:table-row>
        <table:table-row table:style-name="ro1">
          <table:table-cell table:style-name="ce34" office:value-type="string" calcext:value-type="string">
            <text:p>NANCY,+Ecole+primaire+Gebhart</text:p>
          </table:table-cell>
        </table:table-row>
        <table:table-row table:style-name="ro1">
          <table:table-cell table:style-name="ce34" office:value-type="string" calcext:value-type="string">
            <text:p>NANCY,+Ecole+primaire+III+Maisons</text:p>
          </table:table-cell>
        </table:table-row>
        <table:table-row table:style-name="ro1">
          <table:table-cell table:style-name="ce34" office:value-type="string" calcext:value-type="string">
            <text:p>NANCY,+Ecole+primaire+III+Maisons</text:p>
          </table:table-cell>
        </table:table-row>
        <table:table-row table:style-name="ro1">
          <table:table-cell table:style-name="ce34" office:value-type="string" calcext:value-type="string">
            <text:p>NANCY,+Ecole+primaire+M.+Leroy</text:p>
          </table:table-cell>
        </table:table-row>
        <table:table-row table:style-name="ro1">
          <table:table-cell table:style-name="ce34" office:value-type="string" calcext:value-type="string">
            <text:p>NANCY,+Ecole+primaire+Stanislas</text:p>
          </table:table-cell>
        </table:table-row>
        <table:table-row table:style-name="ro1">
          <table:table-cell table:style-name="ce34" office:value-type="string" calcext:value-type="string">
            <text:p>NANCY,+Ecole+primaire+Boudonville</text:p>
          </table:table-cell>
        </table:table-row>
        <table:table-row table:style-name="ro1">
          <table:table-cell table:style-name="ce34" office:value-type="string" calcext:value-type="string">
            <text:p>NANCY,+Ecole+primaire+Boudonville</text:p>
          </table:table-cell>
        </table:table-row>
        <table:table-row table:style-name="ro1">
          <table:table-cell table:style-name="ce34" office:value-type="string" calcext:value-type="string">
            <text:p>NANCY,+Ecole+primaire+Braconnot</text:p>
          </table:table-cell>
        </table:table-row>
        <table:table-row table:style-name="ro1">
          <table:table-cell table:style-name="ce34" office:value-type="string" calcext:value-type="string">
            <text:p>NANCY,+Ecole+primaire+Roberty</text:p>
          </table:table-cell>
        </table:table-row>
        <table:table-row table:style-name="ro1">
          <table:table-cell table:style-name="ce34" office:value-type="string" calcext:value-type="string">
            <text:p>NANCY,+Ecole+primaire+III+Maisons</text:p>
          </table:table-cell>
        </table:table-row>
        <table:table-row table:style-name="ro1">
          <table:table-cell table:style-name="ce34" office:value-type="string" calcext:value-type="string">
            <text:p>NANCY,+Ecole+primaire+Stanislas</text:p>
          </table:table-cell>
        </table:table-row>
        <table:table-row table:style-name="ro1">
          <table:table-cell table:style-name="ce34" office:value-type="string" calcext:value-type="string">
            <text:p>LAXOU+Ecole+primaire+V.Hugo</text:p>
          </table:table-cell>
        </table:table-row>
        <table:table-row table:style-name="ro1">
          <table:table-cell table:style-name="ce34" office:value-type="string" calcext:value-type="string">
            <text:p>MAXEVILLE+Ecole+primaire+Vautrin</text:p>
          </table:table-cell>
        </table:table-row>
        <table:table-row table:style-name="ro1">
          <table:table-cell table:style-name="ce34" office:value-type="string" calcext:value-type="string">
            <text:p>LAXOU+Ecole+primaire+V.Hugo</text:p>
          </table:table-cell>
        </table:table-row>
        <table:table-row table:style-name="ro1">
          <table:table-cell table:style-name="ce34" office:value-type="string" calcext:value-type="string">
            <text:p>NANCY+Ecole+primaire+Charlemagne</text:p>
          </table:table-cell>
        </table:table-row>
        <table:table-row table:style-name="ro1">
          <table:table-cell table:style-name="ce34" office:value-type="string" calcext:value-type="string">
            <text:p>NANCY+BEAUREGARD+ecole+primaire</text:p>
          </table:table-cell>
        </table:table-row>
        <table:table-row table:style-name="ro1">
          <table:table-cell table:style-name="ce34" office:value-type="string" calcext:value-type="string">
            <text:p>MAXEVILLE+Ecole+primaire+Vautrin</text:p>
          </table:table-cell>
        </table:table-row>
        <table:table-row table:style-name="ro1">
          <table:table-cell table:style-name="ce34" office:value-type="string" calcext:value-type="string">
            <text:p>MAXEVILLE+Ecole+primaire+Vautrin</text:p>
          </table:table-cell>
        </table:table-row>
        <table:table-row table:style-name="ro1">
          <table:table-cell table:style-name="ce34" office:value-type="string" calcext:value-type="string">
            <text:p>MAXEVILLE+Ecole+primaire+Vautrin</text:p>
          </table:table-cell>
        </table:table-row>
        <table:table-row table:style-name="ro1">
          <table:table-cell table:style-name="ce34" office:value-type="string" calcext:value-type="string">
            <text:p>LAXOU+Ecole+primaire+Pergaud</text:p>
          </table:table-cell>
        </table:table-row>
        <table:table-row table:style-name="ro1">
          <table:table-cell table:style-name="ce34" office:value-type="string" calcext:value-type="string">
            <text:p>NANCY+Ecole+primaire+Charlemagne</text:p>
          </table:table-cell>
        </table:table-row>
        <table:table-row table:style-name="ro1">
          <table:table-cell table:style-name="ce34" office:value-type="string" calcext:value-type="string">
            <text:p>NANCY+Ecole+primaire+Charlemagne</text:p>
          </table:table-cell>
        </table:table-row>
        <table:table-row table:style-name="ro1">
          <table:table-cell table:style-name="ce34" office:value-type="string" calcext:value-type="string">
            <text:p>LAXOU+Ecole+primaire+Zola</text:p>
          </table:table-cell>
        </table:table-row>
        <table:table-row table:style-name="ro1">
          <table:table-cell table:style-name="ce34" office:value-type="string" calcext:value-type="string">
            <text:p>MAXEVIILE+Ecole+primaire+Vautrin</text:p>
          </table:table-cell>
        </table:table-row>
        <table:table-row table:style-name="ro1">
          <table:table-cell table:style-name="ce34" office:value-type="string" calcext:value-type="string">
            <text:p>LAXOU+Ecole+primaire+Zola</text:p>
          </table:table-cell>
        </table:table-row>
        <table:table-row table:style-name="ro1">
          <table:table-cell table:style-name="ce34" office:value-type="string" calcext:value-type="string">
            <text:p>LAXOU+Ecole+primaire+Zola</text:p>
          </table:table-cell>
        </table:table-row>
        <table:table-row table:style-name="ro1">
          <table:table-cell table:style-name="ce34" office:value-type="string" calcext:value-type="string">
            <text:p>BOUXIERES+AUX+DAMES,+Ecole+primaire+Thibault</text:p>
          </table:table-cell>
        </table:table-row>
        <table:table-row table:style-name="ro1">
          <table:table-cell table:style-name="ce34" office:value-type="string" calcext:value-type="string">
            <text:p>FAULX,+ecole+primaire+Les+Marronniers</text:p>
          </table:table-cell>
        </table:table-row>
        <table:table-row table:style-name="ro1">
          <table:table-cell table:style-name="ce34" office:value-type="string" calcext:value-type="string">
            <text:p>CHAMPIGNEULLES,+Ecole+primaire+J.+Moulin</text:p>
          </table:table-cell>
        </table:table-row>
        <table:table-row table:style-name="ro1">
          <table:table-cell table:style-name="ce34" office:value-type="string" calcext:value-type="string">
            <text:p>CHAMPIGNEULLES,+ecole+primaire+Buffon+</text:p>
          </table:table-cell>
        </table:table-row>
        <table:table-row table:style-name="ro1">
          <table:table-cell table:style-name="ce34" office:value-type="string" calcext:value-type="string">
            <text:p>CHAMPIGNEULLES,+Ecole+primaire+J.+Moulin</text:p>
          </table:table-cell>
        </table:table-row>
        <table:table-row table:style-name="ro1">
          <table:table-cell table:style-name="ce34" office:value-type="string" calcext:value-type="string">
            <text:p>MALZEVILLE,+Ecole+primaire+P.+Bert</text:p>
          </table:table-cell>
        </table:table-row>
        <table:table-row table:style-name="ro1">
          <table:table-cell table:style-name="ce34" office:value-type="string" calcext:value-type="string">
            <text:p>EULMONT,+Ecole+primaire+Les+Vignottes</text:p>
          </table:table-cell>
        </table:table-row>
        <table:table-row table:style-name="ro1">
          <table:table-cell table:style-name="ce34" office:value-type="string" calcext:value-type="string">
            <text:p>LIVERDUN+Ecole+primaire+Rond+Chêne</text:p>
          </table:table-cell>
        </table:table-row>
        <table:table-row table:style-name="ro1">
          <table:table-cell table:style-name="ce34" office:value-type="string" calcext:value-type="string">
            <text:p>MALLELOY,+Ecole+primaire</text:p>
          </table:table-cell>
        </table:table-row>
        <table:table-row table:style-name="ro1">
          <table:table-cell table:style-name="ce34" office:value-type="string" calcext:value-type="string">
            <text:p>MALZEVILLE,+Ecole+primaire+Geny</text:p>
          </table:table-cell>
        </table:table-row>
        <table:table-row table:style-name="ro1">
          <table:table-cell table:style-name="ce34" office:value-type="string" calcext:value-type="string">
            <text:p>CUSTINES,+Ecole+primaire+Centre</text:p>
          </table:table-cell>
        </table:table-row>
        <table:table-row table:style-name="ro1">
          <table:table-cell table:style-name="ce34" office:value-type="string" calcext:value-type="string">
            <text:p>LIVERDUN,+Ecole+primaire+Rond+Chêne</text:p>
          </table:table-cell>
        </table:table-row>
        <table:table-row table:style-name="ro1">
          <table:table-cell table:style-name="ce34" office:value-type="string" calcext:value-type="string">
            <text:p>DIEULOUARD,+ecole+primaire+</text:p>
          </table:table-cell>
        </table:table-row>
        <table:table-row table:style-name="ro1">
          <table:table-cell table:style-name="ce34" office:value-type="string" calcext:value-type="string">
            <text:p>JEANDELAINCOURT+–+ecole+primaire</text:p>
          </table:table-cell>
        </table:table-row>
        <table:table-row table:style-name="ro1">
          <table:table-cell table:style-name="ce34" office:value-type="string" calcext:value-type="string">
            <text:p>MARBACHE,+ecole+primaire+</text:p>
          </table:table-cell>
        </table:table-row>
        <table:table-row table:style-name="ro1">
          <table:table-cell table:style-name="ce34" office:value-type="string" calcext:value-type="string">
            <text:p>PAGNY+SUR+MOSELLE,+Ecole+primaire+P.+Bert</text:p>
          </table:table-cell>
        </table:table-row>
        <table:table-row table:style-name="ro1">
          <table:table-cell table:style-name="ce34" office:value-type="string" calcext:value-type="string">
            <text:p>PONT+A+MOUSSON,+Ecole+primaire+P.+Dohm</text:p>
          </table:table-cell>
        </table:table-row>
        <table:table-row table:style-name="ro1">
          <table:table-cell table:style-name="ce34" office:value-type="string" calcext:value-type="string">
            <text:p>PONT+A+MOUSSON,+Ecole+primaire+St+Jean</text:p>
          </table:table-cell>
        </table:table-row>
        <table:table-row table:style-name="ro1">
          <table:table-cell table:style-name="ce34" office:value-type="string" calcext:value-type="string">
            <text:p>PONT+A+MOUSSON,+Ecole+primaire+St+Martin</text:p>
          </table:table-cell>
        </table:table-row>
        <table:table-row table:style-name="ro1">
          <table:table-cell table:style-name="ce34" office:value-type="string" calcext:value-type="string">
            <text:p>BRIN+S+SEILLE,+ecole+primaire</text:p>
          </table:table-cell>
        </table:table-row>
        <table:table-row table:style-name="ro1">
          <table:table-cell table:style-name="ce34" office:value-type="string" calcext:value-type="string">
            <text:p>CHAMPENOUX,+ecole+primaire</text:p>
          </table:table-cell>
        </table:table-row>
        <table:table-row table:style-name="ro1">
          <table:table-cell table:style-name="ce34" office:value-type="string" calcext:value-type="string">
            <text:p>CHAMPENOUX,+ecole+primaire</text:p>
          </table:table-cell>
        </table:table-row>
        <table:table-row table:style-name="ro1">
          <table:table-cell table:style-name="ce34" office:value-type="string" calcext:value-type="string">
            <text:p>ESSEY+LES+NANCY,+Ecole+primaire+Centre</text:p>
          </table:table-cell>
        </table:table-row>
        <table:table-row table:style-name="ro1">
          <table:table-cell table:style-name="ce34" office:value-type="string" calcext:value-type="string">
            <text:p>ESSEY+LES+NANCY,+Ecole+primaire+Centre</text:p>
          </table:table-cell>
        </table:table-row>
        <table:table-row table:style-name="ro1">
          <table:table-cell table:style-name="ce34" office:value-type="string" calcext:value-type="string">
            <text:p>ESSEY+LES+NANCY,+Ecole+primaire+Mouzimpré</text:p>
          </table:table-cell>
        </table:table-row>
        <table:table-row table:style-name="ro1">
          <table:table-cell table:style-name="ce34" office:value-type="string" calcext:value-type="string">
            <text:p>ESSEY+LES+NANCY,+ecole+primaire+Prevert</text:p>
          </table:table-cell>
        </table:table-row>
        <table:table-row table:style-name="ro1">
          <table:table-cell table:style-name="ce34" office:value-type="string" calcext:value-type="string">
            <text:p><text:span text:style-name="T2">SEICHAMPS+ecole+primaire</text:span>+L+Michel</text:p>
          </table:table-cell>
        </table:table-row>
        <table:table-row table:style-name="ro1">
          <table:table-cell table:style-name="ce34" office:value-type="string" calcext:value-type="string">
            <text:p>TOMBLAINE,+Ecole+primaire+Brossolette</text:p>
          </table:table-cell>
        </table:table-row>
        <table:table-row table:style-name="ro1">
          <table:table-cell table:style-name="ce34" office:value-type="string" calcext:value-type="string">
            <text:p>TOMBLAINE,+Ecole+primaire+Brossolette</text:p>
          </table:table-cell>
        </table:table-row>
        <table:table-row table:style-name="ro1">
          <table:table-cell table:style-name="ce34" office:value-type="string" calcext:value-type="string">
            <text:p>FOUG,+Ecole+primaire+Luton</text:p>
          </table:table-cell>
        </table:table-row>
        <table:table-row table:style-name="ro1">
          <table:table-cell table:style-name="ce34" office:value-type="string" calcext:value-type="string">
            <text:p>DOMMARTIN+LES+TOUL,+Ecole+primaire+J.+Ferry</text:p>
          </table:table-cell>
        </table:table-row>
        <table:table-row table:style-name="ro1">
          <table:table-cell table:style-name="ce34" office:value-type="string" calcext:value-type="string">
            <text:p>TOUL,+Ecole+primaire+La+Sapinière</text:p>
          </table:table-cell>
        </table:table-row>
        <table:table-row table:style-name="ro1">
          <table:table-cell table:style-name="ce34" office:value-type="string" calcext:value-type="string">
            <text:p>FAVIERES,+ecole+primaire</text:p>
          </table:table-cell>
        </table:table-row>
        <table:table-row table:style-name="ro1">
          <table:table-cell table:style-name="ce34" office:value-type="string" calcext:value-type="string">
            <text:p>COLOMBEY+LES+BELLES,+ecole+primaire</text:p>
          </table:table-cell>
        </table:table-row>
        <table:table-row table:style-name="ro1">
          <table:table-cell table:style-name="ce34" office:value-type="string" calcext:value-type="string">
            <text:p>COLOMBEY+LES+BELLES,+ecole+primaire</text:p>
          </table:table-cell>
        </table:table-row>
        <table:table-row table:style-name="ro1">
          <table:table-cell table:style-name="ce34" office:value-type="string" calcext:value-type="string">
            <text:p>VILLEY+SAINT+ETIENNE+ecole+primaire</text:p>
          </table:table-cell>
        </table:table-row>
        <table:table-row table:style-name="ro1">
          <table:table-cell table:style-name="ce34" office:value-type="string" calcext:value-type="string">
            <text:p>MENIL+LA+TOUR,+ecole+primaire</text:p>
          </table:table-cell>
        </table:table-row>
        <table:table-row table:style-name="ro1">
          <table:table-cell table:style-name="ce34" office:value-type="string" calcext:value-type="string">
            <text:p>TOUL,+Ecole+primaire+Les+Eglantines</text:p>
          </table:table-cell>
        </table:table-row>
        <table:table-row table:style-name="ro1">
          <table:table-cell table:style-name="ce34" office:value-type="string" calcext:value-type="string">
            <text:p>TOUL,+ecole+primaire+Saint+Evre</text:p>
          </table:table-cell>
        </table:table-row>
        <table:table-row table:style-name="ro1">
          <table:table-cell table:style-name="ce34" office:value-type="string" calcext:value-type="string">
            <text:p>FOUG,+Ecole+primaire+Les+Tilleuls</text:p>
          </table:table-cell>
        </table:table-row>
        <table:table-row table:style-name="ro1">
          <table:table-cell table:style-name="ce34" office:value-type="string" calcext:value-type="string">
            <text:p>DOMEVRE+EN+HAYE,+ecole+primaire</text:p>
          </table:table-cell>
        </table:table-row>
        <table:table-row table:style-name="ro1">
          <table:table-cell table:style-name="ce34" office:value-type="string" calcext:value-type="string">
            <text:p>VANNES,+ecole+primaire</text:p>
          </table:table-cell>
        </table:table-row>
        <table:table-row table:style-name="ro1">
          <table:table-cell table:style-name="ce34" office:value-type="string" calcext:value-type="string">
            <text:p>ALLAIN,+ecole+primaire</text:p>
          </table:table-cell>
        </table:table-row>
        <table:table-row table:style-name="ro1">
          <table:table-cell table:style-name="ce34" office:value-type="string" calcext:value-type="string">
            <text:p>VANDOEUVRE,+Ecole+primaire+Europe+Nations</text:p>
          </table:table-cell>
        </table:table-row>
        <table:table-row table:style-name="ro1">
          <table:table-cell table:style-name="ce34" office:value-type="string" calcext:value-type="string">
            <text:p>VANDOEUVRE,+Ecole+primaire+Europe+Nations</text:p>
          </table:table-cell>
        </table:table-row>
        <table:table-row table:style-name="ro1">
          <table:table-cell table:style-name="ce34" office:value-type="string" calcext:value-type="string">
            <text:p>VANDOEUVRE,+Ecole+primaire+Charmois</text:p>
          </table:table-cell>
        </table:table-row>
        <table:table-row table:style-name="ro1">
          <table:table-cell table:style-name="ce34" office:value-type="string" calcext:value-type="string">
            <text:p>VANDOEUVRE,+Ecole+primaire+Charmois</text:p>
          </table:table-cell>
        </table:table-row>
        <table:table-row table:style-name="ro1">
          <table:table-cell table:style-name="ce34" office:value-type="string" calcext:value-type="string">
            <text:p>VANDOEUVRE,+Ecole+primaire+Brossolette</text:p>
          </table:table-cell>
        </table:table-row>
        <table:table-row table:style-name="ro1">
          <table:table-cell table:style-name="ce34" office:value-type="string" calcext:value-type="string">
            <text:p>LUDRES,+Ecole+primaire+J+Prévert</text:p>
          </table:table-cell>
        </table:table-row>
        <table:table-row table:style-name="ro1">
          <table:table-cell table:style-name="ce34" office:value-type="string" calcext:value-type="string">
            <text:p>VANDOEUVRE,+Ecole+primaire+Brabois</text:p>
          </table:table-cell>
        </table:table-row>
        <table:table-row table:style-name="ro1">
          <table:table-cell table:style-name="ce34" office:value-type="string" calcext:value-type="string">
            <text:p>VANDOEUVRE,+Ecole+primaire+Bert</text:p>
          </table:table-cell>
        </table:table-row>
        <table:table-row table:style-name="ro1">
          <table:table-cell table:style-name="ce34" office:value-type="string" calcext:value-type="string">
            <text:p>LUDRES,+Ecole+primaire+J.+Prévert</text:p>
          </table:table-cell>
        </table:table-row>
        <table:table-row table:style-name="ro1">
          <table:table-cell table:style-name="ce34" office:value-type="string" calcext:value-type="string">
            <text:p>VANDOEUVRE,+Ecole+primaire+J.+Macé</text:p>
          </table:table-cell>
        </table:table-row>
        <table:table-row table:style-name="ro1">
          <table:table-cell table:style-name="ce34" office:value-type="string" calcext:value-type="string">
            <text:p>VANDOEUVRE,+Ecole+primaire+J.+Pompey</text:p>
          </table:table-cell>
        </table:table-row>
        <table:table-row table:style-name="ro1">
          <table:table-cell table:style-name="ce34" office:value-type="string" calcext:value-type="string">
            <text:p>LUDRES,+Ecole+primaire+P.+Loti</text:p>
          </table:table-cell>
        </table:table-row>
        <table:table-row table:style-name="ro1">
          <table:table-cell table:style-name="ce34" office:value-type="string" calcext:value-type="string">
            <text:p>MAIZIERES,+primaire+Emile+Gallé</text:p>
          </table:table-cell>
        </table:table-row>
        <table:table-row table:style-name="ro1">
          <table:table-cell table:style-name="ce34" office:value-type="string" calcext:value-type="string">
            <text:p>VILLERS+LES+NANCY,+Ecole+primaire+des+Aiguillettes</text:p>
          </table:table-cell>
        </table:table-row>
        <table:table-row table:style-name="ro1">
          <table:table-cell table:style-name="ce34" office:value-type="string" calcext:value-type="string">
            <text:p>VILLERS+LES+NANCY,+Ecole+primaire+des+Aiguillettes</text:p>
          </table:table-cell>
        </table:table-row>
        <table:table-row table:style-name="ro1">
          <table:table-cell table:style-name="ce34" office:value-type="string" calcext:value-type="string">
            <text:p>SEXEY+AUX+FORGES,+ecole+primaire</text:p>
          </table:table-cell>
        </table:table-row>
        <table:table-row table:style-name="ro1">
          <table:table-cell table:style-name="ce34" office:value-type="string" calcext:value-type="string">
            <text:p>VELAINE,+Ecole+primaire</text:p>
          </table:table-cell>
        </table:table-row>
        <table:table-row table:style-name="ro1">
          <table:table-cell table:style-name="ce34" office:value-type="string" calcext:value-type="string">
            <text:p>NEUVES+MAISONS,+Ecole+primaire+E.+Zola</text:p>
          </table:table-cell>
        </table:table-row>
        <table:table-row table:style-name="ro1">
          <table:table-cell table:style-name="ce34" office:value-type="string" calcext:value-type="string">
            <text:p>XIROCOURT,+primaire+du+Madon</text:p>
          </table:table-cell>
        </table:table-row>
        <table:table-row table:style-name="ro1">
          <table:table-cell table:style-name="ce34" office:value-type="string" calcext:value-type="string">
            <text:p>VEZELISE,+maternelle</text:p>
          </table:table-cell>
        </table:table-row>
        <table:table-row table:style-name="ro1">
          <table:table-cell table:style-name="ce34" office:value-type="string" calcext:value-type="string">
            <text:p>VILLERS+LES+NANCY,+ecole+primaire+du+Château</text:p>
          </table:table-cell>
        </table:table-row>
        <table:table-row table:style-name="ro1">
          <table:table-cell table:style-name="ce34" office:value-type="string" calcext:value-type="string">
            <text:p>DIARVILLE,+ecole+primaire</text:p>
          </table:table-cell>
        </table:table-row>
        <table:table-row table:style-name="ro1">
          <table:table-cell table:style-name="ce34" office:value-type="string" calcext:value-type="string">
            <text:p>CHALIGNY,+Ecole+primaire+Banvoie</text:p>
          </table:table-cell>
        </table:table-row>
        <table:table-row table:style-name="ro1">
          <table:table-cell table:style-name="ce34" office:value-type="string" calcext:value-type="string">
            <text:p>VILLERS+LES+NANCY,+Ecole+primaire+A.+Camus</text:p>
          </table:table-cell>
        </table:table-row>
        <table:table-row table:style-name="ro1">
          <table:table-cell table:style-name="ce34" office:value-type="string" calcext:value-type="string">
            <text:p>VILLERS+LES+NANCY,+Ecole+primaire+Camus</text:p>
          </table:table-cell>
        </table:table-row>
        <table:table-row table:style-name="ro1">
          <table:table-cell table:style-name="ce34" office:value-type="string" calcext:value-type="string">
            <text:p>BENNEY,+ecole+primaire</text:p>
          </table:table-cell>
        </table:table-row>
        <table:table-row table:style-name="ro1" table:number-rows-repeated="1048429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3P0" style:volatile="true">
      <number:number number:decimal-places="2" loext:min-decimal-places="2" number:min-integer-digits="1" number:grouping="true"/>
      <number:text> € </number:text>
    </number:number-style>
    <number:number-style style:name="N123P1" style:volatile="true">
      <number:number number:decimal-places="2" loext:min-decimal-places="2" number:min-integer-digits="1" number:grouping="true"/>
      <number:text> € </number:text>
    </number:number-style>
    <number:number-style style:name="N123P2" style:volatile="true">
      <number:text>-</number:text>
      <number:number number:decimal-places="0" loext:min-decimal-places="0" number:min-integer-digits="0"/>
      <number:text>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30">
      <number:number number:decimal-places="1" loext:min-decimal-places="1" number:min-integer-digits="1"/>
    </number:number-style>
    <number:number-style style:name="N131">
      <number:number number:decimal-places="1" loext:min-decimal-places="1" number:min-integer-digits="1" number:grouping="true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5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23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5.51pt" fo:margin-bottom="25.51pt" fo:margin-left="22.71pt" fo:margin-right="22.71pt" style:print-page-order="ttb" style:first-page-number="continue" style:scale-to="49%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 style:data-style-name="N2" text:time-value="17:05:04.1556416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rnu dorothee</meta:initial-creator>
    <meta:print-date>2020-07-07T16:11:05</meta:print-date>
    <meta:creation-date>2020-07-07T15:40:20</meta:creation-date>
    <dc:date>2020-07-09T18:27:07.710847916</dc:date>
    <meta:generator>LibreOffice/6.1.5.2$Linux_X86_64 LibreOffice_project/10$Build-2</meta:generator>
    <meta:editing-duration>PT6H38M5S</meta:editing-duration>
    <meta:editing-cycles>42</meta:editing-cycles>
    <meta:document-statistic meta:table-count="5" meta:cell-count="340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